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7984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0.4138in"/>
    </style:style>
    <style:style style:name="co4" style:family="table-column">
      <style:table-column-properties fo:break-before="auto" style:column-width="0.5236in"/>
    </style:style>
    <style:style style:name="co5" style:family="table-column">
      <style:table-column-properties fo:break-before="auto" style:column-width="0.529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ext-properties fo:color="#0000ff"/>
    </style:style>
    <style:style style:name="ce3" style:family="table-cell" style:parent-style-name="Default" style:data-style-name="N108"/>
    <style:style style:name="ce4" style:family="table-cell" style:parent-style-name="Default">
      <style:text-properties fo:font-weight="bold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6" table:number-columns-repeated="5" table:default-cell-style-name="Default"/>
        <table:table-row table:style-name="ro1">
          <table:table-cell table:style-name="ce1" office:value-type="string" table:number-columns-spanned="11" table:number-rows-spanned="1">
            <text:p>log.300.26-5.menvcorti VS log.120.orsay.txt, poi quelli FAIL! li ho rilanciati con 300s</text:p>
          </table:table-cell>
          <table:covered-table-cell table:number-columns-repeated="10"/>
        </table:table-row>
        <table:table-row table:style-name="ro2">
          <table:table-cell office:value-type="string">
            <text:p>Unsatisfiable/LAT16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]-[.E2]" office:value-type="float" office:value="0">
            <text:p>0.00</text:p>
          </table:table-cell>
          <table:table-cell/>
          <table:table-cell table:formula="oooc:=IF(AND(EXACT([.B2];&quot;OK&quot;);EXACT([.C2];&quot;OK&quot;));&quot;OK&quot;;IF(EXACT([.C2];&quot;OK&quot;);&quot;OK!&quot;;IF(EXACT([.B2];&quot;OK&quot;);&quot;FAIL!&quot;;&quot;...&quot;)))" office:value-type="string" office:string-value="...">
            <text:p>...</text:p>
          </table:table-cell>
          <table:table-cell/>
          <table:table-cell table:style-name="ce4" office:value-type="string">
            <text:p>OK SIA VECCHIO CHE NUOVO: (OK)</text:p>
          </table:table-cell>
          <table:table-cell/>
        </table:table-row>
        <table:table-row table:style-name="ro2">
          <table:table-cell office:value-type="string">
            <text:p>Unsatisfiable/LAT15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]-[.E3]" office:value-type="float" office:value="0">
            <text:p>0.00</text:p>
          </table:table-cell>
          <table:table-cell/>
          <table:table-cell table:formula="oooc:=IF(AND(EXACT([.B3];&quot;OK&quot;);EXACT([.C3];&quot;OK&quot;));&quot;OK&quot;;IF(EXACT([.C3];&quot;OK&quot;);&quot;OK!&quot;;IF(EXACT([.B3];&quot;OK&quot;);&quot;FAIL!&quot;;&quot;...&quot;)))" office:value-type="string" office:string-value="...">
            <text:p>...</text:p>
          </table:table-cell>
          <table:table-cell table:number-columns-repeated="2"/>
          <table:table-cell table:formula="oooc:=COUNTIF([.H2:.H801];&quot;OK&quot;)" office:value-type="float" office:value="442">
            <text:p>442</text:p>
          </table:table-cell>
        </table:table-row>
        <table:table-row table:style-name="ro2">
          <table:table-cell office:value-type="string">
            <text:p>Unsatisfiable/RNG029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]-[.E4]" office:value-type="float" office:value="0">
            <text:p>0.00</text:p>
          </table:table-cell>
          <table:table-cell/>
          <table:table-cell table:formula="oooc:=IF(AND(EXACT([.B4];&quot;OK&quot;);EXACT([.C4];&quot;OK&quot;));&quot;OK&quot;;IF(EXACT([.C4];&quot;OK&quot;);&quot;OK!&quot;;IF(EXACT([.B4];&quot;OK&quot;);&quot;FAIL!&quot;;&quot;...&quot;)))" office:value-type="string" office:string-value="...">
            <text:p>...</text:p>
          </table:table-cell>
          <table:table-cell/>
          <table:table-cell table:style-name="ce4" office:value-type="string">
            <text:p>OK SOLO NUOVO: (OK!)</text:p>
          </table:table-cell>
          <table:table-cell/>
        </table:table-row>
        <table:table-row table:style-name="ro2">
          <table:table-cell office:value-type="string">
            <text:p>Unsatisfiable/GRP170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]-[.E5]" office:value-type="float" office:value="0">
            <text:p>0.00</text:p>
          </table:table-cell>
          <table:table-cell/>
          <table:table-cell table:formula="oooc:=IF(AND(EXACT([.B5];&quot;OK&quot;);EXACT([.C5];&quot;OK&quot;));&quot;OK&quot;;IF(EXACT([.C5];&quot;OK&quot;);&quot;OK!&quot;;IF(EXACT([.B5];&quot;OK&quot;);&quot;FAIL!&quot;;&quot;...&quot;)))" office:value-type="string" office:string-value="...">
            <text:p>...</text:p>
          </table:table-cell>
          <table:table-cell table:number-columns-repeated="2"/>
          <table:table-cell table:formula="oooc:=COUNTIF([.H2:.H801];&quot;OK!&quot;)" office:value-type="float" office:value="9">
            <text:p>9</text:p>
          </table:table-cell>
        </table:table-row>
        <table:table-row table:style-name="ro2">
          <table:table-cell office:value-type="string">
            <text:p>Unsatisfiable/COL02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]-[.E6]" office:value-type="float" office:value="0">
            <text:p>0.00</text:p>
          </table:table-cell>
          <table:table-cell/>
          <table:table-cell table:formula="oooc:=IF(AND(EXACT([.B6];&quot;OK&quot;);EXACT([.C6];&quot;OK&quot;));&quot;OK&quot;;IF(EXACT([.C6];&quot;OK&quot;);&quot;OK!&quot;;IF(EXACT([.B6];&quot;OK&quot;);&quot;FAIL!&quot;;&quot;...&quot;)))" office:value-type="string" office:string-value="...">
            <text:p>...</text:p>
          </table:table-cell>
          <table:table-cell/>
          <table:table-cell table:style-name="ce4" office:value-type="string">
            <text:p>FALLITI NEL NUOVO MA NON NEL VECCHIO: (FAIL!)</text:p>
          </table:table-cell>
          <table:table-cell/>
        </table:table-row>
        <table:table-row table:style-name="ro2">
          <table:table-cell office:value-type="string">
            <text:p>Unsatisfiable/LAT16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]-[.E7]" office:value-type="float" office:value="0">
            <text:p>0.00</text:p>
          </table:table-cell>
          <table:table-cell/>
          <table:table-cell table:formula="oooc:=IF(AND(EXACT([.B7];&quot;OK&quot;);EXACT([.C7];&quot;OK&quot;));&quot;OK&quot;;IF(EXACT([.C7];&quot;OK&quot;);&quot;OK!&quot;;IF(EXACT([.B7];&quot;OK&quot;);&quot;FAIL!&quot;;&quot;...&quot;)))" office:value-type="string" office:string-value="...">
            <text:p>...</text:p>
          </table:table-cell>
          <table:table-cell table:number-columns-repeated="2"/>
          <table:table-cell table:formula="oooc:=COUNTIF([.H2:.H801];&quot;FAIL!&quot;)" office:value-type="float" office:value="18">
            <text:p>18</text:p>
          </table:table-cell>
        </table:table-row>
        <table:table-row table:style-name="ro2">
          <table:table-cell office:value-type="string">
            <text:p>Unsatisfiable/COL006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]-[.E8]" office:value-type="float" office:value="0">
            <text:p>0.00</text:p>
          </table:table-cell>
          <table:table-cell/>
          <table:table-cell table:formula="oooc:=IF(AND(EXACT([.B8];&quot;OK&quot;);EXACT([.C8];&quot;OK&quot;));&quot;OK&quot;;IF(EXACT([.C8];&quot;OK&quot;);&quot;OK!&quot;;IF(EXACT([.B8];&quot;OK&quot;);&quot;FAIL!&quot;;&quot;...&quot;)))" office:value-type="string" office:string-value="...">
            <text:p>...</text:p>
          </table:table-cell>
          <table:table-cell/>
          <table:table-cell table:style-name="ce4" office:value-type="string">
            <text:p>FALLITI SIA NUOVO CHE VECCHIO: (...)</text:p>
          </table:table-cell>
          <table:table-cell/>
        </table:table-row>
        <table:table-row table:style-name="ro2">
          <table:table-cell office:value-type="string">
            <text:p>Unsatisfiable/LAT15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]-[.E9]" office:value-type="float" office:value="0">
            <text:p>0.00</text:p>
          </table:table-cell>
          <table:table-cell/>
          <table:table-cell table:formula="oooc:=IF(AND(EXACT([.B9];&quot;OK&quot;);EXACT([.C9];&quot;OK&quot;));&quot;OK&quot;;IF(EXACT([.C9];&quot;OK&quot;);&quot;OK!&quot;;IF(EXACT([.B9];&quot;OK&quot;);&quot;FAIL!&quot;;&quot;...&quot;)))" office:value-type="string" office:string-value="...">
            <text:p>...</text:p>
          </table:table-cell>
          <table:table-cell table:number-columns-repeated="2"/>
          <table:table-cell table:formula="oooc:=COUNTIF([.H2:.H8041];&quot;...&quot;)" office:value-type="float" office:value="238">
            <text:p>238</text:p>
          </table:table-cell>
        </table:table-row>
        <table:table-row table:style-name="ro2">
          <table:table-cell office:value-type="string">
            <text:p>Unsatisfiable/COL02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]-[.E10]" office:value-type="float" office:value="0">
            <text:p>0.00</text:p>
          </table:table-cell>
          <table:table-cell/>
          <table:table-cell table:formula="oooc:=IF(AND(EXACT([.B10];&quot;OK&quot;);EXACT([.C10];&quot;OK&quot;));&quot;OK&quot;;IF(EXACT([.C10];&quot;OK&quot;);&quot;OK!&quot;;IF(EXACT([.B10];&quot;OK&quot;);&quot;FAIL!&quot;;&quot;...&quot;)))" office:value-type="string" office:string-value="...">
            <text:p>...</text:p>
          </table:table-cell>
          <table:table-cell/>
          <table:table-cell table:style-name="ce4" office:value-type="string">
            <text:p>PIU VELOCI NEL NUOVO</text:p>
          </table:table-cell>
          <table:table-cell/>
        </table:table-row>
        <table:table-row table:style-name="ro2">
          <table:table-cell office:value-type="string">
            <text:p>Unsatisfiable/LAT08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]-[.E11]" office:value-type="float" office:value="0">
            <text:p>0.00</text:p>
          </table:table-cell>
          <table:table-cell/>
          <table:table-cell table:formula="oooc:=IF(AND(EXACT([.B11];&quot;OK&quot;);EXACT([.C11];&quot;OK&quot;));&quot;OK&quot;;IF(EXACT([.C11];&quot;OK&quot;);&quot;OK!&quot;;IF(EXACT([.B11];&quot;OK&quot;);&quot;FAIL!&quot;;&quot;...&quot;)))" office:value-type="string" office:string-value="...">
            <text:p>...</text:p>
          </table:table-cell>
          <table:table-cell table:number-columns-repeated="2"/>
          <table:table-cell table:formula="oooc:=COUNTIF([.F2:.F801];&quot;&gt;0&quot;)" office:value-type="float" office:value="129">
            <text:p>129</text:p>
          </table:table-cell>
        </table:table-row>
        <table:table-row table:style-name="ro2">
          <table:table-cell office:value-type="string">
            <text:p>Unsatisfiable/LAT07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]-[.E12]" office:value-type="float" office:value="0">
            <text:p>0.00</text:p>
          </table:table-cell>
          <table:table-cell/>
          <table:table-cell table:formula="oooc:=IF(AND(EXACT([.B12];&quot;OK&quot;);EXACT([.C12];&quot;OK&quot;));&quot;OK&quot;;IF(EXACT([.C12];&quot;OK&quot;);&quot;OK!&quot;;IF(EXACT([.B12];&quot;OK&quot;);&quot;FAIL!&quot;;&quot;...&quot;)))" office:value-type="string" office:string-value="...">
            <text:p>...</text:p>
          </table:table-cell>
          <table:table-cell/>
          <table:table-cell table:style-name="ce4" office:value-type="string">
            <text:p>PIU LENTI NEL NUOVO</text:p>
          </table:table-cell>
          <table:table-cell/>
        </table:table-row>
        <table:table-row table:style-name="ro2">
          <table:table-cell office:value-type="string">
            <text:p>Unsatisfiable/RNG027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]-[.E13]" office:value-type="float" office:value="0">
            <text:p>0.00</text:p>
          </table:table-cell>
          <table:table-cell/>
          <table:table-cell table:formula="oooc:=IF(AND(EXACT([.B13];&quot;OK&quot;);EXACT([.C13];&quot;OK&quot;));&quot;OK&quot;;IF(EXACT([.C13];&quot;OK&quot;);&quot;OK!&quot;;IF(EXACT([.B13];&quot;OK&quot;);&quot;FAIL!&quot;;&quot;...&quot;)))" office:value-type="string" office:string-value="...">
            <text:p>...</text:p>
          </table:table-cell>
          <table:table-cell table:number-columns-repeated="2"/>
          <table:table-cell table:formula="oooc:=COUNTIF([.F2:.F801];&quot;&lt;0&quot;)" office:value-type="float" office:value="171">
            <text:p>171</text:p>
          </table:table-cell>
        </table:table-row>
        <table:table-row table:style-name="ro3">
          <table:table-cell office:value-type="string">
            <text:p>Unsatisfiable/COL04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]-[.E14]" office:value-type="float" office:value="0">
            <text:p>0.00</text:p>
          </table:table-cell>
          <table:table-cell/>
          <table:table-cell table:formula="oooc:=IF(AND(EXACT([.B14];&quot;OK&quot;);EXACT([.C14];&quot;OK&quot;));&quot;OK&quot;;IF(EXACT([.C14];&quot;OK&quot;);&quot;OK!&quot;;IF(EXACT([.B14];&quot;OK&quot;);&quot;FAIL!&quot;;&quot;...&quot;)))" office:value-type="string" office:string-value="...">
            <text:p>...</text:p>
          </table:table-cell>
          <table:table-cell/>
          <table:table-cell table:style-name="ce4" office:value-type="string">
            <text:p>tempo per fare gli OK in ore</text:p>
          </table:table-cell>
          <table:table-cell table:style-name="ce4"/>
        </table:table-row>
        <table:table-row table:style-name="ro2">
          <table:table-cell office:value-type="string">
            <text:p>Unsatisfiable/COL04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]-[.E15]" office:value-type="float" office:value="0">
            <text:p>0.00</text:p>
          </table:table-cell>
          <table:table-cell/>
          <table:table-cell table:formula="oooc:=IF(AND(EXACT([.B15];&quot;OK&quot;);EXACT([.C15];&quot;OK&quot;));&quot;OK&quot;;IF(EXACT([.C15];&quot;OK&quot;);&quot;OK!&quot;;IF(EXACT([.B15];&quot;OK&quot;);&quot;FAIL!&quot;;&quot;...&quot;)))" office:value-type="string" office:string-value="...">
            <text:p>...</text:p>
          </table:table-cell>
          <table:table-cell/>
          <table:table-cell office:value-type="string">
            <text:p>VECCHIO:</text:p>
          </table:table-cell>
          <table:table-cell office:value-type="string">
            <text:p>NUOVO:</text:p>
          </table:table-cell>
        </table:table-row>
        <table:table-row table:style-name="ro2">
          <table:table-cell office:value-type="string">
            <text:p>Unsatisfiable/ROB00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]-[.E16]" office:value-type="float" office:value="0">
            <text:p>0.00</text:p>
          </table:table-cell>
          <table:table-cell/>
          <table:table-cell table:formula="oooc:=IF(AND(EXACT([.B16];&quot;OK&quot;);EXACT([.C16];&quot;OK&quot;));&quot;OK&quot;;IF(EXACT([.C16];&quot;OK&quot;);&quot;OK!&quot;;IF(EXACT([.B16];&quot;OK&quot;);&quot;FAIL!&quot;;&quot;...&quot;)))" office:value-type="string" office:string-value="...">
            <text:p>...</text:p>
          </table:table-cell>
          <table:table-cell/>
          <table:table-cell table:style-name="ce4" table:formula="oooc:=SUM([.D1:.D699])/3600" office:value-type="float" office:value="2.46748611111112">
            <text:p>2.47</text:p>
          </table:table-cell>
          <table:table-cell table:style-name="ce4" table:formula="oooc:=SUM([.E1:.E699])/3600" office:value-type="float" office:value="2.01426388888889">
            <text:p>2.01</text:p>
          </table:table-cell>
        </table:table-row>
        <table:table-row table:style-name="ro2">
          <table:table-cell office:value-type="string">
            <text:p>Unsatisfiable/LAT13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]-[.E17]" office:value-type="float" office:value="0">
            <text:p>0.00</text:p>
          </table:table-cell>
          <table:table-cell/>
          <table:table-cell table:formula="oooc:=IF(AND(EXACT([.B17];&quot;OK&quot;);EXACT([.C17];&quot;OK&quot;));&quot;OK&quot;;IF(EXACT([.C17];&quot;OK&quot;);&quot;OK!&quot;;IF(EXACT([.B1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]-[.E18]" office:value-type="float" office:value="0">
            <text:p>0.00</text:p>
          </table:table-cell>
          <table:table-cell/>
          <table:table-cell table:formula="oooc:=IF(AND(EXACT([.B18];&quot;OK&quot;);EXACT([.C18];&quot;OK&quot;));&quot;OK&quot;;IF(EXACT([.C18];&quot;OK&quot;);&quot;OK!&quot;;IF(EXACT([.B1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]-[.E19]" office:value-type="float" office:value="0">
            <text:p>0.00</text:p>
          </table:table-cell>
          <table:table-cell/>
          <table:table-cell table:formula="oooc:=IF(AND(EXACT([.B19];&quot;OK&quot;);EXACT([.C19];&quot;OK&quot;));&quot;OK&quot;;IF(EXACT([.C19];&quot;OK&quot;);&quot;OK!&quot;;IF(EXACT([.B1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]-[.E20]" office:value-type="float" office:value="0">
            <text:p>0.00</text:p>
          </table:table-cell>
          <table:table-cell/>
          <table:table-cell table:formula="oooc:=IF(AND(EXACT([.B20];&quot;OK&quot;);EXACT([.C20];&quot;OK&quot;));&quot;OK&quot;;IF(EXACT([.C20];&quot;OK&quot;);&quot;OK!&quot;;IF(EXACT([.B2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8-9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]-[.E21]" office:value-type="float" office:value="0">
            <text:p>0.00</text:p>
          </table:table-cell>
          <table:table-cell/>
          <table:table-cell table:formula="oooc:=IF(AND(EXACT([.B21];&quot;OK&quot;);EXACT([.C21];&quot;OK&quot;));&quot;OK&quot;;IF(EXACT([.C21];&quot;OK&quot;);&quot;OK!&quot;;IF(EXACT([.B2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19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]-[.E22]" office:value-type="float" office:value="0">
            <text:p>0.00</text:p>
          </table:table-cell>
          <table:table-cell/>
          <table:table-cell table:formula="oooc:=IF(AND(EXACT([.B22];&quot;OK&quot;);EXACT([.C22];&quot;OK&quot;));&quot;OK&quot;;IF(EXACT([.C22];&quot;OK&quot;);&quot;OK!&quot;;IF(EXACT([.B2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3]-[.E23]" office:value-type="float" office:value="0">
            <text:p>0.00</text:p>
          </table:table-cell>
          <table:table-cell/>
          <table:table-cell table:formula="oooc:=IF(AND(EXACT([.B23];&quot;OK&quot;);EXACT([.C23];&quot;OK&quot;));&quot;OK&quot;;IF(EXACT([.C23];&quot;OK&quot;);&quot;OK!&quot;;IF(EXACT([.B2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5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4]-[.E24]" office:value-type="float" office:value="0">
            <text:p>0.00</text:p>
          </table:table-cell>
          <table:table-cell/>
          <table:table-cell table:formula="oooc:=IF(AND(EXACT([.B24];&quot;OK&quot;);EXACT([.C24];&quot;OK&quot;));&quot;OK&quot;;IF(EXACT([.C24];&quot;OK&quot;);&quot;OK!&quot;;IF(EXACT([.B2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OB006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5]-[.E25]" office:value-type="float" office:value="0">
            <text:p>0.00</text:p>
          </table:table-cell>
          <table:table-cell/>
          <table:table-cell table:formula="oooc:=IF(AND(EXACT([.B25];&quot;OK&quot;);EXACT([.C25];&quot;OK&quot;));&quot;OK&quot;;IF(EXACT([.C25];&quot;OK&quot;);&quot;OK!&quot;;IF(EXACT([.B2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5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6]-[.E26]" office:value-type="float" office:value="0">
            <text:p>0.00</text:p>
          </table:table-cell>
          <table:table-cell/>
          <table:table-cell table:formula="oooc:=IF(AND(EXACT([.B26];&quot;OK&quot;);EXACT([.C26];&quot;OK&quot;));&quot;OK&quot;;IF(EXACT([.C26];&quot;OK&quot;);&quot;OK!&quot;;IF(EXACT([.B2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4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7]-[.E27]" office:value-type="float" office:value="0">
            <text:p>0.00</text:p>
          </table:table-cell>
          <table:table-cell/>
          <table:table-cell table:formula="oooc:=IF(AND(EXACT([.B27];&quot;OK&quot;);EXACT([.C27];&quot;OK&quot;));&quot;OK&quot;;IF(EXACT([.C27];&quot;OK&quot;);&quot;OK!&quot;;IF(EXACT([.B2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OB00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8]-[.E28]" office:value-type="float" office:value="0">
            <text:p>0.00</text:p>
          </table:table-cell>
          <table:table-cell/>
          <table:table-cell table:formula="oooc:=IF(AND(EXACT([.B28];&quot;OK&quot;);EXACT([.C28];&quot;OK&quot;));&quot;OK&quot;;IF(EXACT([.C28];&quot;OK&quot;);&quot;OK!&quot;;IF(EXACT([.B2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7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9]-[.E29]" office:value-type="float" office:value="0">
            <text:p>0.00</text:p>
          </table:table-cell>
          <table:table-cell/>
          <table:table-cell table:formula="oooc:=IF(AND(EXACT([.B29];&quot;OK&quot;);EXACT([.C29];&quot;OK&quot;));&quot;OK&quot;;IF(EXACT([.C29];&quot;OK&quot;);&quot;OK!&quot;;IF(EXACT([.B2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0]-[.E30]" office:value-type="float" office:value="0">
            <text:p>0.00</text:p>
          </table:table-cell>
          <table:table-cell/>
          <table:table-cell table:formula="oooc:=IF(AND(EXACT([.B30];&quot;OK&quot;);EXACT([.C30];&quot;OK&quot;));&quot;OK&quot;;IF(EXACT([.C30];&quot;OK&quot;);&quot;OK!&quot;;IF(EXACT([.B3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1]-[.E31]" office:value-type="float" office:value="0">
            <text:p>0.00</text:p>
          </table:table-cell>
          <table:table-cell/>
          <table:table-cell table:formula="oooc:=IF(AND(EXACT([.B31];&quot;OK&quot;);EXACT([.C31];&quot;OK&quot;));&quot;OK&quot;;IF(EXACT([.C31];&quot;OK&quot;);&quot;OK!&quot;;IF(EXACT([.B3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3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2]-[.E32]" office:value-type="float" office:value="0">
            <text:p>0.00</text:p>
          </table:table-cell>
          <table:table-cell/>
          <table:table-cell table:formula="oooc:=IF(AND(EXACT([.B32];&quot;OK&quot;);EXACT([.C32];&quot;OK&quot;));&quot;OK&quot;;IF(EXACT([.C32];&quot;OK&quot;);&quot;OK!&quot;;IF(EXACT([.B3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0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3]-[.E33]" office:value-type="float" office:value="0">
            <text:p>0.00</text:p>
          </table:table-cell>
          <table:table-cell/>
          <table:table-cell table:formula="oooc:=IF(AND(EXACT([.B33];&quot;OK&quot;);EXACT([.C33];&quot;OK&quot;));&quot;OK&quot;;IF(EXACT([.C33];&quot;OK&quot;);&quot;OK!&quot;;IF(EXACT([.B3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4]-[.E34]" office:value-type="float" office:value="0">
            <text:p>0.00</text:p>
          </table:table-cell>
          <table:table-cell/>
          <table:table-cell table:formula="oooc:=IF(AND(EXACT([.B34];&quot;OK&quot;);EXACT([.C34];&quot;OK&quot;));&quot;OK&quot;;IF(EXACT([.C34];&quot;OK&quot;);&quot;OK!&quot;;IF(EXACT([.B3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5]-[.E35]" office:value-type="float" office:value="0">
            <text:p>0.00</text:p>
          </table:table-cell>
          <table:table-cell/>
          <table:table-cell table:formula="oooc:=IF(AND(EXACT([.B35];&quot;OK&quot;);EXACT([.C35];&quot;OK&quot;));&quot;OK&quot;;IF(EXACT([.C35];&quot;OK&quot;);&quot;OK!&quot;;IF(EXACT([.B3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4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6]-[.E36]" office:value-type="float" office:value="0">
            <text:p>0.00</text:p>
          </table:table-cell>
          <table:table-cell/>
          <table:table-cell table:formula="oooc:=IF(AND(EXACT([.B36];&quot;OK&quot;);EXACT([.C36];&quot;OK&quot;));&quot;OK&quot;;IF(EXACT([.C36];&quot;OK&quot;);&quot;OK!&quot;;IF(EXACT([.B3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6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7]-[.E37]" office:value-type="float" office:value="0">
            <text:p>0.00</text:p>
          </table:table-cell>
          <table:table-cell/>
          <table:table-cell table:formula="oooc:=IF(AND(EXACT([.B37];&quot;OK&quot;);EXACT([.C37];&quot;OK&quot;));&quot;OK&quot;;IF(EXACT([.C37];&quot;OK&quot;);&quot;OK!&quot;;IF(EXACT([.B3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CL13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8]-[.E38]" office:value-type="float" office:value="0">
            <text:p>0.00</text:p>
          </table:table-cell>
          <table:table-cell/>
          <table:table-cell table:formula="oooc:=IF(AND(EXACT([.B38];&quot;OK&quot;);EXACT([.C38];&quot;OK&quot;));&quot;OK&quot;;IF(EXACT([.C38];&quot;OK&quot;);&quot;OK!&quot;;IF(EXACT([.B3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2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9]-[.E39]" office:value-type="float" office:value="0">
            <text:p>0.00</text:p>
          </table:table-cell>
          <table:table-cell/>
          <table:table-cell table:formula="oooc:=IF(AND(EXACT([.B39];&quot;OK&quot;);EXACT([.C39];&quot;OK&quot;));&quot;OK&quot;;IF(EXACT([.C39];&quot;OK&quot;);&quot;OK!&quot;;IF(EXACT([.B3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09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0]-[.E40]" office:value-type="float" office:value="0">
            <text:p>0.00</text:p>
          </table:table-cell>
          <table:table-cell/>
          <table:table-cell table:formula="oooc:=IF(AND(EXACT([.B40];&quot;OK&quot;);EXACT([.C40];&quot;OK&quot;));&quot;OK&quot;;IF(EXACT([.C40];&quot;OK&quot;);&quot;OK!&quot;;IF(EXACT([.B4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1]-[.E41]" office:value-type="float" office:value="0">
            <text:p>0.00</text:p>
          </table:table-cell>
          <table:table-cell/>
          <table:table-cell table:formula="oooc:=IF(AND(EXACT([.B41];&quot;OK&quot;);EXACT([.C41];&quot;OK&quot;));&quot;OK&quot;;IF(EXACT([.C41];&quot;OK&quot;);&quot;OK!&quot;;IF(EXACT([.B4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3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2]-[.E42]" office:value-type="float" office:value="0">
            <text:p>0.00</text:p>
          </table:table-cell>
          <table:table-cell/>
          <table:table-cell table:formula="oooc:=IF(AND(EXACT([.B42];&quot;OK&quot;);EXACT([.C42];&quot;OK&quot;));&quot;OK&quot;;IF(EXACT([.C42];&quot;OK&quot;);&quot;OK!&quot;;IF(EXACT([.B4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0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3]-[.E43]" office:value-type="float" office:value="0">
            <text:p>0.00</text:p>
          </table:table-cell>
          <table:table-cell/>
          <table:table-cell table:formula="oooc:=IF(AND(EXACT([.B43];&quot;OK&quot;);EXACT([.C43];&quot;OK&quot;));&quot;OK&quot;;IF(EXACT([.C43];&quot;OK&quot;);&quot;OK!&quot;;IF(EXACT([.B4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4]-[.E44]" office:value-type="float" office:value="0">
            <text:p>0.00</text:p>
          </table:table-cell>
          <table:table-cell/>
          <table:table-cell table:formula="oooc:=IF(AND(EXACT([.B44];&quot;OK&quot;);EXACT([.C44];&quot;OK&quot;));&quot;OK&quot;;IF(EXACT([.C44];&quot;OK&quot;);&quot;OK!&quot;;IF(EXACT([.B4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7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5]-[.E45]" office:value-type="float" office:value="0">
            <text:p>0.00</text:p>
          </table:table-cell>
          <table:table-cell/>
          <table:table-cell table:formula="oooc:=IF(AND(EXACT([.B45];&quot;OK&quot;);EXACT([.C45];&quot;OK&quot;));&quot;OK&quot;;IF(EXACT([.C45];&quot;OK&quot;);&quot;OK!&quot;;IF(EXACT([.B4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6]-[.E46]" office:value-type="float" office:value="0">
            <text:p>0.00</text:p>
          </table:table-cell>
          <table:table-cell/>
          <table:table-cell table:formula="oooc:=IF(AND(EXACT([.B46];&quot;OK&quot;);EXACT([.C46];&quot;OK&quot;));&quot;OK&quot;;IF(EXACT([.C46];&quot;OK&quot;);&quot;OK!&quot;;IF(EXACT([.B4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7]-[.E47]" office:value-type="float" office:value="0">
            <text:p>0.00</text:p>
          </table:table-cell>
          <table:table-cell/>
          <table:table-cell table:formula="oooc:=IF(AND(EXACT([.B47];&quot;OK&quot;);EXACT([.C47];&quot;OK&quot;));&quot;OK&quot;;IF(EXACT([.C47];&quot;OK&quot;);&quot;OK!&quot;;IF(EXACT([.B4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8]-[.E48]" office:value-type="float" office:value="0">
            <text:p>0.00</text:p>
          </table:table-cell>
          <table:table-cell/>
          <table:table-cell table:formula="oooc:=IF(AND(EXACT([.B48];&quot;OK&quot;);EXACT([.C48];&quot;OK&quot;));&quot;OK&quot;;IF(EXACT([.C48];&quot;OK&quot;);&quot;OK!&quot;;IF(EXACT([.B4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1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9]-[.E49]" office:value-type="float" office:value="0">
            <text:p>0.00</text:p>
          </table:table-cell>
          <table:table-cell/>
          <table:table-cell table:formula="oooc:=IF(AND(EXACT([.B49];&quot;OK&quot;);EXACT([.C49];&quot;OK&quot;));&quot;OK&quot;;IF(EXACT([.C49];&quot;OK&quot;);&quot;OK!&quot;;IF(EXACT([.B4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0]-[.E50]" office:value-type="float" office:value="0">
            <text:p>0.00</text:p>
          </table:table-cell>
          <table:table-cell/>
          <table:table-cell table:formula="oooc:=IF(AND(EXACT([.B50];&quot;OK&quot;);EXACT([.C50];&quot;OK&quot;));&quot;OK&quot;;IF(EXACT([.C50];&quot;OK&quot;);&quot;OK!&quot;;IF(EXACT([.B5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1]-[.E51]" office:value-type="float" office:value="0">
            <text:p>0.00</text:p>
          </table:table-cell>
          <table:table-cell/>
          <table:table-cell table:formula="oooc:=IF(AND(EXACT([.B51];&quot;OK&quot;);EXACT([.C51];&quot;OK&quot;));&quot;OK&quot;;IF(EXACT([.C51];&quot;OK&quot;);&quot;OK!&quot;;IF(EXACT([.B5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7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2]-[.E52]" office:value-type="float" office:value="0">
            <text:p>0.00</text:p>
          </table:table-cell>
          <table:table-cell/>
          <table:table-cell table:formula="oooc:=IF(AND(EXACT([.B52];&quot;OK&quot;);EXACT([.C52];&quot;OK&quot;));&quot;OK&quot;;IF(EXACT([.C52];&quot;OK&quot;);&quot;OK!&quot;;IF(EXACT([.B5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3]-[.E53]" office:value-type="float" office:value="0">
            <text:p>0.00</text:p>
          </table:table-cell>
          <table:table-cell/>
          <table:table-cell table:formula="oooc:=IF(AND(EXACT([.B53];&quot;OK&quot;);EXACT([.C53];&quot;OK&quot;));&quot;OK&quot;;IF(EXACT([.C53];&quot;OK&quot;);&quot;OK!&quot;;IF(EXACT([.B5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4]-[.E54]" office:value-type="float" office:value="0">
            <text:p>0.00</text:p>
          </table:table-cell>
          <table:table-cell/>
          <table:table-cell table:formula="oooc:=IF(AND(EXACT([.B54];&quot;OK&quot;);EXACT([.C54];&quot;OK&quot;));&quot;OK&quot;;IF(EXACT([.C54];&quot;OK&quot;);&quot;OK!&quot;;IF(EXACT([.B5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2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5]-[.E55]" office:value-type="float" office:value="0">
            <text:p>0.00</text:p>
          </table:table-cell>
          <table:table-cell/>
          <table:table-cell table:formula="oooc:=IF(AND(EXACT([.B55];&quot;OK&quot;);EXACT([.C55];&quot;OK&quot;));&quot;OK&quot;;IF(EXACT([.C55];&quot;OK&quot;);&quot;OK!&quot;;IF(EXACT([.B5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5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6]-[.E56]" office:value-type="float" office:value="0">
            <text:p>0.00</text:p>
          </table:table-cell>
          <table:table-cell/>
          <table:table-cell table:formula="oooc:=IF(AND(EXACT([.B56];&quot;OK&quot;);EXACT([.C56];&quot;OK&quot;));&quot;OK&quot;;IF(EXACT([.C56];&quot;OK&quot;);&quot;OK!&quot;;IF(EXACT([.B5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7]-[.E57]" office:value-type="float" office:value="0">
            <text:p>0.00</text:p>
          </table:table-cell>
          <table:table-cell/>
          <table:table-cell table:formula="oooc:=IF(AND(EXACT([.B57];&quot;OK&quot;);EXACT([.C57];&quot;OK&quot;));&quot;OK&quot;;IF(EXACT([.C57];&quot;OK&quot;);&quot;OK!&quot;;IF(EXACT([.B5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2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8]-[.E58]" office:value-type="float" office:value="0">
            <text:p>0.00</text:p>
          </table:table-cell>
          <table:table-cell/>
          <table:table-cell table:formula="oooc:=IF(AND(EXACT([.B58];&quot;OK&quot;);EXACT([.C58];&quot;OK&quot;));&quot;OK&quot;;IF(EXACT([.C58];&quot;OK&quot;);&quot;OK!&quot;;IF(EXACT([.B5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9]-[.E59]" office:value-type="float" office:value="0">
            <text:p>0.00</text:p>
          </table:table-cell>
          <table:table-cell/>
          <table:table-cell table:formula="oooc:=IF(AND(EXACT([.B59];&quot;OK&quot;);EXACT([.C59];&quot;OK&quot;));&quot;OK&quot;;IF(EXACT([.C59];&quot;OK&quot;);&quot;OK!&quot;;IF(EXACT([.B5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20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0]-[.E60]" office:value-type="float" office:value="0">
            <text:p>0.00</text:p>
          </table:table-cell>
          <table:table-cell/>
          <table:table-cell table:formula="oooc:=IF(AND(EXACT([.B60];&quot;OK&quot;);EXACT([.C60];&quot;OK&quot;));&quot;OK&quot;;IF(EXACT([.C60];&quot;OK&quot;);&quot;OK!&quot;;IF(EXACT([.B6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1]-[.E61]" office:value-type="float" office:value="0">
            <text:p>0.00</text:p>
          </table:table-cell>
          <table:table-cell/>
          <table:table-cell table:formula="oooc:=IF(AND(EXACT([.B61];&quot;OK&quot;);EXACT([.C61];&quot;OK&quot;));&quot;OK&quot;;IF(EXACT([.C61];&quot;OK&quot;);&quot;OK!&quot;;IF(EXACT([.B6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6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2]-[.E62]" office:value-type="float" office:value="0">
            <text:p>0.00</text:p>
          </table:table-cell>
          <table:table-cell/>
          <table:table-cell table:formula="oooc:=IF(AND(EXACT([.B62];&quot;OK&quot;);EXACT([.C62];&quot;OK&quot;));&quot;OK&quot;;IF(EXACT([.C62];&quot;OK&quot;);&quot;OK!&quot;;IF(EXACT([.B6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7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3]-[.E63]" office:value-type="float" office:value="0">
            <text:p>0.00</text:p>
          </table:table-cell>
          <table:table-cell/>
          <table:table-cell table:formula="oooc:=IF(AND(EXACT([.B63];&quot;OK&quot;);EXACT([.C63];&quot;OK&quot;));&quot;OK&quot;;IF(EXACT([.C63];&quot;OK&quot;);&quot;OK!&quot;;IF(EXACT([.B6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9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4]-[.E64]" office:value-type="float" office:value="0">
            <text:p>0.00</text:p>
          </table:table-cell>
          <table:table-cell/>
          <table:table-cell table:formula="oooc:=IF(AND(EXACT([.B64];&quot;OK&quot;);EXACT([.C64];&quot;OK&quot;));&quot;OK&quot;;IF(EXACT([.C64];&quot;OK&quot;);&quot;OK!&quot;;IF(EXACT([.B6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6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5]-[.E65]" office:value-type="float" office:value="0">
            <text:p>0.00</text:p>
          </table:table-cell>
          <table:table-cell/>
          <table:table-cell table:formula="oooc:=IF(AND(EXACT([.B65];&quot;OK&quot;);EXACT([.C65];&quot;OK&quot;));&quot;OK&quot;;IF(EXACT([.C65];&quot;OK&quot;);&quot;OK!&quot;;IF(EXACT([.B6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2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6]-[.E66]" office:value-type="float" office:value="0">
            <text:p>0.00</text:p>
          </table:table-cell>
          <table:table-cell/>
          <table:table-cell table:formula="oooc:=IF(AND(EXACT([.B66];&quot;OK&quot;);EXACT([.C66];&quot;OK&quot;));&quot;OK&quot;;IF(EXACT([.C66];&quot;OK&quot;);&quot;OK!&quot;;IF(EXACT([.B6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7]-[.E67]" office:value-type="float" office:value="0">
            <text:p>0.00</text:p>
          </table:table-cell>
          <table:table-cell/>
          <table:table-cell table:formula="oooc:=IF(AND(EXACT([.B67];&quot;OK&quot;);EXACT([.C67];&quot;OK&quot;));&quot;OK&quot;;IF(EXACT([.C67];&quot;OK&quot;);&quot;OK!&quot;;IF(EXACT([.B6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8]-[.E68]" office:value-type="float" office:value="0">
            <text:p>0.00</text:p>
          </table:table-cell>
          <table:table-cell/>
          <table:table-cell table:formula="oooc:=IF(AND(EXACT([.B68];&quot;OK&quot;);EXACT([.C68];&quot;OK&quot;));&quot;OK&quot;;IF(EXACT([.C68];&quot;OK&quot;);&quot;OK!&quot;;IF(EXACT([.B6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9]-[.E69]" office:value-type="float" office:value="0">
            <text:p>0.00</text:p>
          </table:table-cell>
          <table:table-cell/>
          <table:table-cell table:formula="oooc:=IF(AND(EXACT([.B69];&quot;OK&quot;);EXACT([.C69];&quot;OK&quot;));&quot;OK&quot;;IF(EXACT([.C69];&quot;OK&quot;);&quot;OK!&quot;;IF(EXACT([.B6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0]-[.E70]" office:value-type="float" office:value="0">
            <text:p>0.00</text:p>
          </table:table-cell>
          <table:table-cell/>
          <table:table-cell table:formula="oooc:=IF(AND(EXACT([.B70];&quot;OK&quot;);EXACT([.C70];&quot;OK&quot;));&quot;OK&quot;;IF(EXACT([.C70];&quot;OK&quot;);&quot;OK!&quot;;IF(EXACT([.B7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1]-[.E71]" office:value-type="float" office:value="0">
            <text:p>0.00</text:p>
          </table:table-cell>
          <table:table-cell/>
          <table:table-cell table:formula="oooc:=IF(AND(EXACT([.B71];&quot;OK&quot;);EXACT([.C71];&quot;OK&quot;));&quot;OK&quot;;IF(EXACT([.C71];&quot;OK&quot;);&quot;OK!&quot;;IF(EXACT([.B7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2]-[.E72]" office:value-type="float" office:value="0">
            <text:p>0.00</text:p>
          </table:table-cell>
          <table:table-cell/>
          <table:table-cell table:formula="oooc:=IF(AND(EXACT([.B72];&quot;OK&quot;);EXACT([.C72];&quot;OK&quot;));&quot;OK&quot;;IF(EXACT([.C72];&quot;OK&quot;);&quot;OK!&quot;;IF(EXACT([.B7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01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3]-[.E73]" office:value-type="float" office:value="0">
            <text:p>0.00</text:p>
          </table:table-cell>
          <table:table-cell/>
          <table:table-cell table:formula="oooc:=IF(AND(EXACT([.B73];&quot;OK&quot;);EXACT([.C73];&quot;OK&quot;));&quot;OK&quot;;IF(EXACT([.C73];&quot;OK&quot;);&quot;OK!&quot;;IF(EXACT([.B7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OB02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4]-[.E74]" office:value-type="float" office:value="0">
            <text:p>0.00</text:p>
          </table:table-cell>
          <table:table-cell/>
          <table:table-cell table:formula="oooc:=IF(AND(EXACT([.B74];&quot;OK&quot;);EXACT([.C74];&quot;OK&quot;));&quot;OK&quot;;IF(EXACT([.C74];&quot;OK&quot;);&quot;OK!&quot;;IF(EXACT([.B7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5]-[.E75]" office:value-type="float" office:value="0">
            <text:p>0.00</text:p>
          </table:table-cell>
          <table:table-cell/>
          <table:table-cell table:formula="oooc:=IF(AND(EXACT([.B75];&quot;OK&quot;);EXACT([.C75];&quot;OK&quot;));&quot;OK&quot;;IF(EXACT([.C75];&quot;OK&quot;);&quot;OK!&quot;;IF(EXACT([.B7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6]-[.E76]" office:value-type="float" office:value="0">
            <text:p>0.00</text:p>
          </table:table-cell>
          <table:table-cell/>
          <table:table-cell table:formula="oooc:=IF(AND(EXACT([.B76];&quot;OK&quot;);EXACT([.C76];&quot;OK&quot;));&quot;OK&quot;;IF(EXACT([.C76];&quot;OK&quot;);&quot;OK!&quot;;IF(EXACT([.B7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2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7]-[.E77]" office:value-type="float" office:value="0">
            <text:p>0.00</text:p>
          </table:table-cell>
          <table:table-cell/>
          <table:table-cell table:formula="oooc:=IF(AND(EXACT([.B77];&quot;OK&quot;);EXACT([.C77];&quot;OK&quot;));&quot;OK&quot;;IF(EXACT([.C77];&quot;OK&quot;);&quot;OK!&quot;;IF(EXACT([.B7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8-8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8]-[.E78]" office:value-type="float" office:value="0">
            <text:p>0.00</text:p>
          </table:table-cell>
          <table:table-cell/>
          <table:table-cell table:formula="oooc:=IF(AND(EXACT([.B78];&quot;OK&quot;);EXACT([.C78];&quot;OK&quot;));&quot;OK&quot;;IF(EXACT([.C78];&quot;OK&quot;);&quot;OK!&quot;;IF(EXACT([.B7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1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9]-[.E79]" office:value-type="float" office:value="0">
            <text:p>0.00</text:p>
          </table:table-cell>
          <table:table-cell/>
          <table:table-cell table:formula="oooc:=IF(AND(EXACT([.B79];&quot;OK&quot;);EXACT([.C79];&quot;OK&quot;));&quot;OK&quot;;IF(EXACT([.C79];&quot;OK&quot;);&quot;OK!&quot;;IF(EXACT([.B7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8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0]-[.E80]" office:value-type="float" office:value="0">
            <text:p>0.00</text:p>
          </table:table-cell>
          <table:table-cell/>
          <table:table-cell table:formula="oooc:=IF(AND(EXACT([.B80];&quot;OK&quot;);EXACT([.C80];&quot;OK&quot;));&quot;OK&quot;;IF(EXACT([.C80];&quot;OK&quot;);&quot;OK!&quot;;IF(EXACT([.B8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1]-[.E81]" office:value-type="float" office:value="0">
            <text:p>0.00</text:p>
          </table:table-cell>
          <table:table-cell/>
          <table:table-cell table:formula="oooc:=IF(AND(EXACT([.B81];&quot;OK&quot;);EXACT([.C81];&quot;OK&quot;));&quot;OK&quot;;IF(EXACT([.C81];&quot;OK&quot;);&quot;OK!&quot;;IF(EXACT([.B8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2]-[.E82]" office:value-type="float" office:value="0">
            <text:p>0.00</text:p>
          </table:table-cell>
          <table:table-cell/>
          <table:table-cell table:formula="oooc:=IF(AND(EXACT([.B82];&quot;OK&quot;);EXACT([.C82];&quot;OK&quot;));&quot;OK&quot;;IF(EXACT([.C82];&quot;OK&quot;);&quot;OK!&quot;;IF(EXACT([.B8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3]-[.E83]" office:value-type="float" office:value="0">
            <text:p>0.00</text:p>
          </table:table-cell>
          <table:table-cell/>
          <table:table-cell table:formula="oooc:=IF(AND(EXACT([.B83];&quot;OK&quot;);EXACT([.C83];&quot;OK&quot;));&quot;OK&quot;;IF(EXACT([.C83];&quot;OK&quot;);&quot;OK!&quot;;IF(EXACT([.B8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4]-[.E84]" office:value-type="float" office:value="0">
            <text:p>0.00</text:p>
          </table:table-cell>
          <table:table-cell/>
          <table:table-cell table:formula="oooc:=IF(AND(EXACT([.B84];&quot;OK&quot;);EXACT([.C84];&quot;OK&quot;));&quot;OK&quot;;IF(EXACT([.C84];&quot;OK&quot;);&quot;OK!&quot;;IF(EXACT([.B8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9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5]-[.E85]" office:value-type="float" office:value="0">
            <text:p>0.00</text:p>
          </table:table-cell>
          <table:table-cell/>
          <table:table-cell table:formula="oooc:=IF(AND(EXACT([.B85];&quot;OK&quot;);EXACT([.C85];&quot;OK&quot;));&quot;OK&quot;;IF(EXACT([.C85];&quot;OK&quot;);&quot;OK!&quot;;IF(EXACT([.B8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6]-[.E86]" office:value-type="float" office:value="0">
            <text:p>0.00</text:p>
          </table:table-cell>
          <table:table-cell/>
          <table:table-cell table:formula="oooc:=IF(AND(EXACT([.B86];&quot;OK&quot;);EXACT([.C86];&quot;OK&quot;));&quot;OK&quot;;IF(EXACT([.C86];&quot;OK&quot;);&quot;OK!&quot;;IF(EXACT([.B8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7]-[.E87]" office:value-type="float" office:value="0">
            <text:p>0.00</text:p>
          </table:table-cell>
          <table:table-cell/>
          <table:table-cell table:formula="oooc:=IF(AND(EXACT([.B87];&quot;OK&quot;);EXACT([.C87];&quot;OK&quot;));&quot;OK&quot;;IF(EXACT([.C87];&quot;OK&quot;);&quot;OK!&quot;;IF(EXACT([.B8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4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8]-[.E88]" office:value-type="float" office:value="0">
            <text:p>0.00</text:p>
          </table:table-cell>
          <table:table-cell/>
          <table:table-cell table:formula="oooc:=IF(AND(EXACT([.B88];&quot;OK&quot;);EXACT([.C88];&quot;OK&quot;));&quot;OK&quot;;IF(EXACT([.C88];&quot;OK&quot;);&quot;OK!&quot;;IF(EXACT([.B8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OB03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9]-[.E89]" office:value-type="float" office:value="0">
            <text:p>0.00</text:p>
          </table:table-cell>
          <table:table-cell/>
          <table:table-cell table:formula="oooc:=IF(AND(EXACT([.B89];&quot;OK&quot;);EXACT([.C89];&quot;OK&quot;));&quot;OK&quot;;IF(EXACT([.C89];&quot;OK&quot;);&quot;OK!&quot;;IF(EXACT([.B8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0]-[.E90]" office:value-type="float" office:value="0">
            <text:p>0.00</text:p>
          </table:table-cell>
          <table:table-cell/>
          <table:table-cell table:formula="oooc:=IF(AND(EXACT([.B90];&quot;OK&quot;);EXACT([.C90];&quot;OK&quot;));&quot;OK&quot;;IF(EXACT([.C90];&quot;OK&quot;);&quot;OK!&quot;;IF(EXACT([.B9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CL16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1]-[.E91]" office:value-type="float" office:value="0">
            <text:p>0.00</text:p>
          </table:table-cell>
          <table:table-cell/>
          <table:table-cell table:formula="oooc:=IF(AND(EXACT([.B91];&quot;OK&quot;);EXACT([.C91];&quot;OK&quot;));&quot;OK&quot;;IF(EXACT([.C91];&quot;OK&quot;);&quot;OK!&quot;;IF(EXACT([.B9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024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2]-[.E92]" office:value-type="float" office:value="0">
            <text:p>0.00</text:p>
          </table:table-cell>
          <table:table-cell/>
          <table:table-cell table:formula="oooc:=IF(AND(EXACT([.B92];&quot;OK&quot;);EXACT([.C92];&quot;OK&quot;));&quot;OK&quot;;IF(EXACT([.C92];&quot;OK&quot;);&quot;OK!&quot;;IF(EXACT([.B9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67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3]-[.E93]" office:value-type="float" office:value="0">
            <text:p>0.00</text:p>
          </table:table-cell>
          <table:table-cell/>
          <table:table-cell table:formula="oooc:=IF(AND(EXACT([.B93];&quot;OK&quot;);EXACT([.C93];&quot;OK&quot;));&quot;OK&quot;;IF(EXACT([.C93];&quot;OK&quot;);&quot;OK!&quot;;IF(EXACT([.B9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20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4]-[.E94]" office:value-type="float" office:value="0">
            <text:p>0.00</text:p>
          </table:table-cell>
          <table:table-cell/>
          <table:table-cell table:formula="oooc:=IF(AND(EXACT([.B94];&quot;OK&quot;);EXACT([.C94];&quot;OK&quot;));&quot;OK&quot;;IF(EXACT([.C94];&quot;OK&quot;);&quot;OK!&quot;;IF(EXACT([.B9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5]-[.E95]" office:value-type="float" office:value="0">
            <text:p>0.00</text:p>
          </table:table-cell>
          <table:table-cell/>
          <table:table-cell table:formula="oooc:=IF(AND(EXACT([.B95];&quot;OK&quot;);EXACT([.C95];&quot;OK&quot;));&quot;OK&quot;;IF(EXACT([.C95];&quot;OK&quot;);&quot;OK!&quot;;IF(EXACT([.B9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6]-[.E96]" office:value-type="float" office:value="0">
            <text:p>0.00</text:p>
          </table:table-cell>
          <table:table-cell/>
          <table:table-cell table:formula="oooc:=IF(AND(EXACT([.B96];&quot;OK&quot;);EXACT([.C96];&quot;OK&quot;));&quot;OK&quot;;IF(EXACT([.C96];&quot;OK&quot;);&quot;OK!&quot;;IF(EXACT([.B9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7]-[.E97]" office:value-type="float" office:value="0">
            <text:p>0.00</text:p>
          </table:table-cell>
          <table:table-cell/>
          <table:table-cell table:formula="oooc:=IF(AND(EXACT([.B97];&quot;OK&quot;);EXACT([.C97];&quot;OK&quot;));&quot;OK&quot;;IF(EXACT([.C97];&quot;OK&quot;);&quot;OK!&quot;;IF(EXACT([.B9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8]-[.E98]" office:value-type="float" office:value="0">
            <text:p>0.00</text:p>
          </table:table-cell>
          <table:table-cell/>
          <table:table-cell table:formula="oooc:=IF(AND(EXACT([.B98];&quot;OK&quot;);EXACT([.C98];&quot;OK&quot;));&quot;OK&quot;;IF(EXACT([.C98];&quot;OK&quot;);&quot;OK!&quot;;IF(EXACT([.B9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8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9]-[.E99]" office:value-type="float" office:value="0">
            <text:p>0.00</text:p>
          </table:table-cell>
          <table:table-cell/>
          <table:table-cell table:formula="oooc:=IF(AND(EXACT([.B99];&quot;OK&quot;);EXACT([.C99];&quot;OK&quot;));&quot;OK&quot;;IF(EXACT([.C99];&quot;OK&quot;);&quot;OK!&quot;;IF(EXACT([.B9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0]-[.E100]" office:value-type="float" office:value="0">
            <text:p>0.00</text:p>
          </table:table-cell>
          <table:table-cell/>
          <table:table-cell table:formula="oooc:=IF(AND(EXACT([.B100];&quot;OK&quot;);EXACT([.C100];&quot;OK&quot;));&quot;OK&quot;;IF(EXACT([.C100];&quot;OK&quot;);&quot;OK!&quot;;IF(EXACT([.B10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20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1]-[.E101]" office:value-type="float" office:value="0">
            <text:p>0.00</text:p>
          </table:table-cell>
          <table:table-cell/>
          <table:table-cell table:formula="oooc:=IF(AND(EXACT([.B101];&quot;OK&quot;);EXACT([.C101];&quot;OK&quot;));&quot;OK&quot;;IF(EXACT([.C101];&quot;OK&quot;);&quot;OK!&quot;;IF(EXACT([.B10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2]-[.E102]" office:value-type="float" office:value="0">
            <text:p>0.00</text:p>
          </table:table-cell>
          <table:table-cell/>
          <table:table-cell table:formula="oooc:=IF(AND(EXACT([.B102];&quot;OK&quot;);EXACT([.C102];&quot;OK&quot;));&quot;OK&quot;;IF(EXACT([.C102];&quot;OK&quot;);&quot;OK!&quot;;IF(EXACT([.B10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67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3]-[.E103]" office:value-type="float" office:value="0">
            <text:p>0.00</text:p>
          </table:table-cell>
          <table:table-cell/>
          <table:table-cell table:formula="oooc:=IF(AND(EXACT([.B103];&quot;OK&quot;);EXACT([.C103];&quot;OK&quot;));&quot;OK&quot;;IF(EXACT([.C103];&quot;OK&quot;);&quot;OK!&quot;;IF(EXACT([.B10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4]-[.E104]" office:value-type="float" office:value="0">
            <text:p>0.00</text:p>
          </table:table-cell>
          <table:table-cell/>
          <table:table-cell table:formula="oooc:=IF(AND(EXACT([.B104];&quot;OK&quot;);EXACT([.C104];&quot;OK&quot;));&quot;OK&quot;;IF(EXACT([.C104];&quot;OK&quot;);&quot;OK!&quot;;IF(EXACT([.B10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0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5]-[.E105]" office:value-type="float" office:value="0">
            <text:p>0.00</text:p>
          </table:table-cell>
          <table:table-cell/>
          <table:table-cell table:formula="oooc:=IF(AND(EXACT([.B105];&quot;OK&quot;);EXACT([.C105];&quot;OK&quot;));&quot;OK&quot;;IF(EXACT([.C105];&quot;OK&quot;);&quot;OK!&quot;;IF(EXACT([.B10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6]-[.E106]" office:value-type="float" office:value="0">
            <text:p>0.00</text:p>
          </table:table-cell>
          <table:table-cell/>
          <table:table-cell table:formula="oooc:=IF(AND(EXACT([.B106];&quot;OK&quot;);EXACT([.C106];&quot;OK&quot;));&quot;OK&quot;;IF(EXACT([.C106];&quot;OK&quot;);&quot;OK!&quot;;IF(EXACT([.B10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5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7]-[.E107]" office:value-type="float" office:value="0">
            <text:p>0.00</text:p>
          </table:table-cell>
          <table:table-cell/>
          <table:table-cell table:formula="oooc:=IF(AND(EXACT([.B107];&quot;OK&quot;);EXACT([.C107];&quot;OK&quot;));&quot;OK&quot;;IF(EXACT([.C107];&quot;OK&quot;);&quot;OK!&quot;;IF(EXACT([.B10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8]-[.E108]" office:value-type="float" office:value="0">
            <text:p>0.00</text:p>
          </table:table-cell>
          <table:table-cell/>
          <table:table-cell table:formula="oooc:=IF(AND(EXACT([.B108];&quot;OK&quot;);EXACT([.C108];&quot;OK&quot;));&quot;OK&quot;;IF(EXACT([.C108];&quot;OK&quot;);&quot;OK!&quot;;IF(EXACT([.B10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7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9]-[.E109]" office:value-type="float" office:value="0">
            <text:p>0.00</text:p>
          </table:table-cell>
          <table:table-cell/>
          <table:table-cell table:formula="oooc:=IF(AND(EXACT([.B109];&quot;OK&quot;);EXACT([.C109];&quot;OK&quot;));&quot;OK&quot;;IF(EXACT([.C109];&quot;OK&quot;);&quot;OK!&quot;;IF(EXACT([.B10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4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0]-[.E110]" office:value-type="float" office:value="0">
            <text:p>0.00</text:p>
          </table:table-cell>
          <table:table-cell/>
          <table:table-cell table:formula="oooc:=IF(AND(EXACT([.B110];&quot;OK&quot;);EXACT([.C110];&quot;OK&quot;));&quot;OK&quot;;IF(EXACT([.C110];&quot;OK&quot;);&quot;OK!&quot;;IF(EXACT([.B11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3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1]-[.E111]" office:value-type="float" office:value="0">
            <text:p>0.00</text:p>
          </table:table-cell>
          <table:table-cell/>
          <table:table-cell table:formula="oooc:=IF(AND(EXACT([.B111];&quot;OK&quot;);EXACT([.C111];&quot;OK&quot;));&quot;OK&quot;;IF(EXACT([.C111];&quot;OK&quot;);&quot;OK!&quot;;IF(EXACT([.B11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OB03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2]-[.E112]" office:value-type="float" office:value="0">
            <text:p>0.00</text:p>
          </table:table-cell>
          <table:table-cell/>
          <table:table-cell table:formula="oooc:=IF(AND(EXACT([.B112];&quot;OK&quot;);EXACT([.C112];&quot;OK&quot;));&quot;OK&quot;;IF(EXACT([.C112];&quot;OK&quot;);&quot;OK!&quot;;IF(EXACT([.B11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6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3]-[.E113]" office:value-type="float" office:value="0">
            <text:p>0.00</text:p>
          </table:table-cell>
          <table:table-cell/>
          <table:table-cell table:formula="oooc:=IF(AND(EXACT([.B113];&quot;OK&quot;);EXACT([.C113];&quot;OK&quot;));&quot;OK&quot;;IF(EXACT([.C113];&quot;OK&quot;);&quot;OK!&quot;;IF(EXACT([.B11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4]-[.E114]" office:value-type="float" office:value="0">
            <text:p>0.00</text:p>
          </table:table-cell>
          <table:table-cell/>
          <table:table-cell table:formula="oooc:=IF(AND(EXACT([.B114];&quot;OK&quot;);EXACT([.C114];&quot;OK&quot;));&quot;OK&quot;;IF(EXACT([.C114];&quot;OK&quot;);&quot;OK!&quot;;IF(EXACT([.B11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2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5]-[.E115]" office:value-type="float" office:value="0">
            <text:p>0.00</text:p>
          </table:table-cell>
          <table:table-cell/>
          <table:table-cell table:formula="oooc:=IF(AND(EXACT([.B115];&quot;OK&quot;);EXACT([.C115];&quot;OK&quot;));&quot;OK&quot;;IF(EXACT([.C115];&quot;OK&quot;);&quot;OK!&quot;;IF(EXACT([.B11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2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6]-[.E116]" office:value-type="float" office:value="0">
            <text:p>0.00</text:p>
          </table:table-cell>
          <table:table-cell/>
          <table:table-cell table:formula="oooc:=IF(AND(EXACT([.B116];&quot;OK&quot;);EXACT([.C116];&quot;OK&quot;));&quot;OK&quot;;IF(EXACT([.C116];&quot;OK&quot;);&quot;OK!&quot;;IF(EXACT([.B11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3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7]-[.E117]" office:value-type="float" office:value="0">
            <text:p>0.00</text:p>
          </table:table-cell>
          <table:table-cell/>
          <table:table-cell table:formula="oooc:=IF(AND(EXACT([.B117];&quot;OK&quot;);EXACT([.C117];&quot;OK&quot;));&quot;OK&quot;;IF(EXACT([.C117];&quot;OK&quot;);&quot;OK!&quot;;IF(EXACT([.B11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8]-[.E118]" office:value-type="float" office:value="0">
            <text:p>0.00</text:p>
          </table:table-cell>
          <table:table-cell/>
          <table:table-cell table:formula="oooc:=IF(AND(EXACT([.B118];&quot;OK&quot;);EXACT([.C118];&quot;OK&quot;));&quot;OK&quot;;IF(EXACT([.C118];&quot;OK&quot;);&quot;OK!&quot;;IF(EXACT([.B11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9]-[.E119]" office:value-type="float" office:value="0">
            <text:p>0.00</text:p>
          </table:table-cell>
          <table:table-cell/>
          <table:table-cell table:formula="oooc:=IF(AND(EXACT([.B119];&quot;OK&quot;);EXACT([.C119];&quot;OK&quot;));&quot;OK&quot;;IF(EXACT([.C119];&quot;OK&quot;);&quot;OK!&quot;;IF(EXACT([.B11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4-8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0]-[.E120]" office:value-type="float" office:value="0">
            <text:p>0.00</text:p>
          </table:table-cell>
          <table:table-cell/>
          <table:table-cell table:formula="oooc:=IF(AND(EXACT([.B120];&quot;OK&quot;);EXACT([.C120];&quot;OK&quot;));&quot;OK&quot;;IF(EXACT([.C120];&quot;OK&quot;);&quot;OK!&quot;;IF(EXACT([.B12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1]-[.E121]" office:value-type="float" office:value="0">
            <text:p>0.00</text:p>
          </table:table-cell>
          <table:table-cell/>
          <table:table-cell table:formula="oooc:=IF(AND(EXACT([.B121];&quot;OK&quot;);EXACT([.C121];&quot;OK&quot;));&quot;OK&quot;;IF(EXACT([.C121];&quot;OK&quot;);&quot;OK!&quot;;IF(EXACT([.B12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2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2]-[.E122]" office:value-type="float" office:value="0">
            <text:p>0.00</text:p>
          </table:table-cell>
          <table:table-cell/>
          <table:table-cell table:formula="oooc:=IF(AND(EXACT([.B122];&quot;OK&quot;);EXACT([.C122];&quot;OK&quot;));&quot;OK&quot;;IF(EXACT([.C122];&quot;OK&quot;);&quot;OK!&quot;;IF(EXACT([.B12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3]-[.E123]" office:value-type="float" office:value="0">
            <text:p>0.00</text:p>
          </table:table-cell>
          <table:table-cell/>
          <table:table-cell table:formula="oooc:=IF(AND(EXACT([.B123];&quot;OK&quot;);EXACT([.C123];&quot;OK&quot;));&quot;OK&quot;;IF(EXACT([.C123];&quot;OK&quot;);&quot;OK!&quot;;IF(EXACT([.B12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4]-[.E124]" office:value-type="float" office:value="0">
            <text:p>0.00</text:p>
          </table:table-cell>
          <table:table-cell/>
          <table:table-cell table:formula="oooc:=IF(AND(EXACT([.B124];&quot;OK&quot;);EXACT([.C124];&quot;OK&quot;));&quot;OK&quot;;IF(EXACT([.C124];&quot;OK&quot;);&quot;OK!&quot;;IF(EXACT([.B12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5]-[.E125]" office:value-type="float" office:value="0">
            <text:p>0.00</text:p>
          </table:table-cell>
          <table:table-cell/>
          <table:table-cell table:formula="oooc:=IF(AND(EXACT([.B125];&quot;OK&quot;);EXACT([.C125];&quot;OK&quot;));&quot;OK&quot;;IF(EXACT([.C125];&quot;OK&quot;);&quot;OK!&quot;;IF(EXACT([.B12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6]-[.E126]" office:value-type="float" office:value="0">
            <text:p>0.00</text:p>
          </table:table-cell>
          <table:table-cell/>
          <table:table-cell table:formula="oooc:=IF(AND(EXACT([.B126];&quot;OK&quot;);EXACT([.C126];&quot;OK&quot;));&quot;OK&quot;;IF(EXACT([.C126];&quot;OK&quot;);&quot;OK!&quot;;IF(EXACT([.B12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3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7]-[.E127]" office:value-type="float" office:value="0">
            <text:p>0.00</text:p>
          </table:table-cell>
          <table:table-cell/>
          <table:table-cell table:formula="oooc:=IF(AND(EXACT([.B127];&quot;OK&quot;);EXACT([.C127];&quot;OK&quot;));&quot;OK&quot;;IF(EXACT([.C127];&quot;OK&quot;);&quot;OK!&quot;;IF(EXACT([.B12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8]-[.E128]" office:value-type="float" office:value="0">
            <text:p>0.00</text:p>
          </table:table-cell>
          <table:table-cell/>
          <table:table-cell table:formula="oooc:=IF(AND(EXACT([.B128];&quot;OK&quot;);EXACT([.C128];&quot;OK&quot;));&quot;OK&quot;;IF(EXACT([.C128];&quot;OK&quot;);&quot;OK!&quot;;IF(EXACT([.B12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9]-[.E129]" office:value-type="float" office:value="0">
            <text:p>0.00</text:p>
          </table:table-cell>
          <table:table-cell/>
          <table:table-cell table:formula="oooc:=IF(AND(EXACT([.B129];&quot;OK&quot;);EXACT([.C129];&quot;OK&quot;));&quot;OK&quot;;IF(EXACT([.C129];&quot;OK&quot;);&quot;OK!&quot;;IF(EXACT([.B12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0]-[.E130]" office:value-type="float" office:value="0">
            <text:p>0.00</text:p>
          </table:table-cell>
          <table:table-cell/>
          <table:table-cell table:formula="oooc:=IF(AND(EXACT([.B130];&quot;OK&quot;);EXACT([.C130];&quot;OK&quot;));&quot;OK&quot;;IF(EXACT([.C130];&quot;OK&quot;);&quot;OK!&quot;;IF(EXACT([.B13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1]-[.E131]" office:value-type="float" office:value="0">
            <text:p>0.00</text:p>
          </table:table-cell>
          <table:table-cell/>
          <table:table-cell table:formula="oooc:=IF(AND(EXACT([.B131];&quot;OK&quot;);EXACT([.C131];&quot;OK&quot;));&quot;OK&quot;;IF(EXACT([.C131];&quot;OK&quot;);&quot;OK!&quot;;IF(EXACT([.B13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2]-[.E132]" office:value-type="float" office:value="0">
            <text:p>0.00</text:p>
          </table:table-cell>
          <table:table-cell/>
          <table:table-cell table:formula="oooc:=IF(AND(EXACT([.B132];&quot;OK&quot;);EXACT([.C132];&quot;OK&quot;));&quot;OK&quot;;IF(EXACT([.C132];&quot;OK&quot;);&quot;OK!&quot;;IF(EXACT([.B13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2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3]-[.E133]" office:value-type="float" office:value="0">
            <text:p>0.00</text:p>
          </table:table-cell>
          <table:table-cell/>
          <table:table-cell table:formula="oooc:=IF(AND(EXACT([.B133];&quot;OK&quot;);EXACT([.C133];&quot;OK&quot;));&quot;OK&quot;;IF(EXACT([.C133];&quot;OK&quot;);&quot;OK!&quot;;IF(EXACT([.B13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1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4]-[.E134]" office:value-type="float" office:value="0">
            <text:p>0.00</text:p>
          </table:table-cell>
          <table:table-cell/>
          <table:table-cell table:formula="oooc:=IF(AND(EXACT([.B134];&quot;OK&quot;);EXACT([.C134];&quot;OK&quot;));&quot;OK&quot;;IF(EXACT([.C134];&quot;OK&quot;);&quot;OK!&quot;;IF(EXACT([.B13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2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5]-[.E135]" office:value-type="float" office:value="0">
            <text:p>0.00</text:p>
          </table:table-cell>
          <table:table-cell/>
          <table:table-cell table:formula="oooc:=IF(AND(EXACT([.B135];&quot;OK&quot;);EXACT([.C135];&quot;OK&quot;));&quot;OK&quot;;IF(EXACT([.C135];&quot;OK&quot;);&quot;OK!&quot;;IF(EXACT([.B13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5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6]-[.E136]" office:value-type="float" office:value="0">
            <text:p>0.00</text:p>
          </table:table-cell>
          <table:table-cell/>
          <table:table-cell table:formula="oooc:=IF(AND(EXACT([.B136];&quot;OK&quot;);EXACT([.C136];&quot;OK&quot;));&quot;OK&quot;;IF(EXACT([.C136];&quot;OK&quot;);&quot;OK!&quot;;IF(EXACT([.B13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1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7]-[.E137]" office:value-type="float" office:value="0">
            <text:p>0.00</text:p>
          </table:table-cell>
          <table:table-cell/>
          <table:table-cell table:formula="oooc:=IF(AND(EXACT([.B137];&quot;OK&quot;);EXACT([.C137];&quot;OK&quot;));&quot;OK&quot;;IF(EXACT([.C137];&quot;OK&quot;);&quot;OK!&quot;;IF(EXACT([.B13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8]-[.E138]" office:value-type="float" office:value="0">
            <text:p>0.00</text:p>
          </table:table-cell>
          <table:table-cell/>
          <table:table-cell table:formula="oooc:=IF(AND(EXACT([.B138];&quot;OK&quot;);EXACT([.C138];&quot;OK&quot;));&quot;OK&quot;;IF(EXACT([.C138];&quot;OK&quot;);&quot;OK!&quot;;IF(EXACT([.B13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9]-[.E139]" office:value-type="float" office:value="0">
            <text:p>0.00</text:p>
          </table:table-cell>
          <table:table-cell/>
          <table:table-cell table:formula="oooc:=IF(AND(EXACT([.B139];&quot;OK&quot;);EXACT([.C139];&quot;OK&quot;));&quot;OK&quot;;IF(EXACT([.C139];&quot;OK&quot;);&quot;OK!&quot;;IF(EXACT([.B13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3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0]-[.E140]" office:value-type="float" office:value="0">
            <text:p>0.00</text:p>
          </table:table-cell>
          <table:table-cell/>
          <table:table-cell table:formula="oooc:=IF(AND(EXACT([.B140];&quot;OK&quot;);EXACT([.C140];&quot;OK&quot;));&quot;OK&quot;;IF(EXACT([.C140];&quot;OK&quot;);&quot;OK!&quot;;IF(EXACT([.B14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1]-[.E141]" office:value-type="float" office:value="0">
            <text:p>0.00</text:p>
          </table:table-cell>
          <table:table-cell/>
          <table:table-cell table:formula="oooc:=IF(AND(EXACT([.B141];&quot;OK&quot;);EXACT([.C141];&quot;OK&quot;));&quot;OK&quot;;IF(EXACT([.C141];&quot;OK&quot;);&quot;OK!&quot;;IF(EXACT([.B14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1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2]-[.E142]" office:value-type="float" office:value="0">
            <text:p>0.00</text:p>
          </table:table-cell>
          <table:table-cell/>
          <table:table-cell table:formula="oooc:=IF(AND(EXACT([.B142];&quot;OK&quot;);EXACT([.C142];&quot;OK&quot;));&quot;OK&quot;;IF(EXACT([.C142];&quot;OK&quot;);&quot;OK!&quot;;IF(EXACT([.B14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9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3]-[.E143]" office:value-type="float" office:value="0">
            <text:p>0.00</text:p>
          </table:table-cell>
          <table:table-cell/>
          <table:table-cell table:formula="oooc:=IF(AND(EXACT([.B143];&quot;OK&quot;);EXACT([.C143];&quot;OK&quot;));&quot;OK&quot;;IF(EXACT([.C143];&quot;OK&quot;);&quot;OK!&quot;;IF(EXACT([.B14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1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4]-[.E144]" office:value-type="float" office:value="0">
            <text:p>0.00</text:p>
          </table:table-cell>
          <table:table-cell/>
          <table:table-cell table:formula="oooc:=IF(AND(EXACT([.B144];&quot;OK&quot;);EXACT([.C144];&quot;OK&quot;));&quot;OK&quot;;IF(EXACT([.C144];&quot;OK&quot;);&quot;OK!&quot;;IF(EXACT([.B14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5]-[.E145]" office:value-type="float" office:value="0">
            <text:p>0.00</text:p>
          </table:table-cell>
          <table:table-cell/>
          <table:table-cell table:formula="oooc:=IF(AND(EXACT([.B145];&quot;OK&quot;);EXACT([.C145];&quot;OK&quot;));&quot;OK&quot;;IF(EXACT([.C145];&quot;OK&quot;);&quot;OK!&quot;;IF(EXACT([.B14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6]-[.E146]" office:value-type="float" office:value="0">
            <text:p>0.00</text:p>
          </table:table-cell>
          <table:table-cell/>
          <table:table-cell table:formula="oooc:=IF(AND(EXACT([.B146];&quot;OK&quot;);EXACT([.C146];&quot;OK&quot;));&quot;OK&quot;;IF(EXACT([.C146];&quot;OK&quot;);&quot;OK!&quot;;IF(EXACT([.B14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2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7]-[.E147]" office:value-type="float" office:value="0">
            <text:p>0.00</text:p>
          </table:table-cell>
          <table:table-cell/>
          <table:table-cell table:formula="oooc:=IF(AND(EXACT([.B147];&quot;OK&quot;);EXACT([.C147];&quot;OK&quot;));&quot;OK&quot;;IF(EXACT([.C147];&quot;OK&quot;);&quot;OK!&quot;;IF(EXACT([.B14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8]-[.E148]" office:value-type="float" office:value="0">
            <text:p>0.00</text:p>
          </table:table-cell>
          <table:table-cell/>
          <table:table-cell table:formula="oooc:=IF(AND(EXACT([.B148];&quot;OK&quot;);EXACT([.C148];&quot;OK&quot;));&quot;OK&quot;;IF(EXACT([.C148];&quot;OK&quot;);&quot;OK!&quot;;IF(EXACT([.B14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9]-[.E149]" office:value-type="float" office:value="0">
            <text:p>0.00</text:p>
          </table:table-cell>
          <table:table-cell/>
          <table:table-cell table:formula="oooc:=IF(AND(EXACT([.B149];&quot;OK&quot;);EXACT([.C149];&quot;OK&quot;));&quot;OK&quot;;IF(EXACT([.C149];&quot;OK&quot;);&quot;OK!&quot;;IF(EXACT([.B14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0]-[.E150]" office:value-type="float" office:value="0">
            <text:p>0.00</text:p>
          </table:table-cell>
          <table:table-cell/>
          <table:table-cell table:formula="oooc:=IF(AND(EXACT([.B150];&quot;OK&quot;);EXACT([.C150];&quot;OK&quot;));&quot;OK&quot;;IF(EXACT([.C150];&quot;OK&quot;);&quot;OK!&quot;;IF(EXACT([.B15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7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1]-[.E151]" office:value-type="float" office:value="0">
            <text:p>0.00</text:p>
          </table:table-cell>
          <table:table-cell/>
          <table:table-cell table:formula="oooc:=IF(AND(EXACT([.B151];&quot;OK&quot;);EXACT([.C151];&quot;OK&quot;));&quot;OK&quot;;IF(EXACT([.C151];&quot;OK&quot;);&quot;OK!&quot;;IF(EXACT([.B15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20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2]-[.E152]" office:value-type="float" office:value="0">
            <text:p>0.00</text:p>
          </table:table-cell>
          <table:table-cell/>
          <table:table-cell table:formula="oooc:=IF(AND(EXACT([.B152];&quot;OK&quot;);EXACT([.C152];&quot;OK&quot;));&quot;OK&quot;;IF(EXACT([.C152];&quot;OK&quot;);&quot;OK!&quot;;IF(EXACT([.B15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3]-[.E153]" office:value-type="float" office:value="0">
            <text:p>0.00</text:p>
          </table:table-cell>
          <table:table-cell/>
          <table:table-cell table:formula="oooc:=IF(AND(EXACT([.B153];&quot;OK&quot;);EXACT([.C153];&quot;OK&quot;));&quot;OK&quot;;IF(EXACT([.C153];&quot;OK&quot;);&quot;OK!&quot;;IF(EXACT([.B15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64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4]-[.E154]" office:value-type="float" office:value="0">
            <text:p>0.00</text:p>
          </table:table-cell>
          <table:table-cell/>
          <table:table-cell table:formula="oooc:=IF(AND(EXACT([.B154];&quot;OK&quot;);EXACT([.C154];&quot;OK&quot;));&quot;OK&quot;;IF(EXACT([.C154];&quot;OK&quot;);&quot;OK!&quot;;IF(EXACT([.B15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5]-[.E155]" office:value-type="float" office:value="0">
            <text:p>0.00</text:p>
          </table:table-cell>
          <table:table-cell/>
          <table:table-cell table:formula="oooc:=IF(AND(EXACT([.B155];&quot;OK&quot;);EXACT([.C155];&quot;OK&quot;));&quot;OK&quot;;IF(EXACT([.C155];&quot;OK&quot;);&quot;OK!&quot;;IF(EXACT([.B15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6]-[.E156]" office:value-type="float" office:value="0">
            <text:p>0.00</text:p>
          </table:table-cell>
          <table:table-cell/>
          <table:table-cell table:formula="oooc:=IF(AND(EXACT([.B156];&quot;OK&quot;);EXACT([.C156];&quot;OK&quot;));&quot;OK&quot;;IF(EXACT([.C156];&quot;OK&quot;);&quot;OK!&quot;;IF(EXACT([.B15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5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7]-[.E157]" office:value-type="float" office:value="0">
            <text:p>0.00</text:p>
          </table:table-cell>
          <table:table-cell/>
          <table:table-cell table:formula="oooc:=IF(AND(EXACT([.B157];&quot;OK&quot;);EXACT([.C157];&quot;OK&quot;));&quot;OK&quot;;IF(EXACT([.C157];&quot;OK&quot;);&quot;OK!&quot;;IF(EXACT([.B15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5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8]-[.E158]" office:value-type="float" office:value="0">
            <text:p>0.00</text:p>
          </table:table-cell>
          <table:table-cell/>
          <table:table-cell table:formula="oooc:=IF(AND(EXACT([.B158];&quot;OK&quot;);EXACT([.C158];&quot;OK&quot;));&quot;OK&quot;;IF(EXACT([.C158];&quot;OK&quot;);&quot;OK!&quot;;IF(EXACT([.B15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9]-[.E159]" office:value-type="float" office:value="0">
            <text:p>0.00</text:p>
          </table:table-cell>
          <table:table-cell/>
          <table:table-cell table:formula="oooc:=IF(AND(EXACT([.B159];&quot;OK&quot;);EXACT([.C159];&quot;OK&quot;));&quot;OK&quot;;IF(EXACT([.C159];&quot;OK&quot;);&quot;OK!&quot;;IF(EXACT([.B15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0]-[.E160]" office:value-type="float" office:value="0">
            <text:p>0.00</text:p>
          </table:table-cell>
          <table:table-cell/>
          <table:table-cell table:formula="oooc:=IF(AND(EXACT([.B160];&quot;OK&quot;);EXACT([.C160];&quot;OK&quot;));&quot;OK&quot;;IF(EXACT([.C160];&quot;OK&quot;);&quot;OK!&quot;;IF(EXACT([.B16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1]-[.E161]" office:value-type="float" office:value="0">
            <text:p>0.00</text:p>
          </table:table-cell>
          <table:table-cell/>
          <table:table-cell table:formula="oooc:=IF(AND(EXACT([.B161];&quot;OK&quot;);EXACT([.C161];&quot;OK&quot;));&quot;OK&quot;;IF(EXACT([.C161];&quot;OK&quot;);&quot;OK!&quot;;IF(EXACT([.B16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8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2]-[.E162]" office:value-type="float" office:value="0">
            <text:p>0.00</text:p>
          </table:table-cell>
          <table:table-cell/>
          <table:table-cell table:formula="oooc:=IF(AND(EXACT([.B162];&quot;OK&quot;);EXACT([.C162];&quot;OK&quot;));&quot;OK&quot;;IF(EXACT([.C162];&quot;OK&quot;);&quot;OK!&quot;;IF(EXACT([.B16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3]-[.E163]" office:value-type="float" office:value="0">
            <text:p>0.00</text:p>
          </table:table-cell>
          <table:table-cell/>
          <table:table-cell table:formula="oooc:=IF(AND(EXACT([.B163];&quot;OK&quot;);EXACT([.C163];&quot;OK&quot;));&quot;OK&quot;;IF(EXACT([.C163];&quot;OK&quot;);&quot;OK!&quot;;IF(EXACT([.B16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4]-[.E164]" office:value-type="float" office:value="0">
            <text:p>0.00</text:p>
          </table:table-cell>
          <table:table-cell/>
          <table:table-cell table:formula="oooc:=IF(AND(EXACT([.B164];&quot;OK&quot;);EXACT([.C164];&quot;OK&quot;));&quot;OK&quot;;IF(EXACT([.C164];&quot;OK&quot;);&quot;OK!&quot;;IF(EXACT([.B16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9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5]-[.E165]" office:value-type="float" office:value="0">
            <text:p>0.00</text:p>
          </table:table-cell>
          <table:table-cell/>
          <table:table-cell table:formula="oooc:=IF(AND(EXACT([.B165];&quot;OK&quot;);EXACT([.C165];&quot;OK&quot;));&quot;OK&quot;;IF(EXACT([.C165];&quot;OK&quot;);&quot;OK!&quot;;IF(EXACT([.B16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6]-[.E166]" office:value-type="float" office:value="0">
            <text:p>0.00</text:p>
          </table:table-cell>
          <table:table-cell/>
          <table:table-cell table:formula="oooc:=IF(AND(EXACT([.B166];&quot;OK&quot;);EXACT([.C166];&quot;OK&quot;));&quot;OK&quot;;IF(EXACT([.C166];&quot;OK&quot;);&quot;OK!&quot;;IF(EXACT([.B16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7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7]-[.E167]" office:value-type="float" office:value="0">
            <text:p>0.00</text:p>
          </table:table-cell>
          <table:table-cell/>
          <table:table-cell table:formula="oooc:=IF(AND(EXACT([.B167];&quot;OK&quot;);EXACT([.C167];&quot;OK&quot;));&quot;OK&quot;;IF(EXACT([.C167];&quot;OK&quot;);&quot;OK!&quot;;IF(EXACT([.B16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2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8]-[.E168]" office:value-type="float" office:value="0">
            <text:p>0.00</text:p>
          </table:table-cell>
          <table:table-cell/>
          <table:table-cell table:formula="oooc:=IF(AND(EXACT([.B168];&quot;OK&quot;);EXACT([.C168];&quot;OK&quot;));&quot;OK&quot;;IF(EXACT([.C168];&quot;OK&quot;);&quot;OK!&quot;;IF(EXACT([.B16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9]-[.E169]" office:value-type="float" office:value="0">
            <text:p>0.00</text:p>
          </table:table-cell>
          <table:table-cell/>
          <table:table-cell table:formula="oooc:=IF(AND(EXACT([.B169];&quot;OK&quot;);EXACT([.C169];&quot;OK&quot;));&quot;OK&quot;;IF(EXACT([.C169];&quot;OK&quot;);&quot;OK!&quot;;IF(EXACT([.B16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0]-[.E170]" office:value-type="float" office:value="0">
            <text:p>0.00</text:p>
          </table:table-cell>
          <table:table-cell/>
          <table:table-cell table:formula="oooc:=IF(AND(EXACT([.B170];&quot;OK&quot;);EXACT([.C170];&quot;OK&quot;));&quot;OK&quot;;IF(EXACT([.C170];&quot;OK&quot;);&quot;OK!&quot;;IF(EXACT([.B17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1]-[.E171]" office:value-type="float" office:value="0">
            <text:p>0.00</text:p>
          </table:table-cell>
          <table:table-cell/>
          <table:table-cell table:formula="oooc:=IF(AND(EXACT([.B171];&quot;OK&quot;);EXACT([.C171];&quot;OK&quot;));&quot;OK&quot;;IF(EXACT([.C171];&quot;OK&quot;);&quot;OK!&quot;;IF(EXACT([.B17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2]-[.E172]" office:value-type="float" office:value="0">
            <text:p>0.00</text:p>
          </table:table-cell>
          <table:table-cell/>
          <table:table-cell table:formula="oooc:=IF(AND(EXACT([.B172];&quot;OK&quot;);EXACT([.C172];&quot;OK&quot;));&quot;OK&quot;;IF(EXACT([.C172];&quot;OK&quot;);&quot;OK!&quot;;IF(EXACT([.B17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19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3]-[.E173]" office:value-type="float" office:value="0">
            <text:p>0.00</text:p>
          </table:table-cell>
          <table:table-cell/>
          <table:table-cell table:formula="oooc:=IF(AND(EXACT([.B173];&quot;OK&quot;);EXACT([.C173];&quot;OK&quot;));&quot;OK&quot;;IF(EXACT([.C173];&quot;OK&quot;);&quot;OK!&quot;;IF(EXACT([.B17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4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4]-[.E174]" office:value-type="float" office:value="0">
            <text:p>0.00</text:p>
          </table:table-cell>
          <table:table-cell/>
          <table:table-cell table:formula="oooc:=IF(AND(EXACT([.B174];&quot;OK&quot;);EXACT([.C174];&quot;OK&quot;));&quot;OK&quot;;IF(EXACT([.C174];&quot;OK&quot;);&quot;OK!&quot;;IF(EXACT([.B17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5]-[.E175]" office:value-type="float" office:value="0">
            <text:p>0.00</text:p>
          </table:table-cell>
          <table:table-cell/>
          <table:table-cell table:formula="oooc:=IF(AND(EXACT([.B175];&quot;OK&quot;);EXACT([.C175];&quot;OK&quot;));&quot;OK&quot;;IF(EXACT([.C175];&quot;OK&quot;);&quot;OK!&quot;;IF(EXACT([.B17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6]-[.E176]" office:value-type="float" office:value="0">
            <text:p>0.00</text:p>
          </table:table-cell>
          <table:table-cell/>
          <table:table-cell table:formula="oooc:=IF(AND(EXACT([.B176];&quot;OK&quot;);EXACT([.C176];&quot;OK&quot;));&quot;OK&quot;;IF(EXACT([.C176];&quot;OK&quot;);&quot;OK!&quot;;IF(EXACT([.B17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20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7]-[.E177]" office:value-type="float" office:value="0">
            <text:p>0.00</text:p>
          </table:table-cell>
          <table:table-cell/>
          <table:table-cell table:formula="oooc:=IF(AND(EXACT([.B177];&quot;OK&quot;);EXACT([.C177];&quot;OK&quot;));&quot;OK&quot;;IF(EXACT([.C177];&quot;OK&quot;);&quot;OK!&quot;;IF(EXACT([.B17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09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8]-[.E178]" office:value-type="float" office:value="0">
            <text:p>0.00</text:p>
          </table:table-cell>
          <table:table-cell/>
          <table:table-cell table:formula="oooc:=IF(AND(EXACT([.B178];&quot;OK&quot;);EXACT([.C178];&quot;OK&quot;));&quot;OK&quot;;IF(EXACT([.C178];&quot;OK&quot;);&quot;OK!&quot;;IF(EXACT([.B17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0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9]-[.E179]" office:value-type="float" office:value="0">
            <text:p>0.00</text:p>
          </table:table-cell>
          <table:table-cell/>
          <table:table-cell table:formula="oooc:=IF(AND(EXACT([.B179];&quot;OK&quot;);EXACT([.C179];&quot;OK&quot;));&quot;OK&quot;;IF(EXACT([.C179];&quot;OK&quot;);&quot;OK!&quot;;IF(EXACT([.B17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0]-[.E180]" office:value-type="float" office:value="0">
            <text:p>0.00</text:p>
          </table:table-cell>
          <table:table-cell/>
          <table:table-cell table:formula="oooc:=IF(AND(EXACT([.B180];&quot;OK&quot;);EXACT([.C180];&quot;OK&quot;));&quot;OK&quot;;IF(EXACT([.C180];&quot;OK&quot;);&quot;OK!&quot;;IF(EXACT([.B18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5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1]-[.E181]" office:value-type="float" office:value="0">
            <text:p>0.00</text:p>
          </table:table-cell>
          <table:table-cell/>
          <table:table-cell table:formula="oooc:=IF(AND(EXACT([.B181];&quot;OK&quot;);EXACT([.C181];&quot;OK&quot;));&quot;OK&quot;;IF(EXACT([.C181];&quot;OK&quot;);&quot;OK!&quot;;IF(EXACT([.B18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9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2]-[.E182]" office:value-type="float" office:value="0">
            <text:p>0.00</text:p>
          </table:table-cell>
          <table:table-cell/>
          <table:table-cell table:formula="oooc:=IF(AND(EXACT([.B182];&quot;OK&quot;);EXACT([.C182];&quot;OK&quot;));&quot;OK&quot;;IF(EXACT([.C182];&quot;OK&quot;);&quot;OK!&quot;;IF(EXACT([.B18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3]-[.E183]" office:value-type="float" office:value="0">
            <text:p>0.00</text:p>
          </table:table-cell>
          <table:table-cell/>
          <table:table-cell table:formula="oooc:=IF(AND(EXACT([.B183];&quot;OK&quot;);EXACT([.C183];&quot;OK&quot;));&quot;OK&quot;;IF(EXACT([.C183];&quot;OK&quot;);&quot;OK!&quot;;IF(EXACT([.B18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7-9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4]-[.E184]" office:value-type="float" office:value="0">
            <text:p>0.00</text:p>
          </table:table-cell>
          <table:table-cell/>
          <table:table-cell table:formula="oooc:=IF(AND(EXACT([.B184];&quot;OK&quot;);EXACT([.C184];&quot;OK&quot;));&quot;OK&quot;;IF(EXACT([.C184];&quot;OK&quot;);&quot;OK!&quot;;IF(EXACT([.B18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5]-[.E185]" office:value-type="float" office:value="0">
            <text:p>0.00</text:p>
          </table:table-cell>
          <table:table-cell/>
          <table:table-cell table:formula="oooc:=IF(AND(EXACT([.B185];&quot;OK&quot;);EXACT([.C185];&quot;OK&quot;));&quot;OK&quot;;IF(EXACT([.C185];&quot;OK&quot;);&quot;OK!&quot;;IF(EXACT([.B18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6]-[.E186]" office:value-type="float" office:value="0">
            <text:p>0.00</text:p>
          </table:table-cell>
          <table:table-cell/>
          <table:table-cell table:formula="oooc:=IF(AND(EXACT([.B186];&quot;OK&quot;);EXACT([.C186];&quot;OK&quot;));&quot;OK&quot;;IF(EXACT([.C186];&quot;OK&quot;);&quot;OK!&quot;;IF(EXACT([.B18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3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7]-[.E187]" office:value-type="float" office:value="0">
            <text:p>0.00</text:p>
          </table:table-cell>
          <table:table-cell/>
          <table:table-cell table:formula="oooc:=IF(AND(EXACT([.B187];&quot;OK&quot;);EXACT([.C187];&quot;OK&quot;));&quot;OK&quot;;IF(EXACT([.C187];&quot;OK&quot;);&quot;OK!&quot;;IF(EXACT([.B18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4-9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8]-[.E188]" office:value-type="float" office:value="0">
            <text:p>0.00</text:p>
          </table:table-cell>
          <table:table-cell/>
          <table:table-cell table:formula="oooc:=IF(AND(EXACT([.B188];&quot;OK&quot;);EXACT([.C188];&quot;OK&quot;));&quot;OK&quot;;IF(EXACT([.C188];&quot;OK&quot;);&quot;OK!&quot;;IF(EXACT([.B18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5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9]-[.E189]" office:value-type="float" office:value="0">
            <text:p>0.00</text:p>
          </table:table-cell>
          <table:table-cell/>
          <table:table-cell table:formula="oooc:=IF(AND(EXACT([.B189];&quot;OK&quot;);EXACT([.C189];&quot;OK&quot;));&quot;OK&quot;;IF(EXACT([.C189];&quot;OK&quot;);&quot;OK!&quot;;IF(EXACT([.B18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0]-[.E190]" office:value-type="float" office:value="0">
            <text:p>0.00</text:p>
          </table:table-cell>
          <table:table-cell/>
          <table:table-cell table:formula="oooc:=IF(AND(EXACT([.B190];&quot;OK&quot;);EXACT([.C190];&quot;OK&quot;));&quot;OK&quot;;IF(EXACT([.C190];&quot;OK&quot;);&quot;OK!&quot;;IF(EXACT([.B19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2-9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1]-[.E191]" office:value-type="float" office:value="0">
            <text:p>0.00</text:p>
          </table:table-cell>
          <table:table-cell/>
          <table:table-cell table:formula="oooc:=IF(AND(EXACT([.B191];&quot;OK&quot;);EXACT([.C191];&quot;OK&quot;));&quot;OK&quot;;IF(EXACT([.C191];&quot;OK&quot;);&quot;OK!&quot;;IF(EXACT([.B19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2]-[.E192]" office:value-type="float" office:value="0">
            <text:p>0.00</text:p>
          </table:table-cell>
          <table:table-cell/>
          <table:table-cell table:formula="oooc:=IF(AND(EXACT([.B192];&quot;OK&quot;);EXACT([.C192];&quot;OK&quot;));&quot;OK&quot;;IF(EXACT([.C192];&quot;OK&quot;);&quot;OK!&quot;;IF(EXACT([.B19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3]-[.E193]" office:value-type="float" office:value="0">
            <text:p>0.00</text:p>
          </table:table-cell>
          <table:table-cell/>
          <table:table-cell table:formula="oooc:=IF(AND(EXACT([.B193];&quot;OK&quot;);EXACT([.C193];&quot;OK&quot;));&quot;OK&quot;;IF(EXACT([.C193];&quot;OK&quot;);&quot;OK!&quot;;IF(EXACT([.B19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4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4]-[.E194]" office:value-type="float" office:value="0">
            <text:p>0.00</text:p>
          </table:table-cell>
          <table:table-cell/>
          <table:table-cell table:formula="oooc:=IF(AND(EXACT([.B194];&quot;OK&quot;);EXACT([.C194];&quot;OK&quot;));&quot;OK&quot;;IF(EXACT([.C194];&quot;OK&quot;);&quot;OK!&quot;;IF(EXACT([.B19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5]-[.E195]" office:value-type="float" office:value="0">
            <text:p>0.00</text:p>
          </table:table-cell>
          <table:table-cell/>
          <table:table-cell table:formula="oooc:=IF(AND(EXACT([.B195];&quot;OK&quot;);EXACT([.C195];&quot;OK&quot;));&quot;OK&quot;;IF(EXACT([.C195];&quot;OK&quot;);&quot;OK!&quot;;IF(EXACT([.B19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6]-[.E196]" office:value-type="float" office:value="0">
            <text:p>0.00</text:p>
          </table:table-cell>
          <table:table-cell/>
          <table:table-cell table:formula="oooc:=IF(AND(EXACT([.B196];&quot;OK&quot;);EXACT([.C196];&quot;OK&quot;));&quot;OK&quot;;IF(EXACT([.C196];&quot;OK&quot;);&quot;OK!&quot;;IF(EXACT([.B19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35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7]-[.E197]" office:value-type="float" office:value="0">
            <text:p>0.00</text:p>
          </table:table-cell>
          <table:table-cell/>
          <table:table-cell table:formula="oooc:=IF(AND(EXACT([.B197];&quot;OK&quot;);EXACT([.C197];&quot;OK&quot;));&quot;OK&quot;;IF(EXACT([.C197];&quot;OK&quot;);&quot;OK!&quot;;IF(EXACT([.B19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8]-[.E198]" office:value-type="float" office:value="0">
            <text:p>0.00</text:p>
          </table:table-cell>
          <table:table-cell/>
          <table:table-cell table:formula="oooc:=IF(AND(EXACT([.B198];&quot;OK&quot;);EXACT([.C198];&quot;OK&quot;));&quot;OK&quot;;IF(EXACT([.C198];&quot;OK&quot;);&quot;OK!&quot;;IF(EXACT([.B19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7-8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9]-[.E199]" office:value-type="float" office:value="0">
            <text:p>0.00</text:p>
          </table:table-cell>
          <table:table-cell/>
          <table:table-cell table:formula="oooc:=IF(AND(EXACT([.B199];&quot;OK&quot;);EXACT([.C199];&quot;OK&quot;));&quot;OK&quot;;IF(EXACT([.C199];&quot;OK&quot;);&quot;OK!&quot;;IF(EXACT([.B19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0]-[.E200]" office:value-type="float" office:value="0">
            <text:p>0.00</text:p>
          </table:table-cell>
          <table:table-cell/>
          <table:table-cell table:formula="oooc:=IF(AND(EXACT([.B200];&quot;OK&quot;);EXACT([.C200];&quot;OK&quot;));&quot;OK&quot;;IF(EXACT([.C200];&quot;OK&quot;);&quot;OK!&quot;;IF(EXACT([.B20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4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1]-[.E201]" office:value-type="float" office:value="0">
            <text:p>0.00</text:p>
          </table:table-cell>
          <table:table-cell/>
          <table:table-cell table:formula="oooc:=IF(AND(EXACT([.B201];&quot;OK&quot;);EXACT([.C201];&quot;OK&quot;));&quot;OK&quot;;IF(EXACT([.C201];&quot;OK&quot;);&quot;OK!&quot;;IF(EXACT([.B20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2]-[.E202]" office:value-type="float" office:value="0">
            <text:p>0.00</text:p>
          </table:table-cell>
          <table:table-cell/>
          <table:table-cell table:formula="oooc:=IF(AND(EXACT([.B202];&quot;OK&quot;);EXACT([.C202];&quot;OK&quot;));&quot;OK&quot;;IF(EXACT([.C202];&quot;OK&quot;);&quot;OK!&quot;;IF(EXACT([.B20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3]-[.E203]" office:value-type="float" office:value="0">
            <text:p>0.00</text:p>
          </table:table-cell>
          <table:table-cell/>
          <table:table-cell table:formula="oooc:=IF(AND(EXACT([.B203];&quot;OK&quot;);EXACT([.C203];&quot;OK&quot;));&quot;OK&quot;;IF(EXACT([.C203];&quot;OK&quot;);&quot;OK!&quot;;IF(EXACT([.B20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2-8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4]-[.E204]" office:value-type="float" office:value="0">
            <text:p>0.00</text:p>
          </table:table-cell>
          <table:table-cell/>
          <table:table-cell table:formula="oooc:=IF(AND(EXACT([.B204];&quot;OK&quot;);EXACT([.C204];&quot;OK&quot;));&quot;OK&quot;;IF(EXACT([.C204];&quot;OK&quot;);&quot;OK!&quot;;IF(EXACT([.B20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5]-[.E205]" office:value-type="float" office:value="0">
            <text:p>0.00</text:p>
          </table:table-cell>
          <table:table-cell/>
          <table:table-cell table:formula="oooc:=IF(AND(EXACT([.B205];&quot;OK&quot;);EXACT([.C205];&quot;OK&quot;));&quot;OK&quot;;IF(EXACT([.C205];&quot;OK&quot;);&quot;OK!&quot;;IF(EXACT([.B20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6]-[.E206]" office:value-type="float" office:value="0">
            <text:p>0.00</text:p>
          </table:table-cell>
          <table:table-cell/>
          <table:table-cell table:formula="oooc:=IF(AND(EXACT([.B206];&quot;OK&quot;);EXACT([.C206];&quot;OK&quot;));&quot;OK&quot;;IF(EXACT([.C206];&quot;OK&quot;);&quot;OK!&quot;;IF(EXACT([.B20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7]-[.E207]" office:value-type="float" office:value="0">
            <text:p>0.00</text:p>
          </table:table-cell>
          <table:table-cell/>
          <table:table-cell table:formula="oooc:=IF(AND(EXACT([.B207];&quot;OK&quot;);EXACT([.C207];&quot;OK&quot;));&quot;OK&quot;;IF(EXACT([.C207];&quot;OK&quot;);&quot;OK!&quot;;IF(EXACT([.B20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8]-[.E208]" office:value-type="float" office:value="0">
            <text:p>0.00</text:p>
          </table:table-cell>
          <table:table-cell/>
          <table:table-cell table:formula="oooc:=IF(AND(EXACT([.B208];&quot;OK&quot;);EXACT([.C208];&quot;OK&quot;));&quot;OK&quot;;IF(EXACT([.C208];&quot;OK&quot;);&quot;OK!&quot;;IF(EXACT([.B20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5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9]-[.E209]" office:value-type="float" office:value="0">
            <text:p>0.00</text:p>
          </table:table-cell>
          <table:table-cell/>
          <table:table-cell table:formula="oooc:=IF(AND(EXACT([.B209];&quot;OK&quot;);EXACT([.C209];&quot;OK&quot;));&quot;OK&quot;;IF(EXACT([.C209];&quot;OK&quot;);&quot;OK!&quot;;IF(EXACT([.B20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0]-[.E210]" office:value-type="float" office:value="0">
            <text:p>0.00</text:p>
          </table:table-cell>
          <table:table-cell/>
          <table:table-cell table:formula="oooc:=IF(AND(EXACT([.B210];&quot;OK&quot;);EXACT([.C210];&quot;OK&quot;));&quot;OK&quot;;IF(EXACT([.C210];&quot;OK&quot;);&quot;OK!&quot;;IF(EXACT([.B21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1]-[.E211]" office:value-type="float" office:value="0">
            <text:p>0.00</text:p>
          </table:table-cell>
          <table:table-cell/>
          <table:table-cell table:formula="oooc:=IF(AND(EXACT([.B211];&quot;OK&quot;);EXACT([.C211];&quot;OK&quot;));&quot;OK&quot;;IF(EXACT([.C211];&quot;OK&quot;);&quot;OK!&quot;;IF(EXACT([.B21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6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2]-[.E212]" office:value-type="float" office:value="0">
            <text:p>0.00</text:p>
          </table:table-cell>
          <table:table-cell/>
          <table:table-cell table:formula="oooc:=IF(AND(EXACT([.B212];&quot;OK&quot;);EXACT([.C212];&quot;OK&quot;));&quot;OK&quot;;IF(EXACT([.C212];&quot;OK&quot;);&quot;OK!&quot;;IF(EXACT([.B21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3]-[.E213]" office:value-type="float" office:value="0">
            <text:p>0.00</text:p>
          </table:table-cell>
          <table:table-cell/>
          <table:table-cell table:formula="oooc:=IF(AND(EXACT([.B213];&quot;OK&quot;);EXACT([.C213];&quot;OK&quot;));&quot;OK&quot;;IF(EXACT([.C213];&quot;OK&quot;);&quot;OK!&quot;;IF(EXACT([.B21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9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4]-[.E214]" office:value-type="float" office:value="0">
            <text:p>0.00</text:p>
          </table:table-cell>
          <table:table-cell/>
          <table:table-cell table:formula="oooc:=IF(AND(EXACT([.B214];&quot;OK&quot;);EXACT([.C214];&quot;OK&quot;));&quot;OK&quot;;IF(EXACT([.C214];&quot;OK&quot;);&quot;OK!&quot;;IF(EXACT([.B21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6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5]-[.E215]" office:value-type="float" office:value="0">
            <text:p>0.00</text:p>
          </table:table-cell>
          <table:table-cell/>
          <table:table-cell table:formula="oooc:=IF(AND(EXACT([.B215];&quot;OK&quot;);EXACT([.C215];&quot;OK&quot;));&quot;OK&quot;;IF(EXACT([.C215];&quot;OK&quot;);&quot;OK!&quot;;IF(EXACT([.B21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6]-[.E216]" office:value-type="float" office:value="0">
            <text:p>0.00</text:p>
          </table:table-cell>
          <table:table-cell/>
          <table:table-cell table:formula="oooc:=IF(AND(EXACT([.B216];&quot;OK&quot;);EXACT([.C216];&quot;OK&quot;));&quot;OK&quot;;IF(EXACT([.C216];&quot;OK&quot;);&quot;OK!&quot;;IF(EXACT([.B21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7]-[.E217]" office:value-type="float" office:value="0">
            <text:p>0.00</text:p>
          </table:table-cell>
          <table:table-cell/>
          <table:table-cell table:formula="oooc:=IF(AND(EXACT([.B217];&quot;OK&quot;);EXACT([.C217];&quot;OK&quot;));&quot;OK&quot;;IF(EXACT([.C217];&quot;OK&quot;);&quot;OK!&quot;;IF(EXACT([.B21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6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8]-[.E218]" office:value-type="float" office:value="0">
            <text:p>0.00</text:p>
          </table:table-cell>
          <table:table-cell/>
          <table:table-cell table:formula="oooc:=IF(AND(EXACT([.B218];&quot;OK&quot;);EXACT([.C218];&quot;OK&quot;));&quot;OK&quot;;IF(EXACT([.C218];&quot;OK&quot;);&quot;OK!&quot;;IF(EXACT([.B21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9]-[.E219]" office:value-type="float" office:value="0">
            <text:p>0.00</text:p>
          </table:table-cell>
          <table:table-cell/>
          <table:table-cell table:formula="oooc:=IF(AND(EXACT([.B219];&quot;OK&quot;);EXACT([.C219];&quot;OK&quot;));&quot;OK&quot;;IF(EXACT([.C219];&quot;OK&quot;);&quot;OK!&quot;;IF(EXACT([.B21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4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0]-[.E220]" office:value-type="float" office:value="0">
            <text:p>0.00</text:p>
          </table:table-cell>
          <table:table-cell/>
          <table:table-cell table:formula="oooc:=IF(AND(EXACT([.B220];&quot;OK&quot;);EXACT([.C220];&quot;OK&quot;));&quot;OK&quot;;IF(EXACT([.C220];&quot;OK&quot;);&quot;OK!&quot;;IF(EXACT([.B22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0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1]-[.E221]" office:value-type="float" office:value="0">
            <text:p>0.00</text:p>
          </table:table-cell>
          <table:table-cell/>
          <table:table-cell table:formula="oooc:=IF(AND(EXACT([.B221];&quot;OK&quot;);EXACT([.C221];&quot;OK&quot;));&quot;OK&quot;;IF(EXACT([.C221];&quot;OK&quot;);&quot;OK!&quot;;IF(EXACT([.B22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5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2]-[.E222]" office:value-type="float" office:value="0">
            <text:p>0.00</text:p>
          </table:table-cell>
          <table:table-cell/>
          <table:table-cell table:formula="oooc:=IF(AND(EXACT([.B222];&quot;OK&quot;);EXACT([.C222];&quot;OK&quot;));&quot;OK&quot;;IF(EXACT([.C222];&quot;OK&quot;);&quot;OK!&quot;;IF(EXACT([.B22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3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3]-[.E223]" office:value-type="float" office:value="0">
            <text:p>0.00</text:p>
          </table:table-cell>
          <table:table-cell/>
          <table:table-cell table:formula="oooc:=IF(AND(EXACT([.B223];&quot;OK&quot;);EXACT([.C223];&quot;OK&quot;));&quot;OK&quot;;IF(EXACT([.C223];&quot;OK&quot;);&quot;OK!&quot;;IF(EXACT([.B22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5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4]-[.E224]" office:value-type="float" office:value="0">
            <text:p>0.00</text:p>
          </table:table-cell>
          <table:table-cell/>
          <table:table-cell table:formula="oooc:=IF(AND(EXACT([.B224];&quot;OK&quot;);EXACT([.C224];&quot;OK&quot;));&quot;OK&quot;;IF(EXACT([.C224];&quot;OK&quot;);&quot;OK!&quot;;IF(EXACT([.B22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4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5]-[.E225]" office:value-type="float" office:value="0">
            <text:p>0.00</text:p>
          </table:table-cell>
          <table:table-cell/>
          <table:table-cell table:formula="oooc:=IF(AND(EXACT([.B225];&quot;OK&quot;);EXACT([.C225];&quot;OK&quot;));&quot;OK&quot;;IF(EXACT([.C225];&quot;OK&quot;);&quot;OK!&quot;;IF(EXACT([.B22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6]-[.E226]" office:value-type="float" office:value="0">
            <text:p>0.00</text:p>
          </table:table-cell>
          <table:table-cell/>
          <table:table-cell table:formula="oooc:=IF(AND(EXACT([.B226];&quot;OK&quot;);EXACT([.C226];&quot;OK&quot;));&quot;OK&quot;;IF(EXACT([.C226];&quot;OK&quot;);&quot;OK!&quot;;IF(EXACT([.B22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7]-[.E227]" office:value-type="float" office:value="0">
            <text:p>0.00</text:p>
          </table:table-cell>
          <table:table-cell/>
          <table:table-cell table:formula="oooc:=IF(AND(EXACT([.B227];&quot;OK&quot;);EXACT([.C227];&quot;OK&quot;));&quot;OK&quot;;IF(EXACT([.C227];&quot;OK&quot;);&quot;OK!&quot;;IF(EXACT([.B22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6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8]-[.E228]" office:value-type="float" office:value="0">
            <text:p>0.00</text:p>
          </table:table-cell>
          <table:table-cell/>
          <table:table-cell table:formula="oooc:=IF(AND(EXACT([.B228];&quot;OK&quot;);EXACT([.C228];&quot;OK&quot;));&quot;OK&quot;;IF(EXACT([.C228];&quot;OK&quot;);&quot;OK!&quot;;IF(EXACT([.B22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2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9]-[.E229]" office:value-type="float" office:value="0">
            <text:p>0.00</text:p>
          </table:table-cell>
          <table:table-cell/>
          <table:table-cell table:formula="oooc:=IF(AND(EXACT([.B229];&quot;OK&quot;);EXACT([.C229];&quot;OK&quot;));&quot;OK&quot;;IF(EXACT([.C229];&quot;OK&quot;);&quot;OK!&quot;;IF(EXACT([.B22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30]-[.E230]" office:value-type="float" office:value="0">
            <text:p>0.00</text:p>
          </table:table-cell>
          <table:table-cell/>
          <table:table-cell table:formula="oooc:=IF(AND(EXACT([.B230];&quot;OK&quot;);EXACT([.C230];&quot;OK&quot;));&quot;OK&quot;;IF(EXACT([.C230];&quot;OK&quot;);&quot;OK!&quot;;IF(EXACT([.B23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19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7.26">
            <text:p>27.26</text:p>
          </table:table-cell>
          <table:table-cell/>
          <table:table-cell table:formula="oooc:=[.D231]-[.E232]" office:value-type="float" office:value="-146.94">
            <text:p>-146.94</text:p>
          </table:table-cell>
          <table:table-cell/>
          <table:table-cell table:formula="oooc:=IF(AND(EXACT([.B231];&quot;OK&quot;);EXACT([.C231];&quot;OK&quot;));&quot;OK&quot;;IF(EXACT([.C231];&quot;OK&quot;);&quot;OK!&quot;;IF(EXACT([.B231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CL109-6.ma</text:p>
          </table:table-cell>
          <table:table-cell table:number-columns-repeated="2" office:value-type="string">
            <text:p>OK</text:p>
          </table:table-cell>
          <table:table-cell office:value-type="float" office:value="49.25">
            <text:p>49.25</text:p>
          </table:table-cell>
          <table:table-cell office:value-type="float" office:value="174.2">
            <text:p>174.2</text:p>
          </table:table-cell>
          <table:table-cell table:formula="oooc:=[.D232]-[.E233]" office:value-type="float" office:value="-314.12">
            <text:p>-314.12</text:p>
          </table:table-cell>
          <table:table-cell/>
          <table:table-cell table:formula="oooc:=IF(AND(EXACT([.B232];&quot;OK&quot;);EXACT([.C232];&quot;OK&quot;));&quot;OK&quot;;IF(EXACT([.C232];&quot;OK&quot;);&quot;OK!&quot;;IF(EXACT([.B23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27-1.ma</text:p>
          </table:table-cell>
          <table:table-cell table:number-columns-repeated="2" office:value-type="string">
            <text:p>OK</text:p>
          </table:table-cell>
          <table:table-cell office:value-type="float" office:value="49.64">
            <text:p>49.64</text:p>
          </table:table-cell>
          <table:table-cell office:value-type="float" office:value="363.37">
            <text:p>363.37</text:p>
          </table:table-cell>
          <table:table-cell table:formula="oooc:=[.D233]-[.E234]" office:value-type="float" office:value="-81.16">
            <text:p>-81.16</text:p>
          </table:table-cell>
          <table:table-cell/>
          <table:table-cell table:formula="oooc:=IF(AND(EXACT([.B233];&quot;OK&quot;);EXACT([.C233];&quot;OK&quot;));&quot;OK&quot;;IF(EXACT([.C233];&quot;OK&quot;);&quot;OK!&quot;;IF(EXACT([.B23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04-1.ma</text:p>
          </table:table-cell>
          <table:table-cell table:number-columns-repeated="2" office:value-type="string">
            <text:p>OK</text:p>
          </table:table-cell>
          <table:table-cell office:value-type="float" office:value="69.93">
            <text:p>69.93</text:p>
          </table:table-cell>
          <table:table-cell office:value-type="float" office:value="130.8">
            <text:p>130.8</text:p>
          </table:table-cell>
          <table:table-cell table:formula="oooc:=[.D234]-[.E235]" office:value-type="float" office:value="-59.9">
            <text:p>-59.90</text:p>
          </table:table-cell>
          <table:table-cell/>
          <table:table-cell table:formula="oooc:=IF(AND(EXACT([.B234];&quot;OK&quot;);EXACT([.C234];&quot;OK&quot;));&quot;OK&quot;;IF(EXACT([.C234];&quot;OK&quot;);&quot;OK!&quot;;IF(EXACT([.B23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05-1.ma</text:p>
          </table:table-cell>
          <table:table-cell table:number-columns-repeated="2" office:value-type="string">
            <text:p>OK</text:p>
          </table:table-cell>
          <table:table-cell office:value-type="float" office:value="70.94">
            <text:p>70.94</text:p>
          </table:table-cell>
          <table:table-cell office:value-type="float" office:value="129.83">
            <text:p>129.83</text:p>
          </table:table-cell>
          <table:table-cell table:formula="oooc:=[.D235]-[.E236]" office:value-type="float" office:value="-303.07">
            <text:p>-303.07</text:p>
          </table:table-cell>
          <table:table-cell/>
          <table:table-cell table:formula="oooc:=IF(AND(EXACT([.B235];&quot;OK&quot;);EXACT([.C235];&quot;OK&quot;));&quot;OK&quot;;IF(EXACT([.C235];&quot;OK&quot;);&quot;OK!&quot;;IF(EXACT([.B23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09-2.ma</text:p>
          </table:table-cell>
          <table:table-cell table:number-columns-repeated="2" office:value-type="string">
            <text:p>OK</text:p>
          </table:table-cell>
          <table:table-cell office:value-type="float" office:value="71.47">
            <text:p>71.47</text:p>
          </table:table-cell>
          <table:table-cell office:value-type="float" office:value="374.01">
            <text:p>374.01</text:p>
          </table:table-cell>
          <table:table-cell table:formula="oooc:=[.D236]-[.E237]" office:value-type="float" office:value="-107.76">
            <text:p>-107.76</text:p>
          </table:table-cell>
          <table:table-cell/>
          <table:table-cell table:formula="oooc:=IF(AND(EXACT([.B236];&quot;OK&quot;);EXACT([.C236];&quot;OK&quot;));&quot;OK&quot;;IF(EXACT([.C236];&quot;OK&quot;);&quot;OK!&quot;;IF(EXACT([.B23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7-2.ma</text:p>
          </table:table-cell>
          <table:table-cell table:number-columns-repeated="2" office:value-type="string">
            <text:p>OK</text:p>
          </table:table-cell>
          <table:table-cell office:value-type="float" office:value="72.77">
            <text:p>72.77</text:p>
          </table:table-cell>
          <table:table-cell office:value-type="float" office:value="179.23">
            <text:p>179.23</text:p>
          </table:table-cell>
          <table:table-cell table:formula="oooc:=[.D237]-[.E238]" office:value-type="float" office:value="-195.05">
            <text:p>-195.05</text:p>
          </table:table-cell>
          <table:table-cell/>
          <table:table-cell table:formula="oooc:=IF(AND(EXACT([.B237];&quot;OK&quot;);EXACT([.C237];&quot;OK&quot;));&quot;OK&quot;;IF(EXACT([.C237];&quot;OK&quot;);&quot;OK!&quot;;IF(EXACT([.B23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4-1.ma</text:p>
          </table:table-cell>
          <table:table-cell table:number-columns-repeated="2" office:value-type="string">
            <text:p>OK</text:p>
          </table:table-cell>
          <table:table-cell office:value-type="float" office:value="75.44">
            <text:p>75.44</text:p>
          </table:table-cell>
          <table:table-cell office:value-type="float" office:value="267.82">
            <text:p>267.82</text:p>
          </table:table-cell>
          <table:table-cell table:formula="oooc:=[.D238]-[.E239]" office:value-type="float" office:value="-59.09">
            <text:p>-59.09</text:p>
          </table:table-cell>
          <table:table-cell/>
          <table:table-cell table:formula="oooc:=IF(AND(EXACT([.B238];&quot;OK&quot;);EXACT([.C238];&quot;OK&quot;));&quot;OK&quot;;IF(EXACT([.C238];&quot;OK&quot;);&quot;OK!&quot;;IF(EXACT([.B23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5-2.ma</text:p>
          </table:table-cell>
          <table:table-cell table:number-columns-repeated="2" office:value-type="string">
            <text:p>OK</text:p>
          </table:table-cell>
          <table:table-cell office:value-type="float" office:value="83.45">
            <text:p>83.45</text:p>
          </table:table-cell>
          <table:table-cell office:value-type="float" office:value="134.53">
            <text:p>134.53</text:p>
          </table:table-cell>
          <table:table-cell table:formula="oooc:=[.D239]-[.E240]" office:value-type="float" office:value="-55.2">
            <text:p>-55.20</text:p>
          </table:table-cell>
          <table:table-cell/>
          <table:table-cell table:formula="oooc:=IF(AND(EXACT([.B239];&quot;OK&quot;);EXACT([.C239];&quot;OK&quot;));&quot;OK&quot;;IF(EXACT([.C239];&quot;OK&quot;);&quot;OK!&quot;;IF(EXACT([.B23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5-2.ma</text:p>
          </table:table-cell>
          <table:table-cell table:number-columns-repeated="2" office:value-type="string">
            <text:p>OK</text:p>
          </table:table-cell>
          <table:table-cell office:value-type="float" office:value="85.68">
            <text:p>85.68</text:p>
          </table:table-cell>
          <table:table-cell office:value-type="float" office:value="138.65">
            <text:p>138.65</text:p>
          </table:table-cell>
          <table:table-cell table:formula="oooc:=[.D240]-[.E241]" office:value-type="float" office:value="-50.46">
            <text:p>-50.46</text:p>
          </table:table-cell>
          <table:table-cell/>
          <table:table-cell table:formula="oooc:=IF(AND(EXACT([.B240];&quot;OK&quot;);EXACT([.C240];&quot;OK&quot;));&quot;OK&quot;;IF(EXACT([.C240];&quot;OK&quot;);&quot;OK!&quot;;IF(EXACT([.B24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5-1.ma</text:p>
          </table:table-cell>
          <table:table-cell table:number-columns-repeated="2" office:value-type="string">
            <text:p>OK</text:p>
          </table:table-cell>
          <table:table-cell office:value-type="float" office:value="88">
            <text:p>88</text:p>
          </table:table-cell>
          <table:table-cell office:value-type="float" office:value="136.14">
            <text:p>136.14</text:p>
          </table:table-cell>
          <table:table-cell table:formula="oooc:=[.D241]-[.E242]" office:value-type="float" office:value="-51.55">
            <text:p>-51.55</text:p>
          </table:table-cell>
          <table:table-cell/>
          <table:table-cell table:formula="oooc:=IF(AND(EXACT([.B241];&quot;OK&quot;);EXACT([.C241];&quot;OK&quot;));&quot;OK&quot;;IF(EXACT([.C241];&quot;OK&quot;);&quot;OK!&quot;;IF(EXACT([.B24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5-4.ma</text:p>
          </table:table-cell>
          <table:table-cell table:number-columns-repeated="2" office:value-type="string">
            <text:p>OK</text:p>
          </table:table-cell>
          <table:table-cell office:value-type="float" office:value="88.31">
            <text:p>88.31</text:p>
          </table:table-cell>
          <table:table-cell office:value-type="float" office:value="139.55">
            <text:p>139.55</text:p>
          </table:table-cell>
          <table:table-cell table:formula="oooc:=[.D242]-[.E243]" office:value-type="float" office:value="-51.47">
            <text:p>-51.47</text:p>
          </table:table-cell>
          <table:table-cell/>
          <table:table-cell table:formula="oooc:=IF(AND(EXACT([.B242];&quot;OK&quot;);EXACT([.C242];&quot;OK&quot;));&quot;OK&quot;;IF(EXACT([.C242];&quot;OK&quot;);&quot;OK!&quot;;IF(EXACT([.B24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5-1.ma</text:p>
          </table:table-cell>
          <table:table-cell table:number-columns-repeated="2" office:value-type="string">
            <text:p>OK</text:p>
          </table:table-cell>
          <table:table-cell office:value-type="float" office:value="89.89">
            <text:p>89.89</text:p>
          </table:table-cell>
          <table:table-cell office:value-type="float" office:value="139.78">
            <text:p>139.78</text:p>
          </table:table-cell>
          <table:table-cell table:formula="oooc:=[.D243]-[.E244]" office:value-type="float" office:value="-49.72">
            <text:p>-49.72</text:p>
          </table:table-cell>
          <table:table-cell/>
          <table:table-cell table:formula="oooc:=IF(AND(EXACT([.B243];&quot;OK&quot;);EXACT([.C243];&quot;OK&quot;));&quot;OK&quot;;IF(EXACT([.C243];&quot;OK&quot;);&quot;OK!&quot;;IF(EXACT([.B24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5-3.ma</text:p>
          </table:table-cell>
          <table:table-cell table:number-columns-repeated="2" office:value-type="string">
            <text:p>OK</text:p>
          </table:table-cell>
          <table:table-cell office:value-type="float" office:value="90">
            <text:p>90</text:p>
          </table:table-cell>
          <table:table-cell office:value-type="float" office:value="139.61">
            <text:p>139.61</text:p>
          </table:table-cell>
          <table:table-cell table:formula="oooc:=[.D244]-[.E245]" office:value-type="float" office:value="-190.3">
            <text:p>-190.30</text:p>
          </table:table-cell>
          <table:table-cell/>
          <table:table-cell table:formula="oooc:=IF(AND(EXACT([.B244];&quot;OK&quot;);EXACT([.C244];&quot;OK&quot;));&quot;OK&quot;;IF(EXACT([.C244];&quot;OK&quot;);&quot;OK!&quot;;IF(EXACT([.B24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8-2.ma</text:p>
          </table:table-cell>
          <table:table-cell table:number-columns-repeated="2" office:value-type="string">
            <text:p>OK</text:p>
          </table:table-cell>
          <table:table-cell office:value-type="float" office:value="98.05">
            <text:p>98.05</text:p>
          </table:table-cell>
          <table:table-cell office:value-type="float" office:value="280.3">
            <text:p>280.3</text:p>
          </table:table-cell>
          <table:table-cell table:formula="oooc:=[.D245]-[.E246]" office:value-type="float" office:value="-177.91">
            <text:p>-177.91</text:p>
          </table:table-cell>
          <table:table-cell/>
          <table:table-cell table:formula="oooc:=IF(AND(EXACT([.B245];&quot;OK&quot;);EXACT([.C245];&quot;OK&quot;));&quot;OK&quot;;IF(EXACT([.C245];&quot;OK&quot;);&quot;OK!&quot;;IF(EXACT([.B24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5-1.ma</text:p>
          </table:table-cell>
          <table:table-cell table:number-columns-repeated="2" office:value-type="string">
            <text:p>OK</text:p>
          </table:table-cell>
          <table:table-cell office:value-type="float" office:value="99.68">
            <text:p>99.68</text:p>
          </table:table-cell>
          <table:table-cell office:value-type="float" office:value="275.96">
            <text:p>275.96</text:p>
          </table:table-cell>
          <table:table-cell table:formula="oooc:=[.D246]-[.E247]" office:value-type="float" office:value="-73.47">
            <text:p>-73.47</text:p>
          </table:table-cell>
          <table:table-cell/>
          <table:table-cell table:formula="oooc:=IF(AND(EXACT([.B246];&quot;OK&quot;);EXACT([.C246];&quot;OK&quot;));&quot;OK&quot;;IF(EXACT([.C246];&quot;OK&quot;);&quot;OK!&quot;;IF(EXACT([.B24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0-1.ma</text:p>
          </table:table-cell>
          <table:table-cell table:number-columns-repeated="2" office:value-type="string">
            <text:p>OK</text:p>
          </table:table-cell>
          <table:table-cell office:value-type="float" office:value="115.05">
            <text:p>115.05</text:p>
          </table:table-cell>
          <table:table-cell office:value-type="float" office:value="173.15">
            <text:p>173.15</text:p>
          </table:table-cell>
          <table:table-cell table:formula="oooc:=[.D247]-[.E247]" office:value-type="float" office:value="-58.1">
            <text:p>-58.10</text:p>
          </table:table-cell>
          <table:table-cell/>
          <table:table-cell table:formula="oooc:=IF(AND(EXACT([.B247];&quot;OK&quot;);EXACT([.C247];&quot;OK&quot;));&quot;OK&quot;;IF(EXACT([.C247];&quot;OK&quot;);&quot;OK!&quot;;IF(EXACT([.B24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6-4.ma</text:p>
          </table:table-cell>
          <table:table-cell table:number-columns-repeated="2" office:value-type="string">
            <text:p>OK</text:p>
          </table:table-cell>
          <table:table-cell office:value-type="float" office:value="123.6">
            <text:p>123.6</text:p>
          </table:table-cell>
          <table:table-cell office:value-type="float" office:value="221.66">
            <text:p>221.66</text:p>
          </table:table-cell>
          <table:table-cell table:formula="oooc:=[.D248]-[.E248]" office:value-type="float" office:value="-98.06">
            <text:p>-98.06</text:p>
          </table:table-cell>
          <table:table-cell/>
          <table:table-cell table:formula="oooc:=IF(AND(EXACT([.B248];&quot;OK&quot;);EXACT([.C248];&quot;OK&quot;));&quot;OK&quot;;IF(EXACT([.C248];&quot;OK&quot;);&quot;OK!&quot;;IF(EXACT([.B24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3-2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37.38">
            <text:p>137.38</text:p>
          </table:table-cell>
          <table:table-cell/>
          <table:table-cell table:formula="oooc:=[.D249]-[.E249]" office:value-type="float" office:value="137.38">
            <text:p>137.38</text:p>
          </table:table-cell>
          <table:table-cell/>
          <table:table-cell table:formula="oooc:=IF(AND(EXACT([.B249];&quot;OK&quot;);EXACT([.C249];&quot;OK&quot;));&quot;OK&quot;;IF(EXACT([.C249];&quot;OK&quot;);&quot;OK!&quot;;IF(EXACT([.B249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71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40.02">
            <text:p>140.02</text:p>
          </table:table-cell>
          <table:table-cell/>
          <table:table-cell table:formula="oooc:=[.D250]-[.E250]" office:value-type="float" office:value="140.02">
            <text:p>140.02</text:p>
          </table:table-cell>
          <table:table-cell/>
          <table:table-cell table:formula="oooc:=IF(AND(EXACT([.B250];&quot;OK&quot;);EXACT([.C250];&quot;OK&quot;));&quot;OK&quot;;IF(EXACT([.C250];&quot;OK&quot;);&quot;OK!&quot;;IF(EXACT([.B250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166-3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44.57">
            <text:p>144.57</text:p>
          </table:table-cell>
          <table:table-cell/>
          <table:table-cell table:formula="oooc:=[.D251]-[.E251]" office:value-type="float" office:value="144.57">
            <text:p>144.57</text:p>
          </table:table-cell>
          <table:table-cell/>
          <table:table-cell table:formula="oooc:=IF(AND(EXACT([.B251];&quot;OK&quot;);EXACT([.C251];&quot;OK&quot;));&quot;OK&quot;;IF(EXACT([.C251];&quot;OK&quot;);&quot;OK!&quot;;IF(EXACT([.B251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AT017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48.94">
            <text:p>148.94</text:p>
          </table:table-cell>
          <table:table-cell/>
          <table:table-cell table:formula="oooc:=[.D252]-[.E252]" office:value-type="float" office:value="148.94">
            <text:p>148.94</text:p>
          </table:table-cell>
          <table:table-cell/>
          <table:table-cell table:formula="oooc:=IF(AND(EXACT([.B252];&quot;OK&quot;);EXACT([.C252];&quot;OK&quot;));&quot;OK&quot;;IF(EXACT([.C252];&quot;OK&quot;);&quot;OK!&quot;;IF(EXACT([.B252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AT143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49.59">
            <text:p>149.59</text:p>
          </table:table-cell>
          <table:table-cell/>
          <table:table-cell table:formula="oooc:=[.D253]-[.E253]" office:value-type="float" office:value="149.59">
            <text:p>149.59</text:p>
          </table:table-cell>
          <table:table-cell/>
          <table:table-cell table:formula="oooc:=IF(AND(EXACT([.B253];&quot;OK&quot;);EXACT([.C253];&quot;OK&quot;));&quot;OK&quot;;IF(EXACT([.C253];&quot;OK&quot;);&quot;OK!&quot;;IF(EXACT([.B253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193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60.12">
            <text:p>160.12</text:p>
          </table:table-cell>
          <table:table-cell/>
          <table:table-cell table:formula="oooc:=[.D254]-[.E254]" office:value-type="float" office:value="160.12">
            <text:p>160.12</text:p>
          </table:table-cell>
          <table:table-cell/>
          <table:table-cell table:formula="oooc:=IF(AND(EXACT([.B254];&quot;OK&quot;);EXACT([.C254];&quot;OK&quot;));&quot;OK&quot;;IF(EXACT([.C254];&quot;OK&quot;);&quot;OK!&quot;;IF(EXACT([.B254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AT019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65.91">
            <text:p>165.91</text:p>
          </table:table-cell>
          <table:table-cell/>
          <table:table-cell table:formula="oooc:=[.D255]-[.E255]" office:value-type="float" office:value="165.91">
            <text:p>165.91</text:p>
          </table:table-cell>
          <table:table-cell/>
          <table:table-cell table:formula="oooc:=IF(AND(EXACT([.B255];&quot;OK&quot;);EXACT([.C255];&quot;OK&quot;));&quot;OK&quot;;IF(EXACT([.C255];&quot;OK&quot;);&quot;OK!&quot;;IF(EXACT([.B255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ROB022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73.21">
            <text:p>173.21</text:p>
          </table:table-cell>
          <table:table-cell/>
          <table:table-cell table:formula="oooc:=[.D256]-[.E256]" office:value-type="float" office:value="173.21">
            <text:p>173.21</text:p>
          </table:table-cell>
          <table:table-cell/>
          <table:table-cell table:formula="oooc:=IF(AND(EXACT([.B256];&quot;OK&quot;);EXACT([.C256];&quot;OK&quot;));&quot;OK&quot;;IF(EXACT([.C256];&quot;OK&quot;);&quot;OK!&quot;;IF(EXACT([.B256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ROB023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91.39">
            <text:p>191.39</text:p>
          </table:table-cell>
          <table:table-cell/>
          <table:table-cell table:formula="oooc:=[.D257]-[.E257]" office:value-type="float" office:value="191.39">
            <text:p>191.39</text:p>
          </table:table-cell>
          <table:table-cell/>
          <table:table-cell table:formula="oooc:=IF(AND(EXACT([.B257];&quot;OK&quot;);EXACT([.C257];&quot;OK&quot;));&quot;OK&quot;;IF(EXACT([.C257];&quot;OK&quot;);&quot;OK!&quot;;IF(EXACT([.B257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AT156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18.93">
            <text:p>218.93</text:p>
          </table:table-cell>
          <table:table-cell/>
          <table:table-cell table:formula="oooc:=[.D258]-[.E258]" office:value-type="float" office:value="218.93">
            <text:p>218.93</text:p>
          </table:table-cell>
          <table:table-cell/>
          <table:table-cell table:formula="oooc:=IF(AND(EXACT([.B258];&quot;OK&quot;);EXACT([.C258];&quot;OK&quot;));&quot;OK&quot;;IF(EXACT([.C258];&quot;OK&quot;);&quot;OK!&quot;;IF(EXACT([.B258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ROB005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21.06">
            <text:p>221.06</text:p>
          </table:table-cell>
          <table:table-cell/>
          <table:table-cell table:formula="oooc:=[.D259]-[.E259]" office:value-type="float" office:value="221.06">
            <text:p>221.06</text:p>
          </table:table-cell>
          <table:table-cell/>
          <table:table-cell table:formula="oooc:=IF(AND(EXACT([.B259];&quot;OK&quot;);EXACT([.C259];&quot;OK&quot;));&quot;OK&quot;;IF(EXACT([.C259];&quot;OK&quot;);&quot;OK!&quot;;IF(EXACT([.B259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CL160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55.01">
            <text:p>255.01</text:p>
          </table:table-cell>
          <table:table-cell/>
          <table:table-cell table:formula="oooc:=[.D260]-[.E260]" office:value-type="float" office:value="255.01">
            <text:p>255.01</text:p>
          </table:table-cell>
          <table:table-cell/>
          <table:table-cell table:formula="oooc:=IF(AND(EXACT([.B260];&quot;OK&quot;);EXACT([.C260];&quot;OK&quot;));&quot;OK&quot;;IF(EXACT([.C260];&quot;OK&quot;);&quot;OK!&quot;;IF(EXACT([.B260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06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58.25">
            <text:p>258.25</text:p>
          </table:table-cell>
          <table:table-cell/>
          <table:table-cell table:formula="oooc:=[.D261]-[.E261]" office:value-type="float" office:value="258.25">
            <text:p>258.25</text:p>
          </table:table-cell>
          <table:table-cell/>
          <table:table-cell table:formula="oooc:=IF(AND(EXACT([.B261];&quot;OK&quot;);EXACT([.C261];&quot;OK&quot;));&quot;OK&quot;;IF(EXACT([.C261];&quot;OK&quot;);&quot;OK!&quot;;IF(EXACT([.B261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07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67.52">
            <text:p>267.52</text:p>
          </table:table-cell>
          <table:table-cell/>
          <table:table-cell table:formula="oooc:=[.D262]-[.E262]" office:value-type="float" office:value="267.52">
            <text:p>267.52</text:p>
          </table:table-cell>
          <table:table-cell/>
          <table:table-cell table:formula="oooc:=IF(AND(EXACT([.B262];&quot;OK&quot;);EXACT([.C262];&quot;OK&quot;));&quot;OK&quot;;IF(EXACT([.C262];&quot;OK&quot;);&quot;OK!&quot;;IF(EXACT([.B262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08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71.12">
            <text:p>271.12</text:p>
          </table:table-cell>
          <table:table-cell/>
          <table:table-cell table:formula="oooc:=[.D263]-[.E263]" office:value-type="float" office:value="271.12">
            <text:p>271.12</text:p>
          </table:table-cell>
          <table:table-cell/>
          <table:table-cell table:formula="oooc:=IF(AND(EXACT([.B263];&quot;OK&quot;);EXACT([.C263];&quot;OK&quot;));&quot;OK&quot;;IF(EXACT([.C263];&quot;OK&quot;);&quot;OK!&quot;;IF(EXACT([.B263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AT009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71.2">
            <text:p>271.2</text:p>
          </table:table-cell>
          <table:table-cell/>
          <table:table-cell table:formula="oooc:=[.D264]-[.E264]" office:value-type="float" office:value="271.2">
            <text:p>271.20</text:p>
          </table:table-cell>
          <table:table-cell/>
          <table:table-cell table:formula="oooc:=IF(AND(EXACT([.B264];&quot;OK&quot;);EXACT([.C264];&quot;OK&quot;));&quot;OK&quot;;IF(EXACT([.C264];&quot;OK&quot;);&quot;OK!&quot;;IF(EXACT([.B264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184-4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93.47">
            <text:p>293.47</text:p>
          </table:table-cell>
          <table:table-cell/>
          <table:table-cell table:formula="oooc:=[.D265]-[.E265]" office:value-type="float" office:value="293.47">
            <text:p>293.47</text:p>
          </table:table-cell>
          <table:table-cell/>
          <table:table-cell table:formula="oooc:=IF(AND(EXACT([.B265];&quot;OK&quot;);EXACT([.C265];&quot;OK&quot;));&quot;OK&quot;;IF(EXACT([.C265];&quot;OK&quot;);&quot;OK!&quot;;IF(EXACT([.B265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54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66]-[.E266]" office:value-type="float" office:value="0">
            <text:p>0.00</text:p>
          </table:table-cell>
          <table:table-cell/>
          <table:table-cell table:formula="oooc:=IF(AND(EXACT([.B266];&quot;OK&quot;);EXACT([.C266];&quot;OK&quot;));&quot;OK&quot;;IF(EXACT([.C266];&quot;OK&quot;);&quot;OK!&quot;;IF(EXACT([.B26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1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67]-[.E267]" office:value-type="float" office:value="0">
            <text:p>0.00</text:p>
          </table:table-cell>
          <table:table-cell/>
          <table:table-cell table:formula="oooc:=IF(AND(EXACT([.B267];&quot;OK&quot;);EXACT([.C267];&quot;OK&quot;));&quot;OK&quot;;IF(EXACT([.C267];&quot;OK&quot;);&quot;OK!&quot;;IF(EXACT([.B26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3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68]-[.E268]" office:value-type="float" office:value="0">
            <text:p>0.00</text:p>
          </table:table-cell>
          <table:table-cell/>
          <table:table-cell table:formula="oooc:=IF(AND(EXACT([.B268];&quot;OK&quot;);EXACT([.C268];&quot;OK&quot;));&quot;OK&quot;;IF(EXACT([.C268];&quot;OK&quot;);&quot;OK!&quot;;IF(EXACT([.B26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6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69]-[.E269]" office:value-type="float" office:value="0">
            <text:p>0.00</text:p>
          </table:table-cell>
          <table:table-cell/>
          <table:table-cell table:formula="oooc:=IF(AND(EXACT([.B269];&quot;OK&quot;);EXACT([.C269];&quot;OK&quot;));&quot;OK&quot;;IF(EXACT([.C269];&quot;OK&quot;);&quot;OK!&quot;;IF(EXACT([.B26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2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0]-[.E270]" office:value-type="float" office:value="0">
            <text:p>0.00</text:p>
          </table:table-cell>
          <table:table-cell/>
          <table:table-cell table:formula="oooc:=IF(AND(EXACT([.B270];&quot;OK&quot;);EXACT([.C270];&quot;OK&quot;));&quot;OK&quot;;IF(EXACT([.C270];&quot;OK&quot;);&quot;OK!&quot;;IF(EXACT([.B27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8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1]-[.E271]" office:value-type="float" office:value="0">
            <text:p>0.00</text:p>
          </table:table-cell>
          <table:table-cell/>
          <table:table-cell table:formula="oooc:=IF(AND(EXACT([.B271];&quot;OK&quot;);EXACT([.C271];&quot;OK&quot;));&quot;OK&quot;;IF(EXACT([.C271];&quot;OK&quot;);&quot;OK!&quot;;IF(EXACT([.B27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37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2]-[.E272]" office:value-type="float" office:value="0">
            <text:p>0.00</text:p>
          </table:table-cell>
          <table:table-cell/>
          <table:table-cell table:formula="oooc:=IF(AND(EXACT([.B272];&quot;OK&quot;);EXACT([.C272];&quot;OK&quot;));&quot;OK&quot;;IF(EXACT([.C272];&quot;OK&quot;);&quot;OK!&quot;;IF(EXACT([.B27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23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3]-[.E273]" office:value-type="float" office:value="0">
            <text:p>0.00</text:p>
          </table:table-cell>
          <table:table-cell/>
          <table:table-cell table:formula="oooc:=IF(AND(EXACT([.B273];&quot;OK&quot;);EXACT([.C273];&quot;OK&quot;));&quot;OK&quot;;IF(EXACT([.C273];&quot;OK&quot;);&quot;OK!&quot;;IF(EXACT([.B27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0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4]-[.E274]" office:value-type="float" office:value="0">
            <text:p>0.00</text:p>
          </table:table-cell>
          <table:table-cell/>
          <table:table-cell table:formula="oooc:=IF(AND(EXACT([.B274];&quot;OK&quot;);EXACT([.C274];&quot;OK&quot;));&quot;OK&quot;;IF(EXACT([.C274];&quot;OK&quot;);&quot;OK!&quot;;IF(EXACT([.B27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7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5]-[.E275]" office:value-type="float" office:value="0">
            <text:p>0.00</text:p>
          </table:table-cell>
          <table:table-cell/>
          <table:table-cell table:formula="oooc:=IF(AND(EXACT([.B275];&quot;OK&quot;);EXACT([.C275];&quot;OK&quot;));&quot;OK&quot;;IF(EXACT([.C275];&quot;OK&quot;);&quot;OK!&quot;;IF(EXACT([.B27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8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6]-[.E276]" office:value-type="float" office:value="0">
            <text:p>0.00</text:p>
          </table:table-cell>
          <table:table-cell/>
          <table:table-cell table:formula="oooc:=IF(AND(EXACT([.B276];&quot;OK&quot;);EXACT([.C276];&quot;OK&quot;));&quot;OK&quot;;IF(EXACT([.C276];&quot;OK&quot;);&quot;OK!&quot;;IF(EXACT([.B27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58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7]-[.E277]" office:value-type="float" office:value="0">
            <text:p>0.00</text:p>
          </table:table-cell>
          <table:table-cell/>
          <table:table-cell table:formula="oooc:=IF(AND(EXACT([.B277];&quot;OK&quot;);EXACT([.C277];&quot;OK&quot;));&quot;OK&quot;;IF(EXACT([.C277];&quot;OK&quot;);&quot;OK!&quot;;IF(EXACT([.B27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3-6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8]-[.E278]" office:value-type="float" office:value="0">
            <text:p>0.00</text:p>
          </table:table-cell>
          <table:table-cell/>
          <table:table-cell table:formula="oooc:=IF(AND(EXACT([.B278];&quot;OK&quot;);EXACT([.C278];&quot;OK&quot;));&quot;OK&quot;;IF(EXACT([.C278];&quot;OK&quot;);&quot;OK!&quot;;IF(EXACT([.B27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2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9]-[.E279]" office:value-type="float" office:value="0">
            <text:p>0.00</text:p>
          </table:table-cell>
          <table:table-cell/>
          <table:table-cell table:formula="oooc:=IF(AND(EXACT([.B279];&quot;OK&quot;);EXACT([.C279];&quot;OK&quot;));&quot;OK&quot;;IF(EXACT([.C279];&quot;OK&quot;);&quot;OK!&quot;;IF(EXACT([.B27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80]-[.E280]" office:value-type="float" office:value="0">
            <text:p>0.00</text:p>
          </table:table-cell>
          <table:table-cell/>
          <table:table-cell table:formula="oooc:=IF(AND(EXACT([.B280];&quot;OK&quot;);EXACT([.C280];&quot;OK&quot;));&quot;OK&quot;;IF(EXACT([.C280];&quot;OK&quot;);&quot;OK!&quot;;IF(EXACT([.B28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81]-[.E281]" office:value-type="float" office:value="0">
            <text:p>0.00</text:p>
          </table:table-cell>
          <table:table-cell/>
          <table:table-cell table:formula="oooc:=IF(AND(EXACT([.B281];&quot;OK&quot;);EXACT([.C281];&quot;OK&quot;));&quot;OK&quot;;IF(EXACT([.C281];&quot;OK&quot;);&quot;OK!&quot;;IF(EXACT([.B28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82]-[.E282]" office:value-type="float" office:value="0">
            <text:p>0.00</text:p>
          </table:table-cell>
          <table:table-cell/>
          <table:table-cell table:formula="oooc:=IF(AND(EXACT([.B282];&quot;OK&quot;);EXACT([.C282];&quot;OK&quot;));&quot;OK&quot;;IF(EXACT([.C282];&quot;OK&quot;);&quot;OK!&quot;;IF(EXACT([.B28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83]-[.E283]" office:value-type="float" office:value="0">
            <text:p>0.00</text:p>
          </table:table-cell>
          <table:table-cell/>
          <table:table-cell table:formula="oooc:=IF(AND(EXACT([.B283];&quot;OK&quot;);EXACT([.C283];&quot;OK&quot;));&quot;OK&quot;;IF(EXACT([.C283];&quot;OK&quot;);&quot;OK!&quot;;IF(EXACT([.B28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3-5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84]-[.E284]" office:value-type="float" office:value="0">
            <text:p>0.00</text:p>
          </table:table-cell>
          <table:table-cell/>
          <table:table-cell table:formula="oooc:=IF(AND(EXACT([.B284];&quot;OK&quot;);EXACT([.C284];&quot;OK&quot;));&quot;OK&quot;;IF(EXACT([.C284];&quot;OK&quot;);&quot;OK!&quot;;IF(EXACT([.B28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3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85]-[.E285]" office:value-type="float" office:value="0">
            <text:p>0.00</text:p>
          </table:table-cell>
          <table:table-cell/>
          <table:table-cell table:formula="oooc:=IF(AND(EXACT([.B285];&quot;OK&quot;);EXACT([.C285];&quot;OK&quot;));&quot;OK&quot;;IF(EXACT([.C285];&quot;OK&quot;);&quot;OK!&quot;;IF(EXACT([.B28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1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86]-[.E286]" office:value-type="float" office:value="0">
            <text:p>0.00</text:p>
          </table:table-cell>
          <table:table-cell/>
          <table:table-cell table:formula="oooc:=IF(AND(EXACT([.B286];&quot;OK&quot;);EXACT([.C286];&quot;OK&quot;));&quot;OK&quot;;IF(EXACT([.C286];&quot;OK&quot;);&quot;OK!&quot;;IF(EXACT([.B28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7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87]-[.E287]" office:value-type="float" office:value="0">
            <text:p>0.00</text:p>
          </table:table-cell>
          <table:table-cell/>
          <table:table-cell table:formula="oooc:=IF(AND(EXACT([.B287];&quot;OK&quot;);EXACT([.C287];&quot;OK&quot;));&quot;OK&quot;;IF(EXACT([.C287];&quot;OK&quot;);&quot;OK!&quot;;IF(EXACT([.B28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7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88]-[.E288]" office:value-type="float" office:value="0">
            <text:p>0.00</text:p>
          </table:table-cell>
          <table:table-cell/>
          <table:table-cell table:formula="oooc:=IF(AND(EXACT([.B288];&quot;OK&quot;);EXACT([.C288];&quot;OK&quot;));&quot;OK&quot;;IF(EXACT([.C288];&quot;OK&quot;);&quot;OK!&quot;;IF(EXACT([.B28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9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89]-[.E289]" office:value-type="float" office:value="0">
            <text:p>0.00</text:p>
          </table:table-cell>
          <table:table-cell/>
          <table:table-cell table:formula="oooc:=IF(AND(EXACT([.B289];&quot;OK&quot;);EXACT([.C289];&quot;OK&quot;));&quot;OK&quot;;IF(EXACT([.C289];&quot;OK&quot;);&quot;OK!&quot;;IF(EXACT([.B28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90]-[.E290]" office:value-type="float" office:value="0">
            <text:p>0.00</text:p>
          </table:table-cell>
          <table:table-cell/>
          <table:table-cell table:formula="oooc:=IF(AND(EXACT([.B290];&quot;OK&quot;);EXACT([.C290];&quot;OK&quot;));&quot;OK&quot;;IF(EXACT([.C290];&quot;OK&quot;);&quot;OK!&quot;;IF(EXACT([.B29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91]-[.E291]" office:value-type="float" office:value="0">
            <text:p>0.00</text:p>
          </table:table-cell>
          <table:table-cell/>
          <table:table-cell table:formula="oooc:=IF(AND(EXACT([.B291];&quot;OK&quot;);EXACT([.C291];&quot;OK&quot;));&quot;OK&quot;;IF(EXACT([.C291];&quot;OK&quot;);&quot;OK!&quot;;IF(EXACT([.B29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92]-[.E292]" office:value-type="float" office:value="0">
            <text:p>0.00</text:p>
          </table:table-cell>
          <table:table-cell/>
          <table:table-cell table:formula="oooc:=IF(AND(EXACT([.B292];&quot;OK&quot;);EXACT([.C292];&quot;OK&quot;));&quot;OK&quot;;IF(EXACT([.C292];&quot;OK&quot;);&quot;OK!&quot;;IF(EXACT([.B29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93]-[.E293]" office:value-type="float" office:value="0">
            <text:p>0.00</text:p>
          </table:table-cell>
          <table:table-cell/>
          <table:table-cell table:formula="oooc:=IF(AND(EXACT([.B293];&quot;OK&quot;);EXACT([.C293];&quot;OK&quot;));&quot;OK&quot;;IF(EXACT([.C293];&quot;OK&quot;);&quot;OK!&quot;;IF(EXACT([.B29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94]-[.E294]" office:value-type="float" office:value="0">
            <text:p>0.00</text:p>
          </table:table-cell>
          <table:table-cell/>
          <table:table-cell table:formula="oooc:=IF(AND(EXACT([.B294];&quot;OK&quot;);EXACT([.C294];&quot;OK&quot;));&quot;OK&quot;;IF(EXACT([.C294];&quot;OK&quot;);&quot;OK!&quot;;IF(EXACT([.B29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9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95]-[.E295]" office:value-type="float" office:value="0">
            <text:p>0.00</text:p>
          </table:table-cell>
          <table:table-cell/>
          <table:table-cell table:formula="oooc:=IF(AND(EXACT([.B295];&quot;OK&quot;);EXACT([.C295];&quot;OK&quot;));&quot;OK&quot;;IF(EXACT([.C295];&quot;OK&quot;);&quot;OK!&quot;;IF(EXACT([.B29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SYN08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96]-[.E296]" office:value-type="float" office:value="0">
            <text:p>0.00</text:p>
          </table:table-cell>
          <table:table-cell/>
          <table:table-cell table:formula="oooc:=IF(AND(EXACT([.B296];&quot;OK&quot;);EXACT([.C296];&quot;OK&quot;));&quot;OK&quot;;IF(EXACT([.C296];&quot;OK&quot;);&quot;OK!&quot;;IF(EXACT([.B29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3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97]-[.E297]" office:value-type="float" office:value="0">
            <text:p>0.00</text:p>
          </table:table-cell>
          <table:table-cell/>
          <table:table-cell table:formula="oooc:=IF(AND(EXACT([.B297];&quot;OK&quot;);EXACT([.C297];&quot;OK&quot;));&quot;OK&quot;;IF(EXACT([.C297];&quot;OK&quot;);&quot;OK!&quot;;IF(EXACT([.B29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0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98]-[.E298]" office:value-type="float" office:value="0">
            <text:p>0.00</text:p>
          </table:table-cell>
          <table:table-cell/>
          <table:table-cell table:formula="oooc:=IF(AND(EXACT([.B298];&quot;OK&quot;);EXACT([.C298];&quot;OK&quot;));&quot;OK&quot;;IF(EXACT([.C298];&quot;OK&quot;);&quot;OK!&quot;;IF(EXACT([.B29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99]-[.E299]" office:value-type="float" office:value="0">
            <text:p>0.00</text:p>
          </table:table-cell>
          <table:table-cell/>
          <table:table-cell table:formula="oooc:=IF(AND(EXACT([.B299];&quot;OK&quot;);EXACT([.C299];&quot;OK&quot;));&quot;OK&quot;;IF(EXACT([.C299];&quot;OK&quot;);&quot;OK!&quot;;IF(EXACT([.B29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300]-[.E300]" office:value-type="float" office:value="0">
            <text:p>0.00</text:p>
          </table:table-cell>
          <table:table-cell/>
          <table:table-cell table:formula="oooc:=IF(AND(EXACT([.B300];&quot;OK&quot;);EXACT([.C300];&quot;OK&quot;));&quot;OK&quot;;IF(EXACT([.C300];&quot;OK&quot;);&quot;OK!&quot;;IF(EXACT([.B30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3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301]-[.E301]" office:value-type="float" office:value="0">
            <text:p>0.00</text:p>
          </table:table-cell>
          <table:table-cell/>
          <table:table-cell table:formula="oooc:=IF(AND(EXACT([.B301];&quot;OK&quot;);EXACT([.C301];&quot;OK&quot;));&quot;OK&quot;;IF(EXACT([.C301];&quot;OK&quot;);&quot;OK!&quot;;IF(EXACT([.B30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5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302]-[.E302]" office:value-type="float" office:value="0">
            <text:p>0.00</text:p>
          </table:table-cell>
          <table:table-cell/>
          <table:table-cell table:formula="oooc:=IF(AND(EXACT([.B302];&quot;OK&quot;);EXACT([.C302];&quot;OK&quot;));&quot;OK&quot;;IF(EXACT([.C302];&quot;OK&quot;);&quot;OK!&quot;;IF(EXACT([.B30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3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303]-[.E303]" office:value-type="float" office:value="0">
            <text:p>0.00</text:p>
          </table:table-cell>
          <table:table-cell/>
          <table:table-cell table:formula="oooc:=IF(AND(EXACT([.B303];&quot;OK&quot;);EXACT([.C303];&quot;OK&quot;));&quot;OK&quot;;IF(EXACT([.C303];&quot;OK&quot;);&quot;OK!&quot;;IF(EXACT([.B30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304]-[.E304]" office:value-type="float" office:value="0">
            <text:p>0.00</text:p>
          </table:table-cell>
          <table:table-cell/>
          <table:table-cell table:formula="oooc:=IF(AND(EXACT([.B304];&quot;OK&quot;);EXACT([.C304];&quot;OK&quot;));&quot;OK&quot;;IF(EXACT([.C304];&quot;OK&quot;);&quot;OK!&quot;;IF(EXACT([.B30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305]-[.E305]" office:value-type="float" office:value="0">
            <text:p>0.00</text:p>
          </table:table-cell>
          <table:table-cell/>
          <table:table-cell table:formula="oooc:=IF(AND(EXACT([.B305];&quot;OK&quot;);EXACT([.C305];&quot;OK&quot;));&quot;OK&quot;;IF(EXACT([.C305];&quot;OK&quot;);&quot;OK!&quot;;IF(EXACT([.B30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8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306]-[.E306]" office:value-type="float" office:value="0">
            <text:p>0.00</text:p>
          </table:table-cell>
          <table:table-cell/>
          <table:table-cell table:formula="oooc:=IF(AND(EXACT([.B306];&quot;OK&quot;);EXACT([.C306];&quot;OK&quot;));&quot;OK&quot;;IF(EXACT([.C306];&quot;OK&quot;);&quot;OK!&quot;;IF(EXACT([.B30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1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07]-[.E307]" office:value-type="float" office:value="0">
            <text:p>0.00</text:p>
          </table:table-cell>
          <table:table-cell/>
          <table:table-cell table:formula="oooc:=IF(AND(EXACT([.B307];&quot;OK&quot;);EXACT([.C307];&quot;OK&quot;));&quot;OK&quot;;IF(EXACT([.C307];&quot;OK&quot;);&quot;OK!&quot;;IF(EXACT([.B30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48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08]-[.E308]" office:value-type="float" office:value="0">
            <text:p>0.00</text:p>
          </table:table-cell>
          <table:table-cell/>
          <table:table-cell table:formula="oooc:=IF(AND(EXACT([.B308];&quot;OK&quot;);EXACT([.C308];&quot;OK&quot;));&quot;OK&quot;;IF(EXACT([.C308];&quot;OK&quot;);&quot;OK!&quot;;IF(EXACT([.B30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8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09]-[.E309]" office:value-type="float" office:value="0">
            <text:p>0.00</text:p>
          </table:table-cell>
          <table:table-cell/>
          <table:table-cell table:formula="oooc:=IF(AND(EXACT([.B309];&quot;OK&quot;);EXACT([.C309];&quot;OK&quot;));&quot;OK&quot;;IF(EXACT([.C309];&quot;OK&quot;);&quot;OK!&quot;;IF(EXACT([.B30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10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10]-[.E310]" office:value-type="float" office:value="0">
            <text:p>0.00</text:p>
          </table:table-cell>
          <table:table-cell/>
          <table:table-cell table:formula="oooc:=IF(AND(EXACT([.B310];&quot;OK&quot;);EXACT([.C310];&quot;OK&quot;));&quot;OK&quot;;IF(EXACT([.C310];&quot;OK&quot;);&quot;OK!&quot;;IF(EXACT([.B31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4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11]-[.E311]" office:value-type="float" office:value="0">
            <text:p>0.00</text:p>
          </table:table-cell>
          <table:table-cell/>
          <table:table-cell table:formula="oooc:=IF(AND(EXACT([.B311];&quot;OK&quot;);EXACT([.C311];&quot;OK&quot;));&quot;OK&quot;;IF(EXACT([.C311];&quot;OK&quot;);&quot;OK!&quot;;IF(EXACT([.B31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1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12]-[.E312]" office:value-type="float" office:value="0">
            <text:p>0.00</text:p>
          </table:table-cell>
          <table:table-cell/>
          <table:table-cell table:formula="oooc:=IF(AND(EXACT([.B312];&quot;OK&quot;);EXACT([.C312];&quot;OK&quot;));&quot;OK&quot;;IF(EXACT([.C312];&quot;OK&quot;);&quot;OK!&quot;;IF(EXACT([.B31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13]-[.E313]" office:value-type="float" office:value="0">
            <text:p>0.00</text:p>
          </table:table-cell>
          <table:table-cell/>
          <table:table-cell table:formula="oooc:=IF(AND(EXACT([.B313];&quot;OK&quot;);EXACT([.C313];&quot;OK&quot;));&quot;OK&quot;;IF(EXACT([.C313];&quot;OK&quot;);&quot;OK!&quot;;IF(EXACT([.B31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14]-[.E314]" office:value-type="float" office:value="0">
            <text:p>0.00</text:p>
          </table:table-cell>
          <table:table-cell/>
          <table:table-cell table:formula="oooc:=IF(AND(EXACT([.B314];&quot;OK&quot;);EXACT([.C314];&quot;OK&quot;));&quot;OK&quot;;IF(EXACT([.C314];&quot;OK&quot;);&quot;OK!&quot;;IF(EXACT([.B31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5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15]-[.E315]" office:value-type="float" office:value="0">
            <text:p>0.00</text:p>
          </table:table-cell>
          <table:table-cell/>
          <table:table-cell table:formula="oooc:=IF(AND(EXACT([.B315];&quot;OK&quot;);EXACT([.C315];&quot;OK&quot;));&quot;OK&quot;;IF(EXACT([.C315];&quot;OK&quot;);&quot;OK!&quot;;IF(EXACT([.B31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2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16]-[.E316]" office:value-type="float" office:value="0">
            <text:p>0.00</text:p>
          </table:table-cell>
          <table:table-cell/>
          <table:table-cell table:formula="oooc:=IF(AND(EXACT([.B316];&quot;OK&quot;);EXACT([.C316];&quot;OK&quot;));&quot;OK&quot;;IF(EXACT([.C316];&quot;OK&quot;);&quot;OK!&quot;;IF(EXACT([.B31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6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17]-[.E317]" office:value-type="float" office:value="0">
            <text:p>0.00</text:p>
          </table:table-cell>
          <table:table-cell/>
          <table:table-cell table:formula="oooc:=IF(AND(EXACT([.B317];&quot;OK&quot;);EXACT([.C317];&quot;OK&quot;));&quot;OK&quot;;IF(EXACT([.C317];&quot;OK&quot;);&quot;OK!&quot;;IF(EXACT([.B31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07-4.ma</text:p>
          </table:table-cell>
          <table:table-cell table:number-columns-repeated="2" office:value-type="string">
            <text:p>OK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formula="oooc:=[.D318]-[.E318]" office:value-type="float" office:value="-0.02">
            <text:p>-0.02</text:p>
          </table:table-cell>
          <table:table-cell/>
          <table:table-cell table:formula="oooc:=IF(AND(EXACT([.B318];&quot;OK&quot;);EXACT([.C318];&quot;OK&quot;));&quot;OK&quot;;IF(EXACT([.C318];&quot;OK&quot;);&quot;OK!&quot;;IF(EXACT([.B31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19]-[.E319]" office:value-type="float" office:value="0">
            <text:p>0.00</text:p>
          </table:table-cell>
          <table:table-cell/>
          <table:table-cell table:formula="oooc:=IF(AND(EXACT([.B319];&quot;OK&quot;);EXACT([.C319];&quot;OK&quot;));&quot;OK&quot;;IF(EXACT([.C319];&quot;OK&quot;);&quot;OK!&quot;;IF(EXACT([.B31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83-1.ma</text:p>
          </table:table-cell>
          <table:table-cell table:number-columns-repeated="2" office:value-type="string">
            <text:p>OK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formula="oooc:=[.D320]-[.E320]" office:value-type="float" office:value="0.01">
            <text:p>0.01</text:p>
          </table:table-cell>
          <table:table-cell/>
          <table:table-cell table:formula="oooc:=IF(AND(EXACT([.B320];&quot;OK&quot;);EXACT([.C320];&quot;OK&quot;));&quot;OK&quot;;IF(EXACT([.C320];&quot;OK&quot;);&quot;OK!&quot;;IF(EXACT([.B32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21]-[.E321]" office:value-type="float" office:value="0">
            <text:p>0.00</text:p>
          </table:table-cell>
          <table:table-cell/>
          <table:table-cell table:formula="oooc:=IF(AND(EXACT([.B321];&quot;OK&quot;);EXACT([.C321];&quot;OK&quot;));&quot;OK&quot;;IF(EXACT([.C321];&quot;OK&quot;);&quot;OK!&quot;;IF(EXACT([.B32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22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22]-[.E322]" office:value-type="float" office:value="0">
            <text:p>0.00</text:p>
          </table:table-cell>
          <table:table-cell/>
          <table:table-cell table:formula="oooc:=IF(AND(EXACT([.B322];&quot;OK&quot;);EXACT([.C322];&quot;OK&quot;));&quot;OK&quot;;IF(EXACT([.C322];&quot;OK&quot;);&quot;OK!&quot;;IF(EXACT([.B32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1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23]-[.E323]" office:value-type="float" office:value="0">
            <text:p>0.00</text:p>
          </table:table-cell>
          <table:table-cell/>
          <table:table-cell table:formula="oooc:=IF(AND(EXACT([.B323];&quot;OK&quot;);EXACT([.C323];&quot;OK&quot;));&quot;OK&quot;;IF(EXACT([.C323];&quot;OK&quot;);&quot;OK!&quot;;IF(EXACT([.B32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84-1.ma</text:p>
          </table:table-cell>
          <table:table-cell table:number-columns-repeated="2" office:value-type="string">
            <text:p>OK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formula="oooc:=[.D324]-[.E324]" office:value-type="float" office:value="0.01">
            <text:p>0.01</text:p>
          </table:table-cell>
          <table:table-cell/>
          <table:table-cell table:formula="oooc:=IF(AND(EXACT([.B324];&quot;OK&quot;);EXACT([.C324];&quot;OK&quot;));&quot;OK&quot;;IF(EXACT([.C324];&quot;OK&quot;);&quot;OK!&quot;;IF(EXACT([.B32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25]-[.E325]" office:value-type="float" office:value="0">
            <text:p>0.00</text:p>
          </table:table-cell>
          <table:table-cell/>
          <table:table-cell table:formula="oooc:=IF(AND(EXACT([.B325];&quot;OK&quot;);EXACT([.C325];&quot;OK&quot;));&quot;OK&quot;;IF(EXACT([.C325];&quot;OK&quot;);&quot;OK!&quot;;IF(EXACT([.B32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58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26]-[.E326]" office:value-type="float" office:value="0">
            <text:p>0.00</text:p>
          </table:table-cell>
          <table:table-cell/>
          <table:table-cell table:formula="oooc:=IF(AND(EXACT([.B326];&quot;OK&quot;);EXACT([.C326];&quot;OK&quot;));&quot;OK&quot;;IF(EXACT([.C326];&quot;OK&quot;);&quot;OK!&quot;;IF(EXACT([.B32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1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27]-[.E327]" office:value-type="float" office:value="0">
            <text:p>0.00</text:p>
          </table:table-cell>
          <table:table-cell/>
          <table:table-cell table:formula="oooc:=IF(AND(EXACT([.B327];&quot;OK&quot;);EXACT([.C327];&quot;OK&quot;));&quot;OK&quot;;IF(EXACT([.C327];&quot;OK&quot;);&quot;OK!&quot;;IF(EXACT([.B32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4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28]-[.E328]" office:value-type="float" office:value="0">
            <text:p>0.00</text:p>
          </table:table-cell>
          <table:table-cell/>
          <table:table-cell table:formula="oooc:=IF(AND(EXACT([.B328];&quot;OK&quot;);EXACT([.C328];&quot;OK&quot;));&quot;OK&quot;;IF(EXACT([.C328];&quot;OK&quot;);&quot;OK!&quot;;IF(EXACT([.B32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329]-[.E329]" office:value-type="float" office:value="0">
            <text:p>0.00</text:p>
          </table:table-cell>
          <table:table-cell/>
          <table:table-cell table:formula="oooc:=IF(AND(EXACT([.B329];&quot;OK&quot;);EXACT([.C329];&quot;OK&quot;));&quot;OK&quot;;IF(EXACT([.C329];&quot;OK&quot;);&quot;OK!&quot;;IF(EXACT([.B32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330]-[.E330]" office:value-type="float" office:value="0">
            <text:p>0.00</text:p>
          </table:table-cell>
          <table:table-cell/>
          <table:table-cell table:formula="oooc:=IF(AND(EXACT([.B330];&quot;OK&quot;);EXACT([.C330];&quot;OK&quot;));&quot;OK&quot;;IF(EXACT([.C330];&quot;OK&quot;);&quot;OK!&quot;;IF(EXACT([.B33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8-4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ooc:=[.D331]-[.E331]" office:value-type="float" office:value="-0.01">
            <text:p>-0.01</text:p>
          </table:table-cell>
          <table:table-cell/>
          <table:table-cell table:formula="oooc:=IF(AND(EXACT([.B331];&quot;OK&quot;);EXACT([.C331];&quot;OK&quot;));&quot;OK&quot;;IF(EXACT([.C331];&quot;OK&quot;);&quot;OK!&quot;;IF(EXACT([.B33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2-1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ooc:=[.D332]-[.E332]" office:value-type="float" office:value="-0.01">
            <text:p>-0.01</text:p>
          </table:table-cell>
          <table:table-cell/>
          <table:table-cell table:formula="oooc:=IF(AND(EXACT([.B332];&quot;OK&quot;);EXACT([.C332];&quot;OK&quot;));&quot;OK&quot;;IF(EXACT([.C332];&quot;OK&quot;);&quot;OK!&quot;;IF(EXACT([.B33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7-1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formula="oooc:=[.D333]-[.E333]" office:value-type="float" office:value="0.01">
            <text:p>0.01</text:p>
          </table:table-cell>
          <table:table-cell/>
          <table:table-cell table:formula="oooc:=IF(AND(EXACT([.B333];&quot;OK&quot;);EXACT([.C333];&quot;OK&quot;));&quot;OK&quot;;IF(EXACT([.C333];&quot;OK&quot;);&quot;OK!&quot;;IF(EXACT([.B33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334]-[.E334]" office:value-type="float" office:value="0">
            <text:p>0.00</text:p>
          </table:table-cell>
          <table:table-cell/>
          <table:table-cell table:formula="oooc:=IF(AND(EXACT([.B334];&quot;OK&quot;);EXACT([.C334];&quot;OK&quot;));&quot;OK&quot;;IF(EXACT([.C334];&quot;OK&quot;);&quot;OK!&quot;;IF(EXACT([.B33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335]-[.E335]" office:value-type="float" office:value="0">
            <text:p>0.00</text:p>
          </table:table-cell>
          <table:table-cell/>
          <table:table-cell table:formula="oooc:=IF(AND(EXACT([.B335];&quot;OK&quot;);EXACT([.C335];&quot;OK&quot;));&quot;OK&quot;;IF(EXACT([.C335];&quot;OK&quot;);&quot;OK!&quot;;IF(EXACT([.B33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25-1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formula="oooc:=[.D336]-[.E336]" office:value-type="float" office:value="-0.02">
            <text:p>-0.02</text:p>
          </table:table-cell>
          <table:table-cell/>
          <table:table-cell table:formula="oooc:=IF(AND(EXACT([.B336];&quot;OK&quot;);EXACT([.C336];&quot;OK&quot;));&quot;OK&quot;;IF(EXACT([.C336];&quot;OK&quot;);&quot;OK!&quot;;IF(EXACT([.B33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11-4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ooc:=[.D337]-[.E337]" office:value-type="float" office:value="-0.01">
            <text:p>-0.01</text:p>
          </table:table-cell>
          <table:table-cell/>
          <table:table-cell table:formula="oooc:=IF(AND(EXACT([.B337];&quot;OK&quot;);EXACT([.C337];&quot;OK&quot;));&quot;OK&quot;;IF(EXACT([.C337];&quot;OK&quot;);&quot;OK!&quot;;IF(EXACT([.B33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7-1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ooc:=[.D338]-[.E338]" office:value-type="float" office:value="-0.01">
            <text:p>-0.01</text:p>
          </table:table-cell>
          <table:table-cell/>
          <table:table-cell table:formula="oooc:=IF(AND(EXACT([.B338];&quot;OK&quot;);EXACT([.C338];&quot;OK&quot;));&quot;OK&quot;;IF(EXACT([.C338];&quot;OK&quot;);&quot;OK!&quot;;IF(EXACT([.B33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339]-[.E339]" office:value-type="float" office:value="0">
            <text:p>0.00</text:p>
          </table:table-cell>
          <table:table-cell/>
          <table:table-cell table:formula="oooc:=IF(AND(EXACT([.B339];&quot;OK&quot;);EXACT([.C339];&quot;OK&quot;));&quot;OK&quot;;IF(EXACT([.C339];&quot;OK&quot;);&quot;OK!&quot;;IF(EXACT([.B33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12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340]-[.E340]" office:value-type="float" office:value="0">
            <text:p>0.00</text:p>
          </table:table-cell>
          <table:table-cell/>
          <table:table-cell table:formula="oooc:=IF(AND(EXACT([.B340];&quot;OK&quot;);EXACT([.C340];&quot;OK&quot;));&quot;OK&quot;;IF(EXACT([.C340];&quot;OK&quot;);&quot;OK!&quot;;IF(EXACT([.B34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7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41]-[.E341]" office:value-type="float" office:value="0">
            <text:p>0.00</text:p>
          </table:table-cell>
          <table:table-cell/>
          <table:table-cell table:formula="oooc:=IF(AND(EXACT([.B341];&quot;OK&quot;);EXACT([.C341];&quot;OK&quot;));&quot;OK&quot;;IF(EXACT([.C341];&quot;OK&quot;);&quot;OK!&quot;;IF(EXACT([.B34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0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ooc:=[.D342]-[.E342]" office:value-type="float" office:value="-0.01">
            <text:p>-0.01</text:p>
          </table:table-cell>
          <table:table-cell/>
          <table:table-cell table:formula="oooc:=IF(AND(EXACT([.B342];&quot;OK&quot;);EXACT([.C342];&quot;OK&quot;));&quot;OK&quot;;IF(EXACT([.C342];&quot;OK&quot;);&quot;OK!&quot;;IF(EXACT([.B34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6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43]-[.E343]" office:value-type="float" office:value="0">
            <text:p>0.00</text:p>
          </table:table-cell>
          <table:table-cell/>
          <table:table-cell table:formula="oooc:=IF(AND(EXACT([.B343];&quot;OK&quot;);EXACT([.C343];&quot;OK&quot;));&quot;OK&quot;;IF(EXACT([.C343];&quot;OK&quot;);&quot;OK!&quot;;IF(EXACT([.B34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8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44]-[.E344]" office:value-type="float" office:value="0">
            <text:p>0.00</text:p>
          </table:table-cell>
          <table:table-cell/>
          <table:table-cell table:formula="oooc:=IF(AND(EXACT([.B344];&quot;OK&quot;);EXACT([.C344];&quot;OK&quot;));&quot;OK&quot;;IF(EXACT([.C344];&quot;OK&quot;);&quot;OK!&quot;;IF(EXACT([.B34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5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ooc:=[.D345]-[.E345]" office:value-type="float" office:value="-0.01">
            <text:p>-0.01</text:p>
          </table:table-cell>
          <table:table-cell/>
          <table:table-cell table:formula="oooc:=IF(AND(EXACT([.B345];&quot;OK&quot;);EXACT([.C345];&quot;OK&quot;));&quot;OK&quot;;IF(EXACT([.C345];&quot;OK&quot;);&quot;OK!&quot;;IF(EXACT([.B34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2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46]-[.E346]" office:value-type="float" office:value="0">
            <text:p>0.00</text:p>
          </table:table-cell>
          <table:table-cell/>
          <table:table-cell table:formula="oooc:=IF(AND(EXACT([.B346];&quot;OK&quot;);EXACT([.C346];&quot;OK&quot;));&quot;OK&quot;;IF(EXACT([.C346];&quot;OK&quot;);&quot;OK!&quot;;IF(EXACT([.B34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01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47]-[.E347]" office:value-type="float" office:value="0">
            <text:p>0.00</text:p>
          </table:table-cell>
          <table:table-cell/>
          <table:table-cell table:formula="oooc:=IF(AND(EXACT([.B347];&quot;OK&quot;);EXACT([.C347];&quot;OK&quot;));&quot;OK&quot;;IF(EXACT([.C347];&quot;OK&quot;);&quot;OK!&quot;;IF(EXACT([.B34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2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48]-[.E348]" office:value-type="float" office:value="0">
            <text:p>0.00</text:p>
          </table:table-cell>
          <table:table-cell/>
          <table:table-cell table:formula="oooc:=IF(AND(EXACT([.B348];&quot;OK&quot;);EXACT([.C348];&quot;OK&quot;));&quot;OK&quot;;IF(EXACT([.C348];&quot;OK&quot;);&quot;OK!&quot;;IF(EXACT([.B34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8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ooc:=[.D349]-[.E349]" office:value-type="float" office:value="-0.01">
            <text:p>-0.01</text:p>
          </table:table-cell>
          <table:table-cell/>
          <table:table-cell table:formula="oooc:=IF(AND(EXACT([.B349];&quot;OK&quot;);EXACT([.C349];&quot;OK&quot;));&quot;OK&quot;;IF(EXACT([.C349];&quot;OK&quot;);&quot;OK!&quot;;IF(EXACT([.B34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02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formula="oooc:=[.D350]-[.E350]" office:value-type="float" office:value="-0.02">
            <text:p>-0.02</text:p>
          </table:table-cell>
          <table:table-cell/>
          <table:table-cell table:formula="oooc:=IF(AND(EXACT([.B350];&quot;OK&quot;);EXACT([.C350];&quot;OK&quot;));&quot;OK&quot;;IF(EXACT([.C350];&quot;OK&quot;);&quot;OK!&quot;;IF(EXACT([.B35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3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51]-[.E351]" office:value-type="float" office:value="0">
            <text:p>0.00</text:p>
          </table:table-cell>
          <table:table-cell/>
          <table:table-cell table:formula="oooc:=IF(AND(EXACT([.B351];&quot;OK&quot;);EXACT([.C351];&quot;OK&quot;));&quot;OK&quot;;IF(EXACT([.C351];&quot;OK&quot;);&quot;OK!&quot;;IF(EXACT([.B35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3-2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formula="oooc:=[.D352]-[.E352]" office:value-type="float" office:value="0.01">
            <text:p>0.01</text:p>
          </table:table-cell>
          <table:table-cell/>
          <table:table-cell table:formula="oooc:=IF(AND(EXACT([.B352];&quot;OK&quot;);EXACT([.C352];&quot;OK&quot;));&quot;OK&quot;;IF(EXACT([.C352];&quot;OK&quot;);&quot;OK!&quot;;IF(EXACT([.B35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53]-[.E353]" office:value-type="float" office:value="0">
            <text:p>0.00</text:p>
          </table:table-cell>
          <table:table-cell/>
          <table:table-cell table:formula="oooc:=IF(AND(EXACT([.B353];&quot;OK&quot;);EXACT([.C353];&quot;OK&quot;));&quot;OK&quot;;IF(EXACT([.C353];&quot;OK&quot;);&quot;OK!&quot;;IF(EXACT([.B35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54]-[.E354]" office:value-type="float" office:value="0">
            <text:p>0.00</text:p>
          </table:table-cell>
          <table:table-cell/>
          <table:table-cell table:formula="oooc:=IF(AND(EXACT([.B354];&quot;OK&quot;);EXACT([.C354];&quot;OK&quot;));&quot;OK&quot;;IF(EXACT([.C354];&quot;OK&quot;);&quot;OK!&quot;;IF(EXACT([.B35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4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ooc:=[.D355]-[.E355]" office:value-type="float" office:value="-0.01">
            <text:p>-0.01</text:p>
          </table:table-cell>
          <table:table-cell/>
          <table:table-cell table:formula="oooc:=IF(AND(EXACT([.B355];&quot;OK&quot;);EXACT([.C355];&quot;OK&quot;));&quot;OK&quot;;IF(EXACT([.C355];&quot;OK&quot;);&quot;OK!&quot;;IF(EXACT([.B35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56]-[.E356]" office:value-type="float" office:value="0">
            <text:p>0.00</text:p>
          </table:table-cell>
          <table:table-cell/>
          <table:table-cell table:formula="oooc:=IF(AND(EXACT([.B356];&quot;OK&quot;);EXACT([.C356];&quot;OK&quot;));&quot;OK&quot;;IF(EXACT([.C356];&quot;OK&quot;);&quot;OK!&quot;;IF(EXACT([.B35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57]-[.E357]" office:value-type="float" office:value="0">
            <text:p>0.00</text:p>
          </table:table-cell>
          <table:table-cell/>
          <table:table-cell table:formula="oooc:=IF(AND(EXACT([.B357];&quot;OK&quot;);EXACT([.C357];&quot;OK&quot;));&quot;OK&quot;;IF(EXACT([.C357];&quot;OK&quot;);&quot;OK!&quot;;IF(EXACT([.B35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6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ooc:=[.D358]-[.E358]" office:value-type="float" office:value="-0.01">
            <text:p>-0.01</text:p>
          </table:table-cell>
          <table:table-cell/>
          <table:table-cell table:formula="oooc:=IF(AND(EXACT([.B358];&quot;OK&quot;);EXACT([.C358];&quot;OK&quot;));&quot;OK&quot;;IF(EXACT([.C358];&quot;OK&quot;);&quot;OK!&quot;;IF(EXACT([.B35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9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4">
            <text:p>0.04</text:p>
          </table:table-cell>
          <table:table-cell table:formula="oooc:=[.D359]-[.E359]" office:value-type="float" office:value="0">
            <text:p>0.00</text:p>
          </table:table-cell>
          <table:table-cell/>
          <table:table-cell table:formula="oooc:=IF(AND(EXACT([.B359];&quot;OK&quot;);EXACT([.C359];&quot;OK&quot;));&quot;OK&quot;;IF(EXACT([.C359];&quot;OK&quot;);&quot;OK!&quot;;IF(EXACT([.B35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4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ooc:=[.D360]-[.E360]" office:value-type="float" office:value="-0.01">
            <text:p>-0.01</text:p>
          </table:table-cell>
          <table:table-cell/>
          <table:table-cell table:formula="oooc:=IF(AND(EXACT([.B360];&quot;OK&quot;);EXACT([.C360];&quot;OK&quot;));&quot;OK&quot;;IF(EXACT([.C360];&quot;OK&quot;);&quot;OK!&quot;;IF(EXACT([.B36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4">
            <text:p>0.04</text:p>
          </table:table-cell>
          <table:table-cell table:formula="oooc:=[.D361]-[.E361]" office:value-type="float" office:value="0">
            <text:p>0.00</text:p>
          </table:table-cell>
          <table:table-cell/>
          <table:table-cell table:formula="oooc:=IF(AND(EXACT([.B361];&quot;OK&quot;);EXACT([.C361];&quot;OK&quot;));&quot;OK&quot;;IF(EXACT([.C361];&quot;OK&quot;);&quot;OK!&quot;;IF(EXACT([.B36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206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ooc:=[.D362]-[.E362]" office:value-type="float" office:value="0.01">
            <text:p>0.01</text:p>
          </table:table-cell>
          <table:table-cell/>
          <table:table-cell table:formula="oooc:=IF(AND(EXACT([.B362];&quot;OK&quot;);EXACT([.C362];&quot;OK&quot;));&quot;OK&quot;;IF(EXACT([.C362];&quot;OK&quot;);&quot;OK!&quot;;IF(EXACT([.B36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2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ooc:=[.D363]-[.E363]" office:value-type="float" office:value="-0.01">
            <text:p>-0.01</text:p>
          </table:table-cell>
          <table:table-cell/>
          <table:table-cell table:formula="oooc:=IF(AND(EXACT([.B363];&quot;OK&quot;);EXACT([.C363];&quot;OK&quot;));&quot;OK&quot;;IF(EXACT([.C363];&quot;OK&quot;);&quot;OK!&quot;;IF(EXACT([.B36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DA001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ooc:=[.D364]-[.E364]" office:value-type="float" office:value="0.01">
            <text:p>0.01</text:p>
          </table:table-cell>
          <table:table-cell/>
          <table:table-cell table:formula="oooc:=IF(AND(EXACT([.B364];&quot;OK&quot;);EXACT([.C364];&quot;OK&quot;));&quot;OK&quot;;IF(EXACT([.C364];&quot;OK&quot;);&quot;OK!&quot;;IF(EXACT([.B36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9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ooc:=[.D365]-[.E365]" office:value-type="float" office:value="0.01">
            <text:p>0.01</text:p>
          </table:table-cell>
          <table:table-cell/>
          <table:table-cell table:formula="oooc:=IF(AND(EXACT([.B365];&quot;OK&quot;);EXACT([.C365];&quot;OK&quot;));&quot;OK&quot;;IF(EXACT([.C365];&quot;OK&quot;);&quot;OK!&quot;;IF(EXACT([.B36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01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4">
            <text:p>0.04</text:p>
          </table:table-cell>
          <table:table-cell table:formula="oooc:=[.D366]-[.E366]" office:value-type="float" office:value="0">
            <text:p>0.00</text:p>
          </table:table-cell>
          <table:table-cell/>
          <table:table-cell table:formula="oooc:=IF(AND(EXACT([.B366];&quot;OK&quot;);EXACT([.C366];&quot;OK&quot;));&quot;OK&quot;;IF(EXACT([.C366];&quot;OK&quot;);&quot;OK!&quot;;IF(EXACT([.B36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2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ooc:=[.D367]-[.E367]" office:value-type="float" office:value="0.01">
            <text:p>0.01</text:p>
          </table:table-cell>
          <table:table-cell/>
          <table:table-cell table:formula="oooc:=IF(AND(EXACT([.B367];&quot;OK&quot;);EXACT([.C367];&quot;OK&quot;));&quot;OK&quot;;IF(EXACT([.C367];&quot;OK&quot;);&quot;OK!&quot;;IF(EXACT([.B36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8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368]-[.E368]" office:value-type="float" office:value="0">
            <text:p>0.00</text:p>
          </table:table-cell>
          <table:table-cell/>
          <table:table-cell table:formula="oooc:=IF(AND(EXACT([.B368];&quot;OK&quot;);EXACT([.C368];&quot;OK&quot;));&quot;OK&quot;;IF(EXACT([.C368];&quot;OK&quot;);&quot;OK!&quot;;IF(EXACT([.B36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8-2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formula="oooc:=[.D369]-[.E369]" office:value-type="float" office:value="0.01">
            <text:p>0.01</text:p>
          </table:table-cell>
          <table:table-cell/>
          <table:table-cell table:formula="oooc:=IF(AND(EXACT([.B369];&quot;OK&quot;);EXACT([.C369];&quot;OK&quot;));&quot;OK&quot;;IF(EXACT([.C369];&quot;OK&quot;);&quot;OK!&quot;;IF(EXACT([.B36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3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370]-[.E370]" office:value-type="float" office:value="0">
            <text:p>0.00</text:p>
          </table:table-cell>
          <table:table-cell/>
          <table:table-cell table:formula="oooc:=IF(AND(EXACT([.B370];&quot;OK&quot;);EXACT([.C370];&quot;OK&quot;));&quot;OK&quot;;IF(EXACT([.C370];&quot;OK&quot;);&quot;OK!&quot;;IF(EXACT([.B37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371]-[.E371]" office:value-type="float" office:value="0">
            <text:p>0.00</text:p>
          </table:table-cell>
          <table:table-cell/>
          <table:table-cell table:formula="oooc:=IF(AND(EXACT([.B371];&quot;OK&quot;);EXACT([.C371];&quot;OK&quot;));&quot;OK&quot;;IF(EXACT([.C371];&quot;OK&quot;);&quot;OK!&quot;;IF(EXACT([.B37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372]-[.E372]" office:value-type="float" office:value="0">
            <text:p>0.00</text:p>
          </table:table-cell>
          <table:table-cell/>
          <table:table-cell table:formula="oooc:=IF(AND(EXACT([.B372];&quot;OK&quot;);EXACT([.C372];&quot;OK&quot;));&quot;OK&quot;;IF(EXACT([.C372];&quot;OK&quot;);&quot;OK!&quot;;IF(EXACT([.B37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373]-[.E373]" office:value-type="float" office:value="0">
            <text:p>0.00</text:p>
          </table:table-cell>
          <table:table-cell/>
          <table:table-cell table:formula="oooc:=IF(AND(EXACT([.B373];&quot;OK&quot;);EXACT([.C373];&quot;OK&quot;));&quot;OK&quot;;IF(EXACT([.C373];&quot;OK&quot;);&quot;OK!&quot;;IF(EXACT([.B37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8-1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formula="oooc:=[.D374]-[.E374]" office:value-type="float" office:value="0.01">
            <text:p>0.01</text:p>
          </table:table-cell>
          <table:table-cell/>
          <table:table-cell table:formula="oooc:=IF(AND(EXACT([.B374];&quot;OK&quot;);EXACT([.C374];&quot;OK&quot;));&quot;OK&quot;;IF(EXACT([.C374];&quot;OK&quot;);&quot;OK!&quot;;IF(EXACT([.B37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375]-[.E375]" office:value-type="float" office:value="0">
            <text:p>0.00</text:p>
          </table:table-cell>
          <table:table-cell/>
          <table:table-cell table:formula="oooc:=IF(AND(EXACT([.B375];&quot;OK&quot;);EXACT([.C375];&quot;OK&quot;));&quot;OK&quot;;IF(EXACT([.C375];&quot;OK&quot;);&quot;OK!&quot;;IF(EXACT([.B37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33-1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formula="oooc:=[.D376]-[.E376]" office:value-type="float" office:value="-0.01">
            <text:p>-0.01</text:p>
          </table:table-cell>
          <table:table-cell/>
          <table:table-cell table:formula="oooc:=IF(AND(EXACT([.B376];&quot;OK&quot;);EXACT([.C376];&quot;OK&quot;));&quot;OK&quot;;IF(EXACT([.C376];&quot;OK&quot;);&quot;OK!&quot;;IF(EXACT([.B37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2-2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table:formula="oooc:=[.D377]-[.E377]" office:value-type="float" office:value="0.03">
            <text:p>0.03</text:p>
          </table:table-cell>
          <table:table-cell/>
          <table:table-cell table:formula="oooc:=IF(AND(EXACT([.B377];&quot;OK&quot;);EXACT([.C377];&quot;OK&quot;));&quot;OK&quot;;IF(EXACT([.C377];&quot;OK&quot;);&quot;OK!&quot;;IF(EXACT([.B37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35-1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formula="oooc:=[.D378]-[.E378]" office:value-type="float" office:value="-0.01">
            <text:p>-0.01</text:p>
          </table:table-cell>
          <table:table-cell/>
          <table:table-cell table:formula="oooc:=IF(AND(EXACT([.B378];&quot;OK&quot;);EXACT([.C378];&quot;OK&quot;));&quot;OK&quot;;IF(EXACT([.C378];&quot;OK&quot;);&quot;OK!&quot;;IF(EXACT([.B37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2-4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formula="oooc:=[.D379]-[.E379]" office:value-type="float" office:value="0.03">
            <text:p>0.03</text:p>
          </table:table-cell>
          <table:table-cell/>
          <table:table-cell table:formula="oooc:=IF(AND(EXACT([.B379];&quot;OK&quot;);EXACT([.C379];&quot;OK&quot;));&quot;OK&quot;;IF(EXACT([.C379];&quot;OK&quot;);&quot;OK!&quot;;IF(EXACT([.B37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4-1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table:formula="oooc:=[.D380]-[.E380]" office:value-type="float" office:value="-0.05">
            <text:p>-0.05</text:p>
          </table:table-cell>
          <table:table-cell/>
          <table:table-cell table:formula="oooc:=IF(AND(EXACT([.B380];&quot;OK&quot;);EXACT([.C380];&quot;OK&quot;));&quot;OK&quot;;IF(EXACT([.C380];&quot;OK&quot;);&quot;OK!&quot;;IF(EXACT([.B38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9-2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formula="oooc:=[.D381]-[.E381]" office:value-type="float" office:value="0.03">
            <text:p>0.03</text:p>
          </table:table-cell>
          <table:table-cell/>
          <table:table-cell table:formula="oooc:=IF(AND(EXACT([.B381];&quot;OK&quot;);EXACT([.C381];&quot;OK&quot;));&quot;OK&quot;;IF(EXACT([.C381];&quot;OK&quot;);&quot;OK!&quot;;IF(EXACT([.B38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4-2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table:formula="oooc:=[.D382]-[.E382]" office:value-type="float" office:value="-0.05">
            <text:p>-0.05</text:p>
          </table:table-cell>
          <table:table-cell/>
          <table:table-cell table:formula="oooc:=IF(AND(EXACT([.B382];&quot;OK&quot;);EXACT([.C382];&quot;OK&quot;));&quot;OK&quot;;IF(EXACT([.C382];&quot;OK&quot;);&quot;OK!&quot;;IF(EXACT([.B38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0-1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table:formula="oooc:=[.D383]-[.E383]" office:value-type="float" office:value="0.02">
            <text:p>0.02</text:p>
          </table:table-cell>
          <table:table-cell/>
          <table:table-cell table:formula="oooc:=IF(AND(EXACT([.B383];&quot;OK&quot;);EXACT([.C383];&quot;OK&quot;));&quot;OK&quot;;IF(EXACT([.C383];&quot;OK&quot;);&quot;OK!&quot;;IF(EXACT([.B38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9-2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17">
            <text:p>0.17</text:p>
          </table:table-cell>
          <table:table-cell table:formula="oooc:=[.D384]-[.E384]" office:value-type="float" office:value="-0.11">
            <text:p>-0.11</text:p>
          </table:table-cell>
          <table:table-cell/>
          <table:table-cell table:formula="oooc:=IF(AND(EXACT([.B384];&quot;OK&quot;);EXACT([.C384];&quot;OK&quot;));&quot;OK&quot;;IF(EXACT([.C384];&quot;OK&quot;);&quot;OK!&quot;;IF(EXACT([.B38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3-1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formula="oooc:=[.D385]-[.E385]" office:value-type="float" office:value="0.03">
            <text:p>0.03</text:p>
          </table:table-cell>
          <table:table-cell/>
          <table:table-cell table:formula="oooc:=IF(AND(EXACT([.B385];&quot;OK&quot;);EXACT([.C385];&quot;OK&quot;));&quot;OK&quot;;IF(EXACT([.C385];&quot;OK&quot;);&quot;OK!&quot;;IF(EXACT([.B38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3-1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formula="oooc:=[.D386]-[.E386]" office:value-type="float" office:value="0.03">
            <text:p>0.03</text:p>
          </table:table-cell>
          <table:table-cell/>
          <table:table-cell table:formula="oooc:=IF(AND(EXACT([.B386];&quot;OK&quot;);EXACT([.C386];&quot;OK&quot;));&quot;OK&quot;;IF(EXACT([.C386];&quot;OK&quot;);&quot;OK!&quot;;IF(EXACT([.B38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8-1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4">
            <text:p>0.4</text:p>
          </table:table-cell>
          <table:table-cell table:formula="oooc:=[.D387]-[.E387]" office:value-type="float" office:value="-0.33">
            <text:p>-0.33</text:p>
          </table:table-cell>
          <table:table-cell/>
          <table:table-cell table:formula="oooc:=IF(AND(EXACT([.B387];&quot;OK&quot;);EXACT([.C387];&quot;OK&quot;));&quot;OK&quot;;IF(EXACT([.C387];&quot;OK&quot;);&quot;OK!&quot;;IF(EXACT([.B38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5-1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formula="oooc:=[.D388]-[.E388]" office:value-type="float" office:value="0.03">
            <text:p>0.03</text:p>
          </table:table-cell>
          <table:table-cell/>
          <table:table-cell table:formula="oooc:=IF(AND(EXACT([.B388];&quot;OK&quot;);EXACT([.C388];&quot;OK&quot;));&quot;OK&quot;;IF(EXACT([.C388];&quot;OK&quot;);&quot;OK!&quot;;IF(EXACT([.B38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0-4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ooc:=[.D389]-[.E389]" office:value-type="float" office:value="-0.02">
            <text:p>-0.02</text:p>
          </table:table-cell>
          <table:table-cell/>
          <table:table-cell table:formula="oooc:=IF(AND(EXACT([.B389];&quot;OK&quot;);EXACT([.C389];&quot;OK&quot;));&quot;OK&quot;;IF(EXACT([.C389];&quot;OK&quot;);&quot;OK!&quot;;IF(EXACT([.B38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0-2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table:formula="oooc:=[.D390]-[.E390]" office:value-type="float" office:value="-0.04">
            <text:p>-0.04</text:p>
          </table:table-cell>
          <table:table-cell/>
          <table:table-cell table:formula="oooc:=IF(AND(EXACT([.B390];&quot;OK&quot;);EXACT([.C390];&quot;OK&quot;));&quot;OK&quot;;IF(EXACT([.C390];&quot;OK&quot;);&quot;OK!&quot;;IF(EXACT([.B39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5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table:formula="oooc:=[.D391]-[.E391]" office:value-type="float" office:value="-0.03">
            <text:p>-0.03</text:p>
          </table:table-cell>
          <table:table-cell/>
          <table:table-cell table:formula="oooc:=IF(AND(EXACT([.B391];&quot;OK&quot;);EXACT([.C391];&quot;OK&quot;));&quot;OK&quot;;IF(EXACT([.C391];&quot;OK&quot;);&quot;OK!&quot;;IF(EXACT([.B39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8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table:formula="oooc:=[.D392]-[.E392]" office:value-type="float" office:value="0.04">
            <text:p>0.04</text:p>
          </table:table-cell>
          <table:table-cell/>
          <table:table-cell table:formula="oooc:=IF(AND(EXACT([.B392];&quot;OK&quot;);EXACT([.C392];&quot;OK&quot;));&quot;OK&quot;;IF(EXACT([.C392];&quot;OK&quot;);&quot;OK!&quot;;IF(EXACT([.B39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0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table:formula="oooc:=[.D393]-[.E393]" office:value-type="float" office:value="-0.04">
            <text:p>-0.04</text:p>
          </table:table-cell>
          <table:table-cell/>
          <table:table-cell table:formula="oooc:=IF(AND(EXACT([.B393];&quot;OK&quot;);EXACT([.C393];&quot;OK&quot;));&quot;OK&quot;;IF(EXACT([.C393];&quot;OK&quot;);&quot;OK!&quot;;IF(EXACT([.B39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2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table:formula="oooc:=[.D394]-[.E394]" office:value-type="float" office:value="0.04">
            <text:p>0.04</text:p>
          </table:table-cell>
          <table:table-cell/>
          <table:table-cell table:formula="oooc:=IF(AND(EXACT([.B394];&quot;OK&quot;);EXACT([.C394];&quot;OK&quot;));&quot;OK&quot;;IF(EXACT([.C394];&quot;OK&quot;);&quot;OK!&quot;;IF(EXACT([.B39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7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table:formula="oooc:=[.D395]-[.E395]" office:value-type="float" office:value="0.01">
            <text:p>0.01</text:p>
          </table:table-cell>
          <table:table-cell/>
          <table:table-cell table:formula="oooc:=IF(AND(EXACT([.B395];&quot;OK&quot;);EXACT([.C395];&quot;OK&quot;));&quot;OK&quot;;IF(EXACT([.C395];&quot;OK&quot;);&quot;OK!&quot;;IF(EXACT([.B39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6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9">
            <text:p>0.09</text:p>
          </table:table-cell>
          <table:table-cell table:formula="oooc:=[.D396]-[.E396]" office:value-type="float" office:value="0">
            <text:p>0.00</text:p>
          </table:table-cell>
          <table:table-cell/>
          <table:table-cell table:formula="oooc:=IF(AND(EXACT([.B396];&quot;OK&quot;);EXACT([.C396];&quot;OK&quot;));&quot;OK&quot;;IF(EXACT([.C396];&quot;OK&quot;);&quot;OK!&quot;;IF(EXACT([.B39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0-1.ma</text:p>
          </table:table-cell>
          <table:table-cell table:number-columns-repeated="2" office:value-type="string">
            <text:p>OK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table:formula="oooc:=[.D397]-[.E397]" office:value-type="float" office:value="-0.01">
            <text:p>-0.01</text:p>
          </table:table-cell>
          <table:table-cell/>
          <table:table-cell table:formula="oooc:=IF(AND(EXACT([.B397];&quot;OK&quot;);EXACT([.C397];&quot;OK&quot;));&quot;OK&quot;;IF(EXACT([.C397];&quot;OK&quot;);&quot;OK!&quot;;IF(EXACT([.B39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8-1.ma</text:p>
          </table:table-cell>
          <table:table-cell table:number-columns-repeated="2" office:value-type="string">
            <text:p>OK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table:formula="oooc:=[.D398]-[.E398]" office:value-type="float" office:value="-0.01">
            <text:p>-0.01</text:p>
          </table:table-cell>
          <table:table-cell/>
          <table:table-cell table:formula="oooc:=IF(AND(EXACT([.B398];&quot;OK&quot;);EXACT([.C398];&quot;OK&quot;));&quot;OK&quot;;IF(EXACT([.C398];&quot;OK&quot;);&quot;OK!&quot;;IF(EXACT([.B39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DA007-3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table:formula="oooc:=[.D399]-[.E399]" office:value-type="float" office:value="-0.02">
            <text:p>-0.02</text:p>
          </table:table-cell>
          <table:table-cell/>
          <table:table-cell table:formula="oooc:=IF(AND(EXACT([.B399];&quot;OK&quot;);EXACT([.C399];&quot;OK&quot;));&quot;OK&quot;;IF(EXACT([.C399];&quot;OK&quot;);&quot;OK!&quot;;IF(EXACT([.B39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4-4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table:formula="oooc:=[.D400]-[.E400]" office:value-type="float" office:value="0.02">
            <text:p>0.02</text:p>
          </table:table-cell>
          <table:table-cell/>
          <table:table-cell table:formula="oooc:=IF(AND(EXACT([.B400];&quot;OK&quot;);EXACT([.C400];&quot;OK&quot;));&quot;OK&quot;;IF(EXACT([.C400];&quot;OK&quot;);&quot;OK!&quot;;IF(EXACT([.B40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3-4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table:formula="oooc:=[.D401]-[.E401]" office:value-type="float" office:value="0.1">
            <text:p>0.10</text:p>
          </table:table-cell>
          <table:table-cell/>
          <table:table-cell table:formula="oooc:=IF(AND(EXACT([.B401];&quot;OK&quot;);EXACT([.C401];&quot;OK&quot;));&quot;OK&quot;;IF(EXACT([.C401];&quot;OK&quot;);&quot;OK!&quot;;IF(EXACT([.B40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4-1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table:formula="oooc:=[.D402]-[.E402]" office:value-type="float" office:value="-0.06">
            <text:p>-0.06</text:p>
          </table:table-cell>
          <table:table-cell/>
          <table:table-cell table:formula="oooc:=IF(AND(EXACT([.B402];&quot;OK&quot;);EXACT([.C402];&quot;OK&quot;));&quot;OK&quot;;IF(EXACT([.C402];&quot;OK&quot;);&quot;OK!&quot;;IF(EXACT([.B40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6-1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table:formula="oooc:=[.D403]-[.E403]" office:value-type="float" office:value="-0.06">
            <text:p>-0.06</text:p>
          </table:table-cell>
          <table:table-cell/>
          <table:table-cell table:formula="oooc:=IF(AND(EXACT([.B403];&quot;OK&quot;);EXACT([.C403];&quot;OK&quot;));&quot;OK&quot;;IF(EXACT([.C403];&quot;OK&quot;);&quot;OK!&quot;;IF(EXACT([.B40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6-1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35">
            <text:p>0.35</text:p>
          </table:table-cell>
          <table:table-cell table:formula="oooc:=[.D404]-[.E404]" office:value-type="float" office:value="-0.24">
            <text:p>-0.24</text:p>
          </table:table-cell>
          <table:table-cell/>
          <table:table-cell table:formula="oooc:=IF(AND(EXACT([.B404];&quot;OK&quot;);EXACT([.C404];&quot;OK&quot;));&quot;OK&quot;;IF(EXACT([.C404];&quot;OK&quot;);&quot;OK!&quot;;IF(EXACT([.B40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4-1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table:formula="oooc:=[.D405]-[.E405]" office:value-type="float" office:value="-0.06">
            <text:p>-0.06</text:p>
          </table:table-cell>
          <table:table-cell/>
          <table:table-cell table:formula="oooc:=IF(AND(EXACT([.B405];&quot;OK&quot;);EXACT([.C405];&quot;OK&quot;));&quot;OK&quot;;IF(EXACT([.C405];&quot;OK&quot;);&quot;OK!&quot;;IF(EXACT([.B40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39-1.ma</text:p>
          </table:table-cell>
          <table:table-cell table:number-columns-repeated="2" office:value-type="string">
            <text:p>OK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table:formula="oooc:=[.D406]-[.E406]" office:value-type="float" office:value="0.02">
            <text:p>0.02</text:p>
          </table:table-cell>
          <table:table-cell/>
          <table:table-cell table:formula="oooc:=IF(AND(EXACT([.B406];&quot;OK&quot;);EXACT([.C406];&quot;OK&quot;));&quot;OK&quot;;IF(EXACT([.C406];&quot;OK&quot;);&quot;OK!&quot;;IF(EXACT([.B40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1-1.ma</text:p>
          </table:table-cell>
          <table:table-cell table:number-columns-repeated="2" office:value-type="string">
            <text:p>OK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table:formula="oooc:=[.D407]-[.E407]" office:value-type="float" office:value="0.01">
            <text:p>0.01</text:p>
          </table:table-cell>
          <table:table-cell/>
          <table:table-cell table:formula="oooc:=IF(AND(EXACT([.B407];&quot;OK&quot;);EXACT([.C407];&quot;OK&quot;));&quot;OK&quot;;IF(EXACT([.C407];&quot;OK&quot;);&quot;OK!&quot;;IF(EXACT([.B40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4-1.ma</text:p>
          </table:table-cell>
          <table:table-cell table:number-columns-repeated="2" office:value-type="string">
            <text:p>OK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table:formula="oooc:=[.D408]-[.E408]" office:value-type="float" office:value="0.01">
            <text:p>0.01</text:p>
          </table:table-cell>
          <table:table-cell/>
          <table:table-cell table:formula="oooc:=IF(AND(EXACT([.B408];&quot;OK&quot;);EXACT([.C408];&quot;OK&quot;));&quot;OK&quot;;IF(EXACT([.C408];&quot;OK&quot;);&quot;OK!&quot;;IF(EXACT([.B40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5-4.ma</text:p>
          </table:table-cell>
          <table:table-cell table:number-columns-repeated="2" office:value-type="string">
            <text:p>OK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 table:formula="oooc:=[.D409]-[.E409]" office:value-type="float" office:value="0.06">
            <text:p>0.06</text:p>
          </table:table-cell>
          <table:table-cell/>
          <table:table-cell table:formula="oooc:=IF(AND(EXACT([.B409];&quot;OK&quot;);EXACT([.C409];&quot;OK&quot;));&quot;OK&quot;;IF(EXACT([.C409];&quot;OK&quot;);&quot;OK!&quot;;IF(EXACT([.B40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4-1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table:formula="oooc:=[.D410]-[.E410]" office:value-type="float" office:value="-0.04">
            <text:p>-0.04</text:p>
          </table:table-cell>
          <table:table-cell/>
          <table:table-cell table:formula="oooc:=IF(AND(EXACT([.B410];&quot;OK&quot;);EXACT([.C410];&quot;OK&quot;));&quot;OK&quot;;IF(EXACT([.C410];&quot;OK&quot;);&quot;OK!&quot;;IF(EXACT([.B41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7-1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table:formula="oooc:=[.D411]-[.E411]" office:value-type="float" office:value="-0.02">
            <text:p>-0.02</text:p>
          </table:table-cell>
          <table:table-cell/>
          <table:table-cell table:formula="oooc:=IF(AND(EXACT([.B411];&quot;OK&quot;);EXACT([.C411];&quot;OK&quot;));&quot;OK&quot;;IF(EXACT([.C411];&quot;OK&quot;);&quot;OK!&quot;;IF(EXACT([.B41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5-2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table:formula="oooc:=[.D412]-[.E412]" office:value-type="float" office:value="0.07">
            <text:p>0.07</text:p>
          </table:table-cell>
          <table:table-cell/>
          <table:table-cell table:formula="oooc:=IF(AND(EXACT([.B412];&quot;OK&quot;);EXACT([.C412];&quot;OK&quot;));&quot;OK&quot;;IF(EXACT([.C412];&quot;OK&quot;);&quot;OK!&quot;;IF(EXACT([.B41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2-1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18">
            <text:p>0.18</text:p>
          </table:table-cell>
          <table:table-cell table:formula="oooc:=[.D413]-[.E413]" office:value-type="float" office:value="-0.05">
            <text:p>-0.05</text:p>
          </table:table-cell>
          <table:table-cell/>
          <table:table-cell table:formula="oooc:=IF(AND(EXACT([.B413];&quot;OK&quot;);EXACT([.C413];&quot;OK&quot;));&quot;OK&quot;;IF(EXACT([.C413];&quot;OK&quot;);&quot;OK!&quot;;IF(EXACT([.B41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1-1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table:formula="oooc:=[.D414]-[.E414]" office:value-type="float" office:value="-0.04">
            <text:p>-0.04</text:p>
          </table:table-cell>
          <table:table-cell/>
          <table:table-cell table:formula="oooc:=IF(AND(EXACT([.B414];&quot;OK&quot;);EXACT([.C414];&quot;OK&quot;));&quot;OK&quot;;IF(EXACT([.C414];&quot;OK&quot;);&quot;OK!&quot;;IF(EXACT([.B41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64-1.ma</text:p>
          </table:table-cell>
          <table:table-cell table:number-columns-repeated="2" office:value-type="string">
            <text:p>OK</text:p>
          </table:table-cell>
          <table:table-cell office:value-type="float" office:value="0.14">
            <text:p>0.14</text:p>
          </table:table-cell>
          <table:table-cell office:value-type="float" office:value="0.1">
            <text:p>0.1</text:p>
          </table:table-cell>
          <table:table-cell table:formula="oooc:=[.D415]-[.E415]" office:value-type="float" office:value="0.04">
            <text:p>0.04</text:p>
          </table:table-cell>
          <table:table-cell/>
          <table:table-cell table:formula="oooc:=IF(AND(EXACT([.B415];&quot;OK&quot;);EXACT([.C415];&quot;OK&quot;));&quot;OK&quot;;IF(EXACT([.C415];&quot;OK&quot;);&quot;OK!&quot;;IF(EXACT([.B41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2-1.ma</text:p>
          </table:table-cell>
          <table:table-cell table:number-columns-repeated="2" office:value-type="string">
            <text:p>OK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table:formula="oooc:=[.D416]-[.E416]" office:value-type="float" office:value="-0.04">
            <text:p>-0.04</text:p>
          </table:table-cell>
          <table:table-cell/>
          <table:table-cell table:formula="oooc:=IF(AND(EXACT([.B416];&quot;OK&quot;);EXACT([.C416];&quot;OK&quot;));&quot;OK&quot;;IF(EXACT([.C416];&quot;OK&quot;);&quot;OK!&quot;;IF(EXACT([.B41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0-1.ma</text:p>
          </table:table-cell>
          <table:table-cell table:number-columns-repeated="2" office:value-type="string">
            <text:p>OK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table:formula="oooc:=[.D417]-[.E417]" office:value-type="float" office:value="-0.01">
            <text:p>-0.01</text:p>
          </table:table-cell>
          <table:table-cell/>
          <table:table-cell table:formula="oooc:=IF(AND(EXACT([.B417];&quot;OK&quot;);EXACT([.C417];&quot;OK&quot;));&quot;OK&quot;;IF(EXACT([.C417];&quot;OK&quot;);&quot;OK!&quot;;IF(EXACT([.B41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5-1.ma</text:p>
          </table:table-cell>
          <table:table-cell table:number-columns-repeated="2" office:value-type="string">
            <text:p>OK</text:p>
          </table:table-cell>
          <table:table-cell office:value-type="float" office:value="0.15">
            <text:p>0.15</text:p>
          </table:table-cell>
          <table:table-cell office:value-type="float" office:value="0.19">
            <text:p>0.19</text:p>
          </table:table-cell>
          <table:table-cell table:formula="oooc:=[.D418]-[.E418]" office:value-type="float" office:value="-0.04">
            <text:p>-0.04</text:p>
          </table:table-cell>
          <table:table-cell/>
          <table:table-cell table:formula="oooc:=IF(AND(EXACT([.B418];&quot;OK&quot;);EXACT([.C418];&quot;OK&quot;));&quot;OK&quot;;IF(EXACT([.C418];&quot;OK&quot;);&quot;OK!&quot;;IF(EXACT([.B41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9-1.ma</text:p>
          </table:table-cell>
          <table:table-cell table:number-columns-repeated="2" office:value-type="string">
            <text:p>OK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table:formula="oooc:=[.D419]-[.E419]" office:value-type="float" office:value="0.01">
            <text:p>0.01</text:p>
          </table:table-cell>
          <table:table-cell/>
          <table:table-cell table:formula="oooc:=IF(AND(EXACT([.B419];&quot;OK&quot;);EXACT([.C419];&quot;OK&quot;));&quot;OK&quot;;IF(EXACT([.C419];&quot;OK&quot;);&quot;OK!&quot;;IF(EXACT([.B41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16">
            <text:p>0.16</text:p>
          </table:table-cell>
          <table:table-cell table:formula="oooc:=[.D420]-[.E420]" office:value-type="float" office:value="0">
            <text:p>0.00</text:p>
          </table:table-cell>
          <table:table-cell/>
          <table:table-cell table:formula="oooc:=IF(AND(EXACT([.B420];&quot;OK&quot;);EXACT([.C420];&quot;OK&quot;));&quot;OK&quot;;IF(EXACT([.C420];&quot;OK&quot;);&quot;OK!&quot;;IF(EXACT([.B42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6-1.ma</text:p>
          </table:table-cell>
          <table:table-cell table:number-columns-repeated="2" office:value-type="string">
            <text:p>OK</text:p>
          </table:table-cell>
          <table:table-cell office:value-type="float" office:value="0.16">
            <text:p>0.16</text:p>
          </table:table-cell>
          <table:table-cell office:value-type="float" office:value="0.29">
            <text:p>0.29</text:p>
          </table:table-cell>
          <table:table-cell table:formula="oooc:=[.D421]-[.E421]" office:value-type="float" office:value="-0.13">
            <text:p>-0.13</text:p>
          </table:table-cell>
          <table:table-cell/>
          <table:table-cell table:formula="oooc:=IF(AND(EXACT([.B421];&quot;OK&quot;);EXACT([.C421];&quot;OK&quot;));&quot;OK&quot;;IF(EXACT([.C421];&quot;OK&quot;);&quot;OK!&quot;;IF(EXACT([.B42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6-1.ma</text:p>
          </table:table-cell>
          <table:table-cell table:number-columns-repeated="2" office:value-type="string">
            <text:p>OK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table:formula="oooc:=[.D422]-[.E422]" office:value-type="float" office:value="0.01">
            <text:p>0.01</text:p>
          </table:table-cell>
          <table:table-cell/>
          <table:table-cell table:formula="oooc:=IF(AND(EXACT([.B422];&quot;OK&quot;);EXACT([.C422];&quot;OK&quot;));&quot;OK&quot;;IF(EXACT([.C422];&quot;OK&quot;);&quot;OK!&quot;;IF(EXACT([.B42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24-6.ma</text:p>
          </table:table-cell>
          <table:table-cell table:number-columns-repeated="2" office:value-type="string">
            <text:p>OK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table:formula="oooc:=[.D423]-[.E423]" office:value-type="float" office:value="0.01">
            <text:p>0.01</text:p>
          </table:table-cell>
          <table:table-cell/>
          <table:table-cell table:formula="oooc:=IF(AND(EXACT([.B423];&quot;OK&quot;);EXACT([.C423];&quot;OK&quot;));&quot;OK&quot;;IF(EXACT([.C423];&quot;OK&quot;);&quot;OK!&quot;;IF(EXACT([.B42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23-6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table:formula="oooc:=[.D424]-[.E424]" office:value-type="float" office:value="0.02">
            <text:p>0.02</text:p>
          </table:table-cell>
          <table:table-cell/>
          <table:table-cell table:formula="oooc:=IF(AND(EXACT([.B424];&quot;OK&quot;);EXACT([.C424];&quot;OK&quot;));&quot;OK&quot;;IF(EXACT([.C424];&quot;OK&quot;);&quot;OK!&quot;;IF(EXACT([.B42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08-4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4.42">
            <text:p>4.42</text:p>
          </table:table-cell>
          <table:table-cell table:formula="oooc:=[.D425]-[.E425]" office:value-type="float" office:value="-4.24">
            <text:p>-4.24</text:p>
          </table:table-cell>
          <table:table-cell/>
          <table:table-cell table:formula="oooc:=IF(AND(EXACT([.B425];&quot;OK&quot;);EXACT([.C425];&quot;OK&quot;));&quot;OK&quot;;IF(EXACT([.C425];&quot;OK&quot;);&quot;OK!&quot;;IF(EXACT([.B42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6-1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0.26">
            <text:p>0.26</text:p>
          </table:table-cell>
          <table:table-cell table:formula="oooc:=[.D426]-[.E426]" office:value-type="float" office:value="-0.08">
            <text:p>-0.08</text:p>
          </table:table-cell>
          <table:table-cell/>
          <table:table-cell table:formula="oooc:=IF(AND(EXACT([.B426];&quot;OK&quot;);EXACT([.C426];&quot;OK&quot;));&quot;OK&quot;;IF(EXACT([.C426];&quot;OK&quot;);&quot;OK!&quot;;IF(EXACT([.B42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7-1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table:formula="oooc:=[.D427]-[.E427]" office:value-type="float" office:value="0.03">
            <text:p>0.03</text:p>
          </table:table-cell>
          <table:table-cell/>
          <table:table-cell table:formula="oooc:=IF(AND(EXACT([.B427];&quot;OK&quot;);EXACT([.C427];&quot;OK&quot;));&quot;OK&quot;;IF(EXACT([.C427];&quot;OK&quot;);&quot;OK!&quot;;IF(EXACT([.B42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3-1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0.22">
            <text:p>0.22</text:p>
          </table:table-cell>
          <table:table-cell table:formula="oooc:=[.D428]-[.E428]" office:value-type="float" office:value="-0.04">
            <text:p>-0.04</text:p>
          </table:table-cell>
          <table:table-cell/>
          <table:table-cell table:formula="oooc:=IF(AND(EXACT([.B428];&quot;OK&quot;);EXACT([.C428];&quot;OK&quot;));&quot;OK&quot;;IF(EXACT([.C428];&quot;OK&quot;);&quot;OK!&quot;;IF(EXACT([.B42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9-1.ma</text:p>
          </table:table-cell>
          <table:table-cell table:number-columns-repeated="2" office:value-type="string">
            <text:p>OK</text:p>
          </table:table-cell>
          <table:table-cell office:value-type="float" office:value="0.19">
            <text:p>0.19</text:p>
          </table:table-cell>
          <table:table-cell office:value-type="float" office:value="0.27">
            <text:p>0.27</text:p>
          </table:table-cell>
          <table:table-cell table:formula="oooc:=[.D429]-[.E429]" office:value-type="float" office:value="-0.08">
            <text:p>-0.08</text:p>
          </table:table-cell>
          <table:table-cell/>
          <table:table-cell table:formula="oooc:=IF(AND(EXACT([.B429];&quot;OK&quot;);EXACT([.C429];&quot;OK&quot;));&quot;OK&quot;;IF(EXACT([.C429];&quot;OK&quot;);&quot;OK!&quot;;IF(EXACT([.B42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8-1.ma</text:p>
          </table:table-cell>
          <table:table-cell table:number-columns-repeated="2" office:value-type="string">
            <text:p>OK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 table:formula="oooc:=[.D430]-[.E430]" office:value-type="float" office:value="-0.05">
            <text:p>-0.05</text:p>
          </table:table-cell>
          <table:table-cell/>
          <table:table-cell table:formula="oooc:=IF(AND(EXACT([.B430];&quot;OK&quot;);EXACT([.C430];&quot;OK&quot;));&quot;OK&quot;;IF(EXACT([.C430];&quot;OK&quot;);&quot;OK!&quot;;IF(EXACT([.B43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7-2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</text:p>
          </table:table-cell>
          <table:table-cell office:value-type="float" office:value="0.51">
            <text:p>0.51</text:p>
          </table:table-cell>
          <table:table-cell table:formula="oooc:=[.D431]-[.E431]" office:value-type="float" office:value="-0.31">
            <text:p>-0.31</text:p>
          </table:table-cell>
          <table:table-cell/>
          <table:table-cell table:formula="oooc:=IF(AND(EXACT([.B431];&quot;OK&quot;);EXACT([.C431];&quot;OK&quot;));&quot;OK&quot;;IF(EXACT([.C431];&quot;OK&quot;);&quot;OK!&quot;;IF(EXACT([.B43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9-1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</text:p>
          </table:table-cell>
          <table:table-cell office:value-type="float" office:value="0.14">
            <text:p>0.14</text:p>
          </table:table-cell>
          <table:table-cell table:formula="oooc:=[.D432]-[.E432]" office:value-type="float" office:value="0.06">
            <text:p>0.06</text:p>
          </table:table-cell>
          <table:table-cell/>
          <table:table-cell table:formula="oooc:=IF(AND(EXACT([.B432];&quot;OK&quot;);EXACT([.C432];&quot;OK&quot;));&quot;OK&quot;;IF(EXACT([.C432];&quot;OK&quot;);&quot;OK!&quot;;IF(EXACT([.B43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2">
            <text:p>0.2</text:p>
          </table:table-cell>
          <table:table-cell table:formula="oooc:=[.D433]-[.E433]" office:value-type="float" office:value="0">
            <text:p>0.00</text:p>
          </table:table-cell>
          <table:table-cell/>
          <table:table-cell table:formula="oooc:=IF(AND(EXACT([.B433];&quot;OK&quot;);EXACT([.C433];&quot;OK&quot;));&quot;OK&quot;;IF(EXACT([.C433];&quot;OK&quot;);&quot;OK!&quot;;IF(EXACT([.B43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2-1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</text:p>
          </table:table-cell>
          <table:table-cell office:value-type="float" office:value="0.17">
            <text:p>0.17</text:p>
          </table:table-cell>
          <table:table-cell table:formula="oooc:=[.D434]-[.E434]" office:value-type="float" office:value="0.03">
            <text:p>0.03</text:p>
          </table:table-cell>
          <table:table-cell/>
          <table:table-cell table:formula="oooc:=IF(AND(EXACT([.B434];&quot;OK&quot;);EXACT([.C434];&quot;OK&quot;));&quot;OK&quot;;IF(EXACT([.C434];&quot;OK&quot;);&quot;OK!&quot;;IF(EXACT([.B43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8-1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</text:p>
          </table:table-cell>
          <table:table-cell office:value-type="float" office:value="0.23">
            <text:p>0.23</text:p>
          </table:table-cell>
          <table:table-cell table:formula="oooc:=[.D435]-[.E435]" office:value-type="float" office:value="-0.03">
            <text:p>-0.03</text:p>
          </table:table-cell>
          <table:table-cell/>
          <table:table-cell table:formula="oooc:=IF(AND(EXACT([.B435];&quot;OK&quot;);EXACT([.C435];&quot;OK&quot;));&quot;OK&quot;;IF(EXACT([.C435];&quot;OK&quot;);&quot;OK!&quot;;IF(EXACT([.B43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6-3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</text:p>
          </table:table-cell>
          <table:table-cell office:value-type="float" office:value="0.17">
            <text:p>0.17</text:p>
          </table:table-cell>
          <table:table-cell table:formula="oooc:=[.D436]-[.E436]" office:value-type="float" office:value="0.03">
            <text:p>0.03</text:p>
          </table:table-cell>
          <table:table-cell/>
          <table:table-cell table:formula="oooc:=IF(AND(EXACT([.B436];&quot;OK&quot;);EXACT([.C436];&quot;OK&quot;));&quot;OK&quot;;IF(EXACT([.C436];&quot;OK&quot;);&quot;OK!&quot;;IF(EXACT([.B43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3-1.ma</text:p>
          </table:table-cell>
          <table:table-cell table:number-columns-repeated="2" office:value-type="string">
            <text:p>OK</text:p>
          </table:table-cell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  <table:table-cell table:formula="oooc:=[.D437]-[.E437]" office:value-type="float" office:value="-0.14">
            <text:p>-0.14</text:p>
          </table:table-cell>
          <table:table-cell/>
          <table:table-cell table:formula="oooc:=IF(AND(EXACT([.B437];&quot;OK&quot;);EXACT([.C437];&quot;OK&quot;));&quot;OK&quot;;IF(EXACT([.C437];&quot;OK&quot;);&quot;OK!&quot;;IF(EXACT([.B43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2-1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ooc:=[.D438]-[.E438]" office:value-type="float" office:value="-0.01">
            <text:p>-0.01</text:p>
          </table:table-cell>
          <table:table-cell/>
          <table:table-cell table:formula="oooc:=IF(AND(EXACT([.B438];&quot;OK&quot;);EXACT([.C438];&quot;OK&quot;));&quot;OK&quot;;IF(EXACT([.C438];&quot;OK&quot;);&quot;OK!&quot;;IF(EXACT([.B43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6-4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table:formula="oooc:=[.D439]-[.E439]" office:value-type="float" office:value="0.02">
            <text:p>0.02</text:p>
          </table:table-cell>
          <table:table-cell/>
          <table:table-cell table:formula="oooc:=IF(AND(EXACT([.B439];&quot;OK&quot;);EXACT([.C439];&quot;OK&quot;));&quot;OK&quot;;IF(EXACT([.C439];&quot;OK&quot;);&quot;OK!&quot;;IF(EXACT([.B43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6-2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ooc:=[.D440]-[.E440]" office:value-type="float" office:value="-0.01">
            <text:p>-0.01</text:p>
          </table:table-cell>
          <table:table-cell/>
          <table:table-cell table:formula="oooc:=IF(AND(EXACT([.B440];&quot;OK&quot;);EXACT([.C440];&quot;OK&quot;));&quot;OK&quot;;IF(EXACT([.C440];&quot;OK&quot;);&quot;OK!&quot;;IF(EXACT([.B44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8-1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table:formula="oooc:=[.D441]-[.E441]" office:value-type="float" office:value="0.03">
            <text:p>0.03</text:p>
          </table:table-cell>
          <table:table-cell/>
          <table:table-cell table:formula="oooc:=IF(AND(EXACT([.B441];&quot;OK&quot;);EXACT([.C441];&quot;OK&quot;));&quot;OK&quot;;IF(EXACT([.C441];&quot;OK&quot;);&quot;OK!&quot;;IF(EXACT([.B44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2-1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table:formula="oooc:=[.D442]-[.E442]" office:value-type="float" office:value="0.01">
            <text:p>0.01</text:p>
          </table:table-cell>
          <table:table-cell/>
          <table:table-cell table:formula="oooc:=IF(AND(EXACT([.B442];&quot;OK&quot;);EXACT([.C442];&quot;OK&quot;));&quot;OK&quot;;IF(EXACT([.C442];&quot;OK&quot;);&quot;OK!&quot;;IF(EXACT([.B44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1-5.ma</text:p>
          </table:table-cell>
          <table:table-cell table:number-columns-repeated="2" office:value-type="string">
            <text:p>OK</text:p>
          </table:table-cell>
          <table:table-cell office:value-type="float" office:value="0.24">
            <text:p>0.24</text:p>
          </table:table-cell>
          <table:table-cell office:value-type="float" office:value="0.19">
            <text:p>0.19</text:p>
          </table:table-cell>
          <table:table-cell table:formula="oooc:=[.D443]-[.E443]" office:value-type="float" office:value="0.05">
            <text:p>0.05</text:p>
          </table:table-cell>
          <table:table-cell/>
          <table:table-cell table:formula="oooc:=IF(AND(EXACT([.B443];&quot;OK&quot;);EXACT([.C443];&quot;OK&quot;));&quot;OK&quot;;IF(EXACT([.C443];&quot;OK&quot;);&quot;OK!&quot;;IF(EXACT([.B44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4-1.ma</text:p>
          </table:table-cell>
          <table:table-cell table:number-columns-repeated="2" office:value-type="string">
            <text:p>OK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table:formula="oooc:=[.D444]-[.E444]" office:value-type="float" office:value="-0.01">
            <text:p>-0.01</text:p>
          </table:table-cell>
          <table:table-cell/>
          <table:table-cell table:formula="oooc:=IF(AND(EXACT([.B444];&quot;OK&quot;);EXACT([.C444];&quot;OK&quot;));&quot;OK&quot;;IF(EXACT([.C444];&quot;OK&quot;);&quot;OK!&quot;;IF(EXACT([.B44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6-1.ma</text:p>
          </table:table-cell>
          <table:table-cell table:number-columns-repeated="2" office:value-type="string">
            <text:p>OK</text:p>
          </table:table-cell>
          <table:table-cell office:value-type="float" office:value="0.25">
            <text:p>0.25</text:p>
          </table:table-cell>
          <table:table-cell office:value-type="float" office:value="0.27">
            <text:p>0.27</text:p>
          </table:table-cell>
          <table:table-cell table:formula="oooc:=[.D445]-[.E445]" office:value-type="float" office:value="-0.02">
            <text:p>-0.02</text:p>
          </table:table-cell>
          <table:table-cell/>
          <table:table-cell table:formula="oooc:=IF(AND(EXACT([.B445];&quot;OK&quot;);EXACT([.C445];&quot;OK&quot;));&quot;OK&quot;;IF(EXACT([.C445];&quot;OK&quot;);&quot;OK!&quot;;IF(EXACT([.B44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5-1.ma</text:p>
          </table:table-cell>
          <table:table-cell table:number-columns-repeated="2" office:value-type="string">
            <text:p>OK</text:p>
          </table:table-cell>
          <table:table-cell office:value-type="float" office:value="0.25">
            <text:p>0.25</text:p>
          </table:table-cell>
          <table:table-cell office:value-type="float" office:value="0.33">
            <text:p>0.33</text:p>
          </table:table-cell>
          <table:table-cell table:formula="oooc:=[.D446]-[.E446]" office:value-type="float" office:value="-0.08">
            <text:p>-0.08</text:p>
          </table:table-cell>
          <table:table-cell/>
          <table:table-cell table:formula="oooc:=IF(AND(EXACT([.B446];&quot;OK&quot;);EXACT([.C446];&quot;OK&quot;));&quot;OK&quot;;IF(EXACT([.C446];&quot;OK&quot;);&quot;OK!&quot;;IF(EXACT([.B44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6-1.ma</text:p>
          </table:table-cell>
          <table:table-cell table:number-columns-repeated="2" office:value-type="string">
            <text:p>OK</text:p>
          </table:table-cell>
          <table:table-cell office:value-type="float" office:value="0.25">
            <text:p>0.25</text:p>
          </table:table-cell>
          <table:table-cell office:value-type="float" office:value="0.29">
            <text:p>0.29</text:p>
          </table:table-cell>
          <table:table-cell table:formula="oooc:=[.D447]-[.E447]" office:value-type="float" office:value="-0.04">
            <text:p>-0.04</text:p>
          </table:table-cell>
          <table:table-cell/>
          <table:table-cell table:formula="oooc:=IF(AND(EXACT([.B447];&quot;OK&quot;);EXACT([.C447];&quot;OK&quot;));&quot;OK&quot;;IF(EXACT([.C447];&quot;OK&quot;);&quot;OK!&quot;;IF(EXACT([.B44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4-1.ma</text:p>
          </table:table-cell>
          <table:table-cell table:number-columns-repeated="2" office:value-type="string">
            <text:p>OK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formula="oooc:=[.D448]-[.E448]" office:value-type="float" office:value="-0.01">
            <text:p>-0.01</text:p>
          </table:table-cell>
          <table:table-cell/>
          <table:table-cell table:formula="oooc:=IF(AND(EXACT([.B448];&quot;OK&quot;);EXACT([.C448];&quot;OK&quot;));&quot;OK&quot;;IF(EXACT([.C448];&quot;OK&quot;);&quot;OK!&quot;;IF(EXACT([.B44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0-2.ma</text:p>
          </table:table-cell>
          <table:table-cell table:number-columns-repeated="2" office:value-type="string">
            <text:p>OK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formula="oooc:=[.D449]-[.E449]" office:value-type="float" office:value="-0.01">
            <text:p>-0.01</text:p>
          </table:table-cell>
          <table:table-cell/>
          <table:table-cell table:formula="oooc:=IF(AND(EXACT([.B449];&quot;OK&quot;);EXACT([.C449];&quot;OK&quot;));&quot;OK&quot;;IF(EXACT([.C449];&quot;OK&quot;);&quot;OK!&quot;;IF(EXACT([.B44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7-1.ma</text:p>
          </table:table-cell>
          <table:table-cell table:number-columns-repeated="2" office:value-type="string">
            <text:p>OK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formula="oooc:=[.D450]-[.E450]" office:value-type="float" office:value="-0.01">
            <text:p>-0.01</text:p>
          </table:table-cell>
          <table:table-cell/>
          <table:table-cell table:formula="oooc:=IF(AND(EXACT([.B450];&quot;OK&quot;);EXACT([.C450];&quot;OK&quot;));&quot;OK&quot;;IF(EXACT([.C450];&quot;OK&quot;);&quot;OK!&quot;;IF(EXACT([.B45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40-1.ma</text:p>
          </table:table-cell>
          <table:table-cell table:number-columns-repeated="2" office:value-type="string">
            <text:p>OK</text:p>
          </table:table-cell>
          <table:table-cell office:value-type="float" office:value="0.27">
            <text:p>0.27</text:p>
          </table:table-cell>
          <table:table-cell office:value-type="float" office:value="0.28">
            <text:p>0.28</text:p>
          </table:table-cell>
          <table:table-cell table:formula="oooc:=[.D451]-[.E451]" office:value-type="float" office:value="-0.01">
            <text:p>-0.01</text:p>
          </table:table-cell>
          <table:table-cell/>
          <table:table-cell table:formula="oooc:=IF(AND(EXACT([.B451];&quot;OK&quot;);EXACT([.C451];&quot;OK&quot;));&quot;OK&quot;;IF(EXACT([.C451];&quot;OK&quot;);&quot;OK!&quot;;IF(EXACT([.B45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6-1.ma</text:p>
          </table:table-cell>
          <table:table-cell table:number-columns-repeated="2" office:value-type="string">
            <text:p>OK</text:p>
          </table:table-cell>
          <table:table-cell office:value-type="float" office:value="0.27">
            <text:p>0.27</text:p>
          </table:table-cell>
          <table:table-cell office:value-type="float" office:value="0.26">
            <text:p>0.26</text:p>
          </table:table-cell>
          <table:table-cell table:formula="oooc:=[.D452]-[.E452]" office:value-type="float" office:value="0.01">
            <text:p>0.01</text:p>
          </table:table-cell>
          <table:table-cell/>
          <table:table-cell table:formula="oooc:=IF(AND(EXACT([.B452];&quot;OK&quot;);EXACT([.C452];&quot;OK&quot;));&quot;OK&quot;;IF(EXACT([.C452];&quot;OK&quot;);&quot;OK!&quot;;IF(EXACT([.B45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4-1.ma</text:p>
          </table:table-cell>
          <table:table-cell table:number-columns-repeated="2" office:value-type="string">
            <text:p>OK</text:p>
          </table:table-cell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table:formula="oooc:=[.D453]-[.E453]" office:value-type="float" office:value="0.02">
            <text:p>0.02</text:p>
          </table:table-cell>
          <table:table-cell/>
          <table:table-cell table:formula="oooc:=IF(AND(EXACT([.B453];&quot;OK&quot;);EXACT([.C453];&quot;OK&quot;));&quot;OK&quot;;IF(EXACT([.C453];&quot;OK&quot;);&quot;OK!&quot;;IF(EXACT([.B45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2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27">
            <text:p>0.27</text:p>
          </table:table-cell>
          <table:table-cell table:formula="oooc:=[.D454]-[.E454]" office:value-type="float" office:value="0">
            <text:p>0.00</text:p>
          </table:table-cell>
          <table:table-cell/>
          <table:table-cell table:formula="oooc:=IF(AND(EXACT([.B454];&quot;OK&quot;);EXACT([.C454];&quot;OK&quot;));&quot;OK&quot;;IF(EXACT([.C454];&quot;OK&quot;);&quot;OK!&quot;;IF(EXACT([.B45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0-1.ma</text:p>
          </table:table-cell>
          <table:table-cell table:number-columns-repeated="2" office:value-type="string">
            <text:p>OK</text:p>
          </table:table-cell>
          <table:table-cell office:value-type="float" office:value="0.27">
            <text:p>0.27</text:p>
          </table:table-cell>
          <table:table-cell office:value-type="float" office:value="0.44">
            <text:p>0.44</text:p>
          </table:table-cell>
          <table:table-cell table:formula="oooc:=[.D455]-[.E455]" office:value-type="float" office:value="-0.17">
            <text:p>-0.17</text:p>
          </table:table-cell>
          <table:table-cell/>
          <table:table-cell table:formula="oooc:=IF(AND(EXACT([.B455];&quot;OK&quot;);EXACT([.C455];&quot;OK&quot;));&quot;OK&quot;;IF(EXACT([.C455];&quot;OK&quot;);&quot;OK!&quot;;IF(EXACT([.B45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8-1.ma</text:p>
          </table:table-cell>
          <table:table-cell table:number-columns-repeated="2" office:value-type="string">
            <text:p>OK</text:p>
          </table:table-cell>
          <table:table-cell office:value-type="float" office:value="0.28">
            <text:p>0.28</text:p>
          </table:table-cell>
          <table:table-cell office:value-type="float" office:value="0.26">
            <text:p>0.26</text:p>
          </table:table-cell>
          <table:table-cell table:formula="oooc:=[.D456]-[.E456]" office:value-type="float" office:value="0.02">
            <text:p>0.02</text:p>
          </table:table-cell>
          <table:table-cell/>
          <table:table-cell table:formula="oooc:=IF(AND(EXACT([.B456];&quot;OK&quot;);EXACT([.C456];&quot;OK&quot;));&quot;OK&quot;;IF(EXACT([.C456];&quot;OK&quot;);&quot;OK!&quot;;IF(EXACT([.B45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2-1.ma</text:p>
          </table:table-cell>
          <table:table-cell table:number-columns-repeated="2" office:value-type="string">
            <text:p>OK</text:p>
          </table:table-cell>
          <table:table-cell office:value-type="float" office:value="0.28">
            <text:p>0.28</text:p>
          </table:table-cell>
          <table:table-cell office:value-type="float" office:value="0.44">
            <text:p>0.44</text:p>
          </table:table-cell>
          <table:table-cell table:formula="oooc:=[.D457]-[.E457]" office:value-type="float" office:value="-0.16">
            <text:p>-0.16</text:p>
          </table:table-cell>
          <table:table-cell/>
          <table:table-cell table:formula="oooc:=IF(AND(EXACT([.B457];&quot;OK&quot;);EXACT([.C457];&quot;OK&quot;));&quot;OK&quot;;IF(EXACT([.C457];&quot;OK&quot;);&quot;OK!&quot;;IF(EXACT([.B45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3-2.ma</text:p>
          </table:table-cell>
          <table:table-cell table:number-columns-repeated="2" office:value-type="string">
            <text:p>OK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table:formula="oooc:=[.D458]-[.E458]" office:value-type="float" office:value="-0.00999999999999995">
            <text:p>-0.01</text:p>
          </table:table-cell>
          <table:table-cell/>
          <table:table-cell table:formula="oooc:=IF(AND(EXACT([.B458];&quot;OK&quot;);EXACT([.C458];&quot;OK&quot;));&quot;OK&quot;;IF(EXACT([.C458];&quot;OK&quot;);&quot;OK!&quot;;IF(EXACT([.B45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23-7.ma</text:p>
          </table:table-cell>
          <table:table-cell table:number-columns-repeated="2" office:value-type="string">
            <text:p>OK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table:formula="oooc:=[.D459]-[.E459]" office:value-type="float" office:value="0.02">
            <text:p>0.02</text:p>
          </table:table-cell>
          <table:table-cell/>
          <table:table-cell table:formula="oooc:=IF(AND(EXACT([.B459];&quot;OK&quot;);EXACT([.C459];&quot;OK&quot;));&quot;OK&quot;;IF(EXACT([.C459];&quot;OK&quot;);&quot;OK!&quot;;IF(EXACT([.B45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9-4.ma</text:p>
          </table:table-cell>
          <table:table-cell table:number-columns-repeated="2" office:value-type="string">
            <text:p>OK</text:p>
          </table:table-cell>
          <table:table-cell office:value-type="float" office:value="0.29">
            <text:p>0.29</text:p>
          </table:table-cell>
          <table:table-cell office:value-type="float" office:value="0.09">
            <text:p>0.09</text:p>
          </table:table-cell>
          <table:table-cell table:formula="oooc:=[.D460]-[.E460]" office:value-type="float" office:value="0.2">
            <text:p>0.20</text:p>
          </table:table-cell>
          <table:table-cell/>
          <table:table-cell table:formula="oooc:=IF(AND(EXACT([.B460];&quot;OK&quot;);EXACT([.C460];&quot;OK&quot;));&quot;OK&quot;;IF(EXACT([.C460];&quot;OK&quot;);&quot;OK!&quot;;IF(EXACT([.B46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29">
            <text:p>0.29</text:p>
          </table:table-cell>
          <table:table-cell table:formula="oooc:=[.D461]-[.E461]" office:value-type="float" office:value="0">
            <text:p>0.00</text:p>
          </table:table-cell>
          <table:table-cell/>
          <table:table-cell table:formula="oooc:=IF(AND(EXACT([.B461];&quot;OK&quot;);EXACT([.C461];&quot;OK&quot;));&quot;OK&quot;;IF(EXACT([.C461];&quot;OK&quot;);&quot;OK!&quot;;IF(EXACT([.B46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6-1.ma</text:p>
          </table:table-cell>
          <table:table-cell table:number-columns-repeated="2" office:value-type="string">
            <text:p>OK</text:p>
          </table:table-cell>
          <table:table-cell office:value-type="float" office:value="0.29">
            <text:p>0.29</text:p>
          </table:table-cell>
          <table:table-cell office:value-type="float" office:value="0.62">
            <text:p>0.62</text:p>
          </table:table-cell>
          <table:table-cell table:formula="oooc:=[.D462]-[.E462]" office:value-type="float" office:value="-0.33">
            <text:p>-0.33</text:p>
          </table:table-cell>
          <table:table-cell/>
          <table:table-cell table:formula="oooc:=IF(AND(EXACT([.B462];&quot;OK&quot;);EXACT([.C462];&quot;OK&quot;));&quot;OK&quot;;IF(EXACT([.C462];&quot;OK&quot;);&quot;OK!&quot;;IF(EXACT([.B46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24-7.ma</text:p>
          </table:table-cell>
          <table:table-cell table:number-columns-repeated="2" office:value-type="string">
            <text:p>OK</text:p>
          </table:table-cell>
          <table:table-cell office:value-type="float" office:value="0.29">
            <text:p>0.29</text:p>
          </table:table-cell>
          <table:table-cell office:value-type="float" office:value="0.41">
            <text:p>0.41</text:p>
          </table:table-cell>
          <table:table-cell table:formula="oooc:=[.D463]-[.E463]" office:value-type="float" office:value="-0.12">
            <text:p>-0.12</text:p>
          </table:table-cell>
          <table:table-cell/>
          <table:table-cell table:formula="oooc:=IF(AND(EXACT([.B463];&quot;OK&quot;);EXACT([.C463];&quot;OK&quot;));&quot;OK&quot;;IF(EXACT([.C463];&quot;OK&quot;);&quot;OK!&quot;;IF(EXACT([.B46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8-1.ma</text:p>
          </table:table-cell>
          <table:table-cell table:number-columns-repeated="2" office:value-type="string">
            <text:p>OK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ooc:=[.D464]-[.E464]" office:value-type="float" office:value="-0.00999999999999995">
            <text:p>-0.01</text:p>
          </table:table-cell>
          <table:table-cell/>
          <table:table-cell table:formula="oooc:=IF(AND(EXACT([.B464];&quot;OK&quot;);EXACT([.C464];&quot;OK&quot;));&quot;OK&quot;;IF(EXACT([.C464];&quot;OK&quot;);&quot;OK!&quot;;IF(EXACT([.B46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3-1.ma</text:p>
          </table:table-cell>
          <table:table-cell table:number-columns-repeated="2" office:value-type="string">
            <text:p>OK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ooc:=[.D465]-[.E465]" office:value-type="float" office:value="-0.00999999999999995">
            <text:p>-0.01</text:p>
          </table:table-cell>
          <table:table-cell/>
          <table:table-cell table:formula="oooc:=IF(AND(EXACT([.B465];&quot;OK&quot;);EXACT([.C465];&quot;OK&quot;));&quot;OK&quot;;IF(EXACT([.C465];&quot;OK&quot;);&quot;OK!&quot;;IF(EXACT([.B46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0-1.ma</text:p>
          </table:table-cell>
          <table:table-cell table:number-columns-repeated="2" office:value-type="string">
            <text:p>OK</text:p>
          </table:table-cell>
          <table:table-cell office:value-type="float" office:value="0.3">
            <text:p>0.3</text:p>
          </table:table-cell>
          <table:table-cell office:value-type="float" office:value="0.37">
            <text:p>0.37</text:p>
          </table:table-cell>
          <table:table-cell table:formula="oooc:=[.D466]-[.E466]" office:value-type="float" office:value="-0.07">
            <text:p>-0.07</text:p>
          </table:table-cell>
          <table:table-cell/>
          <table:table-cell table:formula="oooc:=IF(AND(EXACT([.B466];&quot;OK&quot;);EXACT([.C466];&quot;OK&quot;));&quot;OK&quot;;IF(EXACT([.C466];&quot;OK&quot;);&quot;OK!&quot;;IF(EXACT([.B46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8-1.ma</text:p>
          </table:table-cell>
          <table:table-cell table:number-columns-repeated="2" office:value-type="string">
            <text:p>OK</text:p>
          </table:table-cell>
          <table:table-cell office:value-type="float" office:value="0.32">
            <text:p>0.32</text:p>
          </table:table-cell>
          <table:table-cell office:value-type="float" office:value="0.38">
            <text:p>0.38</text:p>
          </table:table-cell>
          <table:table-cell table:formula="oooc:=[.D467]-[.E467]" office:value-type="float" office:value="-0.06">
            <text:p>-0.06</text:p>
          </table:table-cell>
          <table:table-cell/>
          <table:table-cell table:formula="oooc:=IF(AND(EXACT([.B467];&quot;OK&quot;);EXACT([.C467];&quot;OK&quot;));&quot;OK&quot;;IF(EXACT([.C467];&quot;OK&quot;);&quot;OK!&quot;;IF(EXACT([.B46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21-1.ma</text:p>
          </table:table-cell>
          <table:table-cell table:number-columns-repeated="2" office:value-type="string">
            <text:p>OK</text:p>
          </table:table-cell>
          <table:table-cell office:value-type="float" office:value="0.34">
            <text:p>0.34</text:p>
          </table:table-cell>
          <table:table-cell office:value-type="float" office:value="0.28">
            <text:p>0.28</text:p>
          </table:table-cell>
          <table:table-cell table:formula="oooc:=[.D468]-[.E468]" office:value-type="float" office:value="0.06">
            <text:p>0.06</text:p>
          </table:table-cell>
          <table:table-cell/>
          <table:table-cell table:formula="oooc:=IF(AND(EXACT([.B468];&quot;OK&quot;);EXACT([.C468];&quot;OK&quot;));&quot;OK&quot;;IF(EXACT([.C468];&quot;OK&quot;);&quot;OK!&quot;;IF(EXACT([.B46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5-1.ma</text:p>
          </table:table-cell>
          <table:table-cell table:number-columns-repeated="2" office:value-type="string">
            <text:p>OK</text:p>
          </table:table-cell>
          <table:table-cell office:value-type="float" office:value="0.34">
            <text:p>0.34</text:p>
          </table:table-cell>
          <table:table-cell office:value-type="float" office:value="0.33">
            <text:p>0.33</text:p>
          </table:table-cell>
          <table:table-cell table:formula="oooc:=[.D469]-[.E469]" office:value-type="float" office:value="0.01">
            <text:p>0.01</text:p>
          </table:table-cell>
          <table:table-cell/>
          <table:table-cell table:formula="oooc:=IF(AND(EXACT([.B469];&quot;OK&quot;);EXACT([.C469];&quot;OK&quot;));&quot;OK&quot;;IF(EXACT([.C469];&quot;OK&quot;);&quot;OK!&quot;;IF(EXACT([.B46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6-2.ma</text:p>
          </table:table-cell>
          <table:table-cell table:number-columns-repeated="2" office:value-type="string">
            <text:p>OK</text:p>
          </table:table-cell>
          <table:table-cell office:value-type="float" office:value="0.34">
            <text:p>0.34</text:p>
          </table:table-cell>
          <table:table-cell office:value-type="float" office:value="0.3">
            <text:p>0.3</text:p>
          </table:table-cell>
          <table:table-cell table:formula="oooc:=[.D470]-[.E470]" office:value-type="float" office:value="0.04">
            <text:p>0.04</text:p>
          </table:table-cell>
          <table:table-cell/>
          <table:table-cell table:formula="oooc:=IF(AND(EXACT([.B470];&quot;OK&quot;);EXACT([.C470];&quot;OK&quot;));&quot;OK&quot;;IF(EXACT([.C470];&quot;OK&quot;);&quot;OK!&quot;;IF(EXACT([.B47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39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34">
            <text:p>0.34</text:p>
          </table:table-cell>
          <table:table-cell table:formula="oooc:=[.D471]-[.E471]" office:value-type="float" office:value="0">
            <text:p>0.00</text:p>
          </table:table-cell>
          <table:table-cell/>
          <table:table-cell table:formula="oooc:=IF(AND(EXACT([.B471];&quot;OK&quot;);EXACT([.C471];&quot;OK&quot;));&quot;OK&quot;;IF(EXACT([.C471];&quot;OK&quot;);&quot;OK!&quot;;IF(EXACT([.B47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4-2.ma</text:p>
          </table:table-cell>
          <table:table-cell table:number-columns-repeated="2" office:value-type="string">
            <text:p>OK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table:formula="oooc:=[.D472]-[.E472]" office:value-type="float" office:value="-0.00999999999999995">
            <text:p>-0.01</text:p>
          </table:table-cell>
          <table:table-cell/>
          <table:table-cell table:formula="oooc:=IF(AND(EXACT([.B472];&quot;OK&quot;);EXACT([.C472];&quot;OK&quot;));&quot;OK&quot;;IF(EXACT([.C472];&quot;OK&quot;);&quot;OK!&quot;;IF(EXACT([.B47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6-1.ma</text:p>
          </table:table-cell>
          <table:table-cell table:number-columns-repeated="2" office:value-type="string">
            <text:p>OK</text:p>
          </table:table-cell>
          <table:table-cell office:value-type="float" office:value="0.35">
            <text:p>0.35</text:p>
          </table:table-cell>
          <table:table-cell office:value-type="float" office:value="0.68">
            <text:p>0.68</text:p>
          </table:table-cell>
          <table:table-cell table:formula="oooc:=[.D473]-[.E473]" office:value-type="float" office:value="-0.33">
            <text:p>-0.33</text:p>
          </table:table-cell>
          <table:table-cell/>
          <table:table-cell table:formula="oooc:=IF(AND(EXACT([.B473];&quot;OK&quot;);EXACT([.C473];&quot;OK&quot;));&quot;OK&quot;;IF(EXACT([.C473];&quot;OK&quot;);&quot;OK!&quot;;IF(EXACT([.B47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6-1.ma</text:p>
          </table:table-cell>
          <table:table-cell table:number-columns-repeated="2" office:value-type="string">
            <text:p>OK</text:p>
          </table:table-cell>
          <table:table-cell office:value-type="float" office:value="0.35">
            <text:p>0.35</text:p>
          </table:table-cell>
          <table:table-cell office:value-type="float" office:value="0.42">
            <text:p>0.42</text:p>
          </table:table-cell>
          <table:table-cell table:formula="oooc:=[.D474]-[.E474]" office:value-type="float" office:value="-0.07">
            <text:p>-0.07</text:p>
          </table:table-cell>
          <table:table-cell/>
          <table:table-cell table:formula="oooc:=IF(AND(EXACT([.B474];&quot;OK&quot;);EXACT([.C474];&quot;OK&quot;));&quot;OK&quot;;IF(EXACT([.C474];&quot;OK&quot;);&quot;OK!&quot;;IF(EXACT([.B47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3-2.ma</text:p>
          </table:table-cell>
          <table:table-cell table:number-columns-repeated="2" office:value-type="string">
            <text:p>OK</text:p>
          </table:table-cell>
          <table:table-cell office:value-type="float" office:value="0.36">
            <text:p>0.36</text:p>
          </table:table-cell>
          <table:table-cell office:value-type="float" office:value="0.31">
            <text:p>0.31</text:p>
          </table:table-cell>
          <table:table-cell table:formula="oooc:=[.D475]-[.E475]" office:value-type="float" office:value="0.05">
            <text:p>0.05</text:p>
          </table:table-cell>
          <table:table-cell/>
          <table:table-cell table:formula="oooc:=IF(AND(EXACT([.B475];&quot;OK&quot;);EXACT([.C475];&quot;OK&quot;));&quot;OK&quot;;IF(EXACT([.C475];&quot;OK&quot;);&quot;OK!&quot;;IF(EXACT([.B47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36">
            <text:p>0.36</text:p>
          </table:table-cell>
          <table:table-cell table:formula="oooc:=[.D476]-[.E476]" office:value-type="float" office:value="0">
            <text:p>0.00</text:p>
          </table:table-cell>
          <table:table-cell/>
          <table:table-cell table:formula="oooc:=IF(AND(EXACT([.B476];&quot;OK&quot;);EXACT([.C476];&quot;OK&quot;));&quot;OK&quot;;IF(EXACT([.C476];&quot;OK&quot;);&quot;OK!&quot;;IF(EXACT([.B47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6-1.ma</text:p>
          </table:table-cell>
          <table:table-cell table:number-columns-repeated="2" office:value-type="string">
            <text:p>OK</text:p>
          </table:table-cell>
          <table:table-cell office:value-type="float" office:value="0.36">
            <text:p>0.36</text:p>
          </table:table-cell>
          <table:table-cell office:value-type="float" office:value="0.29">
            <text:p>0.29</text:p>
          </table:table-cell>
          <table:table-cell table:formula="oooc:=[.D477]-[.E477]" office:value-type="float" office:value="0.07">
            <text:p>0.07</text:p>
          </table:table-cell>
          <table:table-cell/>
          <table:table-cell table:formula="oooc:=IF(AND(EXACT([.B477];&quot;OK&quot;);EXACT([.C477];&quot;OK&quot;));&quot;OK&quot;;IF(EXACT([.C477];&quot;OK&quot;);&quot;OK!&quot;;IF(EXACT([.B47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45-1.ma</text:p>
          </table:table-cell>
          <table:table-cell table:number-columns-repeated="2" office:value-type="string">
            <text:p>OK</text:p>
          </table:table-cell>
          <table:table-cell office:value-type="float" office:value="0.37">
            <text:p>0.37</text:p>
          </table:table-cell>
          <table:table-cell office:value-type="float" office:value="0.35">
            <text:p>0.35</text:p>
          </table:table-cell>
          <table:table-cell table:formula="oooc:=[.D478]-[.E478]" office:value-type="float" office:value="0.02">
            <text:p>0.02</text:p>
          </table:table-cell>
          <table:table-cell/>
          <table:table-cell table:formula="oooc:=IF(AND(EXACT([.B478];&quot;OK&quot;);EXACT([.C478];&quot;OK&quot;));&quot;OK&quot;;IF(EXACT([.C478];&quot;OK&quot;);&quot;OK!&quot;;IF(EXACT([.B47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8-2.ma</text:p>
          </table:table-cell>
          <table:table-cell table:number-columns-repeated="2" office:value-type="string">
            <text:p>OK</text:p>
          </table:table-cell>
          <table:table-cell office:value-type="float" office:value="0.38">
            <text:p>0.38</text:p>
          </table:table-cell>
          <table:table-cell office:value-type="float" office:value="0.36">
            <text:p>0.36</text:p>
          </table:table-cell>
          <table:table-cell table:formula="oooc:=[.D479]-[.E479]" office:value-type="float" office:value="0.02">
            <text:p>0.02</text:p>
          </table:table-cell>
          <table:table-cell/>
          <table:table-cell table:formula="oooc:=IF(AND(EXACT([.B479];&quot;OK&quot;);EXACT([.C479];&quot;OK&quot;));&quot;OK&quot;;IF(EXACT([.C479];&quot;OK&quot;);&quot;OK!&quot;;IF(EXACT([.B47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8-1.ma</text:p>
          </table:table-cell>
          <table:table-cell table:number-columns-repeated="2" office:value-type="string">
            <text:p>OK</text:p>
          </table:table-cell>
          <table:table-cell office:value-type="float" office:value="0.4">
            <text:p>0.4</text:p>
          </table:table-cell>
          <table:table-cell office:value-type="float" office:value="0.56">
            <text:p>0.56</text:p>
          </table:table-cell>
          <table:table-cell table:formula="oooc:=[.D480]-[.E480]" office:value-type="float" office:value="-0.16">
            <text:p>-0.16</text:p>
          </table:table-cell>
          <table:table-cell/>
          <table:table-cell table:formula="oooc:=IF(AND(EXACT([.B480];&quot;OK&quot;);EXACT([.C480];&quot;OK&quot;));&quot;OK&quot;;IF(EXACT([.C480];&quot;OK&quot;);&quot;OK!&quot;;IF(EXACT([.B48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9-1.ma</text:p>
          </table:table-cell>
          <table:table-cell table:number-columns-repeated="2" office:value-type="string">
            <text:p>OK</text:p>
          </table:table-cell>
          <table:table-cell office:value-type="float" office:value="0.41">
            <text:p>0.41</text:p>
          </table:table-cell>
          <table:table-cell office:value-type="float" office:value="0.22">
            <text:p>0.22</text:p>
          </table:table-cell>
          <table:table-cell table:formula="oooc:=[.D481]-[.E481]" office:value-type="float" office:value="0.19">
            <text:p>0.19</text:p>
          </table:table-cell>
          <table:table-cell/>
          <table:table-cell table:formula="oooc:=IF(AND(EXACT([.B481];&quot;OK&quot;);EXACT([.C481];&quot;OK&quot;));&quot;OK&quot;;IF(EXACT([.C481];&quot;OK&quot;);&quot;OK!&quot;;IF(EXACT([.B48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8-1.ma</text:p>
          </table:table-cell>
          <table:table-cell table:number-columns-repeated="2" office:value-type="string">
            <text:p>OK</text:p>
          </table:table-cell>
          <table:table-cell office:value-type="float" office:value="0.41">
            <text:p>0.41</text:p>
          </table:table-cell>
          <table:table-cell office:value-type="float" office:value="0.76">
            <text:p>0.76</text:p>
          </table:table-cell>
          <table:table-cell table:formula="oooc:=[.D482]-[.E482]" office:value-type="float" office:value="-0.35">
            <text:p>-0.35</text:p>
          </table:table-cell>
          <table:table-cell/>
          <table:table-cell table:formula="oooc:=IF(AND(EXACT([.B482];&quot;OK&quot;);EXACT([.C482];&quot;OK&quot;));&quot;OK&quot;;IF(EXACT([.C482];&quot;OK&quot;);&quot;OK!&quot;;IF(EXACT([.B48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1-1.ma</text:p>
          </table:table-cell>
          <table:table-cell table:number-columns-repeated="2" office:value-type="string">
            <text:p>OK</text:p>
          </table:table-cell>
          <table:table-cell office:value-type="float" office:value="0.41">
            <text:p>0.41</text:p>
          </table:table-cell>
          <table:table-cell office:value-type="float" office:value="0.37">
            <text:p>0.37</text:p>
          </table:table-cell>
          <table:table-cell table:formula="oooc:=[.D483]-[.E483]" office:value-type="float" office:value="0.04">
            <text:p>0.04</text:p>
          </table:table-cell>
          <table:table-cell/>
          <table:table-cell table:formula="oooc:=IF(AND(EXACT([.B483];&quot;OK&quot;);EXACT([.C483];&quot;OK&quot;));&quot;OK&quot;;IF(EXACT([.C483];&quot;OK&quot;);&quot;OK!&quot;;IF(EXACT([.B48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9-2.ma</text:p>
          </table:table-cell>
          <table:table-cell table:number-columns-repeated="2" office:value-type="string">
            <text:p>OK</text:p>
          </table:table-cell>
          <table:table-cell office:value-type="float" office:value="0.41">
            <text:p>0.41</text:p>
          </table:table-cell>
          <table:table-cell office:value-type="float" office:value="0.22">
            <text:p>0.22</text:p>
          </table:table-cell>
          <table:table-cell table:formula="oooc:=[.D484]-[.E484]" office:value-type="float" office:value="0.19">
            <text:p>0.19</text:p>
          </table:table-cell>
          <table:table-cell/>
          <table:table-cell table:formula="oooc:=IF(AND(EXACT([.B484];&quot;OK&quot;);EXACT([.C484];&quot;OK&quot;));&quot;OK&quot;;IF(EXACT([.C484];&quot;OK&quot;);&quot;OK!&quot;;IF(EXACT([.B48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4-1.ma</text:p>
          </table:table-cell>
          <table:table-cell table:number-columns-repeated="2" office:value-type="string">
            <text:p>OK</text:p>
          </table:table-cell>
          <table:table-cell office:value-type="float" office:value="0.42">
            <text:p>0.42</text:p>
          </table:table-cell>
          <table:table-cell office:value-type="float" office:value="0.2">
            <text:p>0.2</text:p>
          </table:table-cell>
          <table:table-cell table:formula="oooc:=[.D485]-[.E485]" office:value-type="float" office:value="0.22">
            <text:p>0.22</text:p>
          </table:table-cell>
          <table:table-cell/>
          <table:table-cell table:formula="oooc:=IF(AND(EXACT([.B485];&quot;OK&quot;);EXACT([.C485];&quot;OK&quot;));&quot;OK&quot;;IF(EXACT([.C485];&quot;OK&quot;);&quot;OK!&quot;;IF(EXACT([.B48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2-2.ma</text:p>
          </table:table-cell>
          <table:table-cell table:number-columns-repeated="2" office:value-type="string">
            <text:p>OK</text:p>
          </table:table-cell>
          <table:table-cell office:value-type="float" office:value="0.46">
            <text:p>0.46</text:p>
          </table:table-cell>
          <table:table-cell office:value-type="float" office:value="0.26">
            <text:p>0.26</text:p>
          </table:table-cell>
          <table:table-cell table:formula="oooc:=[.D486]-[.E486]" office:value-type="float" office:value="0.2">
            <text:p>0.20</text:p>
          </table:table-cell>
          <table:table-cell/>
          <table:table-cell table:formula="oooc:=IF(AND(EXACT([.B486];&quot;OK&quot;);EXACT([.C486];&quot;OK&quot;));&quot;OK&quot;;IF(EXACT([.C486];&quot;OK&quot;);&quot;OK!&quot;;IF(EXACT([.B48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8-1.ma</text:p>
          </table:table-cell>
          <table:table-cell table:number-columns-repeated="2" office:value-type="string">
            <text:p>OK</text:p>
          </table:table-cell>
          <table:table-cell office:value-type="float" office:value="0.46">
            <text:p>0.46</text:p>
          </table:table-cell>
          <table:table-cell office:value-type="float" office:value="0.24">
            <text:p>0.24</text:p>
          </table:table-cell>
          <table:table-cell table:formula="oooc:=[.D487]-[.E487]" office:value-type="float" office:value="0.22">
            <text:p>0.22</text:p>
          </table:table-cell>
          <table:table-cell/>
          <table:table-cell table:formula="oooc:=IF(AND(EXACT([.B487];&quot;OK&quot;);EXACT([.C487];&quot;OK&quot;));&quot;OK&quot;;IF(EXACT([.C487];&quot;OK&quot;);&quot;OK!&quot;;IF(EXACT([.B48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3-1.ma</text:p>
          </table:table-cell>
          <table:table-cell table:number-columns-repeated="2" office:value-type="string">
            <text:p>OK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 table:formula="oooc:=[.D488]-[.E488]" office:value-type="float" office:value="-0.00999999999999995">
            <text:p>-0.01</text:p>
          </table:table-cell>
          <table:table-cell/>
          <table:table-cell table:formula="oooc:=IF(AND(EXACT([.B488];&quot;OK&quot;);EXACT([.C488];&quot;OK&quot;));&quot;OK&quot;;IF(EXACT([.C488];&quot;OK&quot;);&quot;OK!&quot;;IF(EXACT([.B48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2-1.ma</text:p>
          </table:table-cell>
          <table:table-cell table:number-columns-repeated="2" office:value-type="string">
            <text:p>OK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 table:formula="oooc:=[.D489]-[.E489]" office:value-type="float" office:value="-0.00999999999999995">
            <text:p>-0.01</text:p>
          </table:table-cell>
          <table:table-cell/>
          <table:table-cell table:formula="oooc:=IF(AND(EXACT([.B489];&quot;OK&quot;);EXACT([.C489];&quot;OK&quot;));&quot;OK&quot;;IF(EXACT([.C489];&quot;OK&quot;);&quot;OK!&quot;;IF(EXACT([.B48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2-1.ma</text:p>
          </table:table-cell>
          <table:table-cell table:number-columns-repeated="2" office:value-type="string">
            <text:p>OK</text:p>
          </table:table-cell>
          <table:table-cell office:value-type="float" office:value="0.47">
            <text:p>0.47</text:p>
          </table:table-cell>
          <table:table-cell office:value-type="float" office:value="0.42">
            <text:p>0.42</text:p>
          </table:table-cell>
          <table:table-cell table:formula="oooc:=[.D490]-[.E490]" office:value-type="float" office:value="0.05">
            <text:p>0.05</text:p>
          </table:table-cell>
          <table:table-cell/>
          <table:table-cell table:formula="oooc:=IF(AND(EXACT([.B490];&quot;OK&quot;);EXACT([.C490];&quot;OK&quot;));&quot;OK&quot;;IF(EXACT([.C490];&quot;OK&quot;);&quot;OK!&quot;;IF(EXACT([.B49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3-1.ma</text:p>
          </table:table-cell>
          <table:table-cell table:number-columns-repeated="2" office:value-type="string">
            <text:p>OK</text:p>
          </table:table-cell>
          <table:table-cell office:value-type="float" office:value="0.48">
            <text:p>0.48</text:p>
          </table:table-cell>
          <table:table-cell office:value-type="float" office:value="0.58">
            <text:p>0.58</text:p>
          </table:table-cell>
          <table:table-cell table:formula="oooc:=[.D491]-[.E491]" office:value-type="float" office:value="-0.1">
            <text:p>-0.10</text:p>
          </table:table-cell>
          <table:table-cell/>
          <table:table-cell table:formula="oooc:=IF(AND(EXACT([.B491];&quot;OK&quot;);EXACT([.C491];&quot;OK&quot;));&quot;OK&quot;;IF(EXACT([.C491];&quot;OK&quot;);&quot;OK!&quot;;IF(EXACT([.B49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7-1.ma</text:p>
          </table:table-cell>
          <table:table-cell table:number-columns-repeated="2" office:value-type="string">
            <text:p>OK</text:p>
          </table:table-cell>
          <table:table-cell office:value-type="float" office:value="0.48">
            <text:p>0.48</text:p>
          </table:table-cell>
          <table:table-cell office:value-type="float" office:value="0.46">
            <text:p>0.46</text:p>
          </table:table-cell>
          <table:table-cell table:formula="oooc:=[.D492]-[.E492]" office:value-type="float" office:value="0.02">
            <text:p>0.02</text:p>
          </table:table-cell>
          <table:table-cell/>
          <table:table-cell table:formula="oooc:=IF(AND(EXACT([.B492];&quot;OK&quot;);EXACT([.C492];&quot;OK&quot;));&quot;OK&quot;;IF(EXACT([.C492];&quot;OK&quot;);&quot;OK!&quot;;IF(EXACT([.B49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7-1.ma</text:p>
          </table:table-cell>
          <table:table-cell table:number-columns-repeated="2" office:value-type="string">
            <text:p>OK</text:p>
          </table:table-cell>
          <table:table-cell office:value-type="float" office:value="0.5">
            <text:p>0.5</text:p>
          </table:table-cell>
          <table:table-cell office:value-type="float" office:value="0.47">
            <text:p>0.47</text:p>
          </table:table-cell>
          <table:table-cell table:formula="oooc:=[.D493]-[.E493]" office:value-type="float" office:value="0.03">
            <text:p>0.03</text:p>
          </table:table-cell>
          <table:table-cell/>
          <table:table-cell table:formula="oooc:=IF(AND(EXACT([.B493];&quot;OK&quot;);EXACT([.C493];&quot;OK&quot;));&quot;OK&quot;;IF(EXACT([.C493];&quot;OK&quot;);&quot;OK!&quot;;IF(EXACT([.B49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2-4.ma</text:p>
          </table:table-cell>
          <table:table-cell table:number-columns-repeated="2" office:value-type="string">
            <text:p>OK</text:p>
          </table:table-cell>
          <table:table-cell office:value-type="float" office:value="0.51">
            <text:p>0.51</text:p>
          </table:table-cell>
          <table:table-cell office:value-type="float" office:value="0.35">
            <text:p>0.35</text:p>
          </table:table-cell>
          <table:table-cell table:formula="oooc:=[.D494]-[.E494]" office:value-type="float" office:value="0.16">
            <text:p>0.16</text:p>
          </table:table-cell>
          <table:table-cell/>
          <table:table-cell table:formula="oooc:=IF(AND(EXACT([.B494];&quot;OK&quot;);EXACT([.C494];&quot;OK&quot;));&quot;OK&quot;;IF(EXACT([.C494];&quot;OK&quot;);&quot;OK!&quot;;IF(EXACT([.B49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7-1.ma</text:p>
          </table:table-cell>
          <table:table-cell table:number-columns-repeated="2" office:value-type="string">
            <text:p>OK</text:p>
          </table:table-cell>
          <table:table-cell office:value-type="float" office:value="0.52">
            <text:p>0.52</text:p>
          </table:table-cell>
          <table:table-cell office:value-type="float" office:value="0.58">
            <text:p>0.58</text:p>
          </table:table-cell>
          <table:table-cell table:formula="oooc:=[.D495]-[.E495]" office:value-type="float" office:value="-0.06">
            <text:p>-0.06</text:p>
          </table:table-cell>
          <table:table-cell/>
          <table:table-cell table:formula="oooc:=IF(AND(EXACT([.B495];&quot;OK&quot;);EXACT([.C495];&quot;OK&quot;));&quot;OK&quot;;IF(EXACT([.C495];&quot;OK&quot;);&quot;OK!&quot;;IF(EXACT([.B49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0-1.ma</text:p>
          </table:table-cell>
          <table:table-cell table:number-columns-repeated="2" office:value-type="string">
            <text:p>OK</text:p>
          </table:table-cell>
          <table:table-cell office:value-type="float" office:value="0.52">
            <text:p>0.52</text:p>
          </table:table-cell>
          <table:table-cell office:value-type="float" office:value="0.4">
            <text:p>0.4</text:p>
          </table:table-cell>
          <table:table-cell table:formula="oooc:=[.D496]-[.E496]" office:value-type="float" office:value="0.12">
            <text:p>0.12</text:p>
          </table:table-cell>
          <table:table-cell/>
          <table:table-cell table:formula="oooc:=IF(AND(EXACT([.B496];&quot;OK&quot;);EXACT([.C496];&quot;OK&quot;));&quot;OK&quot;;IF(EXACT([.C496];&quot;OK&quot;);&quot;OK!&quot;;IF(EXACT([.B49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7-1.ma</text:p>
          </table:table-cell>
          <table:table-cell table:number-columns-repeated="2" office:value-type="string">
            <text:p>OK</text:p>
          </table:table-cell>
          <table:table-cell office:value-type="float" office:value="0.53">
            <text:p>0.53</text:p>
          </table:table-cell>
          <table:table-cell office:value-type="float" office:value="1.54">
            <text:p>1.54</text:p>
          </table:table-cell>
          <table:table-cell table:formula="oooc:=[.D497]-[.E497]" office:value-type="float" office:value="-1.01">
            <text:p>-1.01</text:p>
          </table:table-cell>
          <table:table-cell/>
          <table:table-cell table:formula="oooc:=IF(AND(EXACT([.B497];&quot;OK&quot;);EXACT([.C497];&quot;OK&quot;));&quot;OK&quot;;IF(EXACT([.C497];&quot;OK&quot;);&quot;OK!&quot;;IF(EXACT([.B49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75-1.ma</text:p>
          </table:table-cell>
          <table:table-cell table:number-columns-repeated="2" office:value-type="string">
            <text:p>OK</text:p>
          </table:table-cell>
          <table:table-cell office:value-type="float" office:value="0.54">
            <text:p>0.54</text:p>
          </table:table-cell>
          <table:table-cell office:value-type="float" office:value="0.61">
            <text:p>0.61</text:p>
          </table:table-cell>
          <table:table-cell table:formula="oooc:=[.D498]-[.E498]" office:value-type="float" office:value="-0.07">
            <text:p>-0.07</text:p>
          </table:table-cell>
          <table:table-cell/>
          <table:table-cell table:formula="oooc:=IF(AND(EXACT([.B498];&quot;OK&quot;);EXACT([.C498];&quot;OK&quot;));&quot;OK&quot;;IF(EXACT([.C498];&quot;OK&quot;);&quot;OK!&quot;;IF(EXACT([.B49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5-2.ma</text:p>
          </table:table-cell>
          <table:table-cell table:number-columns-repeated="2" office:value-type="string">
            <text:p>OK</text:p>
          </table:table-cell>
          <table:table-cell office:value-type="float" office:value="0.55">
            <text:p>0.55</text:p>
          </table:table-cell>
          <table:table-cell office:value-type="float" office:value="0.59">
            <text:p>0.59</text:p>
          </table:table-cell>
          <table:table-cell table:formula="oooc:=[.D499]-[.E499]" office:value-type="float" office:value="-0.0399999999999999">
            <text:p>-0.04</text:p>
          </table:table-cell>
          <table:table-cell/>
          <table:table-cell table:formula="oooc:=IF(AND(EXACT([.B499];&quot;OK&quot;);EXACT([.C499];&quot;OK&quot;));&quot;OK&quot;;IF(EXACT([.C499];&quot;OK&quot;);&quot;OK!&quot;;IF(EXACT([.B49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41-1.ma</text:p>
          </table:table-cell>
          <table:table-cell table:number-columns-repeated="2" office:value-type="string">
            <text:p>OK</text:p>
          </table:table-cell>
          <table:table-cell office:value-type="float" office:value="0.55">
            <text:p>0.55</text:p>
          </table:table-cell>
          <table:table-cell office:value-type="float" office:value="0.59">
            <text:p>0.59</text:p>
          </table:table-cell>
          <table:table-cell table:formula="oooc:=[.D500]-[.E500]" office:value-type="float" office:value="-0.0399999999999999">
            <text:p>-0.04</text:p>
          </table:table-cell>
          <table:table-cell/>
          <table:table-cell table:formula="oooc:=IF(AND(EXACT([.B500];&quot;OK&quot;);EXACT([.C500];&quot;OK&quot;));&quot;OK&quot;;IF(EXACT([.C500];&quot;OK&quot;);&quot;OK!&quot;;IF(EXACT([.B50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5-1.ma</text:p>
          </table:table-cell>
          <table:table-cell table:number-columns-repeated="2" office:value-type="string">
            <text:p>OK</text:p>
          </table:table-cell>
          <table:table-cell office:value-type="float" office:value="0.56">
            <text:p>0.56</text:p>
          </table:table-cell>
          <table:table-cell office:value-type="float" office:value="1.64">
            <text:p>1.64</text:p>
          </table:table-cell>
          <table:table-cell table:formula="oooc:=[.D501]-[.E501]" office:value-type="float" office:value="-1.08">
            <text:p>-1.08</text:p>
          </table:table-cell>
          <table:table-cell/>
          <table:table-cell table:formula="oooc:=IF(AND(EXACT([.B501];&quot;OK&quot;);EXACT([.C501];&quot;OK&quot;));&quot;OK&quot;;IF(EXACT([.C501];&quot;OK&quot;);&quot;OK!&quot;;IF(EXACT([.B50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5-1.ma</text:p>
          </table:table-cell>
          <table:table-cell table:number-columns-repeated="2" office:value-type="string">
            <text:p>OK</text:p>
          </table:table-cell>
          <table:table-cell office:value-type="float" office:value="0.57">
            <text:p>0.57</text:p>
          </table:table-cell>
          <table:table-cell office:value-type="float" office:value="0.38">
            <text:p>0.38</text:p>
          </table:table-cell>
          <table:table-cell table:formula="oooc:=[.D502]-[.E502]" office:value-type="float" office:value="0.19">
            <text:p>0.19</text:p>
          </table:table-cell>
          <table:table-cell/>
          <table:table-cell table:formula="oooc:=IF(AND(EXACT([.B502];&quot;OK&quot;);EXACT([.C502];&quot;OK&quot;));&quot;OK&quot;;IF(EXACT([.C502];&quot;OK&quot;);&quot;OK!&quot;;IF(EXACT([.B50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09-1.ma</text:p>
          </table:table-cell>
          <table:table-cell table:number-columns-repeated="2" office:value-type="string">
            <text:p>OK</text:p>
          </table:table-cell>
          <table:table-cell office:value-type="float" office:value="0.6">
            <text:p>0.6</text:p>
          </table:table-cell>
          <table:table-cell office:value-type="float" office:value="0.67">
            <text:p>0.67</text:p>
          </table:table-cell>
          <table:table-cell table:formula="oooc:=[.D503]-[.E503]" office:value-type="float" office:value="-0.07">
            <text:p>-0.07</text:p>
          </table:table-cell>
          <table:table-cell/>
          <table:table-cell table:formula="oooc:=IF(AND(EXACT([.B503];&quot;OK&quot;);EXACT([.C503];&quot;OK&quot;));&quot;OK&quot;;IF(EXACT([.C503];&quot;OK&quot;);&quot;OK!&quot;;IF(EXACT([.B50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4-1.ma</text:p>
          </table:table-cell>
          <table:table-cell table:number-columns-repeated="2" office:value-type="string">
            <text:p>OK</text:p>
          </table:table-cell>
          <table:table-cell office:value-type="float" office:value="0.61">
            <text:p>0.61</text:p>
          </table:table-cell>
          <table:table-cell office:value-type="float" office:value="0.52">
            <text:p>0.52</text:p>
          </table:table-cell>
          <table:table-cell table:formula="oooc:=[.D504]-[.E504]" office:value-type="float" office:value="0.09">
            <text:p>0.09</text:p>
          </table:table-cell>
          <table:table-cell/>
          <table:table-cell table:formula="oooc:=IF(AND(EXACT([.B504];&quot;OK&quot;);EXACT([.C504];&quot;OK&quot;));&quot;OK&quot;;IF(EXACT([.C504];&quot;OK&quot;);&quot;OK!&quot;;IF(EXACT([.B50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3-1.ma</text:p>
          </table:table-cell>
          <table:table-cell table:number-columns-repeated="2" office:value-type="string">
            <text:p>OK</text:p>
          </table:table-cell>
          <table:table-cell office:value-type="float" office:value="0.64">
            <text:p>0.64</text:p>
          </table:table-cell>
          <table:table-cell office:value-type="float" office:value="1.39">
            <text:p>1.39</text:p>
          </table:table-cell>
          <table:table-cell table:formula="oooc:=[.D505]-[.E505]" office:value-type="float" office:value="-0.75">
            <text:p>-0.75</text:p>
          </table:table-cell>
          <table:table-cell/>
          <table:table-cell table:formula="oooc:=IF(AND(EXACT([.B505];&quot;OK&quot;);EXACT([.C505];&quot;OK&quot;));&quot;OK&quot;;IF(EXACT([.C505];&quot;OK&quot;);&quot;OK!&quot;;IF(EXACT([.B50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6-1.ma</text:p>
          </table:table-cell>
          <table:table-cell table:number-columns-repeated="2" office:value-type="string">
            <text:p>OK</text:p>
          </table:table-cell>
          <table:table-cell office:value-type="float" office:value="0.65">
            <text:p>0.65</text:p>
          </table:table-cell>
          <table:table-cell office:value-type="float" office:value="0.67">
            <text:p>0.67</text:p>
          </table:table-cell>
          <table:table-cell table:formula="oooc:=[.D506]-[.E506]" office:value-type="float" office:value="-0.02">
            <text:p>-0.02</text:p>
          </table:table-cell>
          <table:table-cell/>
          <table:table-cell table:formula="oooc:=IF(AND(EXACT([.B506];&quot;OK&quot;);EXACT([.C506];&quot;OK&quot;));&quot;OK&quot;;IF(EXACT([.C506];&quot;OK&quot;);&quot;OK!&quot;;IF(EXACT([.B50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3-4.ma</text:p>
          </table:table-cell>
          <table:table-cell table:number-columns-repeated="2" office:value-type="string">
            <text:p>OK</text:p>
          </table:table-cell>
          <table:table-cell office:value-type="float" office:value="0.66">
            <text:p>0.66</text:p>
          </table:table-cell>
          <table:table-cell office:value-type="float" office:value="0.55">
            <text:p>0.55</text:p>
          </table:table-cell>
          <table:table-cell table:formula="oooc:=[.D507]-[.E507]" office:value-type="float" office:value="0.11">
            <text:p>0.11</text:p>
          </table:table-cell>
          <table:table-cell/>
          <table:table-cell table:formula="oooc:=IF(AND(EXACT([.B507];&quot;OK&quot;);EXACT([.C507];&quot;OK&quot;));&quot;OK&quot;;IF(EXACT([.C507];&quot;OK&quot;);&quot;OK!&quot;;IF(EXACT([.B50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5-1.ma</text:p>
          </table:table-cell>
          <table:table-cell table:number-columns-repeated="2" office:value-type="string">
            <text:p>OK</text:p>
          </table:table-cell>
          <table:table-cell office:value-type="float" office:value="0.68">
            <text:p>0.68</text:p>
          </table:table-cell>
          <table:table-cell office:value-type="float" office:value="1.33">
            <text:p>1.33</text:p>
          </table:table-cell>
          <table:table-cell table:formula="oooc:=[.D508]-[.E508]" office:value-type="float" office:value="-0.65">
            <text:p>-0.65</text:p>
          </table:table-cell>
          <table:table-cell/>
          <table:table-cell table:formula="oooc:=IF(AND(EXACT([.B508];&quot;OK&quot;);EXACT([.C508];&quot;OK&quot;));&quot;OK&quot;;IF(EXACT([.C508];&quot;OK&quot;);&quot;OK!&quot;;IF(EXACT([.B50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1-1.ma</text:p>
          </table:table-cell>
          <table:table-cell table:number-columns-repeated="2" office:value-type="string">
            <text:p>OK</text:p>
          </table:table-cell>
          <table:table-cell office:value-type="float" office:value="0.69">
            <text:p>0.69</text:p>
          </table:table-cell>
          <table:table-cell office:value-type="float" office:value="0.98">
            <text:p>0.98</text:p>
          </table:table-cell>
          <table:table-cell table:formula="oooc:=[.D509]-[.E509]" office:value-type="float" office:value="-0.29">
            <text:p>-0.29</text:p>
          </table:table-cell>
          <table:table-cell/>
          <table:table-cell table:formula="oooc:=IF(AND(EXACT([.B509];&quot;OK&quot;);EXACT([.C509];&quot;OK&quot;));&quot;OK&quot;;IF(EXACT([.C509];&quot;OK&quot;);&quot;OK!&quot;;IF(EXACT([.B50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8-1.ma</text:p>
          </table:table-cell>
          <table:table-cell table:number-columns-repeated="2" office:value-type="string">
            <text:p>OK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table:formula="oooc:=[.D510]-[.E510]" office:value-type="float" office:value="-0.15">
            <text:p>-0.15</text:p>
          </table:table-cell>
          <table:table-cell/>
          <table:table-cell table:formula="oooc:=IF(AND(EXACT([.B510];&quot;OK&quot;);EXACT([.C510];&quot;OK&quot;));&quot;OK&quot;;IF(EXACT([.C510];&quot;OK&quot;);&quot;OK!&quot;;IF(EXACT([.B51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3-1.ma</text:p>
          </table:table-cell>
          <table:table-cell table:number-columns-repeated="2" office:value-type="string">
            <text:p>OK</text:p>
          </table:table-cell>
          <table:table-cell office:value-type="float" office:value="0.76">
            <text:p>0.76</text:p>
          </table:table-cell>
          <table:table-cell office:value-type="float" office:value="1.43">
            <text:p>1.43</text:p>
          </table:table-cell>
          <table:table-cell table:formula="oooc:=[.D511]-[.E511]" office:value-type="float" office:value="-0.67">
            <text:p>-0.67</text:p>
          </table:table-cell>
          <table:table-cell/>
          <table:table-cell table:formula="oooc:=IF(AND(EXACT([.B511];&quot;OK&quot;);EXACT([.C511];&quot;OK&quot;));&quot;OK&quot;;IF(EXACT([.C511];&quot;OK&quot;);&quot;OK!&quot;;IF(EXACT([.B51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1-1.ma</text:p>
          </table:table-cell>
          <table:table-cell table:number-columns-repeated="2" office:value-type="string">
            <text:p>OK</text:p>
          </table:table-cell>
          <table:table-cell office:value-type="float" office:value="0.77">
            <text:p>0.77</text:p>
          </table:table-cell>
          <table:table-cell office:value-type="float" office:value="1.62">
            <text:p>1.62</text:p>
          </table:table-cell>
          <table:table-cell table:formula="oooc:=[.D512]-[.E512]" office:value-type="float" office:value="-0.85">
            <text:p>-0.85</text:p>
          </table:table-cell>
          <table:table-cell/>
          <table:table-cell table:formula="oooc:=IF(AND(EXACT([.B512];&quot;OK&quot;);EXACT([.C512];&quot;OK&quot;));&quot;OK&quot;;IF(EXACT([.C512];&quot;OK&quot;);&quot;OK!&quot;;IF(EXACT([.B51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08-1.ma</text:p>
          </table:table-cell>
          <table:table-cell table:number-columns-repeated="2" office:value-type="string">
            <text:p>OK</text:p>
          </table:table-cell>
          <table:table-cell office:value-type="float" office:value="0.78">
            <text:p>0.78</text:p>
          </table:table-cell>
          <table:table-cell office:value-type="float" office:value="0.46">
            <text:p>0.46</text:p>
          </table:table-cell>
          <table:table-cell table:formula="oooc:=[.D513]-[.E513]" office:value-type="float" office:value="0.32">
            <text:p>0.32</text:p>
          </table:table-cell>
          <table:table-cell/>
          <table:table-cell table:formula="oooc:=IF(AND(EXACT([.B513];&quot;OK&quot;);EXACT([.C513];&quot;OK&quot;));&quot;OK&quot;;IF(EXACT([.C513];&quot;OK&quot;);&quot;OK!&quot;;IF(EXACT([.B51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09-1.ma</text:p>
          </table:table-cell>
          <table:table-cell table:number-columns-repeated="2" office:value-type="string">
            <text:p>OK</text:p>
          </table:table-cell>
          <table:table-cell office:value-type="float" office:value="0.8">
            <text:p>0.8</text:p>
          </table:table-cell>
          <table:table-cell office:value-type="float" office:value="80.05">
            <text:p>80.05</text:p>
          </table:table-cell>
          <table:table-cell table:formula="oooc:=[.D514]-[.E514]" office:value-type="float" office:value="-79.25">
            <text:p>-79.25</text:p>
          </table:table-cell>
          <table:table-cell/>
          <table:table-cell table:formula="oooc:=IF(AND(EXACT([.B514];&quot;OK&quot;);EXACT([.C514];&quot;OK&quot;));&quot;OK&quot;;IF(EXACT([.C514];&quot;OK&quot;);&quot;OK!&quot;;IF(EXACT([.B51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69-1.ma</text:p>
          </table:table-cell>
          <table:table-cell table:number-columns-repeated="2" office:value-type="string">
            <text:p>OK</text:p>
          </table:table-cell>
          <table:table-cell office:value-type="float" office:value="0.8">
            <text:p>0.8</text:p>
          </table:table-cell>
          <table:table-cell office:value-type="float" office:value="0.82">
            <text:p>0.82</text:p>
          </table:table-cell>
          <table:table-cell table:formula="oooc:=[.D515]-[.E515]" office:value-type="float" office:value="-0.02">
            <text:p>-0.02</text:p>
          </table:table-cell>
          <table:table-cell/>
          <table:table-cell table:formula="oooc:=IF(AND(EXACT([.B515];&quot;OK&quot;);EXACT([.C515];&quot;OK&quot;));&quot;OK&quot;;IF(EXACT([.C515];&quot;OK&quot;);&quot;OK!&quot;;IF(EXACT([.B51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71-1.ma</text:p>
          </table:table-cell>
          <table:table-cell table:number-columns-repeated="2" office:value-type="string">
            <text:p>OK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table:formula="oooc:=[.D516]-[.E516]" office:value-type="float" office:value="-0.01">
            <text:p>-0.01</text:p>
          </table:table-cell>
          <table:table-cell/>
          <table:table-cell table:formula="oooc:=IF(AND(EXACT([.B516];&quot;OK&quot;);EXACT([.C516];&quot;OK&quot;));&quot;OK&quot;;IF(EXACT([.C516];&quot;OK&quot;);&quot;OK!&quot;;IF(EXACT([.B51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7-1.ma</text:p>
          </table:table-cell>
          <table:table-cell table:number-columns-repeated="2" office:value-type="string">
            <text:p>OK</text:p>
          </table:table-cell>
          <table:table-cell office:value-type="float" office:value="0.89">
            <text:p>0.89</text:p>
          </table:table-cell>
          <table:table-cell office:value-type="float" office:value="2.58">
            <text:p>2.58</text:p>
          </table:table-cell>
          <table:table-cell table:formula="oooc:=[.D517]-[.E517]" office:value-type="float" office:value="-1.69">
            <text:p>-1.69</text:p>
          </table:table-cell>
          <table:table-cell/>
          <table:table-cell table:formula="oooc:=IF(AND(EXACT([.B517];&quot;OK&quot;);EXACT([.C517];&quot;OK&quot;));&quot;OK&quot;;IF(EXACT([.C517];&quot;OK&quot;);&quot;OK!&quot;;IF(EXACT([.B51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40-1.ma</text:p>
          </table:table-cell>
          <table:table-cell table:number-columns-repeated="2" office:value-type="string">
            <text:p>OK</text:p>
          </table:table-cell>
          <table:table-cell office:value-type="float" office:value="0.94">
            <text:p>0.94</text:p>
          </table:table-cell>
          <table:table-cell office:value-type="float" office:value="4.1">
            <text:p>4.1</text:p>
          </table:table-cell>
          <table:table-cell table:formula="oooc:=[.D518]-[.E518]" office:value-type="float" office:value="-3.16">
            <text:p>-3.16</text:p>
          </table:table-cell>
          <table:table-cell/>
          <table:table-cell table:formula="oooc:=IF(AND(EXACT([.B518];&quot;OK&quot;);EXACT([.C518];&quot;OK&quot;));&quot;OK&quot;;IF(EXACT([.C518];&quot;OK&quot;);&quot;OK!&quot;;IF(EXACT([.B51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34-1.ma</text:p>
          </table:table-cell>
          <table:table-cell table:number-columns-repeated="2" office:value-type="string">
            <text:p>OK</text:p>
          </table:table-cell>
          <table:table-cell office:value-type="float" office:value="0.94">
            <text:p>0.94</text:p>
          </table:table-cell>
          <table:table-cell office:value-type="float" office:value="16.86">
            <text:p>16.86</text:p>
          </table:table-cell>
          <table:table-cell table:formula="oooc:=[.D519]-[.E519]" office:value-type="float" office:value="-15.92">
            <text:p>-15.92</text:p>
          </table:table-cell>
          <table:table-cell/>
          <table:table-cell table:formula="oooc:=IF(AND(EXACT([.B519];&quot;OK&quot;);EXACT([.C519];&quot;OK&quot;));&quot;OK&quot;;IF(EXACT([.C519];&quot;OK&quot;);&quot;OK!&quot;;IF(EXACT([.B51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9-1.ma</text:p>
          </table:table-cell>
          <table:table-cell table:number-columns-repeated="2" office:value-type="string">
            <text:p>OK</text:p>
          </table:table-cell>
          <table:table-cell office:value-type="float" office:value="0.96">
            <text:p>0.96</text:p>
          </table:table-cell>
          <table:table-cell office:value-type="float" office:value="1.68">
            <text:p>1.68</text:p>
          </table:table-cell>
          <table:table-cell table:formula="oooc:=[.D520]-[.E520]" office:value-type="float" office:value="-0.72">
            <text:p>-0.72</text:p>
          </table:table-cell>
          <table:table-cell/>
          <table:table-cell table:formula="oooc:=IF(AND(EXACT([.B520];&quot;OK&quot;);EXACT([.C520];&quot;OK&quot;));&quot;OK&quot;;IF(EXACT([.C520];&quot;OK&quot;);&quot;OK!&quot;;IF(EXACT([.B52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0-1.ma</text:p>
          </table:table-cell>
          <table:table-cell table:number-columns-repeated="2" office:value-type="string">
            <text:p>OK</text:p>
          </table:table-cell>
          <table:table-cell office:value-type="float" office:value="0.97">
            <text:p>0.97</text:p>
          </table:table-cell>
          <table:table-cell office:value-type="float" office:value="1.01">
            <text:p>1.01</text:p>
          </table:table-cell>
          <table:table-cell table:formula="oooc:=[.D521]-[.E521]" office:value-type="float" office:value="-0.04">
            <text:p>-0.04</text:p>
          </table:table-cell>
          <table:table-cell/>
          <table:table-cell table:formula="oooc:=IF(AND(EXACT([.B521];&quot;OK&quot;);EXACT([.C521];&quot;OK&quot;));&quot;OK&quot;;IF(EXACT([.C521];&quot;OK&quot;);&quot;OK!&quot;;IF(EXACT([.B52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4-1.ma</text:p>
          </table:table-cell>
          <table:table-cell table:number-columns-repeated="2" office:value-type="string">
            <text:p>OK</text:p>
          </table:table-cell>
          <table:table-cell office:value-type="float" office:value="1.02">
            <text:p>1.02</text:p>
          </table:table-cell>
          <table:table-cell office:value-type="float" office:value="0.75">
            <text:p>0.75</text:p>
          </table:table-cell>
          <table:table-cell table:formula="oooc:=[.D522]-[.E522]" office:value-type="float" office:value="0.27">
            <text:p>0.27</text:p>
          </table:table-cell>
          <table:table-cell/>
          <table:table-cell table:formula="oooc:=IF(AND(EXACT([.B522];&quot;OK&quot;);EXACT([.C522];&quot;OK&quot;));&quot;OK&quot;;IF(EXACT([.C522];&quot;OK&quot;);&quot;OK!&quot;;IF(EXACT([.B52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9-1.ma</text:p>
          </table:table-cell>
          <table:table-cell table:number-columns-repeated="2" office:value-type="string">
            <text:p>OK</text:p>
          </table:table-cell>
          <table:table-cell office:value-type="float" office:value="1.06">
            <text:p>1.06</text:p>
          </table:table-cell>
          <table:table-cell office:value-type="float" office:value="2.09">
            <text:p>2.09</text:p>
          </table:table-cell>
          <table:table-cell table:formula="oooc:=[.D523]-[.E523]" office:value-type="float" office:value="-1.03">
            <text:p>-1.03</text:p>
          </table:table-cell>
          <table:table-cell/>
          <table:table-cell table:formula="oooc:=IF(AND(EXACT([.B523];&quot;OK&quot;);EXACT([.C523];&quot;OK&quot;));&quot;OK&quot;;IF(EXACT([.C523];&quot;OK&quot;);&quot;OK!&quot;;IF(EXACT([.B52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1-1.ma</text:p>
          </table:table-cell>
          <table:table-cell table:number-columns-repeated="2" office:value-type="string">
            <text:p>OK</text:p>
          </table:table-cell>
          <table:table-cell office:value-type="float" office:value="1.06">
            <text:p>1.06</text:p>
          </table:table-cell>
          <table:table-cell office:value-type="float" office:value="1.47">
            <text:p>1.47</text:p>
          </table:table-cell>
          <table:table-cell table:formula="oooc:=[.D524]-[.E524]" office:value-type="float" office:value="-0.41">
            <text:p>-0.41</text:p>
          </table:table-cell>
          <table:table-cell/>
          <table:table-cell table:formula="oooc:=IF(AND(EXACT([.B524];&quot;OK&quot;);EXACT([.C524];&quot;OK&quot;));&quot;OK&quot;;IF(EXACT([.C524];&quot;OK&quot;);&quot;OK!&quot;;IF(EXACT([.B52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9-1.ma</text:p>
          </table:table-cell>
          <table:table-cell table:number-columns-repeated="2" office:value-type="string">
            <text:p>OK</text:p>
          </table:table-cell>
          <table:table-cell office:value-type="float" office:value="1.1">
            <text:p>1.1</text:p>
          </table:table-cell>
          <table:table-cell office:value-type="float" office:value="1.76">
            <text:p>1.76</text:p>
          </table:table-cell>
          <table:table-cell table:formula="oooc:=[.D525]-[.E525]" office:value-type="float" office:value="-0.66">
            <text:p>-0.66</text:p>
          </table:table-cell>
          <table:table-cell/>
          <table:table-cell table:formula="oooc:=IF(AND(EXACT([.B525];&quot;OK&quot;);EXACT([.C525];&quot;OK&quot;));&quot;OK&quot;;IF(EXACT([.C525];&quot;OK&quot;);&quot;OK!&quot;;IF(EXACT([.B52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7-5.ma</text:p>
          </table:table-cell>
          <table:table-cell table:number-columns-repeated="2" office:value-type="string">
            <text:p>OK</text:p>
          </table:table-cell>
          <table:table-cell office:value-type="float" office:value="1.12">
            <text:p>1.12</text:p>
          </table:table-cell>
          <table:table-cell office:value-type="float" office:value="0.73">
            <text:p>0.73</text:p>
          </table:table-cell>
          <table:table-cell table:formula="oooc:=[.D526]-[.E526]" office:value-type="float" office:value="0.39">
            <text:p>0.39</text:p>
          </table:table-cell>
          <table:table-cell/>
          <table:table-cell table:formula="oooc:=IF(AND(EXACT([.B526];&quot;OK&quot;);EXACT([.C526];&quot;OK&quot;));&quot;OK&quot;;IF(EXACT([.C526];&quot;OK&quot;);&quot;OK!&quot;;IF(EXACT([.B52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1-1.ma</text:p>
          </table:table-cell>
          <table:table-cell table:number-columns-repeated="2" office:value-type="string">
            <text:p>OK</text:p>
          </table:table-cell>
          <table:table-cell office:value-type="float" office:value="1.14">
            <text:p>1.14</text:p>
          </table:table-cell>
          <table:table-cell office:value-type="float" office:value="0.85">
            <text:p>0.85</text:p>
          </table:table-cell>
          <table:table-cell table:formula="oooc:=[.D527]-[.E527]" office:value-type="float" office:value="0.29">
            <text:p>0.29</text:p>
          </table:table-cell>
          <table:table-cell/>
          <table:table-cell table:formula="oooc:=IF(AND(EXACT([.B527];&quot;OK&quot;);EXACT([.C527];&quot;OK&quot;));&quot;OK&quot;;IF(EXACT([.C527];&quot;OK&quot;);&quot;OK!&quot;;IF(EXACT([.B52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6-3.ma</text:p>
          </table:table-cell>
          <table:table-cell table:number-columns-repeated="2" office:value-type="string">
            <text:p>OK</text:p>
          </table:table-cell>
          <table:table-cell office:value-type="float" office:value="1.2">
            <text:p>1.2</text:p>
          </table:table-cell>
          <table:table-cell office:value-type="float" office:value="1.31">
            <text:p>1.31</text:p>
          </table:table-cell>
          <table:table-cell table:formula="oooc:=[.D528]-[.E528]" office:value-type="float" office:value="-0.11">
            <text:p>-0.11</text:p>
          </table:table-cell>
          <table:table-cell/>
          <table:table-cell table:formula="oooc:=IF(AND(EXACT([.B528];&quot;OK&quot;);EXACT([.C528];&quot;OK&quot;));&quot;OK&quot;;IF(EXACT([.C528];&quot;OK&quot;);&quot;OK!&quot;;IF(EXACT([.B52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6-2.ma</text:p>
          </table:table-cell>
          <table:table-cell table:number-columns-repeated="2" office:value-type="string">
            <text:p>OK</text:p>
          </table:table-cell>
          <table:table-cell office:value-type="float" office:value="1.21">
            <text:p>1.21</text:p>
          </table:table-cell>
          <table:table-cell office:value-type="float" office:value="1.31">
            <text:p>1.31</text:p>
          </table:table-cell>
          <table:table-cell table:formula="oooc:=[.D529]-[.E529]" office:value-type="float" office:value="-0.1">
            <text:p>-0.10</text:p>
          </table:table-cell>
          <table:table-cell/>
          <table:table-cell table:formula="oooc:=IF(AND(EXACT([.B529];&quot;OK&quot;);EXACT([.C529];&quot;OK&quot;));&quot;OK&quot;;IF(EXACT([.C529];&quot;OK&quot;);&quot;OK!&quot;;IF(EXACT([.B52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9-1.ma</text:p>
          </table:table-cell>
          <table:table-cell table:number-columns-repeated="2" office:value-type="string">
            <text:p>OK</text:p>
          </table:table-cell>
          <table:table-cell office:value-type="float" office:value="1.23">
            <text:p>1.23</text:p>
          </table:table-cell>
          <table:table-cell office:value-type="float" office:value="2.18">
            <text:p>2.18</text:p>
          </table:table-cell>
          <table:table-cell table:formula="oooc:=[.D530]-[.E530]" office:value-type="float" office:value="-0.95">
            <text:p>-0.95</text:p>
          </table:table-cell>
          <table:table-cell/>
          <table:table-cell table:formula="oooc:=IF(AND(EXACT([.B530];&quot;OK&quot;);EXACT([.C530];&quot;OK&quot;));&quot;OK&quot;;IF(EXACT([.C530];&quot;OK&quot;);&quot;OK!&quot;;IF(EXACT([.B53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9-1.ma</text:p>
          </table:table-cell>
          <table:table-cell table:number-columns-repeated="2" office:value-type="string">
            <text:p>OK</text:p>
          </table:table-cell>
          <table:table-cell office:value-type="float" office:value="1.24">
            <text:p>1.24</text:p>
          </table:table-cell>
          <table:table-cell office:value-type="float" office:value="2.54">
            <text:p>2.54</text:p>
          </table:table-cell>
          <table:table-cell table:formula="oooc:=[.D531]-[.E531]" office:value-type="float" office:value="-1.3">
            <text:p>-1.30</text:p>
          </table:table-cell>
          <table:table-cell/>
          <table:table-cell table:formula="oooc:=IF(AND(EXACT([.B531];&quot;OK&quot;);EXACT([.C531];&quot;OK&quot;));&quot;OK&quot;;IF(EXACT([.C531];&quot;OK&quot;);&quot;OK!&quot;;IF(EXACT([.B53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3-1.ma</text:p>
          </table:table-cell>
          <table:table-cell table:number-columns-repeated="2" office:value-type="string">
            <text:p>OK</text:p>
          </table:table-cell>
          <table:table-cell office:value-type="float" office:value="1.24">
            <text:p>1.24</text:p>
          </table:table-cell>
          <table:table-cell office:value-type="float" office:value="1.28">
            <text:p>1.28</text:p>
          </table:table-cell>
          <table:table-cell table:formula="oooc:=[.D532]-[.E532]" office:value-type="float" office:value="-0.04">
            <text:p>-0.04</text:p>
          </table:table-cell>
          <table:table-cell/>
          <table:table-cell table:formula="oooc:=IF(AND(EXACT([.B532];&quot;OK&quot;);EXACT([.C532];&quot;OK&quot;));&quot;OK&quot;;IF(EXACT([.C532];&quot;OK&quot;);&quot;OK!&quot;;IF(EXACT([.B53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7-1.ma</text:p>
          </table:table-cell>
          <table:table-cell table:number-columns-repeated="2" office:value-type="string">
            <text:p>OK</text:p>
          </table:table-cell>
          <table:table-cell office:value-type="float" office:value="1.27">
            <text:p>1.27</text:p>
          </table:table-cell>
          <table:table-cell office:value-type="float" office:value="3.85">
            <text:p>3.85</text:p>
          </table:table-cell>
          <table:table-cell table:formula="oooc:=[.D533]-[.E533]" office:value-type="float" office:value="-2.58">
            <text:p>-2.58</text:p>
          </table:table-cell>
          <table:table-cell/>
          <table:table-cell table:formula="oooc:=IF(AND(EXACT([.B533];&quot;OK&quot;);EXACT([.C533];&quot;OK&quot;));&quot;OK&quot;;IF(EXACT([.C533];&quot;OK&quot;);&quot;OK!&quot;;IF(EXACT([.B53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9-1.ma</text:p>
          </table:table-cell>
          <table:table-cell table:number-columns-repeated="2" office:value-type="string">
            <text:p>OK</text:p>
          </table:table-cell>
          <table:table-cell office:value-type="float" office:value="1.4">
            <text:p>1.4</text:p>
          </table:table-cell>
          <table:table-cell office:value-type="float" office:value="6.15">
            <text:p>6.15</text:p>
          </table:table-cell>
          <table:table-cell table:formula="oooc:=[.D534]-[.E534]" office:value-type="float" office:value="-4.75">
            <text:p>-4.75</text:p>
          </table:table-cell>
          <table:table-cell/>
          <table:table-cell table:formula="oooc:=IF(AND(EXACT([.B534];&quot;OK&quot;);EXACT([.C534];&quot;OK&quot;));&quot;OK&quot;;IF(EXACT([.C534];&quot;OK&quot;);&quot;OK!&quot;;IF(EXACT([.B53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ALG006-1.ma</text:p>
          </table:table-cell>
          <table:table-cell table:number-columns-repeated="2" office:value-type="string">
            <text:p>OK</text:p>
          </table:table-cell>
          <table:table-cell office:value-type="float" office:value="1.44">
            <text:p>1.44</text:p>
          </table:table-cell>
          <table:table-cell office:value-type="float" office:value="2.24">
            <text:p>2.24</text:p>
          </table:table-cell>
          <table:table-cell table:formula="oooc:=[.D535]-[.E535]" office:value-type="float" office:value="-0.8">
            <text:p>-0.80</text:p>
          </table:table-cell>
          <table:table-cell/>
          <table:table-cell table:formula="oooc:=IF(AND(EXACT([.B535];&quot;OK&quot;);EXACT([.C535];&quot;OK&quot;));&quot;OK&quot;;IF(EXACT([.C535];&quot;OK&quot;);&quot;OK!&quot;;IF(EXACT([.B53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68-1.ma</text:p>
          </table:table-cell>
          <table:table-cell table:number-columns-repeated="2" office:value-type="string">
            <text:p>OK</text:p>
          </table:table-cell>
          <table:table-cell office:value-type="float" office:value="1.61">
            <text:p>1.61</text:p>
          </table:table-cell>
          <table:table-cell office:value-type="float" office:value="1.54">
            <text:p>1.54</text:p>
          </table:table-cell>
          <table:table-cell table:formula="oooc:=[.D536]-[.E536]" office:value-type="float" office:value="0.0700000000000001">
            <text:p>0.07</text:p>
          </table:table-cell>
          <table:table-cell/>
          <table:table-cell table:formula="oooc:=IF(AND(EXACT([.B536];&quot;OK&quot;);EXACT([.C536];&quot;OK&quot;));&quot;OK&quot;;IF(EXACT([.C536];&quot;OK&quot;);&quot;OK!&quot;;IF(EXACT([.B53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2-1.ma</text:p>
          </table:table-cell>
          <table:table-cell table:number-columns-repeated="2" office:value-type="string">
            <text:p>OK</text:p>
          </table:table-cell>
          <table:table-cell office:value-type="float" office:value="1.63">
            <text:p>1.63</text:p>
          </table:table-cell>
          <table:table-cell office:value-type="float" office:value="10.64">
            <text:p>10.64</text:p>
          </table:table-cell>
          <table:table-cell table:formula="oooc:=[.D537]-[.E537]" office:value-type="float" office:value="-9.01">
            <text:p>-9.01</text:p>
          </table:table-cell>
          <table:table-cell/>
          <table:table-cell table:formula="oooc:=IF(AND(EXACT([.B537];&quot;OK&quot;);EXACT([.C537];&quot;OK&quot;));&quot;OK&quot;;IF(EXACT([.C537];&quot;OK&quot;);&quot;OK!&quot;;IF(EXACT([.B53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70-1.ma</text:p>
          </table:table-cell>
          <table:table-cell table:number-columns-repeated="2" office:value-type="string">
            <text:p>OK</text:p>
          </table:table-cell>
          <table:table-cell office:value-type="float" office:value="1.84">
            <text:p>1.84</text:p>
          </table:table-cell>
          <table:table-cell office:value-type="float" office:value="1.74">
            <text:p>1.74</text:p>
          </table:table-cell>
          <table:table-cell table:formula="oooc:=[.D538]-[.E538]" office:value-type="float" office:value="0.1">
            <text:p>0.10</text:p>
          </table:table-cell>
          <table:table-cell/>
          <table:table-cell table:formula="oooc:=IF(AND(EXACT([.B538];&quot;OK&quot;);EXACT([.C538];&quot;OK&quot;));&quot;OK&quot;;IF(EXACT([.C538];&quot;OK&quot;);&quot;OK!&quot;;IF(EXACT([.B53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8-1.ma</text:p>
          </table:table-cell>
          <table:table-cell table:number-columns-repeated="2" office:value-type="string">
            <text:p>OK</text:p>
          </table:table-cell>
          <table:table-cell office:value-type="float" office:value="1.85">
            <text:p>1.85</text:p>
          </table:table-cell>
          <table:table-cell office:value-type="float" office:value="3.08">
            <text:p>3.08</text:p>
          </table:table-cell>
          <table:table-cell table:formula="oooc:=[.D539]-[.E539]" office:value-type="float" office:value="-1.23">
            <text:p>-1.23</text:p>
          </table:table-cell>
          <table:table-cell/>
          <table:table-cell table:formula="oooc:=IF(AND(EXACT([.B539];&quot;OK&quot;);EXACT([.C539];&quot;OK&quot;));&quot;OK&quot;;IF(EXACT([.C539];&quot;OK&quot;);&quot;OK!&quot;;IF(EXACT([.B53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5-1.ma</text:p>
          </table:table-cell>
          <table:table-cell table:number-columns-repeated="2" office:value-type="string">
            <text:p>OK</text:p>
          </table:table-cell>
          <table:table-cell office:value-type="float" office:value="2.19">
            <text:p>2.19</text:p>
          </table:table-cell>
          <table:table-cell office:value-type="float" office:value="2.01">
            <text:p>2.01</text:p>
          </table:table-cell>
          <table:table-cell table:formula="oooc:=[.D540]-[.E540]" office:value-type="float" office:value="0.18">
            <text:p>0.18</text:p>
          </table:table-cell>
          <table:table-cell/>
          <table:table-cell table:formula="oooc:=IF(AND(EXACT([.B540];&quot;OK&quot;);EXACT([.C540];&quot;OK&quot;));&quot;OK&quot;;IF(EXACT([.C540];&quot;OK&quot;);&quot;OK!&quot;;IF(EXACT([.B54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24-1.ma</text:p>
          </table:table-cell>
          <table:table-cell table:number-columns-repeated="2" office:value-type="string">
            <text:p>OK</text:p>
          </table:table-cell>
          <table:table-cell office:value-type="float" office:value="2.44">
            <text:p>2.44</text:p>
          </table:table-cell>
          <table:table-cell office:value-type="float" office:value="2.11">
            <text:p>2.11</text:p>
          </table:table-cell>
          <table:table-cell table:formula="oooc:=[.D541]-[.E541]" office:value-type="float" office:value="0.33">
            <text:p>0.33</text:p>
          </table:table-cell>
          <table:table-cell/>
          <table:table-cell table:formula="oooc:=IF(AND(EXACT([.B541];&quot;OK&quot;);EXACT([.C541];&quot;OK&quot;));&quot;OK&quot;;IF(EXACT([.C541];&quot;OK&quot;);&quot;OK!&quot;;IF(EXACT([.B54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ALG007-1.ma</text:p>
          </table:table-cell>
          <table:table-cell table:number-columns-repeated="2" office:value-type="string">
            <text:p>OK</text:p>
          </table:table-cell>
          <table:table-cell office:value-type="float" office:value="2.83">
            <text:p>2.83</text:p>
          </table:table-cell>
          <table:table-cell office:value-type="float" office:value="3.39">
            <text:p>3.39</text:p>
          </table:table-cell>
          <table:table-cell table:formula="oooc:=[.D542]-[.E542]" office:value-type="float" office:value="-0.56">
            <text:p>-0.56</text:p>
          </table:table-cell>
          <table:table-cell/>
          <table:table-cell table:formula="oooc:=IF(AND(EXACT([.B542];&quot;OK&quot;);EXACT([.C542];&quot;OK&quot;));&quot;OK&quot;;IF(EXACT([.C542];&quot;OK&quot;);&quot;OK!&quot;;IF(EXACT([.B54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7-2.ma</text:p>
          </table:table-cell>
          <table:table-cell table:number-columns-repeated="2" office:value-type="string">
            <text:p>OK</text:p>
          </table:table-cell>
          <table:table-cell office:value-type="float" office:value="2.83">
            <text:p>2.83</text:p>
          </table:table-cell>
          <table:table-cell office:value-type="float" office:value="3.04">
            <text:p>3.04</text:p>
          </table:table-cell>
          <table:table-cell table:formula="oooc:=[.D543]-[.E543]" office:value-type="float" office:value="-0.21">
            <text:p>-0.21</text:p>
          </table:table-cell>
          <table:table-cell/>
          <table:table-cell table:formula="oooc:=IF(AND(EXACT([.B543];&quot;OK&quot;);EXACT([.C543];&quot;OK&quot;));&quot;OK&quot;;IF(EXACT([.C543];&quot;OK&quot;);&quot;OK!&quot;;IF(EXACT([.B54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7-1.ma</text:p>
          </table:table-cell>
          <table:table-cell table:number-columns-repeated="2" office:value-type="string">
            <text:p>OK</text:p>
          </table:table-cell>
          <table:table-cell office:value-type="float" office:value="3.28">
            <text:p>3.28</text:p>
          </table:table-cell>
          <table:table-cell office:value-type="float" office:value="3.08">
            <text:p>3.08</text:p>
          </table:table-cell>
          <table:table-cell table:formula="oooc:=[.D544]-[.E544]" office:value-type="float" office:value="0.2">
            <text:p>0.20</text:p>
          </table:table-cell>
          <table:table-cell/>
          <table:table-cell table:formula="oooc:=IF(AND(EXACT([.B544];&quot;OK&quot;);EXACT([.C544];&quot;OK&quot;));&quot;OK&quot;;IF(EXACT([.C544];&quot;OK&quot;);&quot;OK!&quot;;IF(EXACT([.B54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5-2.ma</text:p>
          </table:table-cell>
          <table:table-cell table:number-columns-repeated="2" office:value-type="string">
            <text:p>OK</text:p>
          </table:table-cell>
          <table:table-cell office:value-type="float" office:value="3.48">
            <text:p>3.48</text:p>
          </table:table-cell>
          <table:table-cell office:value-type="float" office:value="1.98">
            <text:p>1.98</text:p>
          </table:table-cell>
          <table:table-cell table:formula="oooc:=[.D545]-[.E545]" office:value-type="float" office:value="1.5">
            <text:p>1.50</text:p>
          </table:table-cell>
          <table:table-cell/>
          <table:table-cell table:formula="oooc:=IF(AND(EXACT([.B545];&quot;OK&quot;);EXACT([.C545];&quot;OK&quot;));&quot;OK&quot;;IF(EXACT([.C545];&quot;OK&quot;);&quot;OK!&quot;;IF(EXACT([.B54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08-3.ma</text:p>
          </table:table-cell>
          <table:table-cell table:number-columns-repeated="2" office:value-type="string">
            <text:p>OK</text:p>
          </table:table-cell>
          <table:table-cell office:value-type="float" office:value="3.54">
            <text:p>3.54</text:p>
          </table:table-cell>
          <table:table-cell office:value-type="float" office:value="2.32">
            <text:p>2.32</text:p>
          </table:table-cell>
          <table:table-cell table:formula="oooc:=[.D546]-[.E546]" office:value-type="float" office:value="1.22">
            <text:p>1.22</text:p>
          </table:table-cell>
          <table:table-cell/>
          <table:table-cell table:formula="oooc:=IF(AND(EXACT([.B546];&quot;OK&quot;);EXACT([.C546];&quot;OK&quot;));&quot;OK&quot;;IF(EXACT([.C546];&quot;OK&quot;);&quot;OK!&quot;;IF(EXACT([.B54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2-1.ma</text:p>
          </table:table-cell>
          <table:table-cell table:number-columns-repeated="2" office:value-type="string">
            <text:p>OK</text:p>
          </table:table-cell>
          <table:table-cell office:value-type="float" office:value="3.86">
            <text:p>3.86</text:p>
          </table:table-cell>
          <table:table-cell office:value-type="float" office:value="0.47">
            <text:p>0.47</text:p>
          </table:table-cell>
          <table:table-cell table:formula="oooc:=[.D547]-[.E547]" office:value-type="float" office:value="3.39">
            <text:p>3.39</text:p>
          </table:table-cell>
          <table:table-cell/>
          <table:table-cell table:formula="oooc:=IF(AND(EXACT([.B547];&quot;OK&quot;);EXACT([.C547];&quot;OK&quot;));&quot;OK&quot;;IF(EXACT([.C547];&quot;OK&quot;);&quot;OK!&quot;;IF(EXACT([.B54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3-1.ma</text:p>
          </table:table-cell>
          <table:table-cell table:number-columns-repeated="2" office:value-type="string">
            <text:p>OK</text:p>
          </table:table-cell>
          <table:table-cell office:value-type="float" office:value="3.89">
            <text:p>3.89</text:p>
          </table:table-cell>
          <table:table-cell office:value-type="float" office:value="1.5">
            <text:p>1.5</text:p>
          </table:table-cell>
          <table:table-cell table:formula="oooc:=[.D548]-[.E548]" office:value-type="float" office:value="2.39">
            <text:p>2.39</text:p>
          </table:table-cell>
          <table:table-cell/>
          <table:table-cell table:formula="oooc:=IF(AND(EXACT([.B548];&quot;OK&quot;);EXACT([.C548];&quot;OK&quot;));&quot;OK&quot;;IF(EXACT([.C548];&quot;OK&quot;);&quot;OK!&quot;;IF(EXACT([.B54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9-1.ma</text:p>
          </table:table-cell>
          <table:table-cell table:number-columns-repeated="2" office:value-type="string">
            <text:p>OK</text:p>
          </table:table-cell>
          <table:table-cell office:value-type="float" office:value="3.97">
            <text:p>3.97</text:p>
          </table:table-cell>
          <table:table-cell office:value-type="float" office:value="4.2">
            <text:p>4.2</text:p>
          </table:table-cell>
          <table:table-cell table:formula="oooc:=[.D549]-[.E549]" office:value-type="float" office:value="-0.23">
            <text:p>-0.23</text:p>
          </table:table-cell>
          <table:table-cell/>
          <table:table-cell table:formula="oooc:=IF(AND(EXACT([.B549];&quot;OK&quot;);EXACT([.C549];&quot;OK&quot;));&quot;OK&quot;;IF(EXACT([.C549];&quot;OK&quot;);&quot;OK!&quot;;IF(EXACT([.B54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2-2.ma</text:p>
          </table:table-cell>
          <table:table-cell table:number-columns-repeated="2" office:value-type="string">
            <text:p>OK</text:p>
          </table:table-cell>
          <table:table-cell office:value-type="float" office:value="3.99">
            <text:p>3.99</text:p>
          </table:table-cell>
          <table:table-cell office:value-type="float" office:value="0.42">
            <text:p>0.42</text:p>
          </table:table-cell>
          <table:table-cell table:formula="oooc:=[.D550]-[.E550]" office:value-type="float" office:value="3.57">
            <text:p>3.57</text:p>
          </table:table-cell>
          <table:table-cell/>
          <table:table-cell table:formula="oooc:=IF(AND(EXACT([.B550];&quot;OK&quot;);EXACT([.C550];&quot;OK&quot;));&quot;OK&quot;;IF(EXACT([.C550];&quot;OK&quot;);&quot;OK!&quot;;IF(EXACT([.B55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4-2.ma</text:p>
          </table:table-cell>
          <table:table-cell table:number-columns-repeated="2" office:value-type="string">
            <text:p>OK</text:p>
          </table:table-cell>
          <table:table-cell office:value-type="float" office:value="4.44">
            <text:p>4.44</text:p>
          </table:table-cell>
          <table:table-cell office:value-type="float" office:value="3.38">
            <text:p>3.38</text:p>
          </table:table-cell>
          <table:table-cell table:formula="oooc:=[.D551]-[.E551]" office:value-type="float" office:value="1.06">
            <text:p>1.06</text:p>
          </table:table-cell>
          <table:table-cell/>
          <table:table-cell table:formula="oooc:=IF(AND(EXACT([.B551];&quot;OK&quot;);EXACT([.C551];&quot;OK&quot;));&quot;OK&quot;;IF(EXACT([.C551];&quot;OK&quot;);&quot;OK!&quot;;IF(EXACT([.B55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1-1.ma</text:p>
          </table:table-cell>
          <table:table-cell table:number-columns-repeated="2" office:value-type="string">
            <text:p>OK</text:p>
          </table:table-cell>
          <table:table-cell office:value-type="float" office:value="4.6">
            <text:p>4.6</text:p>
          </table:table-cell>
          <table:table-cell office:value-type="float" office:value="0.34">
            <text:p>0.34</text:p>
          </table:table-cell>
          <table:table-cell table:formula="oooc:=[.D552]-[.E552]" office:value-type="float" office:value="4.26">
            <text:p>4.26</text:p>
          </table:table-cell>
          <table:table-cell/>
          <table:table-cell table:formula="oooc:=IF(AND(EXACT([.B552];&quot;OK&quot;);EXACT([.C552];&quot;OK&quot;));&quot;OK&quot;;IF(EXACT([.C552];&quot;OK&quot;);&quot;OK!&quot;;IF(EXACT([.B55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1-2.ma</text:p>
          </table:table-cell>
          <table:table-cell table:number-columns-repeated="2" office:value-type="string">
            <text:p>OK</text:p>
          </table:table-cell>
          <table:table-cell office:value-type="float" office:value="4.62">
            <text:p>4.62</text:p>
          </table:table-cell>
          <table:table-cell office:value-type="float" office:value="0.36">
            <text:p>0.36</text:p>
          </table:table-cell>
          <table:table-cell table:formula="oooc:=[.D553]-[.E553]" office:value-type="float" office:value="4.26">
            <text:p>4.26</text:p>
          </table:table-cell>
          <table:table-cell/>
          <table:table-cell table:formula="oooc:=IF(AND(EXACT([.B553];&quot;OK&quot;);EXACT([.C553];&quot;OK&quot;));&quot;OK&quot;;IF(EXACT([.C553];&quot;OK&quot;);&quot;OK!&quot;;IF(EXACT([.B55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6-1.ma</text:p>
          </table:table-cell>
          <table:table-cell table:number-columns-repeated="2" office:value-type="string">
            <text:p>OK</text:p>
          </table:table-cell>
          <table:table-cell office:value-type="float" office:value="4.62">
            <text:p>4.62</text:p>
          </table:table-cell>
          <table:table-cell office:value-type="float" office:value="6.44">
            <text:p>6.44</text:p>
          </table:table-cell>
          <table:table-cell table:formula="oooc:=[.D554]-[.E554]" office:value-type="float" office:value="-1.82">
            <text:p>-1.82</text:p>
          </table:table-cell>
          <table:table-cell/>
          <table:table-cell table:formula="oooc:=IF(AND(EXACT([.B554];&quot;OK&quot;);EXACT([.C554];&quot;OK&quot;));&quot;OK&quot;;IF(EXACT([.C554];&quot;OK&quot;);&quot;OK!&quot;;IF(EXACT([.B55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6-2.ma</text:p>
          </table:table-cell>
          <table:table-cell table:number-columns-repeated="2" office:value-type="string">
            <text:p>OK</text:p>
          </table:table-cell>
          <table:table-cell office:value-type="float" office:value="4.89">
            <text:p>4.89</text:p>
          </table:table-cell>
          <table:table-cell office:value-type="float" office:value="4.9">
            <text:p>4.9</text:p>
          </table:table-cell>
          <table:table-cell table:formula="oooc:=[.D555]-[.E555]" office:value-type="float" office:value="-0.0100000000000007">
            <text:p>-0.01</text:p>
          </table:table-cell>
          <table:table-cell/>
          <table:table-cell table:formula="oooc:=IF(AND(EXACT([.B555];&quot;OK&quot;);EXACT([.C555];&quot;OK&quot;));&quot;OK&quot;;IF(EXACT([.C555];&quot;OK&quot;);&quot;OK!&quot;;IF(EXACT([.B55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1-2.ma</text:p>
          </table:table-cell>
          <table:table-cell table:number-columns-repeated="2" office:value-type="string">
            <text:p>OK</text:p>
          </table:table-cell>
          <table:table-cell office:value-type="float" office:value="5.72">
            <text:p>5.72</text:p>
          </table:table-cell>
          <table:table-cell office:value-type="float" office:value="7.03">
            <text:p>7.03</text:p>
          </table:table-cell>
          <table:table-cell table:formula="oooc:=[.D556]-[.E556]" office:value-type="float" office:value="-1.31">
            <text:p>-1.31</text:p>
          </table:table-cell>
          <table:table-cell/>
          <table:table-cell table:formula="oooc:=IF(AND(EXACT([.B556];&quot;OK&quot;);EXACT([.C556];&quot;OK&quot;));&quot;OK&quot;;IF(EXACT([.C556];&quot;OK&quot;);&quot;OK!&quot;;IF(EXACT([.B55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63-1.ma</text:p>
          </table:table-cell>
          <table:table-cell table:number-columns-repeated="2" office:value-type="string">
            <text:p>OK</text:p>
          </table:table-cell>
          <table:table-cell office:value-type="float" office:value="6.24">
            <text:p>6.24</text:p>
          </table:table-cell>
          <table:table-cell office:value-type="float" office:value="5.06">
            <text:p>5.06</text:p>
          </table:table-cell>
          <table:table-cell table:formula="oooc:=[.D557]-[.E557]" office:value-type="float" office:value="1.18">
            <text:p>1.18</text:p>
          </table:table-cell>
          <table:table-cell/>
          <table:table-cell table:formula="oooc:=IF(AND(EXACT([.B557];&quot;OK&quot;);EXACT([.C557];&quot;OK&quot;));&quot;OK&quot;;IF(EXACT([.C557];&quot;OK&quot;);&quot;OK!&quot;;IF(EXACT([.B55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09-1.ma</text:p>
          </table:table-cell>
          <table:table-cell table:number-columns-repeated="2" office:value-type="string">
            <text:p>OK</text:p>
          </table:table-cell>
          <table:table-cell office:value-type="float" office:value="7.14">
            <text:p>7.14</text:p>
          </table:table-cell>
          <table:table-cell office:value-type="float" office:value="7.5">
            <text:p>7.5</text:p>
          </table:table-cell>
          <table:table-cell table:formula="oooc:=[.D558]-[.E558]" office:value-type="float" office:value="-0.36">
            <text:p>-0.36</text:p>
          </table:table-cell>
          <table:table-cell/>
          <table:table-cell table:formula="oooc:=IF(AND(EXACT([.B558];&quot;OK&quot;);EXACT([.C558];&quot;OK&quot;));&quot;OK&quot;;IF(EXACT([.C558];&quot;OK&quot;);&quot;OK!&quot;;IF(EXACT([.B55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0-1.ma</text:p>
          </table:table-cell>
          <table:table-cell table:number-columns-repeated="2" office:value-type="string">
            <text:p>OK</text:p>
          </table:table-cell>
          <table:table-cell office:value-type="float" office:value="7.3">
            <text:p>7.3</text:p>
          </table:table-cell>
          <table:table-cell office:value-type="float" office:value="2">
            <text:p>2</text:p>
          </table:table-cell>
          <table:table-cell table:formula="oooc:=[.D559]-[.E559]" office:value-type="float" office:value="5.3">
            <text:p>5.30</text:p>
          </table:table-cell>
          <table:table-cell/>
          <table:table-cell table:formula="oooc:=IF(AND(EXACT([.B559];&quot;OK&quot;);EXACT([.C559];&quot;OK&quot;));&quot;OK&quot;;IF(EXACT([.C559];&quot;OK&quot;);&quot;OK!&quot;;IF(EXACT([.B55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7-1.ma</text:p>
          </table:table-cell>
          <table:table-cell table:number-columns-repeated="2" office:value-type="string">
            <text:p>OK</text:p>
          </table:table-cell>
          <table:table-cell office:value-type="float" office:value="7.98">
            <text:p>7.98</text:p>
          </table:table-cell>
          <table:table-cell office:value-type="float" office:value="8.87">
            <text:p>8.87</text:p>
          </table:table-cell>
          <table:table-cell table:formula="oooc:=[.D560]-[.E560]" office:value-type="float" office:value="-0.889999999999999">
            <text:p>-0.89</text:p>
          </table:table-cell>
          <table:table-cell/>
          <table:table-cell table:formula="oooc:=IF(AND(EXACT([.B560];&quot;OK&quot;);EXACT([.C560];&quot;OK&quot;));&quot;OK&quot;;IF(EXACT([.C560];&quot;OK&quot;);&quot;OK!&quot;;IF(EXACT([.B56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4-1.ma</text:p>
          </table:table-cell>
          <table:table-cell table:number-columns-repeated="2" office:value-type="string">
            <text:p>OK</text:p>
          </table:table-cell>
          <table:table-cell office:value-type="float" office:value="8.54">
            <text:p>8.54</text:p>
          </table:table-cell>
          <table:table-cell office:value-type="float" office:value="8.76">
            <text:p>8.76</text:p>
          </table:table-cell>
          <table:table-cell table:formula="oooc:=[.D561]-[.E561]" office:value-type="float" office:value="-0.220000000000001">
            <text:p>-0.22</text:p>
          </table:table-cell>
          <table:table-cell/>
          <table:table-cell table:formula="oooc:=IF(AND(EXACT([.B561];&quot;OK&quot;);EXACT([.C561];&quot;OK&quot;));&quot;OK&quot;;IF(EXACT([.C561];&quot;OK&quot;);&quot;OK!&quot;;IF(EXACT([.B56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02-3.ma</text:p>
          </table:table-cell>
          <table:table-cell table:number-columns-repeated="2" office:value-type="string">
            <text:p>OK</text:p>
          </table:table-cell>
          <table:table-cell office:value-type="float" office:value="8.65">
            <text:p>8.65</text:p>
          </table:table-cell>
          <table:table-cell office:value-type="float" office:value="13.93">
            <text:p>13.93</text:p>
          </table:table-cell>
          <table:table-cell table:formula="oooc:=[.D562]-[.E562]" office:value-type="float" office:value="-5.28">
            <text:p>-5.28</text:p>
          </table:table-cell>
          <table:table-cell/>
          <table:table-cell table:formula="oooc:=IF(AND(EXACT([.B562];&quot;OK&quot;);EXACT([.C562];&quot;OK&quot;));&quot;OK&quot;;IF(EXACT([.C562];&quot;OK&quot;);&quot;OK!&quot;;IF(EXACT([.B56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06-1.ma</text:p>
          </table:table-cell>
          <table:table-cell table:number-columns-repeated="2" office:value-type="string">
            <text:p>OK</text:p>
          </table:table-cell>
          <table:table-cell office:value-type="float" office:value="9.83">
            <text:p>9.83</text:p>
          </table:table-cell>
          <table:table-cell office:value-type="float" office:value="8.77">
            <text:p>8.77</text:p>
          </table:table-cell>
          <table:table-cell table:formula="oooc:=[.D563]-[.E563]" office:value-type="float" office:value="1.06">
            <text:p>1.06</text:p>
          </table:table-cell>
          <table:table-cell/>
          <table:table-cell table:formula="oooc:=IF(AND(EXACT([.B563];&quot;OK&quot;);EXACT([.C563];&quot;OK&quot;));&quot;OK&quot;;IF(EXACT([.C563];&quot;OK&quot;);&quot;OK!&quot;;IF(EXACT([.B56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02-2.ma</text:p>
          </table:table-cell>
          <table:table-cell table:number-columns-repeated="2" office:value-type="string">
            <text:p>OK</text:p>
          </table:table-cell>
          <table:table-cell office:value-type="float" office:value="9.84">
            <text:p>9.84</text:p>
          </table:table-cell>
          <table:table-cell office:value-type="float" office:value="7.77">
            <text:p>7.77</text:p>
          </table:table-cell>
          <table:table-cell table:formula="oooc:=[.D564]-[.E564]" office:value-type="float" office:value="2.07">
            <text:p>2.07</text:p>
          </table:table-cell>
          <table:table-cell/>
          <table:table-cell table:formula="oooc:=IF(AND(EXACT([.B564];&quot;OK&quot;);EXACT([.C564];&quot;OK&quot;));&quot;OK&quot;;IF(EXACT([.C564];&quot;OK&quot;);&quot;OK!&quot;;IF(EXACT([.B56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38-1.ma</text:p>
          </table:table-cell>
          <table:table-cell table:number-columns-repeated="2" office:value-type="string">
            <text:p>OK</text:p>
          </table:table-cell>
          <table:table-cell office:value-type="float" office:value="10.54">
            <text:p>10.54</text:p>
          </table:table-cell>
          <table:table-cell office:value-type="float" office:value="1.85">
            <text:p>1.85</text:p>
          </table:table-cell>
          <table:table-cell table:formula="oooc:=[.D565]-[.E565]" office:value-type="float" office:value="8.69">
            <text:p>8.69</text:p>
          </table:table-cell>
          <table:table-cell/>
          <table:table-cell table:formula="oooc:=IF(AND(EXACT([.B565];&quot;OK&quot;);EXACT([.C565];&quot;OK&quot;));&quot;OK&quot;;IF(EXACT([.C565];&quot;OK&quot;);&quot;OK!&quot;;IF(EXACT([.B56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DA002-1.ma</text:p>
          </table:table-cell>
          <table:table-cell table:number-columns-repeated="2" office:value-type="string">
            <text:p>OK</text:p>
          </table:table-cell>
          <table:table-cell office:value-type="float" office:value="10.74">
            <text:p>10.74</text:p>
          </table:table-cell>
          <table:table-cell office:value-type="float" office:value="22.13">
            <text:p>22.13</text:p>
          </table:table-cell>
          <table:table-cell table:formula="oooc:=[.D566]-[.E566]" office:value-type="float" office:value="-11.39">
            <text:p>-11.39</text:p>
          </table:table-cell>
          <table:table-cell/>
          <table:table-cell table:formula="oooc:=IF(AND(EXACT([.B566];&quot;OK&quot;);EXACT([.C566];&quot;OK&quot;));&quot;OK&quot;;IF(EXACT([.C566];&quot;OK&quot;);&quot;OK!&quot;;IF(EXACT([.B56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10-1.ma</text:p>
          </table:table-cell>
          <table:table-cell table:number-columns-repeated="2" office:value-type="string">
            <text:p>OK</text:p>
          </table:table-cell>
          <table:table-cell office:value-type="float" office:value="10.96">
            <text:p>10.96</text:p>
          </table:table-cell>
          <table:table-cell office:value-type="float" office:value="12.23">
            <text:p>12.23</text:p>
          </table:table-cell>
          <table:table-cell table:formula="oooc:=[.D567]-[.E567]" office:value-type="float" office:value="-1.27">
            <text:p>-1.27</text:p>
          </table:table-cell>
          <table:table-cell/>
          <table:table-cell table:formula="oooc:=IF(AND(EXACT([.B567];&quot;OK&quot;);EXACT([.C567];&quot;OK&quot;));&quot;OK&quot;;IF(EXACT([.C567];&quot;OK&quot;);&quot;OK!&quot;;IF(EXACT([.B56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11-1.ma</text:p>
          </table:table-cell>
          <table:table-cell table:number-columns-repeated="2" office:value-type="string">
            <text:p>OK</text:p>
          </table:table-cell>
          <table:table-cell office:value-type="float" office:value="12.26">
            <text:p>12.26</text:p>
          </table:table-cell>
          <table:table-cell office:value-type="float" office:value="13.76">
            <text:p>13.76</text:p>
          </table:table-cell>
          <table:table-cell table:formula="oooc:=[.D568]-[.E568]" office:value-type="float" office:value="-1.5">
            <text:p>-1.50</text:p>
          </table:table-cell>
          <table:table-cell/>
          <table:table-cell table:formula="oooc:=IF(AND(EXACT([.B568];&quot;OK&quot;);EXACT([.C568];&quot;OK&quot;));&quot;OK&quot;;IF(EXACT([.C568];&quot;OK&quot;);&quot;OK!&quot;;IF(EXACT([.B56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5-4.ma</text:p>
          </table:table-cell>
          <table:table-cell table:number-columns-repeated="2" office:value-type="string">
            <text:p>OK</text:p>
          </table:table-cell>
          <table:table-cell office:value-type="float" office:value="13.3">
            <text:p>13.3</text:p>
          </table:table-cell>
          <table:table-cell office:value-type="float" office:value="16.72">
            <text:p>16.72</text:p>
          </table:table-cell>
          <table:table-cell table:formula="oooc:=[.D569]-[.E569]" office:value-type="float" office:value="-3.42">
            <text:p>-3.42</text:p>
          </table:table-cell>
          <table:table-cell/>
          <table:table-cell table:formula="oooc:=IF(AND(EXACT([.B569];&quot;OK&quot;);EXACT([.C569];&quot;OK&quot;));&quot;OK&quot;;IF(EXACT([.C569];&quot;OK&quot;);&quot;OK!&quot;;IF(EXACT([.B56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02-4.ma</text:p>
          </table:table-cell>
          <table:table-cell table:number-columns-repeated="2" office:value-type="string">
            <text:p>OK</text:p>
          </table:table-cell>
          <table:table-cell office:value-type="float" office:value="13.35">
            <text:p>13.35</text:p>
          </table:table-cell>
          <table:table-cell office:value-type="float" office:value="12.69">
            <text:p>12.69</text:p>
          </table:table-cell>
          <table:table-cell table:formula="oooc:=[.D570]-[.E570]" office:value-type="float" office:value="0.66">
            <text:p>0.66</text:p>
          </table:table-cell>
          <table:table-cell/>
          <table:table-cell table:formula="oooc:=IF(AND(EXACT([.B570];&quot;OK&quot;);EXACT([.C570];&quot;OK&quot;));&quot;OK&quot;;IF(EXACT([.C570];&quot;OK&quot;);&quot;OK!&quot;;IF(EXACT([.B57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4-4.ma</text:p>
          </table:table-cell>
          <table:table-cell table:number-columns-repeated="2" office:value-type="string">
            <text:p>OK</text:p>
          </table:table-cell>
          <table:table-cell office:value-type="float" office:value="13.5">
            <text:p>13.5</text:p>
          </table:table-cell>
          <table:table-cell office:value-type="float" office:value="16.3">
            <text:p>16.3</text:p>
          </table:table-cell>
          <table:table-cell table:formula="oooc:=[.D571]-[.E571]" office:value-type="float" office:value="-2.8">
            <text:p>-2.80</text:p>
          </table:table-cell>
          <table:table-cell/>
          <table:table-cell table:formula="oooc:=IF(AND(EXACT([.B571];&quot;OK&quot;);EXACT([.C571];&quot;OK&quot;));&quot;OK&quot;;IF(EXACT([.C571];&quot;OK&quot;);&quot;OK!&quot;;IF(EXACT([.B57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2-1.ma</text:p>
          </table:table-cell>
          <table:table-cell table:number-columns-repeated="2" office:value-type="string">
            <text:p>OK</text:p>
          </table:table-cell>
          <table:table-cell office:value-type="float" office:value="14.36">
            <text:p>14.36</text:p>
          </table:table-cell>
          <table:table-cell office:value-type="float" office:value="9.58">
            <text:p>9.58</text:p>
          </table:table-cell>
          <table:table-cell table:formula="oooc:=[.D572]-[.E572]" office:value-type="float" office:value="4.78">
            <text:p>4.78</text:p>
          </table:table-cell>
          <table:table-cell/>
          <table:table-cell table:formula="oooc:=IF(AND(EXACT([.B572];&quot;OK&quot;);EXACT([.C572];&quot;OK&quot;));&quot;OK&quot;;IF(EXACT([.C572];&quot;OK&quot;);&quot;OK!&quot;;IF(EXACT([.B57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1-3.ma</text:p>
          </table:table-cell>
          <table:table-cell table:number-columns-repeated="2" office:value-type="string">
            <text:p>OK</text:p>
          </table:table-cell>
          <table:table-cell office:value-type="float" office:value="16.87">
            <text:p>16.87</text:p>
          </table:table-cell>
          <table:table-cell office:value-type="float" office:value="1.55">
            <text:p>1.55</text:p>
          </table:table-cell>
          <table:table-cell table:formula="oooc:=[.D573]-[.E573]" office:value-type="float" office:value="15.32">
            <text:p>15.32</text:p>
          </table:table-cell>
          <table:table-cell/>
          <table:table-cell table:formula="oooc:=IF(AND(EXACT([.B573];&quot;OK&quot;);EXACT([.C573];&quot;OK&quot;));&quot;OK&quot;;IF(EXACT([.C573];&quot;OK&quot;);&quot;OK!&quot;;IF(EXACT([.B57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08-7.ma</text:p>
          </table:table-cell>
          <table:table-cell table:number-columns-repeated="2" office:value-type="string">
            <text:p>OK</text:p>
          </table:table-cell>
          <table:table-cell office:value-type="float" office:value="17.42">
            <text:p>17.42</text:p>
          </table:table-cell>
          <table:table-cell office:value-type="float" office:value="15.93">
            <text:p>15.93</text:p>
          </table:table-cell>
          <table:table-cell table:formula="oooc:=[.D574]-[.E574]" office:value-type="float" office:value="1.49">
            <text:p>1.49</text:p>
          </table:table-cell>
          <table:table-cell/>
          <table:table-cell table:formula="oooc:=IF(AND(EXACT([.B574];&quot;OK&quot;);EXACT([.C574];&quot;OK&quot;));&quot;OK&quot;;IF(EXACT([.C574];&quot;OK&quot;);&quot;OK!&quot;;IF(EXACT([.B57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2-2.ma</text:p>
          </table:table-cell>
          <table:table-cell table:number-columns-repeated="2" office:value-type="string">
            <text:p>OK</text:p>
          </table:table-cell>
          <table:table-cell office:value-type="float" office:value="19.6">
            <text:p>19.6</text:p>
          </table:table-cell>
          <table:table-cell office:value-type="float" office:value="6.35">
            <text:p>6.35</text:p>
          </table:table-cell>
          <table:table-cell table:formula="oooc:=[.D575]-[.E575]" office:value-type="float" office:value="13.25">
            <text:p>13.25</text:p>
          </table:table-cell>
          <table:table-cell/>
          <table:table-cell table:formula="oooc:=IF(AND(EXACT([.B575];&quot;OK&quot;);EXACT([.C575];&quot;OK&quot;));&quot;OK&quot;;IF(EXACT([.C575];&quot;OK&quot;);&quot;OK!&quot;;IF(EXACT([.B57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24-1.ma</text:p>
          </table:table-cell>
          <table:table-cell table:number-columns-repeated="2" office:value-type="string">
            <text:p>OK</text:p>
          </table:table-cell>
          <table:table-cell office:value-type="float" office:value="21.08">
            <text:p>21.08</text:p>
          </table:table-cell>
          <table:table-cell office:value-type="float" office:value="20.7">
            <text:p>20.7</text:p>
          </table:table-cell>
          <table:table-cell table:formula="oooc:=[.D576]-[.E576]" office:value-type="float" office:value="0.379999999999999">
            <text:p>0.38</text:p>
          </table:table-cell>
          <table:table-cell/>
          <table:table-cell table:formula="oooc:=IF(AND(EXACT([.B576];&quot;OK&quot;);EXACT([.C576];&quot;OK&quot;));&quot;OK&quot;;IF(EXACT([.C576];&quot;OK&quot;);&quot;OK!&quot;;IF(EXACT([.B57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42-1.ma</text:p>
          </table:table-cell>
          <table:table-cell table:number-columns-repeated="2" office:value-type="string">
            <text:p>OK</text:p>
          </table:table-cell>
          <table:table-cell office:value-type="float" office:value="22.84">
            <text:p>22.84</text:p>
          </table:table-cell>
          <table:table-cell office:value-type="float" office:value="65.92">
            <text:p>65.92</text:p>
          </table:table-cell>
          <table:table-cell table:formula="oooc:=[.D577]-[.E577]" office:value-type="float" office:value="-43.08">
            <text:p>-43.08</text:p>
          </table:table-cell>
          <table:table-cell/>
          <table:table-cell table:formula="oooc:=IF(AND(EXACT([.B577];&quot;OK&quot;);EXACT([.C577];&quot;OK&quot;));&quot;OK&quot;;IF(EXACT([.C577];&quot;OK&quot;);&quot;OK!&quot;;IF(EXACT([.B57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43-1.ma</text:p>
          </table:table-cell>
          <table:table-cell table:number-columns-repeated="2" office:value-type="string">
            <text:p>OK</text:p>
          </table:table-cell>
          <table:table-cell office:value-type="float" office:value="23.72">
            <text:p>23.72</text:p>
          </table:table-cell>
          <table:table-cell office:value-type="float" office:value="67.86">
            <text:p>67.86</text:p>
          </table:table-cell>
          <table:table-cell table:formula="oooc:=[.D578]-[.E578]" office:value-type="float" office:value="-44.14">
            <text:p>-44.14</text:p>
          </table:table-cell>
          <table:table-cell/>
          <table:table-cell table:formula="oooc:=IF(AND(EXACT([.B578];&quot;OK&quot;);EXACT([.C578];&quot;OK&quot;));&quot;OK&quot;;IF(EXACT([.C578];&quot;OK&quot;);&quot;OK!&quot;;IF(EXACT([.B57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9-1.ma</text:p>
          </table:table-cell>
          <table:table-cell table:number-columns-repeated="2" office:value-type="string">
            <text:p>OK</text:p>
          </table:table-cell>
          <table:table-cell office:value-type="float" office:value="23.91">
            <text:p>23.91</text:p>
          </table:table-cell>
          <table:table-cell office:value-type="float" office:value="24.83">
            <text:p>24.83</text:p>
          </table:table-cell>
          <table:table-cell table:formula="oooc:=[.D579]-[.E579]" office:value-type="float" office:value="-0.919999999999998">
            <text:p>-0.92</text:p>
          </table:table-cell>
          <table:table-cell/>
          <table:table-cell table:formula="oooc:=IF(AND(EXACT([.B579];&quot;OK&quot;);EXACT([.C579];&quot;OK&quot;));&quot;OK&quot;;IF(EXACT([.C579];&quot;OK&quot;);&quot;OK!&quot;;IF(EXACT([.B57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00-1.ma</text:p>
          </table:table-cell>
          <table:table-cell table:number-columns-repeated="2" office:value-type="string">
            <text:p>OK</text:p>
          </table:table-cell>
          <table:table-cell office:value-type="float" office:value="24.13">
            <text:p>24.13</text:p>
          </table:table-cell>
          <table:table-cell office:value-type="float" office:value="19.75">
            <text:p>19.75</text:p>
          </table:table-cell>
          <table:table-cell table:formula="oooc:=[.D580]-[.E580]" office:value-type="float" office:value="4.38">
            <text:p>4.38</text:p>
          </table:table-cell>
          <table:table-cell/>
          <table:table-cell table:formula="oooc:=IF(AND(EXACT([.B580];&quot;OK&quot;);EXACT([.C580];&quot;OK&quot;));&quot;OK&quot;;IF(EXACT([.C580];&quot;OK&quot;);&quot;OK!&quot;;IF(EXACT([.B58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04-1.ma</text:p>
          </table:table-cell>
          <table:table-cell table:number-columns-repeated="2" office:value-type="string">
            <text:p>OK</text:p>
          </table:table-cell>
          <table:table-cell office:value-type="float" office:value="24.39">
            <text:p>24.39</text:p>
          </table:table-cell>
          <table:table-cell office:value-type="float" office:value="99.8">
            <text:p>99.8</text:p>
          </table:table-cell>
          <table:table-cell table:formula="oooc:=[.D581]-[.E581]" office:value-type="float" office:value="-75.41">
            <text:p>-75.41</text:p>
          </table:table-cell>
          <table:table-cell/>
          <table:table-cell table:formula="oooc:=IF(AND(EXACT([.B581];&quot;OK&quot;);EXACT([.C581];&quot;OK&quot;));&quot;OK&quot;;IF(EXACT([.C581];&quot;OK&quot;);&quot;OK!&quot;;IF(EXACT([.B58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1-2.ma</text:p>
          </table:table-cell>
          <table:table-cell table:number-columns-repeated="2" office:value-type="string">
            <text:p>OK</text:p>
          </table:table-cell>
          <table:table-cell office:value-type="float" office:value="27.06">
            <text:p>27.06</text:p>
          </table:table-cell>
          <table:table-cell office:value-type="float" office:value="5.7">
            <text:p>5.7</text:p>
          </table:table-cell>
          <table:table-cell table:formula="oooc:=[.D582]-[.E582]" office:value-type="float" office:value="21.36">
            <text:p>21.36</text:p>
          </table:table-cell>
          <table:table-cell/>
          <table:table-cell table:formula="oooc:=IF(AND(EXACT([.B582];&quot;OK&quot;);EXACT([.C582];&quot;OK&quot;));&quot;OK&quot;;IF(EXACT([.C582];&quot;OK&quot;);&quot;OK!&quot;;IF(EXACT([.B58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ALG005-1.ma</text:p>
          </table:table-cell>
          <table:table-cell table:number-columns-repeated="2" office:value-type="string">
            <text:p>OK</text:p>
          </table:table-cell>
          <table:table-cell office:value-type="float" office:value="27.54">
            <text:p>27.54</text:p>
          </table:table-cell>
          <table:table-cell office:value-type="float" office:value="31.22">
            <text:p>31.22</text:p>
          </table:table-cell>
          <table:table-cell table:formula="oooc:=[.D583]-[.E583]" office:value-type="float" office:value="-3.68">
            <text:p>-3.68</text:p>
          </table:table-cell>
          <table:table-cell/>
          <table:table-cell table:formula="oooc:=IF(AND(EXACT([.B583];&quot;OK&quot;);EXACT([.C583];&quot;OK&quot;));&quot;OK&quot;;IF(EXACT([.C583];&quot;OK&quot;);&quot;OK!&quot;;IF(EXACT([.B58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1-4.ma</text:p>
          </table:table-cell>
          <table:table-cell table:number-columns-repeated="2" office:value-type="string">
            <text:p>OK</text:p>
          </table:table-cell>
          <table:table-cell office:value-type="float" office:value="27.77">
            <text:p>27.77</text:p>
          </table:table-cell>
          <table:table-cell office:value-type="float" office:value="3.54">
            <text:p>3.54</text:p>
          </table:table-cell>
          <table:table-cell table:formula="oooc:=[.D584]-[.E584]" office:value-type="float" office:value="24.23">
            <text:p>24.23</text:p>
          </table:table-cell>
          <table:table-cell/>
          <table:table-cell table:formula="oooc:=IF(AND(EXACT([.B584];&quot;OK&quot;);EXACT([.C584];&quot;OK&quot;));&quot;OK&quot;;IF(EXACT([.C584];&quot;OK&quot;);&quot;OK!&quot;;IF(EXACT([.B58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0-1.ma</text:p>
          </table:table-cell>
          <table:table-cell table:number-columns-repeated="2" office:value-type="string">
            <text:p>OK</text:p>
          </table:table-cell>
          <table:table-cell office:value-type="float" office:value="28.09">
            <text:p>28.09</text:p>
          </table:table-cell>
          <table:table-cell office:value-type="float" office:value="35.92">
            <text:p>35.92</text:p>
          </table:table-cell>
          <table:table-cell table:formula="oooc:=[.D585]-[.E585]" office:value-type="float" office:value="-7.83">
            <text:p>-7.83</text:p>
          </table:table-cell>
          <table:table-cell/>
          <table:table-cell table:formula="oooc:=IF(AND(EXACT([.B585];&quot;OK&quot;);EXACT([.C585];&quot;OK&quot;));&quot;OK&quot;;IF(EXACT([.C585];&quot;OK&quot;);&quot;OK!&quot;;IF(EXACT([.B58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03-1.ma</text:p>
          </table:table-cell>
          <table:table-cell table:number-columns-repeated="2" office:value-type="string">
            <text:p>OK</text:p>
          </table:table-cell>
          <table:table-cell office:value-type="float" office:value="28.55">
            <text:p>28.55</text:p>
          </table:table-cell>
          <table:table-cell office:value-type="float" office:value="48.77">
            <text:p>48.77</text:p>
          </table:table-cell>
          <table:table-cell table:formula="oooc:=[.D586]-[.E586]" office:value-type="float" office:value="-20.22">
            <text:p>-20.22</text:p>
          </table:table-cell>
          <table:table-cell/>
          <table:table-cell table:formula="oooc:=IF(AND(EXACT([.B586];&quot;OK&quot;);EXACT([.C586];&quot;OK&quot;));&quot;OK&quot;;IF(EXACT([.C586];&quot;OK&quot;);&quot;OK!&quot;;IF(EXACT([.B58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1-1.ma</text:p>
          </table:table-cell>
          <table:table-cell table:number-columns-repeated="2" office:value-type="string">
            <text:p>OK</text:p>
          </table:table-cell>
          <table:table-cell office:value-type="float" office:value="30.97">
            <text:p>30.97</text:p>
          </table:table-cell>
          <table:table-cell office:value-type="float" office:value="29.82">
            <text:p>29.82</text:p>
          </table:table-cell>
          <table:table-cell table:formula="oooc:=[.D587]-[.E587]" office:value-type="float" office:value="1.15">
            <text:p>1.15</text:p>
          </table:table-cell>
          <table:table-cell/>
          <table:table-cell table:formula="oooc:=IF(AND(EXACT([.B587];&quot;OK&quot;);EXACT([.C587];&quot;OK&quot;));&quot;OK&quot;;IF(EXACT([.C587];&quot;OK&quot;);&quot;OK!&quot;;IF(EXACT([.B58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9-1.ma</text:p>
          </table:table-cell>
          <table:table-cell table:number-columns-repeated="2" office:value-type="string">
            <text:p>OK</text:p>
          </table:table-cell>
          <table:table-cell office:value-type="float" office:value="31.35">
            <text:p>31.35</text:p>
          </table:table-cell>
          <table:table-cell office:value-type="float" office:value="33.82">
            <text:p>33.82</text:p>
          </table:table-cell>
          <table:table-cell table:formula="oooc:=[.D588]-[.E588]" office:value-type="float" office:value="-2.47">
            <text:p>-2.47</text:p>
          </table:table-cell>
          <table:table-cell/>
          <table:table-cell table:formula="oooc:=IF(AND(EXACT([.B588];&quot;OK&quot;);EXACT([.C588];&quot;OK&quot;));&quot;OK&quot;;IF(EXACT([.C588];&quot;OK&quot;);&quot;OK!&quot;;IF(EXACT([.B58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2-1.ma</text:p>
          </table:table-cell>
          <table:table-cell table:number-columns-repeated="2" office:value-type="string">
            <text:p>OK</text:p>
          </table:table-cell>
          <table:table-cell office:value-type="float" office:value="35.68">
            <text:p>35.68</text:p>
          </table:table-cell>
          <table:table-cell office:value-type="float" office:value="35.35">
            <text:p>35.35</text:p>
          </table:table-cell>
          <table:table-cell table:formula="oooc:=[.D589]-[.E589]" office:value-type="float" office:value="0.329999999999998">
            <text:p>0.33</text:p>
          </table:table-cell>
          <table:table-cell/>
          <table:table-cell table:formula="oooc:=IF(AND(EXACT([.B589];&quot;OK&quot;);EXACT([.C589];&quot;OK&quot;));&quot;OK&quot;;IF(EXACT([.C589];&quot;OK&quot;);&quot;OK!&quot;;IF(EXACT([.B58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9-2.ma</text:p>
          </table:table-cell>
          <table:table-cell table:number-columns-repeated="2" office:value-type="string">
            <text:p>OK</text:p>
          </table:table-cell>
          <table:table-cell office:value-type="float" office:value="36.29">
            <text:p>36.29</text:p>
          </table:table-cell>
          <table:table-cell office:value-type="float" office:value="53.41">
            <text:p>53.41</text:p>
          </table:table-cell>
          <table:table-cell table:formula="oooc:=[.D590]-[.E590]" office:value-type="float" office:value="-17.12">
            <text:p>-17.12</text:p>
          </table:table-cell>
          <table:table-cell/>
          <table:table-cell table:formula="oooc:=IF(AND(EXACT([.B590];&quot;OK&quot;);EXACT([.C590];&quot;OK&quot;));&quot;OK&quot;;IF(EXACT([.C590];&quot;OK&quot;);&quot;OK!&quot;;IF(EXACT([.B59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9-1.ma</text:p>
          </table:table-cell>
          <table:table-cell table:number-columns-repeated="2" office:value-type="string">
            <text:p>OK</text:p>
          </table:table-cell>
          <table:table-cell office:value-type="float" office:value="37.22">
            <text:p>37.22</text:p>
          </table:table-cell>
          <table:table-cell office:value-type="float" office:value="53.35">
            <text:p>53.35</text:p>
          </table:table-cell>
          <table:table-cell table:formula="oooc:=[.D591]-[.E591]" office:value-type="float" office:value="-16.13">
            <text:p>-16.13</text:p>
          </table:table-cell>
          <table:table-cell/>
          <table:table-cell table:formula="oooc:=IF(AND(EXACT([.B591];&quot;OK&quot;);EXACT([.C591];&quot;OK&quot;));&quot;OK&quot;;IF(EXACT([.C591];&quot;OK&quot;);&quot;OK!&quot;;IF(EXACT([.B59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12-1.ma</text:p>
          </table:table-cell>
          <table:table-cell table:number-columns-repeated="2" office:value-type="string">
            <text:p>OK</text:p>
          </table:table-cell>
          <table:table-cell office:value-type="float" office:value="38.24">
            <text:p>38.24</text:p>
          </table:table-cell>
          <table:table-cell office:value-type="float" office:value="105.8">
            <text:p>105.8</text:p>
          </table:table-cell>
          <table:table-cell table:formula="oooc:=[.D592]-[.E592]" office:value-type="float" office:value="-67.56">
            <text:p>-67.56</text:p>
          </table:table-cell>
          <table:table-cell/>
          <table:table-cell table:formula="oooc:=IF(AND(EXACT([.B592];&quot;OK&quot;);EXACT([.C592];&quot;OK&quot;));&quot;OK&quot;;IF(EXACT([.C592];&quot;OK&quot;);&quot;OK!&quot;;IF(EXACT([.B59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25-1.ma</text:p>
          </table:table-cell>
          <table:table-cell table:number-columns-repeated="2" office:value-type="string">
            <text:p>OK</text:p>
          </table:table-cell>
          <table:table-cell office:value-type="float" office:value="40.06">
            <text:p>40.06</text:p>
          </table:table-cell>
          <table:table-cell office:value-type="float" office:value="4.28">
            <text:p>4.28</text:p>
          </table:table-cell>
          <table:table-cell table:formula="oooc:=[.D593]-[.E593]" office:value-type="float" office:value="35.78">
            <text:p>35.78</text:p>
          </table:table-cell>
          <table:table-cell/>
          <table:table-cell table:formula="oooc:=IF(AND(EXACT([.B593];&quot;OK&quot;);EXACT([.C593];&quot;OK&quot;));&quot;OK&quot;;IF(EXACT([.C593];&quot;OK&quot;);&quot;OK!&quot;;IF(EXACT([.B59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0-1.ma</text:p>
          </table:table-cell>
          <table:table-cell table:number-columns-repeated="2" office:value-type="string">
            <text:p>OK</text:p>
          </table:table-cell>
          <table:table-cell office:value-type="float" office:value="42.71">
            <text:p>42.71</text:p>
          </table:table-cell>
          <table:table-cell office:value-type="float" office:value="109.81">
            <text:p>109.81</text:p>
          </table:table-cell>
          <table:table-cell table:formula="oooc:=[.D594]-[.E594]" office:value-type="float" office:value="-67.1">
            <text:p>-67.10</text:p>
          </table:table-cell>
          <table:table-cell/>
          <table:table-cell table:formula="oooc:=IF(AND(EXACT([.B594];&quot;OK&quot;);EXACT([.C594];&quot;OK&quot;));&quot;OK&quot;;IF(EXACT([.C594];&quot;OK&quot;);&quot;OK!&quot;;IF(EXACT([.B59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0-2.ma</text:p>
          </table:table-cell>
          <table:table-cell table:number-columns-repeated="2" office:value-type="string">
            <text:p>OK</text:p>
          </table:table-cell>
          <table:table-cell office:value-type="float" office:value="42.82">
            <text:p>42.82</text:p>
          </table:table-cell>
          <table:table-cell office:value-type="float" office:value="109.16">
            <text:p>109.16</text:p>
          </table:table-cell>
          <table:table-cell table:formula="oooc:=[.D595]-[.E595]" office:value-type="float" office:value="-66.34">
            <text:p>-66.34</text:p>
          </table:table-cell>
          <table:table-cell/>
          <table:table-cell table:formula="oooc:=IF(AND(EXACT([.B595];&quot;OK&quot;);EXACT([.C595];&quot;OK&quot;));&quot;OK&quot;;IF(EXACT([.C595];&quot;OK&quot;);&quot;OK!&quot;;IF(EXACT([.B59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8-1.ma</text:p>
          </table:table-cell>
          <table:table-cell table:number-columns-repeated="2" office:value-type="string">
            <text:p>OK</text:p>
          </table:table-cell>
          <table:table-cell office:value-type="float" office:value="43.78">
            <text:p>43.78</text:p>
          </table:table-cell>
          <table:table-cell office:value-type="float" office:value="0.86">
            <text:p>0.86</text:p>
          </table:table-cell>
          <table:table-cell table:formula="oooc:=[.D596]-[.E596]" office:value-type="float" office:value="42.92">
            <text:p>42.92</text:p>
          </table:table-cell>
          <table:table-cell/>
          <table:table-cell table:formula="oooc:=IF(AND(EXACT([.B596];&quot;OK&quot;);EXACT([.C596];&quot;OK&quot;));&quot;OK&quot;;IF(EXACT([.C596];&quot;OK&quot;);&quot;OK!&quot;;IF(EXACT([.B59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1-2.ma</text:p>
          </table:table-cell>
          <table:table-cell table:number-columns-repeated="2" office:value-type="string">
            <text:p>OK</text:p>
          </table:table-cell>
          <table:table-cell office:value-type="float" office:value="44.78">
            <text:p>44.78</text:p>
          </table:table-cell>
          <table:table-cell office:value-type="float" office:value="108.91">
            <text:p>108.91</text:p>
          </table:table-cell>
          <table:table-cell table:formula="oooc:=[.D597]-[.E597]" office:value-type="float" office:value="-64.13">
            <text:p>-64.13</text:p>
          </table:table-cell>
          <table:table-cell/>
          <table:table-cell table:formula="oooc:=IF(AND(EXACT([.B597];&quot;OK&quot;);EXACT([.C597];&quot;OK&quot;));&quot;OK&quot;;IF(EXACT([.C597];&quot;OK&quot;);&quot;OK!&quot;;IF(EXACT([.B59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1-1.ma</text:p>
          </table:table-cell>
          <table:table-cell table:number-columns-repeated="2" office:value-type="string">
            <text:p>OK</text:p>
          </table:table-cell>
          <table:table-cell office:value-type="float" office:value="44.97">
            <text:p>44.97</text:p>
          </table:table-cell>
          <table:table-cell office:value-type="float" office:value="108.35">
            <text:p>108.35</text:p>
          </table:table-cell>
          <table:table-cell table:formula="oooc:=[.D598]-[.E598]" office:value-type="float" office:value="-63.38">
            <text:p>-63.38</text:p>
          </table:table-cell>
          <table:table-cell/>
          <table:table-cell table:formula="oooc:=IF(AND(EXACT([.B598];&quot;OK&quot;);EXACT([.C598];&quot;OK&quot;));&quot;OK&quot;;IF(EXACT([.C598];&quot;OK&quot;);&quot;OK!&quot;;IF(EXACT([.B59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28-1.ma</text:p>
          </table:table-cell>
          <table:table-cell table:number-columns-repeated="2" office:value-type="string">
            <text:p>OK</text:p>
          </table:table-cell>
          <table:table-cell office:value-type="float" office:value="45.13">
            <text:p>45.13</text:p>
          </table:table-cell>
          <table:table-cell office:value-type="float" office:value="99.4">
            <text:p>99.4</text:p>
          </table:table-cell>
          <table:table-cell table:formula="oooc:=[.D599]-[.E599]" office:value-type="float" office:value="-54.27">
            <text:p>-54.27</text:p>
          </table:table-cell>
          <table:table-cell/>
          <table:table-cell table:formula="oooc:=IF(AND(EXACT([.B599];&quot;OK&quot;);EXACT([.C599];&quot;OK&quot;));&quot;OK&quot;;IF(EXACT([.C599];&quot;OK&quot;);&quot;OK!&quot;;IF(EXACT([.B59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03-1.ma</text:p>
          </table:table-cell>
          <table:table-cell table:number-columns-repeated="2" office:value-type="string">
            <text:p>OK</text:p>
          </table:table-cell>
          <table:table-cell office:value-type="float" office:value="47.87">
            <text:p>47.87</text:p>
          </table:table-cell>
          <table:table-cell office:value-type="float" office:value="72.86">
            <text:p>72.86</text:p>
          </table:table-cell>
          <table:table-cell table:formula="oooc:=[.D600]-[.E600]" office:value-type="float" office:value="-24.99">
            <text:p>-24.99</text:p>
          </table:table-cell>
          <table:table-cell/>
          <table:table-cell table:formula="oooc:=IF(AND(EXACT([.B600];&quot;OK&quot;);EXACT([.C600];&quot;OK&quot;));&quot;OK&quot;;IF(EXACT([.C600];&quot;OK&quot;);&quot;OK!&quot;;IF(EXACT([.B60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8-6.ma</text:p>
          </table:table-cell>
          <table:table-cell table:number-columns-repeated="2" office:value-type="string">
            <text:p>OK</text:p>
          </table:table-cell>
          <table:table-cell office:value-type="float" office:value="48.34">
            <text:p>48.34</text:p>
          </table:table-cell>
          <table:table-cell office:value-type="float" office:value="68.25">
            <text:p>68.25</text:p>
          </table:table-cell>
          <table:table-cell table:formula="oooc:=[.D601]-[.E601]" office:value-type="float" office:value="-19.91">
            <text:p>-19.91</text:p>
          </table:table-cell>
          <table:table-cell/>
          <table:table-cell table:formula="oooc:=IF(AND(EXACT([.B601];&quot;OK&quot;);EXACT([.C601];&quot;OK&quot;));&quot;OK&quot;;IF(EXACT([.C601];&quot;OK&quot;);&quot;OK!&quot;;IF(EXACT([.B60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5-6.ma</text:p>
          </table:table-cell>
          <table:table-cell table:number-columns-repeated="2" office:value-type="string">
            <text:p>OK</text:p>
          </table:table-cell>
          <table:table-cell office:value-type="float" office:value="48.44">
            <text:p>48.44</text:p>
          </table:table-cell>
          <table:table-cell office:value-type="float" office:value="69.34">
            <text:p>69.34</text:p>
          </table:table-cell>
          <table:table-cell table:formula="oooc:=[.D602]-[.E602]" office:value-type="float" office:value="-20.9">
            <text:p>-20.90</text:p>
          </table:table-cell>
          <table:table-cell/>
          <table:table-cell table:formula="oooc:=IF(AND(EXACT([.B602];&quot;OK&quot;);EXACT([.C602];&quot;OK&quot;));&quot;OK&quot;;IF(EXACT([.C602];&quot;OK&quot;);&quot;OK!&quot;;IF(EXACT([.B60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4-6.ma</text:p>
          </table:table-cell>
          <table:table-cell table:number-columns-repeated="2" office:value-type="string">
            <text:p>OK</text:p>
          </table:table-cell>
          <table:table-cell office:value-type="float" office:value="48.93">
            <text:p>48.93</text:p>
          </table:table-cell>
          <table:table-cell office:value-type="float" office:value="67.79">
            <text:p>67.79</text:p>
          </table:table-cell>
          <table:table-cell table:formula="oooc:=[.D603]-[.E603]" office:value-type="float" office:value="-18.86">
            <text:p>-18.86</text:p>
          </table:table-cell>
          <table:table-cell/>
          <table:table-cell table:formula="oooc:=IF(AND(EXACT([.B603];&quot;OK&quot;);EXACT([.C603];&quot;OK&quot;));&quot;OK&quot;;IF(EXACT([.C603];&quot;OK&quot;);&quot;OK!&quot;;IF(EXACT([.B60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6-6.ma</text:p>
          </table:table-cell>
          <table:table-cell table:number-columns-repeated="2" office:value-type="string">
            <text:p>OK</text:p>
          </table:table-cell>
          <table:table-cell office:value-type="float" office:value="50.42">
            <text:p>50.42</text:p>
          </table:table-cell>
          <table:table-cell office:value-type="float" office:value="71.94">
            <text:p>71.94</text:p>
          </table:table-cell>
          <table:table-cell table:formula="oooc:=[.D604]-[.E604]" office:value-type="float" office:value="-21.52">
            <text:p>-21.52</text:p>
          </table:table-cell>
          <table:table-cell/>
          <table:table-cell table:formula="oooc:=IF(AND(EXACT([.B604];&quot;OK&quot;);EXACT([.C604];&quot;OK&quot;));&quot;OK&quot;;IF(EXACT([.C604];&quot;OK&quot;);&quot;OK!&quot;;IF(EXACT([.B60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3-6.ma</text:p>
          </table:table-cell>
          <table:table-cell table:number-columns-repeated="2" office:value-type="string">
            <text:p>OK</text:p>
          </table:table-cell>
          <table:table-cell office:value-type="float" office:value="50.47">
            <text:p>50.47</text:p>
          </table:table-cell>
          <table:table-cell office:value-type="float" office:value="71.74">
            <text:p>71.74</text:p>
          </table:table-cell>
          <table:table-cell table:formula="oooc:=[.D605]-[.E605]" office:value-type="float" office:value="-21.27">
            <text:p>-21.27</text:p>
          </table:table-cell>
          <table:table-cell/>
          <table:table-cell table:formula="oooc:=IF(AND(EXACT([.B605];&quot;OK&quot;);EXACT([.C605];&quot;OK&quot;));&quot;OK&quot;;IF(EXACT([.C605];&quot;OK&quot;);&quot;OK!&quot;;IF(EXACT([.B60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7-6.ma</text:p>
          </table:table-cell>
          <table:table-cell table:number-columns-repeated="2" office:value-type="string">
            <text:p>OK</text:p>
          </table:table-cell>
          <table:table-cell office:value-type="float" office:value="50.79">
            <text:p>50.79</text:p>
          </table:table-cell>
          <table:table-cell office:value-type="float" office:value="71.63">
            <text:p>71.63</text:p>
          </table:table-cell>
          <table:table-cell table:formula="oooc:=[.D606]-[.E606]" office:value-type="float" office:value="-20.84">
            <text:p>-20.84</text:p>
          </table:table-cell>
          <table:table-cell/>
          <table:table-cell table:formula="oooc:=IF(AND(EXACT([.B606];&quot;OK&quot;);EXACT([.C606];&quot;OK&quot;));&quot;OK&quot;;IF(EXACT([.C606];&quot;OK&quot;);&quot;OK!&quot;;IF(EXACT([.B60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2-6.ma</text:p>
          </table:table-cell>
          <table:table-cell table:number-columns-repeated="2" office:value-type="string">
            <text:p>OK</text:p>
          </table:table-cell>
          <table:table-cell office:value-type="float" office:value="51.47">
            <text:p>51.47</text:p>
          </table:table-cell>
          <table:table-cell office:value-type="float" office:value="71.73">
            <text:p>71.73</text:p>
          </table:table-cell>
          <table:table-cell table:formula="oooc:=[.D607]-[.E607]" office:value-type="float" office:value="-20.26">
            <text:p>-20.26</text:p>
          </table:table-cell>
          <table:table-cell/>
          <table:table-cell table:formula="oooc:=IF(AND(EXACT([.B607];&quot;OK&quot;);EXACT([.C607];&quot;OK&quot;));&quot;OK&quot;;IF(EXACT([.C607];&quot;OK&quot;);&quot;OK!&quot;;IF(EXACT([.B60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8-4.ma</text:p>
          </table:table-cell>
          <table:table-cell table:number-columns-repeated="2" office:value-type="string">
            <text:p>OK</text:p>
          </table:table-cell>
          <table:table-cell office:value-type="float" office:value="52.56">
            <text:p>52.56</text:p>
          </table:table-cell>
          <table:table-cell office:value-type="float" office:value="23.48">
            <text:p>23.48</text:p>
          </table:table-cell>
          <table:table-cell table:formula="oooc:=[.D608]-[.E608]" office:value-type="float" office:value="29.08">
            <text:p>29.08</text:p>
          </table:table-cell>
          <table:table-cell/>
          <table:table-cell table:formula="oooc:=IF(AND(EXACT([.B608];&quot;OK&quot;);EXACT([.C608];&quot;OK&quot;));&quot;OK&quot;;IF(EXACT([.C608];&quot;OK&quot;);&quot;OK!&quot;;IF(EXACT([.B60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01-1.ma</text:p>
          </table:table-cell>
          <table:table-cell table:number-columns-repeated="2" office:value-type="string">
            <text:p>OK</text:p>
          </table:table-cell>
          <table:table-cell office:value-type="float" office:value="56.48">
            <text:p>56.48</text:p>
          </table:table-cell>
          <table:table-cell office:value-type="float" office:value="53.98">
            <text:p>53.98</text:p>
          </table:table-cell>
          <table:table-cell table:formula="oooc:=[.D609]-[.E609]" office:value-type="float" office:value="2.5">
            <text:p>2.50</text:p>
          </table:table-cell>
          <table:table-cell/>
          <table:table-cell table:formula="oooc:=IF(AND(EXACT([.B609];&quot;OK&quot;);EXACT([.C609];&quot;OK&quot;));&quot;OK&quot;;IF(EXACT([.C609];&quot;OK&quot;);&quot;OK!&quot;;IF(EXACT([.B60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7-1.ma</text:p>
          </table:table-cell>
          <table:table-cell table:number-columns-repeated="2" office:value-type="string">
            <text:p>OK</text:p>
          </table:table-cell>
          <table:table-cell office:value-type="float" office:value="57.43">
            <text:p>57.43</text:p>
          </table:table-cell>
          <table:table-cell office:value-type="float" office:value="1.11">
            <text:p>1.11</text:p>
          </table:table-cell>
          <table:table-cell table:formula="oooc:=[.D610]-[.E610]" office:value-type="float" office:value="56.32">
            <text:p>56.32</text:p>
          </table:table-cell>
          <table:table-cell/>
          <table:table-cell table:formula="oooc:=IF(AND(EXACT([.B610];&quot;OK&quot;);EXACT([.C610];&quot;OK&quot;));&quot;OK&quot;;IF(EXACT([.C610];&quot;OK&quot;);&quot;OK!&quot;;IF(EXACT([.B61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1-1.ma</text:p>
          </table:table-cell>
          <table:table-cell table:number-columns-repeated="2" office:value-type="string">
            <text:p>OK</text:p>
          </table:table-cell>
          <table:table-cell office:value-type="float" office:value="60.22">
            <text:p>60.22</text:p>
          </table:table-cell>
          <table:table-cell office:value-type="float" office:value="19.14">
            <text:p>19.14</text:p>
          </table:table-cell>
          <table:table-cell table:formula="oooc:=[.D611]-[.E611]" office:value-type="float" office:value="41.08">
            <text:p>41.08</text:p>
          </table:table-cell>
          <table:table-cell/>
          <table:table-cell table:formula="oooc:=IF(AND(EXACT([.B611];&quot;OK&quot;);EXACT([.C611];&quot;OK&quot;));&quot;OK&quot;;IF(EXACT([.C611];&quot;OK&quot;);&quot;OK!&quot;;IF(EXACT([.B61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7-4.ma</text:p>
          </table:table-cell>
          <table:table-cell table:number-columns-repeated="2" office:value-type="string">
            <text:p>OK</text:p>
          </table:table-cell>
          <table:table-cell office:value-type="float" office:value="60.41">
            <text:p>60.41</text:p>
          </table:table-cell>
          <table:table-cell office:value-type="float" office:value="63">
            <text:p>63</text:p>
          </table:table-cell>
          <table:table-cell table:formula="oooc:=[.D612]-[.E612]" office:value-type="float" office:value="-2.59">
            <text:p>-2.59</text:p>
          </table:table-cell>
          <table:table-cell/>
          <table:table-cell table:formula="oooc:=IF(AND(EXACT([.B612];&quot;OK&quot;);EXACT([.C612];&quot;OK&quot;));&quot;OK&quot;;IF(EXACT([.C612];&quot;OK&quot;);&quot;OK!&quot;;IF(EXACT([.B61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3-1.ma</text:p>
          </table:table-cell>
          <table:table-cell table:number-columns-repeated="2" office:value-type="string">
            <text:p>OK</text:p>
          </table:table-cell>
          <table:table-cell office:value-type="float" office:value="66">
            <text:p>66</text:p>
          </table:table-cell>
          <table:table-cell office:value-type="float" office:value="67.69">
            <text:p>67.69</text:p>
          </table:table-cell>
          <table:table-cell table:formula="oooc:=[.D613]-[.E613]" office:value-type="float" office:value="-1.69">
            <text:p>-1.69</text:p>
          </table:table-cell>
          <table:table-cell/>
          <table:table-cell table:formula="oooc:=IF(AND(EXACT([.B613];&quot;OK&quot;);EXACT([.C613];&quot;OK&quot;));&quot;OK&quot;;IF(EXACT([.C613];&quot;OK&quot;);&quot;OK!&quot;;IF(EXACT([.B61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7-1.ma</text:p>
          </table:table-cell>
          <table:table-cell table:number-columns-repeated="2" office:value-type="string">
            <text:p>OK</text:p>
          </table:table-cell>
          <table:table-cell office:value-type="float" office:value="81.72">
            <text:p>81.72</text:p>
          </table:table-cell>
          <table:table-cell/>
          <table:table-cell table:formula="oooc:=[.D614]-[.E614]" office:value-type="float" office:value="81.72">
            <text:p>81.72</text:p>
          </table:table-cell>
          <table:table-cell/>
          <table:table-cell table:formula="oooc:=IF(AND(EXACT([.B614];&quot;OK&quot;);EXACT([.C614];&quot;OK&quot;));&quot;OK&quot;;IF(EXACT([.C614];&quot;OK&quot;);&quot;OK!&quot;;IF(EXACT([.B61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4-1.ma</text:p>
          </table:table-cell>
          <table:table-cell table:number-columns-repeated="2" office:value-type="string">
            <text:p>OK</text:p>
          </table:table-cell>
          <table:table-cell office:value-type="float" office:value="85.37">
            <text:p>85.37</text:p>
          </table:table-cell>
          <table:table-cell office:value-type="float" office:value="92.99">
            <text:p>92.99</text:p>
          </table:table-cell>
          <table:table-cell table:formula="oooc:=[.D615]-[.E615]" office:value-type="float" office:value="-7.61999999999999">
            <text:p>-7.62</text:p>
          </table:table-cell>
          <table:table-cell/>
          <table:table-cell table:formula="oooc:=IF(AND(EXACT([.B615];&quot;OK&quot;);EXACT([.C615];&quot;OK&quot;));&quot;OK&quot;;IF(EXACT([.C615];&quot;OK&quot;);&quot;OK!&quot;;IF(EXACT([.B61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6-1.ma</text:p>
          </table:table-cell>
          <table:table-cell table:number-columns-repeated="2" office:value-type="string">
            <text:p>OK</text:p>
          </table:table-cell>
          <table:table-cell office:value-type="float" office:value="86.4">
            <text:p>86.4</text:p>
          </table:table-cell>
          <table:table-cell office:value-type="float" office:value="89.69">
            <text:p>89.69</text:p>
          </table:table-cell>
          <table:table-cell table:formula="oooc:=[.D616]-[.E616]" office:value-type="float" office:value="-3.28999999999999">
            <text:p>-3.29</text:p>
          </table:table-cell>
          <table:table-cell/>
          <table:table-cell table:formula="oooc:=IF(AND(EXACT([.B616];&quot;OK&quot;);EXACT([.C616];&quot;OK&quot;));&quot;OK&quot;;IF(EXACT([.C616];&quot;OK&quot;);&quot;OK!&quot;;IF(EXACT([.B61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7-1.ma</text:p>
          </table:table-cell>
          <table:table-cell table:number-columns-repeated="2" office:value-type="string">
            <text:p>OK</text:p>
          </table:table-cell>
          <table:table-cell office:value-type="float" office:value="88.63">
            <text:p>88.63</text:p>
          </table:table-cell>
          <table:table-cell office:value-type="float" office:value="94.31">
            <text:p>94.31</text:p>
          </table:table-cell>
          <table:table-cell table:formula="oooc:=[.D617]-[.E617]" office:value-type="float" office:value="-5.68000000000001">
            <text:p>-5.68</text:p>
          </table:table-cell>
          <table:table-cell/>
          <table:table-cell table:formula="oooc:=IF(AND(EXACT([.B617];&quot;OK&quot;);EXACT([.C617];&quot;OK&quot;));&quot;OK&quot;;IF(EXACT([.C617];&quot;OK&quot;);&quot;OK!&quot;;IF(EXACT([.B61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6-2.ma</text:p>
          </table:table-cell>
          <table:table-cell table:number-columns-repeated="2" office:value-type="string">
            <text:p>OK</text:p>
          </table:table-cell>
          <table:table-cell office:value-type="float" office:value="102.88">
            <text:p>102.88</text:p>
          </table:table-cell>
          <table:table-cell office:value-type="float" office:value="3.78">
            <text:p>3.78</text:p>
          </table:table-cell>
          <table:table-cell table:formula="oooc:=[.D618]-[.E618]" office:value-type="float" office:value="99.1">
            <text:p>99.10</text:p>
          </table:table-cell>
          <table:table-cell/>
          <table:table-cell table:formula="oooc:=IF(AND(EXACT([.B618];&quot;OK&quot;);EXACT([.C618];&quot;OK&quot;));&quot;OK&quot;;IF(EXACT([.C618];&quot;OK&quot;);&quot;OK!&quot;;IF(EXACT([.B61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1-1.ma</text:p>
          </table:table-cell>
          <table:table-cell table:number-columns-repeated="2" office:value-type="string">
            <text:p>OK</text:p>
          </table:table-cell>
          <table:table-cell office:value-type="float" office:value="105.21">
            <text:p>105.21</text:p>
          </table:table-cell>
          <table:table-cell office:value-type="float" office:value="79.85">
            <text:p>79.85</text:p>
          </table:table-cell>
          <table:table-cell table:formula="oooc:=[.D619]-[.E619]" office:value-type="float" office:value="25.36">
            <text:p>25.36</text:p>
          </table:table-cell>
          <table:table-cell/>
          <table:table-cell table:formula="oooc:=IF(AND(EXACT([.B619];&quot;OK&quot;);EXACT([.C619];&quot;OK&quot;));&quot;OK&quot;;IF(EXACT([.C619];&quot;OK&quot;);&quot;OK!&quot;;IF(EXACT([.B61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9-1.ma</text:p>
          </table:table-cell>
          <table:table-cell table:number-columns-repeated="2" office:value-type="string">
            <text:p>OK</text:p>
          </table:table-cell>
          <table:table-cell office:value-type="float" office:value="121.79">
            <text:p>121.79</text:p>
          </table:table-cell>
          <table:table-cell office:value-type="float" office:value="5.59">
            <text:p>5.59</text:p>
          </table:table-cell>
          <table:table-cell table:formula="oooc:=[.D620]-[.E620]" office:value-type="float" office:value="116.2">
            <text:p>116.20</text:p>
          </table:table-cell>
          <table:table-cell/>
          <table:table-cell table:formula="oooc:=IF(AND(EXACT([.B620];&quot;OK&quot;);EXACT([.C620];&quot;OK&quot;));&quot;OK&quot;;IF(EXACT([.C620];&quot;OK&quot;);&quot;OK!&quot;;IF(EXACT([.B62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08-1.ma</text:p>
          </table:table-cell>
          <table:table-cell table:number-columns-repeated="2" office:value-type="string">
            <text:p>OK</text:p>
          </table:table-cell>
          <table:table-cell office:value-type="float" office:value="122.13">
            <text:p>122.13</text:p>
          </table:table-cell>
          <table:table-cell office:value-type="float" office:value="67.56">
            <text:p>67.56</text:p>
          </table:table-cell>
          <table:table-cell table:formula="oooc:=[.D621]-[.E621]" office:value-type="float" office:value="54.57">
            <text:p>54.57</text:p>
          </table:table-cell>
          <table:table-cell/>
          <table:table-cell table:formula="oooc:=IF(AND(EXACT([.B621];&quot;OK&quot;);EXACT([.C621];&quot;OK&quot;));&quot;OK&quot;;IF(EXACT([.C621];&quot;OK&quot;);&quot;OK!&quot;;IF(EXACT([.B62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8-1.ma</text:p>
          </table:table-cell>
          <table:table-cell table:number-columns-repeated="2" office:value-type="string">
            <text:p>OK</text:p>
          </table:table-cell>
          <table:table-cell office:value-type="float" office:value="122.27">
            <text:p>122.27</text:p>
          </table:table-cell>
          <table:table-cell/>
          <table:table-cell table:formula="oooc:=[.D622]-[.E622]" office:value-type="float" office:value="122.27">
            <text:p>122.27</text:p>
          </table:table-cell>
          <table:table-cell/>
          <table:table-cell table:formula="oooc:=IF(AND(EXACT([.B622];&quot;OK&quot;);EXACT([.C622];&quot;OK&quot;));&quot;OK&quot;;IF(EXACT([.C622];&quot;OK&quot;);&quot;OK!&quot;;IF(EXACT([.B62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2-1.ma</text:p>
          </table:table-cell>
          <table:table-cell table:number-columns-repeated="2" office:value-type="string">
            <text:p>OK</text:p>
          </table:table-cell>
          <table:table-cell office:value-type="float" office:value="250.2">
            <text:p>250.2</text:p>
          </table:table-cell>
          <table:table-cell office:value-type="float" office:value="2.99">
            <text:p>2.99</text:p>
          </table:table-cell>
          <table:table-cell table:formula="oooc:=[.D623]-[.E623]" office:value-type="float" office:value="247.21">
            <text:p>247.21</text:p>
          </table:table-cell>
          <table:table-cell/>
          <table:table-cell table:formula="oooc:=IF(AND(EXACT([.B623];&quot;OK&quot;);EXACT([.C623];&quot;OK&quot;));&quot;OK&quot;;IF(EXACT([.C623];&quot;OK&quot;);&quot;OK!&quot;;IF(EXACT([.B62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5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9">
            <text:p>0.09</text:p>
          </table:table-cell>
          <table:table-cell office:value-type="float" office:value="0.09">
            <text:p>0.09</text:p>
          </table:table-cell>
          <table:table-cell table:formula="oooc:=[.D624]-[.E624]" office:value-type="float" office:value="0">
            <text:p>0.00</text:p>
          </table:table-cell>
          <table:table-cell/>
          <table:table-cell table:formula="oooc:=IF(AND(EXACT([.B624];&quot;OK&quot;);EXACT([.C624];&quot;OK&quot;));&quot;OK&quot;;IF(EXACT([.C624];&quot;OK&quot;);&quot;OK!&quot;;IF(EXACT([.B62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3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D625]-[.E625]" office:value-type="float" office:value="0">
            <text:p>0.00</text:p>
          </table:table-cell>
          <table:table-cell/>
          <table:table-cell table:formula="oooc:=IF(AND(EXACT([.B625];&quot;OK&quot;);EXACT([.C625];&quot;OK&quot;));&quot;OK&quot;;IF(EXACT([.C625];&quot;OK&quot;);&quot;OK!&quot;;IF(EXACT([.B62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46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">
            <text:p>0.1</text:p>
          </table:table-cell>
          <table:table-cell office:value-type="float" office:value="0.1">
            <text:p>0.1</text:p>
          </table:table-cell>
          <table:table-cell table:formula="oooc:=[.D626]-[.E626]" office:value-type="float" office:value="0">
            <text:p>0.00</text:p>
          </table:table-cell>
          <table:table-cell/>
          <table:table-cell table:formula="oooc:=IF(AND(EXACT([.B626];&quot;OK&quot;);EXACT([.C626];&quot;OK&quot;));&quot;OK&quot;;IF(EXACT([.C626];&quot;OK&quot;);&quot;OK!&quot;;IF(EXACT([.B62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0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627]-[.E627]" office:value-type="float" office:value="0">
            <text:p>0.00</text:p>
          </table:table-cell>
          <table:table-cell/>
          <table:table-cell table:formula="oooc:=IF(AND(EXACT([.B627];&quot;OK&quot;);EXACT([.C627];&quot;OK&quot;));&quot;OK&quot;;IF(EXACT([.C627];&quot;OK&quot;);&quot;OK!&quot;;IF(EXACT([.B62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5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8">
            <text:p>0.18</text:p>
          </table:table-cell>
          <table:table-cell office:value-type="float" office:value="0.18">
            <text:p>0.18</text:p>
          </table:table-cell>
          <table:table-cell table:formula="oooc:=[.D628]-[.E628]" office:value-type="float" office:value="0">
            <text:p>0.00</text:p>
          </table:table-cell>
          <table:table-cell/>
          <table:table-cell table:formula="oooc:=IF(AND(EXACT([.B628];&quot;OK&quot;);EXACT([.C628];&quot;OK&quot;));&quot;OK&quot;;IF(EXACT([.C628];&quot;OK&quot;);&quot;OK!&quot;;IF(EXACT([.B62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3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58">
            <text:p>0.58</text:p>
          </table:table-cell>
          <table:table-cell office:value-type="float" office:value="0.58">
            <text:p>0.58</text:p>
          </table:table-cell>
          <table:table-cell table:formula="oooc:=[.D629]-[.E629]" office:value-type="float" office:value="0">
            <text:p>0.00</text:p>
          </table:table-cell>
          <table:table-cell/>
          <table:table-cell table:formula="oooc:=IF(AND(EXACT([.B629];&quot;OK&quot;);EXACT([.C629];&quot;OK&quot;));&quot;OK&quot;;IF(EXACT([.C629];&quot;OK&quot;);&quot;OK!&quot;;IF(EXACT([.B62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7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1">
            <text:p>0.11</text:p>
          </table:table-cell>
          <table:table-cell office:value-type="float" office:value="0.11">
            <text:p>0.11</text:p>
          </table:table-cell>
          <table:table-cell table:formula="oooc:=[.D630]-[.E630]" office:value-type="float" office:value="0">
            <text:p>0.00</text:p>
          </table:table-cell>
          <table:table-cell/>
          <table:table-cell table:formula="oooc:=IF(AND(EXACT([.B630];&quot;OK&quot;);EXACT([.C630];&quot;OK&quot;));&quot;OK&quot;;IF(EXACT([.C630];&quot;OK&quot;);&quot;OK!&quot;;IF(EXACT([.B63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90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9">
            <text:p>0.09</text:p>
          </table:table-cell>
          <table:table-cell office:value-type="float" office:value="0.09">
            <text:p>0.09</text:p>
          </table:table-cell>
          <table:table-cell table:formula="oooc:=[.D631]-[.E631]" office:value-type="float" office:value="0">
            <text:p>0.00</text:p>
          </table:table-cell>
          <table:table-cell/>
          <table:table-cell table:formula="oooc:=IF(AND(EXACT([.B631];&quot;OK&quot;);EXACT([.C631];&quot;OK&quot;));&quot;OK&quot;;IF(EXACT([.C631];&quot;OK&quot;);&quot;OK!&quot;;IF(EXACT([.B63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2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1.67">
            <text:p>1.67</text:p>
          </table:table-cell>
          <table:table-cell office:value-type="float" office:value="1.67">
            <text:p>1.67</text:p>
          </table:table-cell>
          <table:table-cell table:formula="oooc:=[.D632]-[.E632]" office:value-type="float" office:value="0">
            <text:p>0.00</text:p>
          </table:table-cell>
          <table:table-cell/>
          <table:table-cell table:formula="oooc:=IF(AND(EXACT([.B632];&quot;OK&quot;);EXACT([.C632];&quot;OK&quot;));&quot;OK&quot;;IF(EXACT([.C632];&quot;OK&quot;);&quot;OK!&quot;;IF(EXACT([.B63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9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7">
            <text:p>0.07</text:p>
          </table:table-cell>
          <table:table-cell office:value-type="float" office:value="0.07">
            <text:p>0.07</text:p>
          </table:table-cell>
          <table:table-cell table:formula="oooc:=[.D633]-[.E633]" office:value-type="float" office:value="0">
            <text:p>0.00</text:p>
          </table:table-cell>
          <table:table-cell/>
          <table:table-cell table:formula="oooc:=IF(AND(EXACT([.B633];&quot;OK&quot;);EXACT([.C633];&quot;OK&quot;));&quot;OK&quot;;IF(EXACT([.C633];&quot;OK&quot;);&quot;OK!&quot;;IF(EXACT([.B63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4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634]-[.E634]" office:value-type="float" office:value="0">
            <text:p>0.00</text:p>
          </table:table-cell>
          <table:table-cell/>
          <table:table-cell table:formula="oooc:=IF(AND(EXACT([.B634];&quot;OK&quot;);EXACT([.C634];&quot;OK&quot;));&quot;OK&quot;;IF(EXACT([.C634];&quot;OK&quot;);&quot;OK!&quot;;IF(EXACT([.B63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7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D635]-[.E635]" office:value-type="float" office:value="0">
            <text:p>0.00</text:p>
          </table:table-cell>
          <table:table-cell/>
          <table:table-cell table:formula="oooc:=IF(AND(EXACT([.B635];&quot;OK&quot;);EXACT([.C635];&quot;OK&quot;));&quot;OK&quot;;IF(EXACT([.C635];&quot;OK&quot;);&quot;OK!&quot;;IF(EXACT([.B63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89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1.23">
            <text:p>1.23</text:p>
          </table:table-cell>
          <table:table-cell office:value-type="float" office:value="1.23">
            <text:p>1.23</text:p>
          </table:table-cell>
          <table:table-cell table:formula="oooc:=[.D636]-[.E636]" office:value-type="float" office:value="0">
            <text:p>0.00</text:p>
          </table:table-cell>
          <table:table-cell/>
          <table:table-cell table:formula="oooc:=IF(AND(EXACT([.B636];&quot;OK&quot;);EXACT([.C636];&quot;OK&quot;));&quot;OK&quot;;IF(EXACT([.C636];&quot;OK&quot;);&quot;OK!&quot;;IF(EXACT([.B63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75-2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5">
            <text:p>0.05</text:p>
          </table:table-cell>
          <table:table-cell office:value-type="float" office:value="0.05">
            <text:p>0.05</text:p>
          </table:table-cell>
          <table:table-cell table:formula="oooc:=[.D637]-[.E637]" office:value-type="float" office:value="0">
            <text:p>0.00</text:p>
          </table:table-cell>
          <table:table-cell/>
          <table:table-cell table:formula="oooc:=IF(AND(EXACT([.B637];&quot;OK&quot;);EXACT([.C637];&quot;OK&quot;));&quot;OK&quot;;IF(EXACT([.C637];&quot;OK&quot;);&quot;OK!&quot;;IF(EXACT([.B63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5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3.47">
            <text:p>3.47</text:p>
          </table:table-cell>
          <table:table-cell office:value-type="float" office:value="3.47">
            <text:p>3.47</text:p>
          </table:table-cell>
          <table:table-cell table:formula="oooc:=[.D638]-[.E638]" office:value-type="float" office:value="0">
            <text:p>0.00</text:p>
          </table:table-cell>
          <table:table-cell/>
          <table:table-cell table:formula="oooc:=IF(AND(EXACT([.B638];&quot;OK&quot;);EXACT([.C638];&quot;OK&quot;));&quot;OK&quot;;IF(EXACT([.C638];&quot;OK&quot;);&quot;OK!&quot;;IF(EXACT([.B63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47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91">
            <text:p>0.91</text:p>
          </table:table-cell>
          <table:table-cell office:value-type="float" office:value="0.91">
            <text:p>0.91</text:p>
          </table:table-cell>
          <table:table-cell table:formula="oooc:=[.D639]-[.E639]" office:value-type="float" office:value="0">
            <text:p>0.00</text:p>
          </table:table-cell>
          <table:table-cell/>
          <table:table-cell table:formula="oooc:=IF(AND(EXACT([.B639];&quot;OK&quot;);EXACT([.C639];&quot;OK&quot;));&quot;OK&quot;;IF(EXACT([.C639];&quot;OK&quot;);&quot;OK!&quot;;IF(EXACT([.B63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88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6">
            <text:p>0.06</text:p>
          </table:table-cell>
          <table:table-cell office:value-type="float" office:value="0.06">
            <text:p>0.06</text:p>
          </table:table-cell>
          <table:table-cell table:formula="oooc:=[.D640]-[.E640]" office:value-type="float" office:value="0">
            <text:p>0.00</text:p>
          </table:table-cell>
          <table:table-cell/>
          <table:table-cell table:formula="oooc:=IF(AND(EXACT([.B640];&quot;OK&quot;);EXACT([.C640];&quot;OK&quot;));&quot;OK&quot;;IF(EXACT([.C640];&quot;OK&quot;);&quot;OK!&quot;;IF(EXACT([.B64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45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2">
            <text:p>0.2</text:p>
          </table:table-cell>
          <table:table-cell office:value-type="float" office:value="0.2">
            <text:p>0.2</text:p>
          </table:table-cell>
          <table:table-cell table:formula="oooc:=[.D641]-[.E641]" office:value-type="float" office:value="0">
            <text:p>0.00</text:p>
          </table:table-cell>
          <table:table-cell/>
          <table:table-cell table:formula="oooc:=IF(AND(EXACT([.B641];&quot;OK&quot;);EXACT([.C641];&quot;OK&quot;));&quot;OK&quot;;IF(EXACT([.C641];&quot;OK&quot;);&quot;OK!&quot;;IF(EXACT([.B64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9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7">
            <text:p>0.17</text:p>
          </table:table-cell>
          <table:table-cell office:value-type="float" office:value="0.17">
            <text:p>0.17</text:p>
          </table:table-cell>
          <table:table-cell table:formula="oooc:=[.D642]-[.E642]" office:value-type="float" office:value="0">
            <text:p>0.00</text:p>
          </table:table-cell>
          <table:table-cell/>
          <table:table-cell table:formula="oooc:=IF(AND(EXACT([.B642];&quot;OK&quot;);EXACT([.C642];&quot;OK&quot;));&quot;OK&quot;;IF(EXACT([.C642];&quot;OK&quot;);&quot;OK!&quot;;IF(EXACT([.B64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07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76.98">
            <text:p>76.98</text:p>
          </table:table-cell>
          <table:table-cell office:value-type="float" office:value="76.98">
            <text:p>76.98</text:p>
          </table:table-cell>
          <table:table-cell table:formula="oooc:=[.D643]-[.E643]" office:value-type="float" office:value="0">
            <text:p>0.00</text:p>
          </table:table-cell>
          <table:table-cell/>
          <table:table-cell table:formula="oooc:=IF(AND(EXACT([.B643];&quot;OK&quot;);EXACT([.C643];&quot;OK&quot;));&quot;OK&quot;;IF(EXACT([.C643];&quot;OK&quot;);&quot;OK!&quot;;IF(EXACT([.B64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13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59.75">
            <text:p>59.75</text:p>
          </table:table-cell>
          <table:table-cell office:value-type="float" office:value="59.75">
            <text:p>59.75</text:p>
          </table:table-cell>
          <table:table-cell table:formula="oooc:=[.D644]-[.E644]" office:value-type="float" office:value="0">
            <text:p>0.00</text:p>
          </table:table-cell>
          <table:table-cell/>
          <table:table-cell table:formula="oooc:=IF(AND(EXACT([.B644];&quot;OK&quot;);EXACT([.C644];&quot;OK&quot;));&quot;OK&quot;;IF(EXACT([.C644];&quot;OK&quot;);&quot;OK!&quot;;IF(EXACT([.B64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5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32">
            <text:p>0.32</text:p>
          </table:table-cell>
          <table:table-cell office:value-type="float" office:value="0.32">
            <text:p>0.32</text:p>
          </table:table-cell>
          <table:table-cell table:formula="oooc:=[.D645]-[.E645]" office:value-type="float" office:value="0">
            <text:p>0.00</text:p>
          </table:table-cell>
          <table:table-cell/>
          <table:table-cell table:formula="oooc:=IF(AND(EXACT([.B645];&quot;OK&quot;);EXACT([.C645];&quot;OK&quot;));&quot;OK&quot;;IF(EXACT([.C645];&quot;OK&quot;);&quot;OK!&quot;;IF(EXACT([.B64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9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2.32">
            <text:p>2.32</text:p>
          </table:table-cell>
          <table:table-cell office:value-type="float" office:value="2.32">
            <text:p>2.32</text:p>
          </table:table-cell>
          <table:table-cell table:formula="oooc:=[.D646]-[.E646]" office:value-type="float" office:value="0">
            <text:p>0.00</text:p>
          </table:table-cell>
          <table:table-cell/>
          <table:table-cell table:formula="oooc:=IF(AND(EXACT([.B646];&quot;OK&quot;);EXACT([.C646];&quot;OK&quot;));&quot;OK&quot;;IF(EXACT([.C646];&quot;OK&quot;);&quot;OK!&quot;;IF(EXACT([.B64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2.08">
            <text:p>2.08</text:p>
          </table:table-cell>
          <table:table-cell office:value-type="float" office:value="2.08">
            <text:p>2.08</text:p>
          </table:table-cell>
          <table:table-cell table:formula="oooc:=[.D647]-[.E647]" office:value-type="float" office:value="0">
            <text:p>0.00</text:p>
          </table:table-cell>
          <table:table-cell/>
          <table:table-cell table:formula="oooc:=IF(AND(EXACT([.B647];&quot;OK&quot;);EXACT([.C647];&quot;OK&quot;));&quot;OK&quot;;IF(EXACT([.C647];&quot;OK&quot;);&quot;OK!&quot;;IF(EXACT([.B64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10.79">
            <text:p>10.79</text:p>
          </table:table-cell>
          <table:table-cell office:value-type="float" office:value="10.79">
            <text:p>10.79</text:p>
          </table:table-cell>
          <table:table-cell table:formula="oooc:=[.D648]-[.E648]" office:value-type="float" office:value="0">
            <text:p>0.00</text:p>
          </table:table-cell>
          <table:table-cell/>
          <table:table-cell table:formula="oooc:=IF(AND(EXACT([.B648];&quot;OK&quot;);EXACT([.C648];&quot;OK&quot;));&quot;OK&quot;;IF(EXACT([.C648];&quot;OK&quot;);&quot;OK!&quot;;IF(EXACT([.B64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0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88">
            <text:p>0.88</text:p>
          </table:table-cell>
          <table:table-cell office:value-type="float" office:value="0.88">
            <text:p>0.88</text:p>
          </table:table-cell>
          <table:table-cell table:formula="oooc:=[.D649]-[.E649]" office:value-type="float" office:value="0">
            <text:p>0.00</text:p>
          </table:table-cell>
          <table:table-cell/>
          <table:table-cell table:formula="oooc:=IF(AND(EXACT([.B649];&quot;OK&quot;);EXACT([.C649];&quot;OK&quot;));&quot;OK&quot;;IF(EXACT([.C649];&quot;OK&quot;);&quot;OK!&quot;;IF(EXACT([.B64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5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650]-[.E650]" office:value-type="float" office:value="0">
            <text:p>0.00</text:p>
          </table:table-cell>
          <table:table-cell/>
          <table:table-cell table:formula="oooc:=IF(AND(EXACT([.B650];&quot;OK&quot;);EXACT([.C650];&quot;OK&quot;));&quot;OK&quot;;IF(EXACT([.C650];&quot;OK&quot;);&quot;OK!&quot;;IF(EXACT([.B65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9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37.45">
            <text:p>37.45</text:p>
          </table:table-cell>
          <table:table-cell office:value-type="float" office:value="37.45">
            <text:p>37.45</text:p>
          </table:table-cell>
          <table:table-cell table:formula="oooc:=[.D651]-[.E651]" office:value-type="float" office:value="0">
            <text:p>0.00</text:p>
          </table:table-cell>
          <table:table-cell/>
          <table:table-cell table:formula="oooc:=IF(AND(EXACT([.B651];&quot;OK&quot;);EXACT([.C651];&quot;OK&quot;));&quot;OK&quot;;IF(EXACT([.C651];&quot;OK&quot;);&quot;OK!&quot;;IF(EXACT([.B65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2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2">
            <text:p>0.02</text:p>
          </table:table-cell>
          <table:table-cell office:value-type="float" office:value="0.02">
            <text:p>0.02</text:p>
          </table:table-cell>
          <table:table-cell table:formula="oooc:=[.D652]-[.E652]" office:value-type="float" office:value="0">
            <text:p>0.00</text:p>
          </table:table-cell>
          <table:table-cell/>
          <table:table-cell table:formula="oooc:=IF(AND(EXACT([.B652];&quot;OK&quot;);EXACT([.C652];&quot;OK&quot;));&quot;OK&quot;;IF(EXACT([.C652];&quot;OK&quot;);&quot;OK!&quot;;IF(EXACT([.B65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6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">
            <text:p>0.1</text:p>
          </table:table-cell>
          <table:table-cell office:value-type="float" office:value="0.1">
            <text:p>0.1</text:p>
          </table:table-cell>
          <table:table-cell table:formula="oooc:=[.D653]-[.E653]" office:value-type="float" office:value="0">
            <text:p>0.00</text:p>
          </table:table-cell>
          <table:table-cell/>
          <table:table-cell table:formula="oooc:=IF(AND(EXACT([.B653];&quot;OK&quot;);EXACT([.C653];&quot;OK&quot;));&quot;OK&quot;;IF(EXACT([.C653];&quot;OK&quot;);&quot;OK!&quot;;IF(EXACT([.B65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29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85.32">
            <text:p>85.32</text:p>
          </table:table-cell>
          <table:table-cell office:value-type="float" office:value="85.32">
            <text:p>85.32</text:p>
          </table:table-cell>
          <table:table-cell table:formula="oooc:=[.D654]-[.E654]" office:value-type="float" office:value="0">
            <text:p>0.00</text:p>
          </table:table-cell>
          <table:table-cell/>
          <table:table-cell table:formula="oooc:=IF(AND(EXACT([.B654];&quot;OK&quot;);EXACT([.C654];&quot;OK&quot;));&quot;OK&quot;;IF(EXACT([.C654];&quot;OK&quot;);&quot;OK!&quot;;IF(EXACT([.B65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0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32.43">
            <text:p>32.43</text:p>
          </table:table-cell>
          <table:table-cell office:value-type="float" office:value="32.43">
            <text:p>32.43</text:p>
          </table:table-cell>
          <table:table-cell table:formula="oooc:=[.D655]-[.E655]" office:value-type="float" office:value="0">
            <text:p>0.00</text:p>
          </table:table-cell>
          <table:table-cell/>
          <table:table-cell table:formula="oooc:=IF(AND(EXACT([.B655];&quot;OK&quot;);EXACT([.C655];&quot;OK&quot;));&quot;OK&quot;;IF(EXACT([.C655];&quot;OK&quot;);&quot;OK!&quot;;IF(EXACT([.B65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5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89.99">
            <text:p>89.99</text:p>
          </table:table-cell>
          <table:table-cell office:value-type="float" office:value="89.99">
            <text:p>89.99</text:p>
          </table:table-cell>
          <table:table-cell table:formula="oooc:=[.D656]-[.E656]" office:value-type="float" office:value="0">
            <text:p>0.00</text:p>
          </table:table-cell>
          <table:table-cell/>
          <table:table-cell table:formula="oooc:=IF(AND(EXACT([.B656];&quot;OK&quot;);EXACT([.C656];&quot;OK&quot;));&quot;OK&quot;;IF(EXACT([.C656];&quot;OK&quot;);&quot;OK!&quot;;IF(EXACT([.B65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49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">
            <text:p>0.1</text:p>
          </table:table-cell>
          <table:table-cell office:value-type="float" office:value="0.1">
            <text:p>0.1</text:p>
          </table:table-cell>
          <table:table-cell table:formula="oooc:=[.D657]-[.E657]" office:value-type="float" office:value="0">
            <text:p>0.00</text:p>
          </table:table-cell>
          <table:table-cell/>
          <table:table-cell table:formula="oooc:=IF(AND(EXACT([.B657];&quot;OK&quot;);EXACT([.C657];&quot;OK&quot;));&quot;OK&quot;;IF(EXACT([.C657];&quot;OK&quot;);&quot;OK!&quot;;IF(EXACT([.B65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7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1.19">
            <text:p>1.19</text:p>
          </table:table-cell>
          <table:table-cell office:value-type="float" office:value="1.19">
            <text:p>1.19</text:p>
          </table:table-cell>
          <table:table-cell table:formula="oooc:=[.D658]-[.E658]" office:value-type="float" office:value="0">
            <text:p>0.00</text:p>
          </table:table-cell>
          <table:table-cell/>
          <table:table-cell table:formula="oooc:=IF(AND(EXACT([.B658];&quot;OK&quot;);EXACT([.C658];&quot;OK&quot;));&quot;OK&quot;;IF(EXACT([.C658];&quot;OK&quot;);&quot;OK!&quot;;IF(EXACT([.B65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659]-[.E659]" office:value-type="float" office:value="0">
            <text:p>0.00</text:p>
          </table:table-cell>
          <table:table-cell/>
          <table:table-cell table:formula="oooc:=IF(AND(EXACT([.B659];&quot;OK&quot;);EXACT([.C659];&quot;OK&quot;));&quot;OK&quot;;IF(EXACT([.C659];&quot;OK&quot;);&quot;OK!&quot;;IF(EXACT([.B65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0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6">
            <text:p>0.06</text:p>
          </table:table-cell>
          <table:table-cell office:value-type="float" office:value="0.06">
            <text:p>0.06</text:p>
          </table:table-cell>
          <table:table-cell table:formula="oooc:=[.D660]-[.E660]" office:value-type="float" office:value="0">
            <text:p>0.00</text:p>
          </table:table-cell>
          <table:table-cell/>
          <table:table-cell table:formula="oooc:=IF(AND(EXACT([.B660];&quot;OK&quot;);EXACT([.C660];&quot;OK&quot;));&quot;OK&quot;;IF(EXACT([.C660];&quot;OK&quot;);&quot;OK!&quot;;IF(EXACT([.B66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2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3">
            <text:p>0.03</text:p>
          </table:table-cell>
          <table:table-cell office:value-type="float" office:value="0.03">
            <text:p>0.03</text:p>
          </table:table-cell>
          <table:table-cell table:formula="oooc:=[.D661]-[.E661]" office:value-type="float" office:value="0">
            <text:p>0.00</text:p>
          </table:table-cell>
          <table:table-cell/>
          <table:table-cell table:formula="oooc:=IF(AND(EXACT([.B661];&quot;OK&quot;);EXACT([.C661];&quot;OK&quot;));&quot;OK&quot;;IF(EXACT([.C661];&quot;OK&quot;);&quot;OK!&quot;;IF(EXACT([.B66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5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73">
            <text:p>0.73</text:p>
          </table:table-cell>
          <table:table-cell office:value-type="float" office:value="0.73">
            <text:p>0.73</text:p>
          </table:table-cell>
          <table:table-cell table:formula="oooc:=[.D662]-[.E662]" office:value-type="float" office:value="0">
            <text:p>0.00</text:p>
          </table:table-cell>
          <table:table-cell/>
          <table:table-cell table:formula="oooc:=IF(AND(EXACT([.B662];&quot;OK&quot;);EXACT([.C662];&quot;OK&quot;));&quot;OK&quot;;IF(EXACT([.C662];&quot;OK&quot;);&quot;OK!&quot;;IF(EXACT([.B66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2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71.72">
            <text:p>71.72</text:p>
          </table:table-cell>
          <table:table-cell office:value-type="float" office:value="71.72">
            <text:p>71.72</text:p>
          </table:table-cell>
          <table:table-cell table:formula="oooc:=[.D663]-[.E663]" office:value-type="float" office:value="0">
            <text:p>0.00</text:p>
          </table:table-cell>
          <table:table-cell/>
          <table:table-cell table:formula="oooc:=IF(AND(EXACT([.B663];&quot;OK&quot;);EXACT([.C663];&quot;OK&quot;));&quot;OK&quot;;IF(EXACT([.C663];&quot;OK&quot;);&quot;OK!&quot;;IF(EXACT([.B66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12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7.89">
            <text:p>7.89</text:p>
          </table:table-cell>
          <table:table-cell office:value-type="float" office:value="7.89">
            <text:p>7.89</text:p>
          </table:table-cell>
          <table:table-cell table:formula="oooc:=[.D664]-[.E664]" office:value-type="float" office:value="0">
            <text:p>0.00</text:p>
          </table:table-cell>
          <table:table-cell/>
          <table:table-cell table:formula="oooc:=IF(AND(EXACT([.B664];&quot;OK&quot;);EXACT([.C664];&quot;OK&quot;));&quot;OK&quot;;IF(EXACT([.C664];&quot;OK&quot;);&quot;OK!&quot;;IF(EXACT([.B66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48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21">
            <text:p>0.21</text:p>
          </table:table-cell>
          <table:table-cell office:value-type="float" office:value="0.21">
            <text:p>0.21</text:p>
          </table:table-cell>
          <table:table-cell table:formula="oooc:=[.D665]-[.E665]" office:value-type="float" office:value="0">
            <text:p>0.00</text:p>
          </table:table-cell>
          <table:table-cell/>
          <table:table-cell table:formula="oooc:=IF(AND(EXACT([.B665];&quot;OK&quot;);EXACT([.C665];&quot;OK&quot;));&quot;OK&quot;;IF(EXACT([.C665];&quot;OK&quot;);&quot;OK!&quot;;IF(EXACT([.B66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6">
            <text:p>0.16</text:p>
          </table:table-cell>
          <table:table-cell office:value-type="float" office:value="0.16">
            <text:p>0.16</text:p>
          </table:table-cell>
          <table:table-cell table:formula="oooc:=[.D666]-[.E666]" office:value-type="float" office:value="0">
            <text:p>0.00</text:p>
          </table:table-cell>
          <table:table-cell/>
          <table:table-cell table:formula="oooc:=IF(AND(EXACT([.B666];&quot;OK&quot;);EXACT([.C666];&quot;OK&quot;));&quot;OK&quot;;IF(EXACT([.C666];&quot;OK&quot;);&quot;OK!&quot;;IF(EXACT([.B66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8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667]-[.E667]" office:value-type="float" office:value="0">
            <text:p>0.00</text:p>
          </table:table-cell>
          <table:table-cell/>
          <table:table-cell table:formula="oooc:=IF(AND(EXACT([.B667];&quot;OK&quot;);EXACT([.C667];&quot;OK&quot;));&quot;OK&quot;;IF(EXACT([.C667];&quot;OK&quot;);&quot;OK!&quot;;IF(EXACT([.B66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SYN080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D668]-[.E668]" office:value-type="float" office:value="0">
            <text:p>0.00</text:p>
          </table:table-cell>
          <table:table-cell/>
          <table:table-cell table:formula="oooc:=IF(AND(EXACT([.B668];&quot;OK&quot;);EXACT([.C668];&quot;OK&quot;));&quot;OK&quot;;IF(EXACT([.C668];&quot;OK&quot;);&quot;OK!&quot;;IF(EXACT([.B66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2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37.92">
            <text:p>37.92</text:p>
          </table:table-cell>
          <table:table-cell office:value-type="float" office:value="37.92">
            <text:p>37.92</text:p>
          </table:table-cell>
          <table:table-cell table:formula="oooc:=[.D669]-[.E669]" office:value-type="float" office:value="0">
            <text:p>0.00</text:p>
          </table:table-cell>
          <table:table-cell/>
          <table:table-cell table:formula="oooc:=IF(AND(EXACT([.B669];&quot;OK&quot;);EXACT([.C669];&quot;OK&quot;));&quot;OK&quot;;IF(EXACT([.C669];&quot;OK&quot;);&quot;OK!&quot;;IF(EXACT([.B66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9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42.38">
            <text:p>42.38</text:p>
          </table:table-cell>
          <table:table-cell office:value-type="float" office:value="42.38">
            <text:p>42.38</text:p>
          </table:table-cell>
          <table:table-cell table:formula="oooc:=[.D670]-[.E670]" office:value-type="float" office:value="0">
            <text:p>0.00</text:p>
          </table:table-cell>
          <table:table-cell/>
          <table:table-cell table:formula="oooc:=IF(AND(EXACT([.B670];&quot;OK&quot;);EXACT([.C670];&quot;OK&quot;));&quot;OK&quot;;IF(EXACT([.C670];&quot;OK&quot;);&quot;OK!&quot;;IF(EXACT([.B67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20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54.47">
            <text:p>54.47</text:p>
          </table:table-cell>
          <table:table-cell office:value-type="float" office:value="54.47">
            <text:p>54.47</text:p>
          </table:table-cell>
          <table:table-cell table:formula="oooc:=[.D671]-[.E671]" office:value-type="float" office:value="0">
            <text:p>0.00</text:p>
          </table:table-cell>
          <table:table-cell/>
          <table:table-cell table:formula="oooc:=IF(AND(EXACT([.B671];&quot;OK&quot;);EXACT([.C671];&quot;OK&quot;));&quot;OK&quot;;IF(EXACT([.C671];&quot;OK&quot;);&quot;OK!&quot;;IF(EXACT([.B67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4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4">
            <text:p>0.04</text:p>
          </table:table-cell>
          <table:table-cell office:value-type="float" office:value="0.04">
            <text:p>0.04</text:p>
          </table:table-cell>
          <table:table-cell table:formula="oooc:=[.D672]-[.E672]" office:value-type="float" office:value="0">
            <text:p>0.00</text:p>
          </table:table-cell>
          <table:table-cell/>
          <table:table-cell table:formula="oooc:=IF(AND(EXACT([.B672];&quot;OK&quot;);EXACT([.C672];&quot;OK&quot;));&quot;OK&quot;;IF(EXACT([.C672];&quot;OK&quot;);&quot;OK!&quot;;IF(EXACT([.B67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14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673]-[.E673]" office:value-type="float" office:value="0">
            <text:p>0.00</text:p>
          </table:table-cell>
          <table:table-cell/>
          <table:table-cell table:formula="oooc:=IF(AND(EXACT([.B673];&quot;OK&quot;);EXACT([.C673];&quot;OK&quot;));&quot;OK&quot;;IF(EXACT([.C673];&quot;OK&quot;);&quot;OK!&quot;;IF(EXACT([.B67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51">
            <text:p>0.51</text:p>
          </table:table-cell>
          <table:table-cell office:value-type="float" office:value="0.51">
            <text:p>0.51</text:p>
          </table:table-cell>
          <table:table-cell table:formula="oooc:=[.D674]-[.E674]" office:value-type="float" office:value="0">
            <text:p>0.00</text:p>
          </table:table-cell>
          <table:table-cell/>
          <table:table-cell table:formula="oooc:=IF(AND(EXACT([.B674];&quot;OK&quot;);EXACT([.C674];&quot;OK&quot;));&quot;OK&quot;;IF(EXACT([.C674];&quot;OK&quot;);&quot;OK!&quot;;IF(EXACT([.B67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6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6">
            <text:p>0.06</text:p>
          </table:table-cell>
          <table:table-cell office:value-type="float" office:value="0.06">
            <text:p>0.06</text:p>
          </table:table-cell>
          <table:table-cell table:formula="oooc:=[.D675]-[.E675]" office:value-type="float" office:value="0">
            <text:p>0.00</text:p>
          </table:table-cell>
          <table:table-cell/>
          <table:table-cell table:formula="oooc:=IF(AND(EXACT([.B675];&quot;OK&quot;);EXACT([.C675];&quot;OK&quot;));&quot;OK&quot;;IF(EXACT([.C675];&quot;OK&quot;);&quot;OK!&quot;;IF(EXACT([.B67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2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23">
            <text:p>0.23</text:p>
          </table:table-cell>
          <table:table-cell office:value-type="float" office:value="0.23">
            <text:p>0.23</text:p>
          </table:table-cell>
          <table:table-cell table:formula="oooc:=[.D676]-[.E676]" office:value-type="float" office:value="0">
            <text:p>0.00</text:p>
          </table:table-cell>
          <table:table-cell/>
          <table:table-cell table:formula="oooc:=IF(AND(EXACT([.B676];&quot;OK&quot;);EXACT([.C676];&quot;OK&quot;));&quot;OK&quot;;IF(EXACT([.C676];&quot;OK&quot;);&quot;OK!&quot;;IF(EXACT([.B67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2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6">
            <text:p>0.06</text:p>
          </table:table-cell>
          <table:table-cell office:value-type="float" office:value="0.06">
            <text:p>0.06</text:p>
          </table:table-cell>
          <table:table-cell table:formula="oooc:=[.D677]-[.E677]" office:value-type="float" office:value="0">
            <text:p>0.00</text:p>
          </table:table-cell>
          <table:table-cell/>
          <table:table-cell table:formula="oooc:=IF(AND(EXACT([.B677];&quot;OK&quot;);EXACT([.C677];&quot;OK&quot;));&quot;OK&quot;;IF(EXACT([.C677];&quot;OK&quot;);&quot;OK!&quot;;IF(EXACT([.B67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4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678]-[.E678]" office:value-type="float" office:value="0">
            <text:p>0.00</text:p>
          </table:table-cell>
          <table:table-cell/>
          <table:table-cell table:formula="oooc:=IF(AND(EXACT([.B678];&quot;OK&quot;);EXACT([.C678];&quot;OK&quot;));&quot;OK&quot;;IF(EXACT([.C678];&quot;OK&quot;);&quot;OK!&quot;;IF(EXACT([.B67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26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37.1">
            <text:p>37.1</text:p>
          </table:table-cell>
          <table:table-cell office:value-type="float" office:value="37.1">
            <text:p>37.1</text:p>
          </table:table-cell>
          <table:table-cell table:formula="oooc:=[.D679]-[.E679]" office:value-type="float" office:value="0">
            <text:p>0.00</text:p>
          </table:table-cell>
          <table:table-cell/>
          <table:table-cell table:formula="oooc:=IF(AND(EXACT([.B679];&quot;OK&quot;);EXACT([.C679];&quot;OK&quot;));&quot;OK&quot;;IF(EXACT([.C679];&quot;OK&quot;);&quot;OK!&quot;;IF(EXACT([.B67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9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9.54">
            <text:p>9.54</text:p>
          </table:table-cell>
          <table:table-cell office:value-type="float" office:value="9.54">
            <text:p>9.54</text:p>
          </table:table-cell>
          <table:table-cell table:formula="oooc:=[.D680]-[.E680]" office:value-type="float" office:value="0">
            <text:p>0.00</text:p>
          </table:table-cell>
          <table:table-cell/>
          <table:table-cell table:formula="oooc:=IF(AND(EXACT([.B680];&quot;OK&quot;);EXACT([.C680];&quot;OK&quot;));&quot;OK&quot;;IF(EXACT([.C680];&quot;OK&quot;);&quot;OK!&quot;;IF(EXACT([.B68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3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8">
            <text:p>0.18</text:p>
          </table:table-cell>
          <table:table-cell office:value-type="float" office:value="0.18">
            <text:p>0.18</text:p>
          </table:table-cell>
          <table:table-cell table:formula="oooc:=[.D681]-[.E681]" office:value-type="float" office:value="0">
            <text:p>0.00</text:p>
          </table:table-cell>
          <table:table-cell/>
          <table:table-cell table:formula="oooc:=IF(AND(EXACT([.B681];&quot;OK&quot;);EXACT([.C681];&quot;OK&quot;));&quot;OK&quot;;IF(EXACT([.C681];&quot;OK&quot;);&quot;OK!&quot;;IF(EXACT([.B68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8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9">
            <text:p>0.09</text:p>
          </table:table-cell>
          <table:table-cell office:value-type="float" office:value="0.09">
            <text:p>0.09</text:p>
          </table:table-cell>
          <table:table-cell table:formula="oooc:=[.D682]-[.E682]" office:value-type="float" office:value="0">
            <text:p>0.00</text:p>
          </table:table-cell>
          <table:table-cell/>
          <table:table-cell table:formula="oooc:=IF(AND(EXACT([.B682];&quot;OK&quot;);EXACT([.C682];&quot;OK&quot;));&quot;OK&quot;;IF(EXACT([.C682];&quot;OK&quot;);&quot;OK!&quot;;IF(EXACT([.B68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4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36">
            <text:p>0.36</text:p>
          </table:table-cell>
          <table:table-cell office:value-type="float" office:value="0.36">
            <text:p>0.36</text:p>
          </table:table-cell>
          <table:table-cell table:formula="oooc:=[.D683]-[.E683]" office:value-type="float" office:value="0">
            <text:p>0.00</text:p>
          </table:table-cell>
          <table:table-cell/>
          <table:table-cell table:formula="oooc:=IF(AND(EXACT([.B683];&quot;OK&quot;);EXACT([.C683];&quot;OK&quot;));&quot;OK&quot;;IF(EXACT([.C683];&quot;OK&quot;);&quot;OK!&quot;;IF(EXACT([.B68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6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4">
            <text:p>0.04</text:p>
          </table:table-cell>
          <table:table-cell office:value-type="float" office:value="0.04">
            <text:p>0.04</text:p>
          </table:table-cell>
          <table:table-cell table:formula="oooc:=[.D684]-[.E684]" office:value-type="float" office:value="0">
            <text:p>0.00</text:p>
          </table:table-cell>
          <table:table-cell/>
          <table:table-cell table:formula="oooc:=IF(AND(EXACT([.B684];&quot;OK&quot;);EXACT([.C684];&quot;OK&quot;));&quot;OK&quot;;IF(EXACT([.C684];&quot;OK&quot;);&quot;OK!&quot;;IF(EXACT([.B68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8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28.41">
            <text:p>28.41</text:p>
          </table:table-cell>
          <table:table-cell office:value-type="float" office:value="28.41">
            <text:p>28.41</text:p>
          </table:table-cell>
          <table:table-cell table:formula="oooc:=[.D685]-[.E685]" office:value-type="float" office:value="0">
            <text:p>0.00</text:p>
          </table:table-cell>
          <table:table-cell/>
          <table:table-cell table:formula="oooc:=IF(AND(EXACT([.B685];&quot;OK&quot;);EXACT([.C685];&quot;OK&quot;));&quot;OK&quot;;IF(EXACT([.C685];&quot;OK&quot;);&quot;OK!&quot;;IF(EXACT([.B68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3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3.25">
            <text:p>3.25</text:p>
          </table:table-cell>
          <table:table-cell office:value-type="float" office:value="3.25">
            <text:p>3.25</text:p>
          </table:table-cell>
          <table:table-cell table:formula="oooc:=[.D686]-[.E686]" office:value-type="float" office:value="0">
            <text:p>0.00</text:p>
          </table:table-cell>
          <table:table-cell/>
          <table:table-cell table:formula="oooc:=IF(AND(EXACT([.B686];&quot;OK&quot;);EXACT([.C686];&quot;OK&quot;));&quot;OK&quot;;IF(EXACT([.C686];&quot;OK&quot;);&quot;OK!&quot;;IF(EXACT([.B68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3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2.41">
            <text:p>2.41</text:p>
          </table:table-cell>
          <table:table-cell office:value-type="float" office:value="2.41">
            <text:p>2.41</text:p>
          </table:table-cell>
          <table:table-cell table:formula="oooc:=[.D687]-[.E687]" office:value-type="float" office:value="0">
            <text:p>0.00</text:p>
          </table:table-cell>
          <table:table-cell/>
          <table:table-cell table:formula="oooc:=IF(AND(EXACT([.B687];&quot;OK&quot;);EXACT([.C687];&quot;OK&quot;));&quot;OK&quot;;IF(EXACT([.C687];&quot;OK&quot;);&quot;OK!&quot;;IF(EXACT([.B68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6-1.ma</text:p>
          </table:table-cell>
          <table:table-cell table:number-columns-repeated="2" office:value-type="string">
            <text:p>OK</text:p>
          </table:table-cell>
          <table:table-cell table:style-name="ce2"/>
          <table:table-cell/>
          <table:table-cell table:formula="oooc:=[.D688]-[.E688]" office:value-type="float" office:value="0">
            <text:p>0.00</text:p>
          </table:table-cell>
          <table:table-cell/>
          <table:table-cell table:formula="oooc:=IF(AND(EXACT([.B688];&quot;OK&quot;);EXACT([.C688];&quot;OK&quot;));&quot;OK&quot;;IF(EXACT([.C688];&quot;OK&quot;);&quot;OK!&quot;;IF(EXACT([.B68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2">
            <text:p>0.12</text:p>
          </table:table-cell>
          <table:table-cell office:value-type="float" office:value="0.12">
            <text:p>0.12</text:p>
          </table:table-cell>
          <table:table-cell table:formula="oooc:=[.D689]-[.E689]" office:value-type="float" office:value="0">
            <text:p>0.00</text:p>
          </table:table-cell>
          <table:table-cell/>
          <table:table-cell table:formula="oooc:=IF(AND(EXACT([.B689];&quot;OK&quot;);EXACT([.C689];&quot;OK&quot;));&quot;OK&quot;;IF(EXACT([.C689];&quot;OK&quot;);&quot;OK!&quot;;IF(EXACT([.B68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32">
            <text:p>0.32</text:p>
          </table:table-cell>
          <table:table-cell table:formula="oooc:=[.D690]-[.E690]" office:value-type="float" office:value="0">
            <text:p>0.00</text:p>
          </table:table-cell>
          <table:table-cell/>
          <table:table-cell table:formula="oooc:=IF(AND(EXACT([.B690];&quot;OK&quot;);EXACT([.C690];&quot;OK&quot;));&quot;OK&quot;;IF(EXACT([.C690];&quot;OK&quot;);&quot;OK!&quot;;IF(EXACT([.B69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44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89.67">
            <text:p>89.67</text:p>
          </table:table-cell>
          <table:table-cell table:formula="oooc:=[.D691]-[.E691]" office:value-type="float" office:value="0">
            <text:p>0.00</text:p>
          </table:table-cell>
          <table:table-cell/>
          <table:table-cell table:formula="oooc:=IF(AND(EXACT([.B691];&quot;OK&quot;);EXACT([.C691];&quot;OK&quot;));&quot;OK&quot;;IF(EXACT([.C691];&quot;OK&quot;);&quot;OK!&quot;;IF(EXACT([.B691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GRP122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/>
          <table:table-cell table:formula="oooc:=[.D692]-[.E692]" office:value-type="float" office:value="0">
            <text:p>0.00</text:p>
          </table:table-cell>
          <table:table-cell/>
          <table:table-cell table:formula="oooc:=IF(AND(EXACT([.B692];&quot;OK&quot;);EXACT([.C692];&quot;OK&quot;));&quot;OK&quot;;IF(EXACT([.C692];&quot;OK&quot;);&quot;OK!&quot;;IF(EXACT([.B692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BOO026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/>
          <table:table-cell table:formula="oooc:=[.D693]-[.E693]" office:value-type="float" office:value="0">
            <text:p>0.00</text:p>
          </table:table-cell>
          <table:table-cell/>
          <table:table-cell table:formula="oooc:=IF(AND(EXACT([.B693];&quot;OK&quot;);EXACT([.C693];&quot;OK&quot;));&quot;OK&quot;;IF(EXACT([.C693];&quot;OK&quot;);&quot;OK!&quot;;IF(EXACT([.B693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GRP425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21.22">
            <text:p>21.22</text:p>
          </table:table-cell>
          <table:table-cell table:formula="oooc:=[.D694]-[.E694]" office:value-type="float" office:value="0">
            <text:p>0.00</text:p>
          </table:table-cell>
          <table:table-cell/>
          <table:table-cell table:formula="oooc:=IF(AND(EXACT([.B694];&quot;OK&quot;);EXACT([.C694];&quot;OK&quot;));&quot;OK&quot;;IF(EXACT([.C694];&quot;OK&quot;);&quot;OK!&quot;;IF(EXACT([.B694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LAT011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84.39">
            <text:p>84.39</text:p>
          </table:table-cell>
          <table:table-cell table:formula="oooc:=[.D695]-[.E695]" office:value-type="float" office:value="0">
            <text:p>0.00</text:p>
          </table:table-cell>
          <table:table-cell/>
          <table:table-cell table:formula="oooc:=IF(AND(EXACT([.B695];&quot;OK&quot;);EXACT([.C695];&quot;OK&quot;));&quot;OK&quot;;IF(EXACT([.C695];&quot;OK&quot;);&quot;OK!&quot;;IF(EXACT([.B695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COL029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696]-[.E696]" office:value-type="float" office:value="0">
            <text:p>0.00</text:p>
          </table:table-cell>
          <table:table-cell/>
          <table:table-cell table:formula="oooc:=IF(AND(EXACT([.B696];&quot;OK&quot;);EXACT([.C696];&quot;OK&quot;));&quot;OK&quot;;IF(EXACT([.C696];&quot;OK&quot;);&quot;OK!&quot;;IF(EXACT([.B696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COL053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697]-[.E697]" office:value-type="float" office:value="0">
            <text:p>0.00</text:p>
          </table:table-cell>
          <table:table-cell/>
          <table:table-cell table:formula="oooc:=IF(AND(EXACT([.B697];&quot;OK&quot;);EXACT([.C697];&quot;OK&quot;));&quot;OK&quot;;IF(EXACT([.C697];&quot;OK&quot;);&quot;OK!&quot;;IF(EXACT([.B697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COL030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0.26">
            <text:p>0.26</text:p>
          </table:table-cell>
          <table:table-cell table:formula="oooc:=[.D698]-[.E698]" office:value-type="float" office:value="0">
            <text:p>0.00</text:p>
          </table:table-cell>
          <table:table-cell/>
          <table:table-cell table:formula="oooc:=IF(AND(EXACT([.B698];&quot;OK&quot;);EXACT([.C698];&quot;OK&quot;));&quot;OK&quot;;IF(EXACT([.C698];&quot;OK&quot;);&quot;OK!&quot;;IF(EXACT([.B698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COL031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0.12">
            <text:p>0.12</text:p>
          </table:table-cell>
          <table:table-cell table:formula="oooc:=[.D699]-[.E699]" office:value-type="float" office:value="0">
            <text:p>0.00</text:p>
          </table:table-cell>
          <table:table-cell/>
          <table:table-cell table:formula="oooc:=IF(AND(EXACT([.B699];&quot;OK&quot;);EXACT([.C699];&quot;OK&quot;));&quot;OK&quot;;IF(EXACT([.C699];&quot;OK&quot;);&quot;OK!&quot;;IF(EXACT([.B699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 table:number-rows-repeated="64836">
          <table:table-cell table:number-columns-repeated="11"/>
        </table:table-row>
        <table:table-row table:style-name="ro2">
          <table:table-cell table:number-columns-repeated="11"/>
        </table:table-row>
      </table:table>
      <table:database-ranges>
        <table:database-range table:target-range-address="Sheet1_2.A2:Sheet1_2.H699" table:contains-header="false">
          <table:sort>
            <table:sort-by table:field-number="7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none" style:country-asian="none" style:font-name-complex="Aria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/>
    </number:number-style>
    <number:number-style style:name="N107">
      <style:text-properties fo:color="#ff0000"/>
      <number:text>-</number:text>
      <number:number number:decimal-places="0" number:min-integer-digits="1"/>
      <style:map style:condition="value()&gt;=0" style:apply-style-name="N107P0"/>
    </number:number-style>
    <number:number-style style:name="N108P0" style:volatile="true">
      <number:number number:decimal-places="2" number:min-integer-digits="1"/>
    </number:number-style>
    <number:number-style style:name="N108">
      <style:text-properties fo:color="#ff0000"/>
      <number:text>-</number:text>
      <number:number number:decimal-places="2" number:min-integer-digits="1"/>
      <style:map style:condition="value()&gt;=0" style:apply-style-name="N10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6">06/16/2006</text:date>, <text:time>18:5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6-06-16T10:30:13</meta:creation-date>
    <dc:date>2006-06-16T18:56:26</dc:date>
    <dc:language>en-US</dc:language>
    <meta:editing-cycles>4</meta:editing-cycles>
    <meta:editing-duration>PT1H4M55S</meta:editing-duration>
    <meta:user-defined meta:name="Info 1"/>
    <meta:user-defined meta:name="Info 2"/>
    <meta:user-defined meta:name="Info 3"/>
    <meta:user-defined meta:name="Info 4"/>
    <meta:document-statistic meta:table-count="1" meta:cell-count="4903"/>
  </office:meta>
</office:document-meta>
</file>